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ce style:name="Arial" svg:font-family="Arial"/>
    <style:font-face style:name="Calibri" svg:font-family="Calibri"/>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Roboto" svg:font-family="Roboto"/>
    <style:font-face style:name="Söhne" svg:font-family="Söhne"/>
  </office:font-face-decls>
  <office:automatic-styles>
    <style:style style:name="co1" style:family="table-column">
      <style:table-column-properties fo:break-before="auto" style:column-width="0.9161in"/>
    </style:style>
    <style:style style:name="co2" style:family="table-column">
      <style:table-column-properties fo:break-before="auto" style:column-width="4.6638in"/>
    </style:style>
    <style:style style:name="co3" style:family="table-column">
      <style:table-column-properties fo:break-before="auto" style:column-width="3.7in"/>
    </style:style>
    <style:style style:name="co4" style:family="table-column">
      <style:table-column-properties fo:break-before="auto" style:column-width="0.9827in"/>
    </style:style>
    <style:style style:name="co5" style:family="table-column">
      <style:table-column-properties fo:break-before="auto" style:column-width="0.9736in"/>
    </style:style>
    <style:style style:name="co6" style:family="table-column">
      <style:table-column-properties fo:break-before="page" style:column-width="5.2453in"/>
    </style:style>
    <style:style style:name="co7" style:family="table-column">
      <style:table-column-properties fo:break-before="auto" style:column-width="4.861in"/>
    </style:style>
    <style:style style:name="co8" style:family="table-column">
      <style:table-column-properties fo:break-before="auto" style:column-width="0.9354in"/>
    </style:style>
    <style:style style:name="co9" style:family="table-column">
      <style:table-column-properties fo:break-before="page" style:column-width="0.9736in"/>
    </style:style>
    <style:style style:name="co10" style:family="table-column">
      <style:table-column-properties fo:break-before="auto" style:column-width="4.7118in"/>
    </style:style>
    <style:style style:name="co11" style:family="table-column">
      <style:table-column-properties fo:break-before="auto" style:column-width="3.9118in"/>
    </style:style>
    <style:style style:name="co12" style:family="table-column">
      <style:table-column-properties fo:break-before="auto" style:column-width="0.5492in"/>
    </style:style>
    <style:style style:name="ro1" style:family="table-row">
      <style:table-row-properties style:row-height="0.1965in" fo:break-before="auto" style:use-optimal-row-height="true"/>
    </style:style>
    <style:style style:name="ro2" style:family="table-row">
      <style:table-row-properties style:row-height="1.7827in" fo:break-before="auto" style:use-optimal-row-height="true"/>
    </style:style>
    <style:style style:name="ro3" style:family="table-row">
      <style:table-row-properties style:row-height="2.1346in" fo:break-before="auto" style:use-optimal-row-height="true"/>
    </style:style>
    <style:style style:name="ro4" style:family="table-row">
      <style:table-row-properties style:row-height="2.311in" fo:break-before="auto" style:use-optimal-row-height="true"/>
    </style:style>
    <style:style style:name="ro5" style:family="table-row">
      <style:table-row-properties style:row-height="2.4874in" fo:break-before="auto" style:use-optimal-row-height="true"/>
    </style:style>
    <style:style style:name="ro6" style:family="table-row">
      <style:table-row-properties style:row-height="1.9165in" fo:break-before="auto" style:use-optimal-row-height="false"/>
    </style:style>
    <style:style style:name="ro7" style:family="table-row">
      <style:table-row-properties style:row-height="1.9583in" fo:break-before="auto" style:use-optimal-row-height="true"/>
    </style:style>
    <style:style style:name="ro8" style:family="table-row">
      <style:table-row-properties style:row-height="1.2535in" fo:break-before="auto" style:use-optimal-row-height="true"/>
    </style:style>
    <style:style style:name="ro9" style:family="table-row">
      <style:table-row-properties style:row-height="1.6063in" fo:break-before="auto" style:use-optimal-row-height="true"/>
    </style:style>
    <style:style style:name="ro10" style:family="table-row">
      <style:table-row-properties style:row-height="5.3063in" fo:break-before="auto" style:use-optimal-row-height="true"/>
    </style:style>
    <style:style style:name="ro11" style:family="table-row">
      <style:table-row-properties style:row-height="3.3681in" fo:break-before="auto" style:use-optimal-row-height="true"/>
    </style:style>
    <style:style style:name="ro12" style:family="table-row">
      <style:table-row-properties style:row-height="2.0417in" fo:break-before="auto" style:use-optimal-row-height="true"/>
    </style:style>
    <style:style style:name="ro13" style:family="table-row">
      <style:table-row-properties style:row-height="4.0728in" fo:break-before="auto" style:use-optimal-row-height="true"/>
    </style:style>
    <style:style style:name="ro14" style:family="table-row">
      <style:table-row-properties style:row-height="3.8965in" fo:break-before="auto" style:use-optimal-row-height="true"/>
    </style:style>
    <style:style style:name="ro15" style:family="table-row">
      <style:table-row-properties style:row-height="1.078in" fo:break-before="auto" style:use-optimal-row-height="true"/>
    </style:style>
    <style:style style:name="ro16" style:family="table-row">
      <style:table-row-properties style:row-height="2.6634in" fo:break-before="auto" style:use-optimal-row-height="true"/>
    </style:style>
    <style:style style:name="ro17" style:family="table-row">
      <style:table-row-properties style:row-height="1.4299in" fo:break-before="auto" style:use-optimal-row-height="true"/>
    </style:style>
    <style:style style:name="ro18" style:family="table-row">
      <style:table-row-properties style:row-height="3.1925in" fo:break-before="auto" style:use-optimal-row-height="true"/>
    </style:style>
    <style:style style:name="ro19" style:family="table-row">
      <style:table-row-properties style:row-height="0.2189in" fo:break-before="auto" style:use-optimal-row-height="false"/>
    </style:style>
    <style:style style:name="ro20" style:family="table-row">
      <style:table-row-properties style:row-height="3.7209in" fo:break-before="auto" style:use-optimal-row-height="true"/>
    </style:style>
    <style:style style:name="ro21" style:family="table-row">
      <style:table-row-properties style:row-height="3.5445in" fo:break-before="auto" style:use-optimal-row-height="true"/>
    </style:style>
    <style:style style:name="ro22" style:family="table-row">
      <style:table-row-properties style:row-height="3.0161in" fo:break-before="auto" style:use-optimal-row-height="true"/>
    </style:style>
    <style:style style:name="ro23" style:family="table-row">
      <style:table-row-properties style:row-height="4.9543in" fo:break-before="auto" style:use-optimal-row-height="true"/>
    </style:style>
    <style:style style:name="ro24" style:family="table-row">
      <style:table-row-properties style:row-height="3.1319in" fo:break-before="auto" style:use-optimal-row-height="true"/>
    </style:style>
    <style:style style:name="ro25" style:family="table-row">
      <style:table-row-properties style:row-height="1.6047in" fo:break-before="auto" style:use-optimal-row-height="false"/>
    </style:style>
    <style:style style:name="ro26" style:family="table-row">
      <style:table-row-properties style:row-height="2.8398in" fo:break-before="auto" style:use-optimal-row-height="true"/>
    </style:style>
    <style:style style:name="ro27" style:family="table-row">
      <style:table-row-properties style:row-height="5.4827in" fo:break-before="auto" style:use-optimal-row-height="true"/>
    </style:style>
    <style:style style:name="ro28" style:family="table-row">
      <style:table-row-properties style:row-height="4.2492in" fo:break-before="auto" style:use-optimal-row-height="true"/>
    </style:style>
    <style:style style:name="ro29" style:family="table-row">
      <style:table-row-properties style:row-height="4.4256in" fo:break-before="auto" style:use-optimal-row-height="true"/>
    </style:style>
    <style:style style:name="ro30" style:family="table-row">
      <style:table-row-properties style:row-height="0.9016in" fo:break-before="auto" style:use-optimal-row-height="true"/>
    </style:style>
    <style:style style:name="ro31" style:family="table-row">
      <style:table-row-properties style:row-height="1.1043in" fo:break-before="auto" style:use-optimal-row-height="false"/>
    </style:style>
    <style:style style:name="ro32" style:family="table-row">
      <style:table-row-properties style:row-height="1.25in" fo:break-before="auto" style:use-optimal-row-height="false"/>
    </style:style>
    <style:style style:name="ro33" style:family="table-row">
      <style:table-row-properties style:row-height="1.589in" fo:break-before="auto" style:use-optimal-row-height="false"/>
    </style:style>
    <style:style style:name="ro34" style:family="table-row">
      <style:table-row-properties style:row-height="4.6016in" fo:break-before="auto" style:use-optimal-row-height="true"/>
    </style:style>
    <style:style style:name="ro35" style:family="table-row">
      <style:table-row-properties style:row-height="2.7638in" fo:break-before="auto" style:use-optimal-row-height="false"/>
    </style:style>
    <style:style style:name="ro36" style:family="table-row">
      <style:table-row-properties style:row-height="2.2709in" fo:break-before="auto" style:use-optimal-row-height="false"/>
    </style:style>
    <style:style style:name="ro37" style:family="table-row">
      <style:table-row-properties style:row-height="2.2083in" fo:break-before="auto" style:use-optimal-row-height="false"/>
    </style:style>
    <style:style style:name="ta1" style:family="table" style:master-page-name="PageStyle_5f_NQ_23_1_20_Overview_20_and_20_Applications">
      <style:table-properties table:display="true" style:writing-mode="lr-tb"/>
    </style:style>
    <style:style style:name="ta2" style:family="table" style:master-page-name="PageStyle_5f_NQ_23_2_20_Data_20_Colletion_20__26__20_Engineeri">
      <style:table-properties table:display="true" style:writing-mode="lr-tb"/>
    </style:style>
    <style:style style:name="ta3" style:family="table" style:master-page-name="PageStyle_5f_NQ_23_3_20_DataOps_20_and_20_DSP">
      <style:table-properties table:display="true" style:writing-mode="lr-tb"/>
    </style:style>
    <style:style style:name="ta4" style:family="table" style:master-page-name="PageStyle_5f_NQ_23_4_20_DSP_20__23_2">
      <style:table-properties table:display="true" style:writing-mode="lr-tb"/>
    </style:style>
    <style:style style:name="ta5" style:family="table" style:master-page-name="PageStyle_5f_NQ_23_5_20_Feature_20_Extracton">
      <style:table-properties table:display="true" style:writing-mode="lr-tb"/>
    </style:style>
    <style:style style:name="ta6" style:family="table" style:master-page-name="PageStyle_5f_NQ_23_6_20_Feature_20_Extraction_20_and_20_Bas">
      <style:table-properties table:display="true" style:writing-mode="lr-tb"/>
    </style:style>
    <number:text-style style:name="N100">
      <number:text-content/>
    </number:text-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4"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loext:char-complex-color loext:theme-type="dark1" loext:color-type="theme"/>
      </style:text-properties>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8"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ext-properties fo:color="#ffffff"/>
    </style:style>
    <style:style style:name="ce14" style:family="table-cell" style:parent-style-name="Default" style:data-style-name="N100">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ext-properties fo:color="#000000"/>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data-style-name="N100">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1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3" style:family="table-cell" style:parent-style-name="Default" style:data-style-name="N168">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ext-properties fo:font-weight="bold" style:font-weight-asian="bold" style:font-weight-complex="bold"/>
    </style:style>
    <style:style style:name="ce55" style:family="table-cell" style:parent-style-name="Default">
      <style:text-properties fo:color="#ffffff" fo:font-weight="normal" style:font-weight-asian="normal" style:font-weight-complex="normal"/>
    </style:style>
    <style:style style:name="ce24"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62"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pto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loext:background-complex-color loext:theme-type="light1" loext:color-type="theme"/>
      </style:table-cell-properties>
      <style:paragraph-properties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top" loext:vertical-justify="auto"/>
      <style:paragraph-properties fo:text-align="center" css3t:text-justify="auto" fo:margin-left="0in" style:writing-mode="page"/>
      <style:text-properties fo:color="#000000" style:text-outline="false" style:text-line-through-style="none" style:text-line-through-type="none" style:font-name="Roboto"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style:style style:name="ce3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1155cc" style:text-outline="false" style:text-line-through-style="none" style:text-line-through-type="none" style:font-name="Arial" fo:font-size="18pt" fo:font-style="normal" fo:text-shadow="none" style:text-underline-style="solid" style:text-underline-width="auto" style:text-underline-color="font-color" fo:font-weight="normal" style:font-size-asian="18pt" style:font-style-asian="normal" style:font-weight-asian="normal" style:font-name-complex="Arial" style:font-size-complex="18pt" style:font-style-complex="normal" style:font-weight-complex="normal"/>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37" style:family="table-cell" style:parent-style-name="Default">
      <style:table-cell-properties fo:background-color="#f7f7f8"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374151"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solid" style:text-line-through-type="singl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loext:char-complex-color loext:theme-type="dark1" loext:color-type="theme"/>
      </style:text-properties>
    </style:style>
    <style:style style:name="ce78"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Söh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2" style:family="text">
      <style:text-properties fo:color="#000000"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font-weight="bold" style:font-weight-asian="bold" style:font-weight-complex="bold"/>
    </style:style>
    <style:style style:name="T3" style:family="text">
      <style:text-properties fo:color="#000000"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font-weight="normal" style:font-weight-asian="normal" style:font-weight-complex="normal"/>
    </style:style>
    <style:style style:name="T4" style:family="text">
      <style:text-properties fo:color="#0000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5" style:family="text">
      <style:text-properties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fo:color="#ff0000"/>
    </style:style>
    <style:style style:name="T6" style:family="text">
      <style:text-properties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fo:color="#000000"/>
    </style:style>
    <style:style style:name="T7" style:family="text">
      <style:text-properties style:text-position="0% 100%"/>
    </style:style>
    <style:style style:name="T8" style:family="text">
      <style:text-properties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9" style:family="text">
      <style:text-properties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10" style:family="text">
      <style:text-properties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font-weight="normal" style:font-weight-asian="normal" style:font-weight-complex="normal"/>
    </style:style>
    <style:style style:name="T11" style:family="text">
      <style:text-properties style:font-name="Arial" fo:font-size="11pt" style:text-underline-style="none" style:text-underline-color="font-color" style:text-line-through-type="none" fo:font-style="normal" style:text-outline="false" fo:text-shadow="none" style:text-position="0% 100%" style:font-name-complex="Arial" style:font-size-asian="11pt" style:font-size-complex="11pt" style:font-style-asian="normal" style:font-style-complex="normal" fo:font-weight="bold" style:font-weight-asian="bold" style:font-weight-complex="bold"/>
    </style:style>
    <style:style style:name="T12" style:family="text">
      <style:text-properties fo:color="#000000" style:font-name="Arial" fo:font-size="11pt" style:text-underline-style="none" style:text-underline-color="font-color" style:text-line-through-type="none" style:text-outline="false" fo:text-shadow="none" style:text-position="0% 100%" style:font-name-complex="Arial" style:font-size-asian="11pt" style:font-size-complex="11pt" fo:font-weight="normal" style:font-weight-asian="normal" style:font-weight-complex="normal" fo:font-style="italic" style:font-style-asian="italic" style:font-style-complex="italic"/>
    </style:style>
    <style:style style:name="T13" style:family="text">
      <style:text-properties fo:color="#000000" style:font-name="Arial" fo:font-size="11pt" style:text-underline-style="none" style:text-underline-color="font-color" style:text-line-through-type="none" style:text-outline="false" fo:text-shadow="none" style:text-position="0% 100%" style:font-name-complex="Arial" style:font-size-asian="11pt" style:font-size-complex="11pt" fo:font-weight="normal" style:font-weight-asian="normal" style:font-weight-complex="normal" fo:font-style="normal" style:font-style-asian="normal" style:font-style-complex="normal"/>
    </style:style>
    <style:style style:name="T14" style:family="text">
      <style:text-properties fo:color="#000000" style:font-name="Arial" fo:font-weight="normal" style:text-underline-style="none" style:text-underline-color="font-color" style:text-line-through-type="none" fo:font-style="normal" style:text-outline="false" fo:text-shadow="none" style:text-position="0% 100%" style:font-name-complex="Arial" style:font-weight-asian="normal" style:font-weight-complex="normal" style:font-style-asian="normal" style:font-style-complex="normal" fo:font-size="6pt" style:font-size-asian="6pt" style:font-size-complex="6pt"/>
    </style:style>
    <style:style style:name="T15" style:family="text">
      <style:text-properties fo:color="#000000" style:font-name="Arial" fo:font-weight="normal" style:text-underline-style="none" style:text-underline-color="font-color" style:text-line-through-type="none" fo:font-style="normal" style:text-outline="false" fo:text-shadow="none" style:text-position="0% 100%" style:font-name-complex="Arial" style:font-weight-asian="normal" style:font-weight-complex="normal" style:font-style-asian="normal" style:font-style-complex="normal" fo:font-size="11pt" style:font-size-asian="11pt" style:font-size-complex="11pt"/>
    </style:style>
    <style:style style:name="T16" style:family="text">
      <style:text-properties fo:color="#000000" style:font-name="Arial" fo:font-size="11pt" style:text-underline-style="none" style:text-underline-color="font-color" style:text-line-through-type="none" style:text-outline="false" fo:text-shadow="none" style:text-position="0% 100%" style:font-name-complex="Arial" style:font-size-asian="11pt" style:font-size-complex="11pt" fo:font-weight="bold" fo:font-style="italic" style:font-weight-asian="bold" style:font-weight-complex="bold" style:font-style-asian="italic" style:font-style-complex="italic"/>
    </style:style>
    <style:style style:name="T17" style:family="text">
      <style:text-properties fo:color="#000000" style:font-name="Arial" fo:font-size="11pt" style:text-underline-style="none" style:text-underline-color="font-color" style:text-line-through-type="none" style:text-outline="false" fo:text-shadow="none" style:text-position="0% 100%" style:font-name-complex="Arial" style:font-size-asian="11pt" style:font-size-complex="11pt" fo:font-weight="normal" fo:font-style="normal" style:font-weight-asian="normal" style:font-weight-complex="normal" style:font-style-asian="normal" style:font-style-complex="normal"/>
    </style:style>
    <style:style style:name="T18" style:family="text">
      <style:text-properties fo:color="#000000" style:font-name="Arial" fo:font-size="11pt" fo:font-weight="normal" style:text-underline-style="none" style:text-underline-color="font-color" fo:font-style="normal" style:text-outline="false" fo:text-shadow="none" style:text-position="0% 100%" style:font-name-complex="Arial" style:font-size-asian="11pt" style:font-size-complex="11pt" style:font-weight-asian="normal" style:font-weight-complex="normal" style:font-style-asian="normal" style:font-style-complex="normal" style:text-line-through-type="single"/>
    </style:style>
    <style:style style:name="T19" style:family="text">
      <style:text-properties fo:color="#000000" style:font-name="Arial" fo:font-size="11pt" fo:font-weight="normal" style:text-underline-style="none" style:text-underline-color="font-color" fo:font-style="normal" style:text-outline="false" fo:text-shadow="none" style:text-position="0% 100%" style:font-name-complex="Arial" style:font-size-asian="11pt" style:font-size-complex="11pt" style:font-weight-asian="normal" style:font-weight-complex="normal" style:font-style-asian="normal" style:font-style-complex="normal" style:text-line-through-type="none"/>
    </style:style>
    <style:style style:name="T20" style:family="text">
      <style:text-properties fo:color="#ffffff"/>
    </style:style>
    <style:style style:name="T21" style:family="text">
      <style:text-properties style:font-name="Arial"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Arial"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ffffff"/>
    </style:style>
    <style:style style:name="T23" style:family="text">
      <style:text-properties fo:color="#000000" style:font-name="Arial" fo:font-size="11pt" fo:font-weight="normal" style:text-underline-style="none" style:text-underline-color="font-color" style:text-line-through-type="none" fo:font-style="italic" style:text-outline="false" fo:text-shadow="none" style:text-position="0% 100%" style:font-name-complex="Arial" style:font-size-asian="11pt" style:font-size-complex="11pt" style:font-weight-asian="normal" style:font-weight-complex="normal" style:font-style-asian="italic" style:font-style-complex="italic"/>
    </style:style>
    <style:style style:name="T24" style:family="text">
      <style:text-properties fo:color="#000000" style:font-name="Arial" fo:font-size="11pt" fo:font-weight="normal" style:text-underline-style="none" style:text-underline-color="font-color" style:text-line-through-type="none" style:text-outline="false" fo:text-shadow="none" style:text-position="0% 100%" style:font-name-complex="Arial" style:font-size-asian="11pt" style:font-size-complex="11pt" style:font-weight-asian="normal" style:font-weight-complex="normal" fo:font-style="normal" style:font-style-asian="normal" style:font-style-complex="normal"/>
    </style:style>
    <style:style style:name="T25" style:family="text">
      <style:text-properties fo:color="#000000" style:font-name="Arial" fo:font-size="11pt" fo:font-weight="normal" style:text-underline-style="none" style:text-underline-color="font-color" style:text-line-through-type="none" style:text-outline="false" fo:text-shadow="none" style:text-position="0% 100%" style:font-name-complex="Arial" style:font-size-asian="11pt" style:font-size-complex="11pt" style:font-weight-asian="normal" style:font-weight-complex="normal"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NQ#1 Overview and Applica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ce13"/>
        <table:table-column table:style-name="co4" table:default-cell-style-name="ce13"/>
        <table:table-column table:style-name="co5" table:number-columns-repeated="16380" table:default-cell-style-name="Default"/>
        <table:table-row table:style-name="ro1">
          <table:table-cell table:style-name="ce1" office:value-type="string" calcext:value-type="string">
            <text:p>No.</text:p>
          </table:table-cell>
          <table:table-cell table:style-name="ce4" office:value-type="string" calcext:value-type="string">
            <text:p>Question</text:p>
          </table:table-cell>
          <table:table-cell table:style-name="ce8" office:value-type="string" calcext:value-type="string">
            <text:p>Explanations</text:p>
          </table:table-cell>
          <table:table-cell table:style-name="ce14" office:value-type="string" calcext:value-type="string">
            <text:p>Answer</text:p>
          </table:table-cell>
          <table:table-cell office:value-type="string" calcext:value-type="string">
            <text:p>MY answer</text:p>
          </table:table-cell>
          <table:table-cell office:value-type="string" calcext:value-type="string">
            <text:p>point</text:p>
          </table:table-cell>
          <table:table-cell office:value-type="string" calcext:value-type="string">
            <text:p>Answer again</text:p>
          </table:table-cell>
          <table:table-cell table:number-columns-repeated="16377"/>
        </table:table-row>
        <table:table-row table:style-name="ro2">
          <table:table-cell table:style-name="ce2" office:value-type="float" office:value="1" calcext:value-type="float">
            <text:p>1</text:p>
          </table:table-cell>
          <table:table-cell table:style-name="ce5" office:value-type="string" calcext:value-type="string">
            <text:p>Which of the following is NOT a likely advantage of a persuasive virtual assistant over human persuaders?</text:p>
            <text:p>1. Can be simultaneously used by lots of users.</text:p>
            <text:p>2. Ability to continuously monitor the user 24/7 without getting fatigued.</text:p>
            <text:p>3. Superior understanding of psychological nuances and social contexts.</text:p>
            <text:p>4. Ability to process large amounts of health data for personalized analysis.</text:p>
            <text:p/>
          </table:table-cell>
          <table:table-cell table:style-name="ce9" office:value-type="string" calcext:value-type="string">
            <text:p>Context data must be coupled with the ability to interpret it. While virtual assistants can handle data processing and analysis of the context data, they still lack human-like common sense to fully comprehend psychological nuances, social norms and contexts that human persuaders would naturally possess. This is exactly the reason why we need "human-in-the-loop". Therefore, 3 is the correct answer.</text:p>
          </table:table-cell>
          <table:table-cell table:style-name="ce15" office:value-type="float" office:value="3" calcext:value-type="float">
            <text:p>3</text:p>
          </table:table-cell>
          <table:table-cell office:value-type="float" office:value="3" calcext:value-type="float">
            <text:p>3</text:p>
          </table:table-cell>
          <table:table-cell table:number-columns-repeated="16379"/>
        </table:table-row>
        <table:table-row table:style-name="ro3">
          <table:table-cell table:style-name="ce3" office:value-type="float" office:value="2" calcext:value-type="float">
            <text:p>2</text:p>
          </table:table-cell>
          <table:table-cell table:style-name="ce5" office:value-type="string" calcext:value-type="string">
            <text:p>Which of the following are given as examples of a context-aware app where the app is designed to automatically do a command when certain contexts are met? (Select all that apply)</text:p>
            <text:p>1. Active Badge system triggering reminders based on location</text:p>
            <text:p>2. Geonotes for leaving location-based annotations</text:p>
            <text:p>3. Siren app generating alerts for firefighters based on contexts</text:p>
            <text:p>4. Cyberguide mobile tour guide providing contextual information</text:p>
            <text:p>5. Automatic brightness adjustment based on ambient light levels</text:p>
          </table:table-cell>
          <table:table-cell table:style-name="ce10" office:value-type="string" calcext:value-type="string">
            <text:p>Based on the question explanation and the context-aware app design dimension, this app is categorized as "Context-triggered actions" where the design choices are "Automatic" and "Command". Therefore, we should look at samples that correspond with those two design choices. 1. and 3. are the correct answers - The Active Badge and Siren app system using rules to trigger actions based on contextual conditions, so they belong "Automatic" and "Command" design dimension. The other choices are incorrect because they adopt a different choices in either design dimension.</text:p>
          </table:table-cell>
          <table:table-cell table:style-name="ce21" office:value-type="string" calcext:value-type="string">
            <text:p>1 &amp; 3</text:p>
          </table:table-cell>
          <table:table-cell table:style-name="ce13" office:value-type="string" calcext:value-type="string">
            <text:p>1,3,4,5</text:p>
          </table:table-cell>
          <table:table-cell table:style-name="ce47" office:value-type="string" calcext:value-type="string">
            <text:p>x</text:p>
          </table:table-cell>
          <table:table-cell office:value-type="string" calcext:value-type="string">
            <text:p>1,3</text:p>
          </table:table-cell>
          <table:table-cell table:number-columns-repeated="16377"/>
        </table:table-row>
        <table:table-row table:style-name="ro4">
          <table:table-cell table:style-name="ce3" office:value-type="float" office:value="3" calcext:value-type="float">
            <text:p>3</text:p>
          </table:table-cell>
          <table:table-cell table:style-name="ce5" office:value-type="string" calcext:value-type="string">
            <text:p>According to Freeman Dyson, which of the following will contribute most to the  new trends in science?</text:p>
            <text:p>a) The development of new concepts</text:p>
            <text:p>b) The introduction of new tools</text:p>
            <text:p>c) Collaboration between different scientific disciplines</text:p>
            <text:p>d) Government and institutional funding policies</text:p>
            <text:p/>
          </table:table-cell>
          <table:table-cell table:style-name="ce9" office:value-type="string" calcext:value-type="string">
            <text:p><text:span text:style-name="T7">According to Freeman Dyson, the aspect that most influences new directions in science is the introduction of new tools. Dyson, a renowned theoretical physicist and mathematician, emphasized the significant role that the development of new experimental and computational tools plays in driving scientific progress. While other factors like the development of new concepts, interdisciplinary collaboration, and funding policies are important, Dyson particularly highlighted how new tools can lead to groundbreaking discoveries and open up entirely new fields of study.</text:span></text:p>
          </table:table-cell>
          <table:table-cell table:style-name="ce16" office:value-type="string" calcext:value-type="string">
            <text:p>b</text:p>
          </table:table-cell>
          <table:table-cell office:value-type="string" calcext:value-type="string">
            <text:p>b</text:p>
          </table:table-cell>
          <table:table-cell table:number-columns-repeated="16379"/>
        </table:table-row>
        <table:table-row table:style-name="ro3">
          <table:table-cell table:style-name="ce3" office:value-type="float" office:value="4" calcext:value-type="float">
            <text:p>4</text:p>
          </table:table-cell>
          <table:table-cell table:style-name="ce5" office:value-type="string" calcext:value-type="string">
            <text:p><text:span text:style-name="T1">What is the correct functional triad for the 'Baby Think It Over' persuasive technology, designed to help teenage girls understand the challenges of caring for babies?</text:span></text:p>
            <text:p><text:span text:style-name="T1">a) </text:span><text:span text:style-name="T2">Tool</text:span><text:span text:style-name="T3">: User behavior tracking; </text:span><text:span text:style-name="T2">Medium</text:span><text:span text:style-name="T3">: Baby simulator robot; </text:span><text:span text:style-name="T2">Social Actor</text:span><text:span text:style-name="T3">: Teenage girls</text:span></text:p>
            <text:p><text:span text:style-name="T1">b) </text:span><text:span text:style-name="T2">Tool</text:span><text:span text:style-name="T3">: Educational messages; </text:span><text:span text:style-name="T2">Medium</text:span><text:span text:style-name="T3">: Baby simulator robot; </text:span><text:span text:style-name="T2">Social Actor:</text:span><text:span text:style-name="T3"> Teenage girls</text:span></text:p>
            <text:p><text:span text:style-name="T1">c) </text:span><text:span text:style-name="T2">Tool</text:span><text:span text:style-name="T3">: User behavior tracking; </text:span><text:span text:style-name="T2">Medium</text:span><text:span text:style-name="T3">: Interactive real-world simulation; </text:span><text:span text:style-name="T2">Social Actor</text:span><text:span text:style-name="T3">: Baby simulator robot </text:span></text:p>
            <text:p><text:span text:style-name="T1">d) </text:span><text:span text:style-name="T2">Tool</text:span><text:span text:style-name="T3">: User behavior tracking; </text:span><text:span text:style-name="T2">Medium</text:span><text:span text:style-name="T3">: baby simulator robot; </text:span><text:span text:style-name="T2">Social Actor</text:span><text:span text:style-name="T3">: School teachers</text:span></text:p>
            <text:p/>
          </table:table-cell>
          <table:table-cell table:style-name="ce9" office:value-type="string" calcext:value-type="string">
            <text:p><text:span text:style-name="T7">The Tool in this case is user behavior tracking, implying that the technology keeps track of how the user interacts with and cares for the simulator. The Medium being an interactive real-world simulation means that the baby simulator provides a realistic experience of caring for a baby, allowing users to understand and respond to various scenarios in real time. The Social Actor as the robot (or the baby simulator) signifies that it is the entity through which the interaction occurs and upon which the user's actions are focused.</text:span></text:p>
          </table:table-cell>
          <table:table-cell table:style-name="ce16" office:value-type="string" calcext:value-type="string">
            <text:p>c</text:p>
          </table:table-cell>
          <table:table-cell office:value-type="string" calcext:value-type="string">
            <text:p>a</text:p>
          </table:table-cell>
          <table:table-cell table:number-columns-repeated="16379"/>
        </table:table-row>
        <table:table-row table:style-name="ro5">
          <table:table-cell table:style-name="ce2" office:value-type="float" office:value="5" calcext:value-type="float">
            <text:p>5</text:p>
          </table:table-cell>
          <table:table-cell table:style-name="ce5" office:value-type="string" calcext:value-type="string">
            <text:p>Which of the following best describes the key difference between participatory and opportunistic mobile sensing paradigms?</text:p>
            <text:p>a) Participatory sensing requires users to actively collect the sensor data, whereas opportunistic sensing relies on automatic sensor data collection without user intervention.</text:p>
            <text:p>b) Participatory sensing only utilizes built-in smartphone sensors, while opportunistic sensing can incorporate external sensor devices.</text:p>
            <text:p>c) Participatory sensing collects data automatically while opportunistic sensing relies on user involvement for high-quality data collection.</text:p>
            <text:p>d) Participatory sensing focuses on collecting data for individual use, whereas opportunistic sensing is designed for large-scale data collection across multiple users or devices.</text:p>
          </table:table-cell>
          <table:table-cell table:style-name="ce9" office:value-type="string" calcext:value-type="string">
            <text:p>a) Correct</text:p>
            <text:p>b) The distinction between participatory and opportunistic sensing is based on user involvement in data collection, not on the use of internal versus external sensors. </text:p>
            <text:p>c) It is the opposite. Opportunistic sensing collects data automatically, and it is participatory sensing that relies on user involvement for high-quality data collection. </text:p>
            <text:p>d) Both sensing paradigms can be scaled to individual or community levels. The defining factor of the two paradigms are their method of data collection, not the scale of deployment.</text:p>
          </table:table-cell>
          <table:table-cell table:style-name="ce16" office:value-type="string" calcext:value-type="string">
            <text:p>a</text:p>
          </table:table-cell>
          <table:table-cell table:style-name="ce47" office:value-type="string" calcext:value-type="string">
            <text:p>a</text:p>
          </table:table-cell>
          <table:table-cell table:style-name="ce47"/>
          <table:table-cell office:value-type="string" calcext:value-type="string">
            <text:p>a</text:p>
          </table:table-cell>
          <table:table-cell table:number-columns-repeated="16377"/>
        </table:table-row>
        <table:table-row table:style-name="ro5">
          <table:table-cell table:style-name="ce3" office:value-type="float" office:value="6" calcext:value-type="float">
            <text:p>6</text:p>
          </table:table-cell>
          <table:table-cell table:style-name="ce5" office:value-type="string" calcext:value-type="string">
            <text:p>In the context of context-aware computing, which of the following best illustrates the use of context to enhance the effectiveness of persuasive technology?</text:p>
            <text:p>a) Persuasive technology primarily uses the user's current activity and environmental conditions to trigger contextually relevant behavioral suggestions.</text:p>
            <text:p>b) Persuasive technology primarily relies on static user profiles and predetermined schedules for interventions.</text:p>
            <text:p>c) Context-aware computing is only effective in persuasive technology when it involves manual user inputs to confirm the context before any persuasive action is performed.</text:p>
            <text:p>d) Persuasive technology applications avoid using sensor data from mobile devices to infer context, relying instead on explicit user settings.</text:p>
          </table:table-cell>
          <table:table-cell table:style-name="ce9" office:value-type="string" calcext:value-type="string">
            <text:p>a) Correct</text:p>
            <text:p>b) Persuasive technology uses both static user profiles and dynamic contextual information to customize interventions, not just predetermined schedules.</text:p>
            <text:p>c) While manual inputs can enhance context-aware computing, it primarily utilizes automatic sensing and data analysis to determine context in persuasive technology.</text:p>
            <text:p>d) Persuasive technology often utilizes sensor data from mobile devices to infer context, enhancing interventions beyond what is possible with just explicit user settings.</text:p>
          </table:table-cell>
          <table:table-cell table:style-name="ce16" office:value-type="string" calcext:value-type="string">
            <text:p>a</text:p>
          </table:table-cell>
          <table:table-cell office:value-type="string" calcext:value-type="string">
            <text:p>a</text:p>
          </table:table-cell>
          <table:table-cell table:number-columns-repeated="16379"/>
        </table:table-row>
        <table:table-row table:style-name="ro6">
          <table:table-cell table:style-name="ce3" office:value-type="float" office:value="7" calcext:value-type="float">
            <text:p>7</text:p>
          </table:table-cell>
          <table:table-cell table:style-name="ce6" office:value-type="string" calcext:value-type="string">
            <text:p>Which of the following explanations is consistent with the definition of proper nouns?</text:p>
            <text:p>a) Contexts: Contexts in one scenario can have some overlapped area, like persuasive technology being the overlapped area of computers and persuasion.</text:p>
            <text:p>b) Proximate selection: This technology is aimed at making the located objects "emphasized" or "being easier to choose."</text:p>
            <text:p>c) Context-triggered actions: This technology is faced with one challenge in the accuracy of language for rules.</text:p>
            <text:p>d) Persuasive technology: Nintendo's Pocket Pikachu's medium is raising a virtual pet.</text:p>
          </table:table-cell>
          <table:table-cell table:style-name="ce9" office:value-type="string" calcext:value-type="string">
            <text:p>In a given scenario, different contexts cannot have overlapping areas (for instance, in the context of indoor individuals, there is a distinction between sleeping and not sleeping, which are the only two mutually exclusive contexts in the awake state). Therefore, option (a) is incorrect. Option (b) reflects the verbatim content from the slides and is accurate. Option (c) refers to the expressiveness of language for rules rather than accuracy. Regarding option (d), "raising a virtual pet" pertains to the social actor, not the medium, making option (d) incorrect. So the correct answer is b.</text:p>
          </table:table-cell>
          <table:table-cell table:style-name="ce16" office:value-type="string" calcext:value-type="string">
            <text:p>b</text:p>
          </table:table-cell>
          <table:table-cell table:style-name="ce47" office:value-type="string" calcext:value-type="string">
            <text:p>?</text:p>
          </table:table-cell>
          <table:table-cell table:style-name="ce47"/>
          <table:table-cell office:value-type="string" calcext:value-type="string">
            <text:p>d</text:p>
          </table:table-cell>
          <table:table-cell office:value-type="string" calcext:value-type="string">
            <text:p>x</text:p>
          </table:table-cell>
          <table:table-cell table:number-columns-repeated="16376"/>
        </table:table-row>
        <table:table-row table:style-name="ro7">
          <table:table-cell table:style-name="ce3" office:value-type="float" office:value="8" calcext:value-type="float">
            <text:p>8</text:p>
          </table:table-cell>
          <table:table-cell table:style-name="ce5" office:value-type="string" calcext:value-type="string">
            <text:p>Which of the following is the correct order of sensor data processing pipeline:</text:p>
            <text:p>a)        Data collection --&gt; Model Building --&gt; Segmentation --&gt;Evaluation --&gt; Feature Extration</text:p>
            <text:p>b)        Data collection --&gt; Model Building --&gt; Segmentation --&gt; Feature Extration --&gt; Evaluation</text:p>
            <text:p>c)        Model Building --&gt; Segmentation --&gt; Feature Extration --&gt; Data Collection --&gt; Evaluation</text:p>
            <text:p>d)        Data collection --&gt; Segmentation --&gt; Feature Extration --&gt; Model Building --&gt; Evaluation</text:p>
            <text:p/>
          </table:table-cell>
          <table:table-cell table:style-name="ce9" office:value-type="string" calcext:value-type="string">
            <text:p>The correct order in a sensor data processing pipeline is (d) which typically involves collecting data first, followed by segmentation, feature extraction, model building, and finally, evaluation. This sequence ensures that raw data is processed and refined before building a model and evaluating its performance.</text:p>
          </table:table-cell>
          <table:table-cell table:style-name="ce16"/>
          <table:table-cell office:value-type="string" calcext:value-type="string">
            <text:p>d</text:p>
          </table:table-cell>
          <table:table-cell table:number-columns-repeated="16379"/>
        </table:table-row>
        <table:table-row table:style-name="ro8">
          <table:table-cell table:style-name="ce2" office:value-type="float" office:value="9" calcext:value-type="float">
            <text:p>9</text:p>
          </table:table-cell>
          <table:table-cell table:style-name="ce5" office:value-type="string" calcext:value-type="string">
            <text:p>Which of the following is incorrect about the advantages of persuasive technology over human persuaders? Persuasive technology </text:p>
            <text:p>a) Is less persistent than human beings </text:p>
            <text:p>b) Offers greater anonymity </text:p>
            <text:p>c) Scales more easily </text:p>
            <text:p>d) Goes where humans cannot go or may not be welcomed.</text:p>
          </table:table-cell>
          <table:table-cell table:style-name="ce9" office:value-type="string" calcext:value-type="string">
            <text:p>The incorrect option is (a) computer technology is more persistent than human beings as the IT systems can operate 24/7 without any changes to their behaviors. Human beings can be influenced by other factors; however, machines are pre-programmed and, therefore, remain persistent through its life cycle unless manually altered.</text:p>
          </table:table-cell>
          <table:table-cell table:style-name="ce16"/>
          <table:table-cell office:value-type="string" calcext:value-type="string">
            <text:p>a</text:p>
          </table:table-cell>
          <table:table-cell table:number-columns-repeated="16379"/>
        </table:table-row>
        <table:table-row table:style-name="ro4">
          <table:table-cell table:style-name="ce3" office:value-type="float" office:value="10" calcext:value-type="float">
            <text:p>10</text:p>
          </table:table-cell>
          <table:table-cell table:style-name="ce5" office:value-type="string" calcext:value-type="string">
            <text:p>Which of the following statements is incorrect about cyber-physical systems? (select one)</text:p>
            <text:p>1. Digital transformation is used for managing interconnected systems between their physical assets and computational capabilities.</text:p>
            <text:p>2. A rich variety of inputs and outputs, such as gesture input, voice commands, and wearable devices, are utilized.</text:p>
            <text:p>3. The sensors primarily operate indoors to collect real-time data.</text:p>
            <text:p>4. Data is gathered from cross-domain sensors and IoT devices, enabling data-driven intelligence.</text:p>
            <text:p>5. Devices are available in diverse form factors, including smartphones, smart bulbs, and smart switches.</text:p>
          </table:table-cell>
          <table:table-cell table:style-name="ce9" office:value-type="string" calcext:value-type="string">
            <text:p>Transformative technologies are employed in cyber-physical systems to manage interconnected systems, integrating their physical assets with computational capabilities. These systems boast a diverse array of devices, leading to a rich variety of inputs and outputs. The vast amount of data collected from these inputs and outputs facilitates data-driven intelligence within cyber-physical systems. Notably, sensors in such systems can be installed both indoors and outdoors, depending on application requirements. Hence, option 3 is the correct answer.</text:p>
          </table:table-cell>
          <table:table-cell table:style-name="ce16" office:value-type="float" office:value="3" calcext:value-type="float">
            <text:p>3</text:p>
          </table:table-cell>
          <table:table-cell table:style-name="ce47" office:value-type="float" office:value="3" calcext:value-type="float">
            <text:p>3</text:p>
          </table:table-cell>
          <table:table-cell table:style-name="ce13"/>
          <table:table-cell table:number-columns-repeated="16378"/>
        </table:table-row>
        <table:table-row table:style-name="ro7">
          <table:table-cell table:style-name="ce3" office:value-type="float" office:value="11" calcext:value-type="float">
            <text:p>11</text:p>
          </table:table-cell>
          <table:table-cell table:style-name="ce5" office:value-type="string" calcext:value-type="string">
            <text:p>Which of the following best describes the functional triads of persuasive technology? (select two)</text:p>
            <text:p>1. The tool makes the target behavior more difficult to perform.</text:p>
            <text:p>2. The medium provides users with unrealistic experiences that deter motivation.</text:p>
            <text:p>3. The social factor performs calculations or measurements that motivate.</text:p>
            <text:p>4. The medium assists users in exploring cause-and-effect relationships.</text:p>
            <text:p>5. A social factor rewards users with positive feedback and models target behaviors.</text:p>
          </table:table-cell>
          <table:table-cell table:style-name="ce9" office:value-type="string" calcext:value-type="string">
            <text:p>The tool facilitates the target behavior, making it easier to perform, while the medium provides users with vicarious experiences that serve as motivation. Additionally, the tool performs calculations or measurements that motivate, and the medium enables users to explore cause-and-effect relationships. Moreover, a social factor rewards people with positive feedback and exemplifies target behaviors or attitudes. Therefore, options 4 and 5 are the correct answers.</text:p>
          </table:table-cell>
          <table:table-cell table:style-name="ce16" office:value-type="string" calcext:value-type="string">
            <text:p>4 &amp; 5</text:p>
          </table:table-cell>
          <table:table-cell office:value-type="string" calcext:value-type="string">
            <text:p>4,5</text:p>
          </table:table-cell>
          <table:table-cell table:number-columns-repeated="16379"/>
        </table:table-row>
        <table:table-row table:style-name="ro9">
          <table:table-cell table:style-name="ce3" office:value-type="float" office:value="12" calcext:value-type="float">
            <text:p>12</text:p>
          </table:table-cell>
          <table:table-cell table:style-name="ce5" office:value-type="string" calcext:value-type="string">
            <text:p>Which statement is incorrect about the sensing paradigm? (Choose one)</text:p>
            <text:p>a. Participatory sensing is entirely free from privacy issues.</text:p>
            <text:p>b. Monitoring urban noise pollution by users measuring and sharing ambient noise (using their phone) is an example of participatory sensing.</text:p>
            <text:p>c. Sensors installed in public transportation to automatically monitor passenger counts is a example of opportunistic sensing.</text:p>
            <text:p>d. Opportunistic sensing minimize user data collection efforts.</text:p>
          </table:table-cell>
          <table:table-cell table:style-name="ce9" office:value-type="string" calcext:value-type="string">
            <text:p>"Participatory " sensing involves individuals actively engaging in data collection. However, even though users voluntarily collect data in participatory sensing, privacy issues can still arise regarding the protection and usage of the collected data. So, (a) is incorrect.</text:p>
            <text:p>"Opportunistic" sensing means automated sensor data collection, which reduces the burden placed on the user. So (c) and (d) are correct.</text:p>
          </table:table-cell>
          <table:table-cell table:style-name="ce16" office:value-type="string" calcext:value-type="string">
            <text:p>a</text:p>
          </table:table-cell>
          <table:table-cell office:value-type="string" calcext:value-type="string">
            <text:p>a</text:p>
          </table:table-cell>
          <table:table-cell table:number-columns-repeated="16379"/>
        </table:table-row>
        <table:table-row table:style-name="ro10">
          <table:table-cell table:style-name="ce2" office:value-type="float" office:value="13" calcext:value-type="float">
            <text:p>13</text:p>
          </table:table-cell>
          <table:table-cell table:style-name="ce5" office:value-type="string" calcext:value-type="string">
            <text:p>Question:</text:p>
            <text:p>In the context of context-aware computing, which of the following scenarios best follows the definition of sensor fusion in general?</text:p>
            <text:p>a) Utilizing a sophisticated algorithm to interpret data from a single high-precision accelerometer to determine the user's physical activity.</text:p>
            <text:p>b) Analyzing high-resolution video feeds from a single camera to deduce the user's specific actions and environment.</text:p>
            <text:p>c) Integrating input from a user's keyboard strokes with application usage data to predict the user's next task.</text:p>
            <text:p>d) Data from an array of sensors, including an accelerometer, GPS, and a light sensor, are synthesized alongside ambient sound recordings to construct a detailed understanding of the user's current context and environment.</text:p>
          </table:table-cell>
          <table:table-cell table:style-name="ce9" office:value-type="string" calcext:value-type="string">
            <text:p><text:span text:style-name="T8">Sensor fusion is defined as a fusion of multiple sensors to infer a user’s context. Here's the breakdown of each option: </text:span></text:p>
            <text:p><text:span text:style-name="T9">Option A</text:span><text:span text:style-name="T10">: This option involves using data from only one sensor, an accelerometer, to predict the user's activity. Since sensor fusion requires the integration of multiple sensor outputs, relying solely on an accelerometer does not qualify as sensor fusion.</text:span></text:p>
            <text:p><text:span text:style-name="T9">Option B</text:span><text:span text:style-name="T10">: Similar to Option A, this choice uses data from just one source, a camera, to interpret the user's context. The absence of integration with other sensor data means this approach does not embody sensor fusion.</text:span></text:p>
            <text:p><text:span text:style-name="T9">Option C</text:span><text:span text:style-name="T10">: This option focuses on user input and collected data from the user's interactions, which does not involve the integration of various sensor types. Sensor fusion aims to combine different sensory inputs to create a comprehensive context picture, which is not achieved by analyzing user input alone.</text:span></text:p>
            <text:p><text:span text:style-name="T9">Option D</text:span><text:span text:style-name="T10">: This is the correct choice for illustrating sensor fusion. It involves combining data from multiple sensors such as accelerometers, GPS, light sensors and ambient sound to form a detailed and nuanced understanding of the user's environment and activities. This multi-sensor integration follows the definition of sensor fusion, leveraging the strengths of each sensor type to enhance context awareness.</text:span></text:p>
          </table:table-cell>
          <table:table-cell table:style-name="ce16" office:value-type="string" calcext:value-type="string">
            <text:p>d</text:p>
          </table:table-cell>
          <table:table-cell office:value-type="string" calcext:value-type="string">
            <text:p>d</text:p>
          </table:table-cell>
          <table:table-cell table:number-columns-repeated="16379"/>
        </table:table-row>
        <table:table-row table:style-name="ro7">
          <table:table-cell table:style-name="ce3" office:value-type="float" office:value="14" calcext:value-type="float">
            <text:p>14</text:p>
          </table:table-cell>
          <table:table-cell table:style-name="ce5" office:value-type="string" calcext:value-type="string">
            <text:p>Question: Which of the following best describes the advantage of persuasive computing over human persuaders? (select two)</text:p>
            <text:p>A) Persuasive computing technologies cannot scale easily to reach a large audience.</text:p>
            <text:p>B) They offer greater anonymity and can manage huge volumes of data.</text:p>
            <text:p>C) They are less persistent than human beings in achieving behavioral changes.</text:p>
            <text:p>D) They can use various modalities to influence, such as data, graphics, and simulations.</text:p>
            <text:p/>
          </table:table-cell>
          <table:table-cell table:style-name="ce9" office:value-type="string" calcext:value-type="string">
            <text:p><text:span text:style-name="T8">Persuasive computing has several advantages over human persuaders, including the ability to be more persistent, offer greater anonymity, manage vast amounts of data, and use multiple modalities to influence behavior. These technologies can scale easily and operate in environments where humans may not be welcome or cannot reach. </text:span><text:span text:style-name="T11">The correct answers are B and D</text:span><text:span text:style-name="T10">, highlighting the capabilities of persuasive computing to handle data and utilize various communication modalities to influence user behavior effectively. </text:span></text:p>
          </table:table-cell>
          <table:table-cell table:style-name="ce16" office:value-type="string" calcext:value-type="string">
            <text:p>B, D</text:p>
          </table:table-cell>
          <table:table-cell office:value-type="string" calcext:value-type="string">
            <text:p>b,d</text:p>
          </table:table-cell>
          <table:table-cell table:number-columns-repeated="16379"/>
        </table:table-row>
        <table:table-row table:style-name="ro7">
          <table:table-cell table:style-name="ce3" office:value-type="float" office:value="15" calcext:value-type="float">
            <text:p>15</text:p>
          </table:table-cell>
          <table:table-cell table:style-name="ce5" office:value-type="string" calcext:value-type="string">
            <text:p>Question: Which of the following is a primary type of social cue used by persuasive technology acting as social actors? (select one)</text:p>
            <text:p>A) Offering discounts and rewards unrelated to user behavior.</text:p>
            <text:p>B) Providing positive feedback and modeling target behavior or attitude.</text:p>
            <text:p>C) Relying solely on text-based communication without feedback.</text:p>
            <text:p>D) Avoiding any interaction that simulates human-like exchanges.</text:p>
            <text:p/>
          </table:table-cell>
          <table:table-cell table:style-name="ce9" office:value-type="string" calcext:value-type="string">
            <text:p><text:span text:style-name="T8">Persuasive technology can act as a tool, medium, or social actor. When acting as a social actor, it can be persuasive by rewarding users with positive feedback, modeling a target behavior or attitude, and providing social support. This approach leverages social cues, such as language use, social dynamics, and roles, to influence behavior. Therefore, </text:span><text:span text:style-name="T11">B is the correct answer</text:span><text:span text:style-name="T10"> as it accurately reflects how persuasive technology uses social interactions to encourage changes in behavior or attitude.</text:span></text:p>
          </table:table-cell>
          <table:table-cell table:style-name="ce16" office:value-type="string" calcext:value-type="string">
            <text:p>B</text:p>
          </table:table-cell>
          <table:table-cell office:value-type="string" calcext:value-type="string">
            <text:p>b</text:p>
          </table:table-cell>
          <table:table-cell table:number-columns-repeated="16379"/>
        </table:table-row>
        <table:table-row table:style-name="ro11">
          <table:table-cell table:style-name="ce3" office:value-type="float" office:value="16" calcext:value-type="float">
            <text:p>16</text:p>
          </table:table-cell>
          <table:table-cell table:style-name="ce5" office:value-type="string" calcext:value-type="string">
            <text:p><text:span text:style-name="T4">Question: Which of the following correctly pairs the options that belong to the same sensing paradigm?</text:span></text:p>
            <text:p><text:span text:style-name="T1">-------------------------------------------------------------------------------------</text:span></text:p>
            <text:p><text:span text:style-name="T1">A) Citizens voluntarily taking and uploading photos to assess the amount of trash in city parks</text:span></text:p>
            <text:p><text:span text:style-name="T1">B) Software that automatically collects data to analyze users' web browsing patterns</text:span></text:p>
            <text:p><text:span text:style-name="T1">C) A mobile app where consumers scan the barcodes on food packaging to share nutritional information</text:span></text:p>
            <text:p><text:span text:style-name="T1">D) A system that collects data from sensors installed in cars to monitor traffic conditions in a smart city</text:span></text:p>
            <text:p><text:span text:style-name="T1">E) A feature on smartwatches that automatically collects data on an individual's daily activity and sleep patterns</text:span></text:p>
            <text:p><text:span text:style-name="T1">--------------------------------------------------------------------------------------</text:span></text:p>
            <text:p><text:span text:style-name="T1">1)A, B</text:span></text:p>
            <text:p><text:span text:style-name="T1">2)A, C</text:span></text:p>
            <text:p><text:span text:style-name="T1">3)A, B, D</text:span></text:p>
            <text:p><text:span text:style-name="T1">4)C, E</text:span></text:p>
            <text:p><text:span text:style-name="T1">5)C, D, E</text:span></text:p>
          </table:table-cell>
          <table:table-cell table:style-name="ce40" office:value-type="string" calcext:value-type="string">
            <text:p><text:span text:style-name="T8">In this question, A) and C) belong to the </text:span><text:span text:style-name="T11">participatory sensing</text:span><text:span text:style-name="T10"> paradigm, involving activities where users voluntarily collect and share data. Both cases require active participation from the users.</text:span></text:p>
            <text:p/>
            <text:p><text:span text:style-name="T8">On the other hand, B), D), and E) are examples of the</text:span><text:span text:style-name="T11"> opportunistic sensing</text:span><text:span text:style-name="T10"> paradigm. These represent methods that automatically collect data through sensors or software, rather than requiring direct user intervention.</text:span></text:p>
            <text:p/>
            <text:p><text:span text:style-name="T8">Therefore, the correct pairing of options that belong to the same sensing paradigm is </text:span><text:span text:style-name="T11">2) A, C.</text:span></text:p>
          </table:table-cell>
          <table:table-cell table:style-name="ce16" office:value-type="float" office:value="2" calcext:value-type="float">
            <text:p>2</text:p>
          </table:table-cell>
          <table:table-cell office:value-type="float" office:value="2" calcext:value-type="float">
            <text:p>2</text:p>
          </table:table-cell>
          <table:table-cell table:number-columns-repeated="16379"/>
        </table:table-row>
        <table:table-row table:style-name="ro3">
          <table:table-cell table:style-name="ce2" office:value-type="float" office:value="17" calcext:value-type="float">
            <text:p>17</text:p>
          </table:table-cell>
          <table:table-cell table:style-name="ce5" office:value-type="string" calcext:value-type="string">
            <text:p><text:span text:style-name="T4">Question: The following are descriptions of elements from the Functional triads of persuasive technology.</text:span></text:p>
            <text:p><text:span text:style-name="T4">Which is the correct order of elements to fill in the blanks?</text:span></text:p>
            <text:p><text:span text:style-name="T1">Providing social support---1)_____</text:span></text:p>
            <text:p><text:span text:style-name="T1">Helping people rehearse a behavior (simulating environment or objects)---2)_____</text:span></text:p>
            <text:p><text:span text:style-name="T1">Making target behavior easier to do---3)_____</text:span></text:p>
            <text:p/>
            <text:p><text:span text:style-name="T1">A) 1)Social actor, 2)Medium, 3)Tool</text:span></text:p>
            <text:p><text:span text:style-name="T1">B) 1)Medium, 2)Social actor, 3)Tool</text:span></text:p>
            <text:p><text:span text:style-name="T1">C) 1)Tool, 2)Social actor, 3)Medium</text:span></text:p>
            <text:p><text:span text:style-name="T1">D) 1)Social actor, 2)Tool, 3)Medium</text:span></text:p>
          </table:table-cell>
          <table:table-cell table:style-name="ce9" office:value-type="string" calcext:value-type="string">
            <text:p/>
            <text:p><text:span text:style-name="T8">The correct answer is</text:span><text:span text:style-name="T11"> A) 1)Social actor, 2)Medium, 3)Tool</text:span><text:span text:style-name="T10">. In persuasive technology, a </text:span><text:span text:style-name="T11">Social actor</text:span><text:span text:style-name="T10"> provides social support, offering encouragement or empathy. A </text:span><text:span text:style-name="T11">Medium</text:span><text:span text:style-name="T10"> lets people practice behaviors in a simulated setting, preparing them for real-life scenarios. A</text:span><text:span text:style-name="T11"> Tool </text:span><text:span text:style-name="T10">simplifies the desired behavior, making it more accessible and easier to adopt. Each plays a unique role in influencing and guiding user behavior towards a targeted outcome.</text:span></text:p>
          </table:table-cell>
          <table:table-cell table:style-name="ce16" office:value-type="string" calcext:value-type="string">
            <text:p>A</text:p>
          </table:table-cell>
          <table:table-cell office:value-type="string" calcext:value-type="string">
            <text:p>a</text:p>
          </table:table-cell>
          <table:table-cell table:number-columns-repeated="16379"/>
        </table:table-row>
        <table:table-row table:style-name="ro12">
          <table:table-cell table:style-name="ce3" office:value-type="float" office:value="18" calcext:value-type="float">
            <text:p>18</text:p>
          </table:table-cell>
          <table:table-cell table:style-name="ce5" office:value-type="string" calcext:value-type="string">
            <text:p>Which of the following examples best represents the opportunistic sensing paradigm?</text:p>
            <text:p/>
            <text:p>A) Residents using a mobile app to record and report noise levels in their neighborhoods.</text:p>
            <text:p>B) Citizens collecting water samples and using a testing kit to assess water quality in local water bodies.</text:p>
            <text:p>C) Automatically collecting GPS location traces from users' smartphones for traffic analysis.</text:p>
            <text:p>D) Users taking photos of overflowing garbage cans to actively report and manage waste disposal.</text:p>
          </table:table-cell>
          <table:table-cell table:style-name="ce41" office:value-type="string" calcext:value-type="string">
            <text:p>The opportunistic sensing paradigm involves automated sensor data collection without requiring active participation from users. In the given options, automatically collecting GPS location traces from users' smartphones aligns with this definition. This method utilizes the built-in GPS capabilities of smartphones to passively gather location data as users move about, without them having to actively engage with a specific app or device. This data can then be used for various purposes such as traffic analysis, location-based services, or urban planning, making it a prime example of opportunistic sensing.</text:p>
          </table:table-cell>
          <table:table-cell table:style-name="ce16" office:value-type="string" calcext:value-type="string">
            <text:p>C</text:p>
          </table:table-cell>
          <table:table-cell office:value-type="string" calcext:value-type="string">
            <text:p>c</text:p>
          </table:table-cell>
          <table:table-cell table:number-columns-repeated="16379"/>
        </table:table-row>
        <table:table-row table:style-name="ro3">
          <table:table-cell table:style-name="ce3" office:value-type="float" office:value="19" calcext:value-type="float">
            <text:p>19</text:p>
          </table:table-cell>
          <table:table-cell table:style-name="ce5" office:value-type="string" calcext:value-type="string">
            <text:p>In the activity recognition process, which step involves identifying portions of data that are likely to contain information about activities?</text:p>
            <text:p/>
            <text:p>A) Data acquisition and pre-processing</text:p>
            <text:p>B) Data segmentation</text:p>
            <text:p>C) Feature extraction</text:p>
            <text:p>D) Model building and classification</text:p>
          </table:table-cell>
          <table:table-cell table:style-name="ce9" office:value-type="string" calcext:value-type="string">
            <text:p>Data segmentation is the step in the activity recognition process where portions of data likely to contain information about activities are identified. During this step, techniques such as sliding window and energy-based methods are employed to isolate relevant segments of sensor data. These segments are then used for further analysis in subsequent steps, such as feature extraction, to extract meaningful information for activity recognition. Therefore, data segmentation plays a crucial role in identifying and preparing the data for subsequent processing in the activity recognition pipeline.</text:p>
          </table:table-cell>
          <table:table-cell table:style-name="ce16" office:value-type="string" calcext:value-type="string">
            <text:p>B</text:p>
          </table:table-cell>
          <table:table-cell office:value-type="string" calcext:value-type="string">
            <text:p>c</text:p>
          </table:table-cell>
          <table:table-cell table:number-columns-repeated="16379"/>
        </table:table-row>
        <table:table-row table:style-name="ro2">
          <table:table-cell table:style-name="ce2" office:value-type="float" office:value="21" calcext:value-type="float">
            <text:p>21</text:p>
          </table:table-cell>
          <table:table-cell table:style-name="ce7" office:value-type="string" calcext:value-type="string">
            <text:p>Which of the following best describes the sensor data processing pipeline in IoT data science processes?</text:p>
            <text:p>A) Collect -&gt; Analyze -&gt; Implement -&gt; Monitor </text:p>
            <text:p>B) Collect -&gt; Segment -&gt; Extract -&gt; Classify </text:p>
            <text:p>C) Identify -&gt; Process -&gt; Store -&gt; Analyze </text:p>
            <text:p>D) Sense -&gt; Process -&gt; Actuate -&gt; Feedback</text:p>
          </table:table-cell>
          <table:table-cell table:style-name="ce9" office:value-type="string" calcext:value-type="string">
            <text:p>First the data needs to be collected, most sensors provide data on some regular basis (data stream) therefore the sampling rates need to be known. Then the data segments, which contain information about activities, need to be "identified". Then the features are extracted from the segments. This can be signal-based features, body model features, event-based features or multilevel features. Last a classification algorithm is used to determine the activity</text:p>
          </table:table-cell>
          <table:table-cell table:style-name="ce16" office:value-type="string" calcext:value-type="string">
            <text:p>B</text:p>
          </table:table-cell>
          <table:table-cell office:value-type="string" calcext:value-type="string">
            <text:p>b</text:p>
          </table:table-cell>
          <table:table-cell table:number-columns-repeated="16379"/>
        </table:table-row>
        <table:table-row table:style-name="ro4">
          <table:table-cell table:style-name="ce3" office:value-type="float" office:value="22" calcext:value-type="float">
            <text:p>22</text:p>
          </table:table-cell>
          <table:table-cell table:style-name="ce5" office:value-type="string" calcext:value-type="string">
            <text:p>Which of the following statements is NOT true about Mobile Sensing Architecture? (Select one)</text:p>
            <text:p/>
            <text:p>1. Mobile Sensing Architecture involves inform, share, and persuasion stages.</text:p>
            <text:p>2. The most labor-intensive work in sensor data science is the integration of sensor data.</text:p>
            <text:p>3. Data visualization is one of the representative methods for Share stage</text:p>
            <text:p>4. Supervised learning in mobile sensing requires the data to be hand-labeled.</text:p>
            <text:p>5. Persuasive technology systems aim to change user behavior by providing tailored feedback.</text:p>
          </table:table-cell>
          <table:table-cell table:style-name="ce9" office:value-type="string" calcext:value-type="string">
            <text:p>Mobile Sensing Architecture involves the sense, learn, inform, share, and persuasion stages. The most labor-intensive work in sensor data science is sensor data and label collection in the sense stage. The representative methods for the Share stage include data visualization, community awareness, social network use, etc. Supervised learning in mobile sensing requires the data to be hand-labeled, and unsupervised learning does not. Persuasive technology's goal is to change users' attitudes and behavior with tailored feedback. Therefore, the incorrect answer is number 2.</text:p>
          </table:table-cell>
          <table:table-cell table:style-name="ce16" office:value-type="float" office:value="2" calcext:value-type="float">
            <text:p>2</text:p>
          </table:table-cell>
          <table:table-cell office:value-type="float" office:value="2" calcext:value-type="float">
            <text:p>2</text:p>
          </table:table-cell>
          <table:table-cell table:number-columns-repeated="16379"/>
        </table:table-row>
        <table:table-row table:style-name="ro5">
          <table:table-cell table:style-name="ce3" office:value-type="float" office:value="23" calcext:value-type="float">
            <text:p>23</text:p>
          </table:table-cell>
          <table:table-cell table:style-name="ce5" office:value-type="string" calcext:value-type="string">
            <text:p>Which of the following pairs correctly match a context-aware application category with its characteristics? (Select two)</text:p>
            <text:p/>
            <text:p>1. Proximate selection: Automatic, Information.</text:p>
            <text:p>2. Contextual information: Automatic, Information.</text:p>
            <text:p>3. Automatic contextual reconfiguration: Automatic, Information.</text:p>
            <text:p>4. Context-triggered actions: Manual, Command.</text:p>
            <text:p>5. Contextual commands: Manual, Command.</text:p>
          </table:table-cell>
          <table:table-cell table:style-name="ce9" office:value-type="string" calcext:value-type="string">
            <text:p>Proximate selection is a user interface technique where the located-objects that are nearby are emphasized or otherwise made easier to choose. In general, proximate selection involves entering a "locus" and "selection." According to the context, Contextual information displays information and Contextual Commands perform the command. they need to get information about the context manually. Automatic Contextual Reconfiguration detects the user's context automatically and adjusts information accordingly. Context-triggered actions automatically execute a command when certain context conditions are met. Therefore, the correct answers are number 3 and 5.</text:p>
          </table:table-cell>
          <table:table-cell table:style-name="ce16" office:value-type="string" calcext:value-type="string">
            <text:p>3 &amp; 5</text:p>
          </table:table-cell>
          <table:table-cell office:value-type="string" calcext:value-type="string">
            <text:p>4,1</text:p>
          </table:table-cell>
          <table:table-cell office:value-type="string" calcext:value-type="string">
            <text:p>x</text:p>
          </table:table-cell>
          <table:table-cell table:number-columns-repeated="16378"/>
        </table:table-row>
        <table:table-row table:style-name="ro13">
          <table:table-cell table:style-name="ce3" office:value-type="float" office:value="26" calcext:value-type="float">
            <text:p>26</text:p>
          </table:table-cell>
          <table:table-cell table:style-name="ce5" office:value-type="string" calcext:value-type="string">
            <text:p>What is the main trade-off when designing energy-efficient algorithms for continuous smartphone sensing?</text:p>
            <text:p/>
            <text:p> a) Accuracy vs. speed</text:p>
            <text:p> b) Accuracy vs. memory usage</text:p>
            <text:p> c) Accuracy vs. energy consumption</text:p>
            <text:p> d) Accuracy vs. internet connectivity</text:p>
          </table:table-cell>
          <table:table-cell table:style-name="ce9" office:value-type="string" calcext:value-type="string">
            <text:p>Continuous smartphone sensing involves constantly collecting data from various sensors like accelerometers, gyroscopes, and microphones. This continuous operation drains the phone's battery significantly.</text:p>
            <text:p>Energy-efficient algorithms are designed to minimize the energy used by these sensors while still collecting usable data.</text:p>
            <text:p>Accuracy refers to how well the sensor data reflects the real world.</text:p>
            <text:p>The key trade-off lies in balancing these two aspects. Here's how:</text:p>
            <text:p/>
            <text:p>More frequent data collection (higher sampling rate) increases accuracy but consumes more energy.</text:p>
            <text:p>Less frequent data collection (lower sampling rate) conserves energy but might miss important details, reducing accuracy.</text:p>
            <text:p>Therefore, the goal is to design algorithms that can achieve an acceptable level of accuracy while minimizing the energy consumption of sensors during continuous data collection.</text:p>
          </table:table-cell>
          <table:table-cell table:style-name="ce16" office:value-type="string" calcext:value-type="string">
            <text:p>c</text:p>
          </table:table-cell>
          <table:table-cell office:value-type="string" calcext:value-type="string">
            <text:p>c</text:p>
          </table:table-cell>
          <table:table-cell table:number-columns-repeated="16379"/>
        </table:table-row>
        <table:table-row table:style-name="ro4">
          <table:table-cell table:style-name="ce3" office:value-type="float" office:value="27" calcext:value-type="float">
            <text:p>27</text:p>
          </table:table-cell>
          <table:table-cell table:style-name="ce5" office:value-type="string" calcext:value-type="string">
            <text:p>The "second-hand smoke problem" in mobile sensing refers to:</text:p>
            <text:p/>
            <text:p> a)  Sensor data corruption due to physical damage</text:p>
            <text:p> b)  Privacy concerns of users exposed to other people's sensors</text:p>
            <text:p> c)  Limited battery life of smartphones</text:p>
            <text:p> d)  Incompatibility between different sensor models</text:p>
          </table:table-cell>
          <table:table-cell table:style-name="ce9" office:value-type="string" calcext:value-type="string">
            <text:p>The answer is b) Privacy concerns of users exposed to other people's sensors.</text:p>
            <text:p/>
            <text:p>Here's why:</text:p>
            <text:p/>
            <text:p>The term "second-hand smoke problem" draws an analogy to involuntary exposure. Just like inhaling smoke from someone else's cigarette, a mobile sensing system might collect data about people nearby without their consent.</text:p>
            <text:p>This scenario raises privacy concerns because sensor data can potentially reveal personal information about these bystanders.</text:p>
          </table:table-cell>
          <table:table-cell table:style-name="ce16" office:value-type="string" calcext:value-type="string">
            <text:p>b</text:p>
          </table:table-cell>
          <table:table-cell office:value-type="string" calcext:value-type="string">
            <text:p>b</text:p>
          </table:table-cell>
          <table:table-cell table:number-columns-repeated="16379"/>
        </table:table-row>
        <table:table-row table:style-name="ro9">
          <table:table-cell table:style-name="ce3" office:value-type="float" office:value="28" calcext:value-type="float">
            <text:p>28</text:p>
          </table:table-cell>
          <table:table-cell table:style-name="ce5" office:value-type="string" calcext:value-type="string">
            <text:p>What is the best description for purpose of data segmentation? </text:p>
            <text:p>a) It is for exploratory data anaysis to enhance better understanding of data</text:p>
            <text:p>b) Data segmentation is preprocessing data </text:p>
            <text:p>c) It is to identify those data segments that are likey to contain information about activities for feature extraction</text:p>
            <text:p>d) Data segmentation is labelling data for classification</text:p>
          </table:table-cell>
          <table:table-cell table:style-name="ce9" office:value-type="string" calcext:value-type="string">
            <text:p>Data segmentation is for identifying and preparing the data for feature extraction in the activity recognition pipeline. In this process, we can use technics such as sliding window, or engergy based approach. Sliding window is using a window(=frame) of sample, simply slide that window with fixed overlapping and energy based approach is figure out different activities have different activity "intensities" of (or energy). </text:p>
          </table:table-cell>
          <table:table-cell table:style-name="ce16" office:value-type="string" calcext:value-type="string">
            <text:p>c</text:p>
          </table:table-cell>
          <table:table-cell office:value-type="string" calcext:value-type="string">
            <text:p>c</text:p>
          </table:table-cell>
          <table:table-cell table:number-columns-repeated="16379"/>
        </table:table-row>
        <table:table-row table:style-name="ro3">
          <table:table-cell table:style-name="ce2" office:value-type="float" office:value="29" calcext:value-type="float">
            <text:p>29</text:p>
          </table:table-cell>
          <table:table-cell table:style-name="ce5" office:value-type="string" calcext:value-type="string">
            <text:p>Context is somewhat vaguely defined terminology in most cases. However according to Schmidt, Beigle, Gellersens's model(2021) , context can be defined explicity with four definitions. What is the wrong definition about a context? </text:p>
            <text:p>a) A context describes a situation and the environment a device/user is in </text:p>
            <text:p>b) A context is defined by a unique name </text:p>
            <text:p>c) For each context a set of features is relevant </text:p>
            <text:p>d) Context is entirely determined by the user's preferences and has no relation to the device or environment they are in.</text:p>
            <text:p>e) For each relevant feature a range of values is determined(implicitly or explictly) by the context</text:p>
          </table:table-cell>
          <table:table-cell table:style-name="ce9" office:value-type="string" calcext:value-type="string">
            <text:p>Schmidt, Beigle, Gellersens has defined a context as followings :</text:p>
            <text:p>- A context describes a situation and the environment a device/user is in </text:p>
            <text:p>- A context is defined by a unique name </text:p>
            <text:p>- For each context a set of features is relevant </text:p>
            <text:p>- Context is entirely determined by the user's preferences and has no relation to the device or environment they are in.</text:p>
            <text:p>- For each relevant feature a range of values is determined(implicitly or explictly) by the context</text:p>
          </table:table-cell>
          <table:table-cell table:style-name="ce16" office:value-type="string" calcext:value-type="string">
            <text:p>d</text:p>
          </table:table-cell>
          <table:table-cell office:value-type="string" calcext:value-type="string">
            <text:p>d</text:p>
          </table:table-cell>
          <table:table-cell table:number-columns-repeated="16379"/>
        </table:table-row>
        <table:table-row table:style-name="ro5">
          <table:table-cell table:style-name="ce3" office:value-type="float" office:value="31" calcext:value-type="float">
            <text:p>31</text:p>
          </table:table-cell>
          <table:table-cell table:style-name="ce5" office:value-type="string" calcext:value-type="string">
            <text:p>Which of the following best exemplifies a context-aware application that utilizes persuasive technology to change a user's behavior?</text:p>
            <text:p/>
            <text:p>A) A GPS application that simply navigates the user from point A to point B</text:p>
            <text:p>B) A digital calendar that notifies the user of upcoming events</text:p>
            <text:p>C) A fitness app that tracks the user's physical activity and encourages more movement based on the user's location and past behavior</text:p>
            <text:p>D) A weather app that provides the current weather conditions</text:p>
          </table:table-cell>
          <table:table-cell table:style-name="ce9" office:value-type="string" calcext:value-type="string">
            <text:p>Persuasive technology aims to change a person's attitudes or behaviors through the use of interactive technology, while context-aware computing tailors software behavior based on the user’s current context, such as location or activity. A fitness app that tracks physical activity and encourages movement integrates both concepts by using the user’s location and past behavior (context) to motivate increased physical activity (persuasion). Unlike the other options, which may use context-awareness (A, B, D), option C specifically leverages context-aware computing to persuasively encourage a change in user behavior, aligning with the objectives of persuasive technology.</text:p>
          </table:table-cell>
          <table:table-cell table:style-name="ce16" office:value-type="string" calcext:value-type="string">
            <text:p>C</text:p>
          </table:table-cell>
          <table:table-cell office:value-type="string" calcext:value-type="string">
            <text:p>c</text:p>
          </table:table-cell>
          <table:table-cell table:number-columns-repeated="16379"/>
        </table:table-row>
        <table:table-row table:style-name="ro9">
          <table:table-cell table:style-name="ce3" office:value-type="float" office:value="32" calcext:value-type="float">
            <text:p>32</text:p>
          </table:table-cell>
          <table:table-cell table:style-name="ce5" office:value-type="string" calcext:value-type="string">
            <text:p>Which aspect of mobile sensing architecture deals with the challenge of achieving fine-grained control over sensors while ensuring compatibility across different operating systems and sensor models?</text:p>
            <text:p/>
            <text:p>A) Data integration</text:p>
            <text:p>B) User interface design</text:p>
            <text:p>C) Programmability</text:p>
            <text:p>D) Energy management</text:p>
          </table:table-cell>
          <table:table-cell table:style-name="ce9" office:value-type="string" calcext:value-type="string">
            <text:p>Programmability focuses on managing smartphone sensors via system APIs, where controlling sensors precisely and ensuring portability across diverse operating systems and sensor models are major challenges.</text:p>
          </table:table-cell>
          <table:table-cell table:style-name="ce16" office:value-type="string" calcext:value-type="string">
            <text:p>C</text:p>
          </table:table-cell>
          <table:table-cell office:value-type="string" calcext:value-type="string">
            <text:p>b</text:p>
          </table:table-cell>
          <table:table-cell office:value-type="string" calcext:value-type="string">
            <text:p>x</text:p>
          </table:table-cell>
          <table:table-cell table:number-columns-repeated="16378"/>
        </table:table-row>
        <table:table-row table:style-name="ro8">
          <table:table-cell table:style-name="ce3" office:value-type="float" office:value="34" calcext:value-type="float">
            <text:p>34</text:p>
          </table:table-cell>
          <table:table-cell table:style-name="ce5" office:value-type="string" calcext:value-type="string">
            <text:p>What is a characteristic of the Participatory sensing paradigm?</text:p>
            <text:p/>
            <text:p>A) Automated sensor data collection</text:p>
            <text:p>B) Passive involvement of users</text:p>
            <text:p>C) Active sensor data collection by users</text:p>
            <text:p>D) Low burden placed on the user</text:p>
            <text:p/>
          </table:table-cell>
          <table:table-cell table:style-name="ce9" office:value-type="string" calcext:value-type="string">
            <text:p>Participatory sensing involves active involvement of users in collecting sensor data, as seen in the example of managing garbage cans by taking photos. Users actively participate in data collection, contributing to the complexity of operations but also influencing the quality of data.</text:p>
          </table:table-cell>
          <table:table-cell table:style-name="ce16" office:value-type="string" calcext:value-type="string">
            <text:p>C</text:p>
          </table:table-cell>
          <table:table-cell office:value-type="string" calcext:value-type="string">
            <text:p>c</text:p>
          </table:table-cell>
          <table:table-cell table:number-columns-repeated="16379"/>
        </table:table-row>
        <table:table-row table:style-name="ro3">
          <table:table-cell table:style-name="ce3" office:value-type="float" office:value="35" calcext:value-type="float">
            <text:p>35</text:p>
          </table:table-cell>
          <table:table-cell table:style-name="ce5" office:value-type="string" calcext:value-type="string">
            <text:p>Which of the following is NOT a current solution for addressing privacy issues in mobile sensing systems?</text:p>
            <text:p/>
            <text:p>A) Cryptography</text:p>
            <text:p>B) Privacy-preserving data mining</text:p>
            <text:p>C) Publicly sharing collected data</text:p>
            <text:p>D) Processing data locally versus cloud services</text:p>
            <text:p/>
          </table:table-cell>
          <table:table-cell table:style-name="ce9" office:value-type="string" calcext:value-type="string">
            <text:p>Current solutions for addressing privacy issues in mobile sensing systems include cryptography, privacy-preserving data mining, and processing data locally versus using cloud services. These solutions aim to protect user privacy by encrypting sensitive information, anonymizing data for analysis, and minimizing the transmission of personal data over the network. However, publicly sharing collected data would contradict the fundamental responsibility of respecting user privacy, as it could lead to unauthorized access or misuse of sensitive information by third parties.</text:p>
          </table:table-cell>
          <table:table-cell table:style-name="ce16" office:value-type="string" calcext:value-type="string">
            <text:p>C</text:p>
          </table:table-cell>
          <table:table-cell office:value-type="string" calcext:value-type="string">
            <text:p>c</text:p>
          </table:table-cell>
          <table:table-cell table:number-columns-repeated="16379"/>
        </table:table-row>
        <table:table-row table:style-name="ro14">
          <table:table-cell table:style-name="ce3" office:value-type="float" office:value="36" calcext:value-type="float">
            <text:p>36</text:p>
          </table:table-cell>
          <table:table-cell table:style-name="ce5" office:value-type="string" calcext:value-type="string">
            <text:p><text:span text:style-name="T1">Suppose a mobile sensing application utilizes accelerometer data to detect whether a user is walking or running. The application works well in most cases but struggles to differentiate between walking and running when the user is doing a fast-paced walk or a slow jog. </text:span><text:span text:style-name="T5">How</text:span><text:span text:style-name="T6"> can we improve during the data gathering and pre-training phase that could enhance the application’s performance in these edge cases? (Select</text:span><text:span text:style-name="T5"> the BEST </text:span><text:span text:style-name="T6">two that apply)</text:span></text:p>
            <text:p/>
            <text:p><text:span text:style-name="T1">A) Increase the sampling rate of the accelerometer </text:span></text:p>
            <text:p><text:span text:style-name="T1">B) Add a feature that allows users to manually input their activity</text:span></text:p>
            <text:p><text:span text:style-name="T1">C) Increase processing power</text:span></text:p>
            <text:p><text:span text:style-name="T1">D) Use data from the gyroscope in addition to the accelerometer </text:span></text:p>
          </table:table-cell>
          <table:table-cell table:style-name="ce9" office:value-type="string" calcext:value-type="string">
            <text:p><text:span text:style-name="T8">The correct options are:</text:span></text:p>
            <text:p><text:span text:style-name="T9">A) Increase the sampling rate of the accelerometer. </text:span><text:span text:style-name="T10">By increasing the sampling rate, more detailed data about the user’s movements could be captured and the behavior inference could have a better accuracy.</text:span></text:p>
            <text:p><text:span text:style-name="T9">D) Use data from the gyroscope in addition to the accelerometer. </text:span><text:span text:style-name="T10">Gyroscope data will help the inference process by providing additional context, such as the user’s body posture (form the device’s orientation). </text:span></text:p>
            <text:p/>
            <text:p><text:span text:style-name="T8">Additional notes:</text:span></text:p>
            <text:p><text:span text:style-name="T8">Option B could also be considered, but it is a less preferable option compared to options A and D. Relying on the users to manually label their type of activity every time they go for a walk or run is not practical and there is a good chance they will forget to label it. </text:span></text:p>
            <text:p><text:span text:style-name="T8">Option C focuses on reducing the training time, rather than directly improving accuracy in inferring the user’s type of activity</text:span></text:p>
          </table:table-cell>
          <table:table-cell table:style-name="ce16" office:value-type="string" calcext:value-type="string">
            <text:p>A, D</text:p>
          </table:table-cell>
          <table:table-cell office:value-type="string" calcext:value-type="string">
            <text:p>a,b</text:p>
          </table:table-cell>
          <table:table-cell office:value-type="string" calcext:value-type="string">
            <text:p>x</text:p>
          </table:table-cell>
          <table:table-cell table:number-columns-repeated="16378"/>
        </table:table-row>
        <table:table-row table:style-name="ro3">
          <table:table-cell table:style-name="ce2" office:value-type="float" office:value="37" calcext:value-type="float">
            <text:p>37</text:p>
          </table:table-cell>
          <table:table-cell table:style-name="ce5" office:value-type="string" calcext:value-type="string">
            <text:p>Suppose your smartphone is part of a city-wide project to measure noise pollution. Which actions align most closely with the opportunistic sensing approach? (Select two that apply)</text:p>
            <text:p/>
            <text:p>A) You decide when to start the noise measurement app.</text:p>
            <text:p>B) The app automatically starts measuring noise levels when you enter a park.</text:p>
            <text:p>C) The app periodically prompts you to input the noise levels at various intervals.</text:p>
            <text:p>D) The app also uses the GPS sensor in your phone while measuring the noise levels as you move around the city.</text:p>
            <text:p/>
          </table:table-cell>
          <table:table-cell table:style-name="ce9" office:value-type="string" calcext:value-type="string">
            <text:p><text:span text:style-name="T8">The correct options are</text:span><text:span text:style-name="T11"> options B and D</text:span><text:span text:style-name="T10">, as both options shows a form of automation in the data collection process, which aligns with the opportunistic sensing paradigm. </text:span></text:p>
            <text:p/>
            <text:p><text:span text:style-name="T8">Meanwhile, options A and C rely more on a manual action or input by the user, which aligns more closely to the participatory sensing paradigm</text:span></text:p>
            <text:p/>
          </table:table-cell>
          <table:table-cell table:style-name="ce16" office:value-type="string" calcext:value-type="string">
            <text:p>B, D</text:p>
          </table:table-cell>
          <table:table-cell office:value-type="string" calcext:value-type="string">
            <text:p>b,d</text:p>
          </table:table-cell>
          <table:table-cell table:number-columns-repeated="16379"/>
        </table:table-row>
        <table:table-row table:style-name="ro5">
          <table:table-cell table:style-name="ce3" office:value-type="float" office:value="38" calcext:value-type="float">
            <text:p>38</text:p>
          </table:table-cell>
          <table:table-cell table:style-name="ce5" office:value-type="string" calcext:value-type="string">
            <text:p>Which of the following terms best explains 'this'? 'This' is used for combining information to gain a more comprehensive and accurate understanding of the environment or the user's situation.</text:p>
            <text:p/>
            <text:p>A) Proximate Selection</text:p>
            <text:p>B) Intervention</text:p>
            <text:p>C) Sensor Fusion</text:p>
            <text:p>D) Human-in-the-loop</text:p>
          </table:table-cell>
          <table:table-cell table:style-name="ce9" office:value-type="string" calcext:value-type="string">
            <text:p>The correct answer is C(Sensor Fusion).</text:p>
            <text:p>A. Proximate Selection involves considering importance to provide convenience and better understanding to users and others.</text:p>
            <text:p>B. Intervention refers to the act of becoming involved in a situation to alter, change, or influence its course or outcome.</text:p>
            <text:p>C. Sensor fusion means fusing multiple sensors to infer the user's context.</text:p>
            <text:p>D. Human-in-the-loop refers to a mode of operation in systems or processes where human involvement is integrated into the workflow.</text:p>
            <text:p>Therefore, 'C. Sensor fusion' best explains this problem.</text:p>
          </table:table-cell>
          <table:table-cell table:style-name="ce16" office:value-type="string" calcext:value-type="string">
            <text:p>C</text:p>
          </table:table-cell>
          <table:table-cell office:value-type="string" calcext:value-type="string">
            <text:p>a</text:p>
          </table:table-cell>
          <table:table-cell office:value-type="string" calcext:value-type="string">
            <text:p>x(would prob get now)</text:p>
          </table:table-cell>
          <table:table-cell table:number-columns-repeated="16378"/>
        </table:table-row>
        <table:table-row table:style-name="ro15">
          <table:table-cell table:style-name="ce3" office:value-type="float" office:value="39" calcext:value-type="float">
            <text:p>39</text:p>
          </table:table-cell>
          <table:table-cell table:style-name="ce5" office:value-type="string" calcext:value-type="string">
            <text:p>What is an example of context triggered action?</text:p>
            <text:p/>
            <text:p>a. Light triggered display</text:p>
            <text:p>b. Orientation sensitive display</text:p>
            <text:p>c. Active badge</text:p>
            <text:p>d. Geonotes</text:p>
          </table:table-cell>
          <table:table-cell table:style-name="ce9" office:value-type="string" calcext:value-type="string">
            <text:p>Here C, Active badge, is the context triggered action and the rest are not. </text:p>
            <text:p/>
            <text:p>a and b are Automatic Context Triggered and d is not context triggered. </text:p>
          </table:table-cell>
          <table:table-cell table:style-name="ce16" office:value-type="string" calcext:value-type="string">
            <text:p>C</text:p>
          </table:table-cell>
          <table:table-cell office:value-type="string" calcext:value-type="string">
            <text:p>c</text:p>
          </table:table-cell>
          <table:table-cell table:number-columns-repeated="16379"/>
        </table:table-row>
        <table:table-row table:style-name="ro8">
          <table:table-cell table:style-name="ce3" office:value-type="float" office:value="40" calcext:value-type="float">
            <text:p>40</text:p>
          </table:table-cell>
          <table:table-cell table:style-name="ce5" office:value-type="string" calcext:value-type="string">
            <text:p>Which of the following is a part of "Sense" in Mobile Sensing Architechture?</text:p>
            <text:p/>
            <text:p>a. Phone Context</text:p>
            <text:p>b. Semi supervised learning</text:p>
            <text:p>c. Profile user preferences</text:p>
            <text:p>d. Statistical analysis</text:p>
          </table:table-cell>
          <table:table-cell table:style-name="ce9" office:value-type="string" calcext:value-type="string">
            <text:p>The right answer is a. b and d are part of "Learn" and c the part of Inform, Share, Participation</text:p>
          </table:table-cell>
          <table:table-cell table:style-name="ce16" office:value-type="string" calcext:value-type="string">
            <text:p>A</text:p>
          </table:table-cell>
          <table:table-cell office:value-type="string" calcext:value-type="string">
            <text:p>a</text:p>
          </table:table-cell>
          <table:table-cell table:number-columns-repeated="16379"/>
        </table:table-row>
        <table:table-row table:style-name="ro16">
          <table:table-cell table:style-name="ce3" office:value-type="float" office:value="41" calcext:value-type="float">
            <text:p>41</text:p>
          </table:table-cell>
          <table:table-cell table:style-name="ce5" office:value-type="string" calcext:value-type="string">
            <text:p>The following is an explanation of sensing paradigms. Which of the following is incorrect? (select one)</text:p>
            <text:p/>
            <text:p>A) Taking photographs of locations or discussing events is an example of participatory sensing.</text:p>
            <text:p>B) In opportunistic sensing, users may feel less burdened.</text:p>
            <text:p>C) Opportunistic sensing allows for automatic data collection from the surrounding environment.</text:p>
            <text:p>D) In participatory sensing, the quality of data is unrelated to the participants.</text:p>
          </table:table-cell>
          <table:table-cell table:style-name="ce9" office:value-type="string" calcext:value-type="string">
            <text:p>The correct answer is D.</text:p>
            <text:p>To solve this problem, knowledge of participatory sensing and opportunistic sensing is required.</text:p>
            <text:p>With participatory sensing, users consciously opt to meet an application request out of their own will. Therefore, sensor data is actively collected by the user, and the quality of the data is dependent on the participants.</text:p>
            <text:p>On the other hand, with opportunisitc sensing, sensor data is automatically collected through methods such as interconnection between devices and lowers burden placed on the user.</text:p>
            <text:p>Therefore, D is incorrect in saying that the quality of data in participatry sensing is not related to the participants.</text:p>
          </table:table-cell>
          <table:table-cell table:style-name="ce16" office:value-type="string" calcext:value-type="string">
            <text:p>D</text:p>
          </table:table-cell>
          <table:table-cell office:value-type="string" calcext:value-type="string">
            <text:p>d</text:p>
          </table:table-cell>
          <table:table-cell table:number-columns-repeated="16379"/>
        </table:table-row>
        <table:table-row table:style-name="ro1">
          <table:table-cell table:style-name="ce2" office:value-type="float" office:value="42" calcext:value-type="float">
            <text:p>42</text:p>
          </table:table-cell>
          <table:table-cell table:style-name="ce5"/>
          <table:table-cell table:style-name="ce9"/>
          <table:table-cell table:style-name="ce16"/>
          <table:table-cell table:number-columns-repeated="16380"/>
        </table:table-row>
        <table:table-row table:style-name="ro9">
          <table:table-cell table:style-name="ce3" office:value-type="float" office:value="43" calcext:value-type="float">
            <text:p>43</text:p>
          </table:table-cell>
          <table:table-cell table:style-name="ce6" office:value-type="string" calcext:value-type="string">
            <text:p><text:span text:style-name="T1">In the field of computer science, which of the following definitions </text:span><text:span text:style-name="T2">inaccurately</text:span><text:span text:style-name="T3"> describes the term 'context'?</text:span></text:p>
            <text:p/>
            <text:p>1.  A context describes both the situation and the environment in which a device/user is situated.</text:p>
            <text:p>2.  A context does not possess a unique name.</text:p>
            <text:p>3. Each context has a set of relevant features.</text:p>
            <text:p>4. The context implicitly or explicitly determines a range of values for each relevant feature</text:p>
          </table:table-cell>
          <table:table-cell table:style-name="ce40" office:value-type="string" calcext:value-type="string">
            <text:p>The correct answer is option 2. In the field of computer science, unique identifiers or names are frequently assigned to distinguish between different contexts within various applications. Therefore, option 2 inaccurately defines the term 'context' by suggesting it does not possess a unique name.</text:p>
          </table:table-cell>
          <table:table-cell table:style-name="ce16" office:value-type="float" office:value="2" calcext:value-type="float">
            <text:p>2</text:p>
          </table:table-cell>
          <table:table-cell office:value-type="float" office:value="2" calcext:value-type="float">
            <text:p>2</text:p>
          </table:table-cell>
          <table:table-cell table:number-columns-repeated="16379"/>
        </table:table-row>
        <table:table-row table:style-name="ro17">
          <table:table-cell table:style-name="ce3" office:value-type="float" office:value="44" calcext:value-type="float">
            <text:p>44</text:p>
          </table:table-cell>
          <table:table-cell table:style-name="ce6" office:value-type="string" calcext:value-type="string">
            <text:p>Which type of user interface technique is associated with 'proximate selection,' making located objects 'emphasized' or 'easier to choose'?</text:p>
            <text:p/>
            <text:p>1. Siren</text:p>
            <text:p>2. Light sensitive display</text:p>
            <text:p>3. Orientation-sensitive UI</text:p>
            <text:p>4. Nearby printer selection</text:p>
          </table:table-cell>
          <table:table-cell table:style-name="ce40" office:value-type="string" calcext:value-type="string">
            <text:p>The correct answer to the question is option 4. 'Proximate selection' is a user interface technique that helps users choose objects or options physically close to their current location or context. In this specific scenario, selecting a nearby printer for printing tasks exemplifies 'proximate selection'.</text:p>
          </table:table-cell>
          <table:table-cell table:style-name="ce16" office:value-type="float" office:value="4" calcext:value-type="float">
            <text:p>4</text:p>
          </table:table-cell>
          <table:table-cell office:value-type="string" calcext:value-type="string">
            <text:p>4,</text:p>
          </table:table-cell>
          <table:table-cell table:number-columns-repeated="16379"/>
        </table:table-row>
        <table:table-row table:style-name="ro9">
          <table:table-cell table:style-name="ce3" office:value-type="float" office:value="50" calcext:value-type="float">
            <text:p>50</text:p>
          </table:table-cell>
          <table:table-cell table:style-name="ce5" office:value-type="string" calcext:value-type="string">
            <text:p>According to Klaus Schwab, the Fourth Industrial Revolution is characterized by which of the following?</text:p>
            <text:p/>
            <text:p>a. Mechanical production systems</text:p>
            <text:p>b. Electrical mass production systems</text:p>
            <text:p>c. Cyber-physical systems</text:p>
            <text:p>d. Electronics, IT, automated production</text:p>
            <text:p/>
          </table:table-cell>
          <table:table-cell table:style-name="ce9" office:value-type="string" calcext:value-type="string">
            <text:p>Cyber-physical systems - This is the defining characteristic of the Fourth Industrial Revolution, which is the focus of the question. Cyber-physical systems integrate computing, networking, and physical processes. With the advent of the internet of things (IoT), artificial intelligence (AI), and machine learning, these systems enable new ways of creating value and are a step beyond the previous revolution.</text:p>
          </table:table-cell>
          <table:table-cell table:style-name="ce16" office:value-type="string" calcext:value-type="string">
            <text:p>C</text:p>
          </table:table-cell>
          <table:table-cell office:value-type="string" calcext:value-type="string">
            <text:p>d</text:p>
          </table:table-cell>
          <table:table-cell office:value-type="string" calcext:value-type="string">
            <text:p>x</text:p>
          </table:table-cell>
          <table:table-cell table:number-columns-repeated="16378"/>
        </table:table-row>
        <table:table-row table:style-name="ro4">
          <table:table-cell table:style-name="ce3" office:value-type="float" office:value="51" calcext:value-type="float">
            <text:p>51</text:p>
          </table:table-cell>
          <table:table-cell table:style-name="ce5" office:value-type="string" calcext:value-type="string">
            <text:p>Question: Which of the following statements about embedded systems and machine learning are false? (Multiple Answers)</text:p>
            <text:p>a. Embedded systems like Arduino Sense have high resources compared to modern computers.</text:p>
            <text:p>b. Writing machine learning architecture code is a fraction of the process, with data collection, preprocessing, and feature engineering taking more time.</text:p>
            <text:p>c. The development of machine learning systems is a non-linear process involving multiple iterations from data collection to deployment.</text:p>
            <text:p>d. Android’s sensing rate configuration ensures sampling rates by reducing resources allocated to computationally intensive tasks.</text:p>
          </table:table-cell>
          <table:table-cell table:style-name="ce9" office:value-type="string" calcext:value-type="string">
            <text:p>a. This statement is false because Arduino Sense, with its 512KB of RAM, cannot support MobileNetv1, which requires 16.9MB. The statement implies that lightweight models such as MobileNetv1 are suitable for deployment on such embedded systems, which is incorrect given the hardware constraints.</text:p>
            <text:p>d. This statement is false as well. According to the lecture notes, Android’s sensing rate configuration does not guarantee the specified rates; instead, the actual sensing rate is device-dependent and varies based on operating conditions. </text:p>
          </table:table-cell>
          <table:table-cell table:style-name="ce16" office:value-type="string" calcext:value-type="string">
            <text:p>A &amp; D</text:p>
          </table:table-cell>
          <table:table-cell office:value-type="string" calcext:value-type="string">
            <text:p>a,d</text:p>
          </table:table-cell>
          <table:table-cell table:number-columns-repeated="16379"/>
        </table:table-row>
        <table:table-row table:style-name="ro3">
          <table:table-cell table:style-name="ce2" office:value-type="float" office:value="52" calcext:value-type="float">
            <text:p>52</text:p>
          </table:table-cell>
          <table:table-cell table:style-name="ce5" office:value-type="string" calcext:value-type="string">
            <text:p>What role do opportunistic sensing paradigms play in data collection for smart city initiatives?</text:p>
            <text:p>a) They enable automatic collection of sensor data without user intervention.</text:p>
            <text:p>b) They rely on active participation of citizens to report environmental data.</text:p>
            <text:p>c) They primarily utilize external sensor devices for data collection.</text:p>
            <text:p>d) They focus on individual data collection rather than large-scale analytics.</text:p>
          </table:table-cell>
          <table:table-cell table:style-name="ce9" office:value-type="string" calcext:value-type="string">
            <text:p>b) this statement describes participatory sensing paradigms where citizens actively contribute data through their involvement.</text:p>
            <text:p/>
            <text:p>c)This statement suggests a specific method of data collection, focusing on external sensors rather than automatic collection from various sources.</text:p>
            <text:p/>
            <text:p>d) This statement misrepresents the purpose of opportunistic sensing, which aims to gather data from multiple sources for comprehensive analytics, rather than individualized data collection.</text:p>
          </table:table-cell>
          <table:table-cell table:style-name="ce16" office:value-type="string" calcext:value-type="string">
            <text:p>A</text:p>
          </table:table-cell>
          <table:table-cell office:value-type="string" calcext:value-type="string">
            <text:p>a</text:p>
          </table:table-cell>
          <table:table-cell table:number-columns-repeated="16379"/>
        </table:table-row>
        <table:table-row table:style-name="ro5">
          <table:table-cell table:style-name="ce3" office:value-type="float" office:value="53" calcext:value-type="float">
            <text:p>53</text:p>
          </table:table-cell>
          <table:table-cell table:style-name="ce5" office:value-type="string" calcext:value-type="string">
            <text:p>Which of the following statements accurately describes the role of sensors in mobile phones?</text:p>
            <text:p>A) Sensors in mobile phones primarily focus on enhancing the processing power of the device. </text:p>
            <text:p>B) The accelerometer in mobile phones is used solely for capturing photos in the correct orientation. </text:p>
            <text:p>C) Proximity sensors in mobile phones help conserve power by turning off the screen during phone calls. </text:p>
            <text:p>D) GPS sensors in mobile phones are mainly utilized for adjusting the brightness of the screen. </text:p>
            <text:p>E) The gyroscope in mobile phones is used to detect when the user holds the phone to their face during calls.</text:p>
          </table:table-cell>
          <table:table-cell table:style-name="ce9" office:value-type="string" calcext:value-type="string">
            <text:p>A) False: Processing power is not the main function.</text:p>
            <text:p/>
            <text:p>B) False: Accelerometers in mobile phones have multiple uses, not limited to orienting photos.</text:p>
            <text:p/>
            <text:p>D) False: GPS sensors in mobile phones are primarily utilized for location-based services, not for adjusting screen brightness.</text:p>
            <text:p/>
            <text:p>E) False: Gyroscopes in mobile phones primarily detect device orientation for tasks like gaming and augmented reality, rather than detecting when the phone is held to the user's face during calls.</text:p>
          </table:table-cell>
          <table:table-cell table:style-name="ce16" office:value-type="string" calcext:value-type="string">
            <text:p>C</text:p>
          </table:table-cell>
          <table:table-cell office:value-type="string" calcext:value-type="string">
            <text:p>c</text:p>
          </table:table-cell>
          <table:table-cell table:number-columns-repeated="16379"/>
        </table:table-row>
        <table:table-row table:style-name="ro18">
          <table:table-cell table:style-name="ce3" office:value-type="float" office:value="56" calcext:value-type="float">
            <text:p>56</text:p>
          </table:table-cell>
          <table:table-cell table:style-name="ce5" office:value-type="string" calcext:value-type="string">
            <text:p>In the context of time series analysis, what is the primary purpose of using a sliding window technique for data segmentation?</text:p>
            <text:p/>
            <text:p>A) To increase the computational complexity of the model for better accuracy.</text:p>
            <text:p>B) To transform qualitative data into quantitative data.</text:p>
            <text:p>C) To apply a fixed-size window that moves over the data points for feature extraction or pattern recognition.</text:p>
            <text:p>D) To permanently alter the original time series data for storage efficiency.</text:p>
          </table:table-cell>
          <table:table-cell table:style-name="ce9" office:value-type="string" calcext:value-type="string">
            <text:p>Answer is (C).</text:p>
            <text:p/>
            <text:p>A) Increasing computational complexity is not a primary purpose of this technique. The sliding window method is actually a way to manage complexity by analyzing data in manageable, sequential segments.</text:p>
            <text:p>B) The technique does not inherently transform qualitative data into quantitative data, although it might be used as part of a preprocessing step that includes such transformations.</text:p>
            <text:p>C) This is correct because the sliding window technique is primarily used to analyze sequential data segments for pattern recognition, feature extraction, or smoothing purposes.</text:p>
            <text:p>D) The technique does not alter the original time series data; it's a method for analyzing the data. The original data remains intact.</text:p>
          </table:table-cell>
          <table:table-cell table:style-name="ce16" office:value-type="string" calcext:value-type="string">
            <text:p>C</text:p>
          </table:table-cell>
          <table:table-cell office:value-type="string" calcext:value-type="string">
            <text:p>c</text:p>
          </table:table-cell>
          <table:table-cell table:number-columns-repeated="16379"/>
        </table:table-row>
        <table:table-row table:style-name="ro18">
          <table:table-cell table:style-name="ce3" office:value-type="float" office:value="57" calcext:value-type="float">
            <text:p>57</text:p>
          </table:table-cell>
          <table:table-cell table:style-name="ce5" office:value-type="string" calcext:value-type="string">
            <text:p>A researcher is analyzing temperature data from a sensor to identify patterns of temperature fluctuation over time. The sensor records temperature every minute. The researcher decides to use a sliding window technique with an overlap to segment the data before analysis.</text:p>
            <text:p>The window size is set to 10 minutes, and the overlap between consecutive windows is specified to be 5 minutes. Given this setup:</text:p>
            <text:p/>
            <text:p>How many unique readings will be included in two consecutive windows?</text:p>
            <text:p/>
            <text:p>A) 10 readings</text:p>
            <text:p>B) 15 readings</text:p>
            <text:p>C) 20 readings</text:p>
            <text:p>D) 5 readings</text:p>
            <text:p/>
            <text:p/>
          </table:table-cell>
          <table:table-cell table:style-name="ce9" office:value-type="string" calcext:value-type="string">
            <text:p>To solve this, you would calculate the number of readings in one window (10 readings, since the window is 10 minutes and the sampling rate is 1 reading per minute) and then consider the overlap (5 minutes, meaning 5 readings from the end of the first window are also at the beginning of the second window). Thus, the first window has 10 unique readings, and the second window also contains these 5 overlapped readings plus 5 new ones, totaling 15 unique readings in two consecutive windows when the overlap is accounted for.</text:p>
          </table:table-cell>
          <table:table-cell table:style-name="ce16" office:value-type="string" calcext:value-type="string">
            <text:p>B</text:p>
          </table:table-cell>
          <table:table-cell office:value-type="string" calcext:value-type="string">
            <text:p>b</text:p>
          </table:table-cell>
          <table:table-cell table:number-columns-repeated="16379"/>
        </table:table-row>
        <table:table-row table:style-name="ro19" table:number-rows-repeated="1048529">
          <table:table-cell table:number-columns-repeated="16384"/>
        </table:table-row>
        <table:table-row table:style-name="ro19">
          <table:table-cell table:number-columns-repeated="16384"/>
        </table:table-row>
      </table:table>
      <table:table table:name="NQ#2 Data Colletion &amp; Engineeri" table:style-name="ta2">
        <office:forms form:automatic-focus="false" form:apply-design-mode="false"/>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5" table:number-columns-repeated="16379" table:default-cell-style-name="Default"/>
        <table:table-row table:style-name="ro1">
          <table:table-cell table:style-name="ce1" office:value-type="string" calcext:value-type="string">
            <text:p>No.</text:p>
          </table:table-cell>
          <table:table-cell table:style-name="ce4" office:value-type="string" calcext:value-type="string">
            <text:p>Question</text:p>
          </table:table-cell>
          <table:table-cell table:style-name="ce4" office:value-type="string" calcext:value-type="string">
            <text:p>Explanations</text:p>
          </table:table-cell>
          <table:table-cell table:style-name="ce20" office:value-type="string" calcext:value-type="string">
            <text:p>Answer</text:p>
          </table:table-cell>
          <table:table-cell table:style-name="ce23" office:value-type="string" calcext:value-type="string">
            <text:p>My answer</text:p>
          </table:table-cell>
          <table:table-cell office:value-type="string" calcext:value-type="string">
            <text:p>Points</text:p>
          </table:table-cell>
          <table:table-cell office:value-type="string" calcext:value-type="string">
            <text:p>Answer again</text:p>
          </table:table-cell>
          <table:table-cell table:number-columns-repeated="16377"/>
        </table:table-row>
        <table:table-row table:style-name="ro5">
          <table:table-cell table:style-name="ce2" office:value-type="float" office:value="1" calcext:value-type="float">
            <text:p>1</text:p>
          </table:table-cell>
          <table:table-cell table:style-name="ce5" office:value-type="string" calcext:value-type="string">
            <text:p>Question:Which of the following correctly match the methods of data collection for activity and emotion in Ground Truth Labeling? (Select all that apply.)</text:p>
            <text:p/>
            <text:p>1. Emotion - Elicitation: Randomly asking a user to label their current emotional state.</text:p>
            <text:p>2. Emotion - Natural: Watching "emotional" videos or performing tasks to elicit specific emotional states. </text:p>
            <text:p>3. Activity - Natural: Asking people to label their current activity whenever there is a change in activity.</text:p>
            <text:p>4. Emotion - Observation: A third person judges a user's emotion, for example, by watching facial videos and labeling emotions.</text:p>
            <text:p>5. Activity - Observation: Real-time following by an observer or video recording with subsequent post-hoc labeling.</text:p>
          </table:table-cell>
          <table:table-cell table:style-name="ce9" office:value-type="string" calcext:value-type="string">
            <text:p/>
            <text:p><text:span text:style-name="T8">1. Emotion - Elicitation: Incorrect because random sampling captures natural emotional states via experience sampling rather than emotion elicitation </text:span></text:p>
            <text:p><text:span text:style-name="T8">2. Emotion - Natural: Incorrect as it describes a method of eliciting emotions through controlled stimuli, which doesn't align with the natural observation of emotions described in the provided context.</text:span></text:p>
            <text:p/>
            <text:p><text:span text:style-name="T8">For options 3, 4, and 5, all are correct descriptions of Ground Truth Labeling methods for activity and emotion data collection.</text:span></text:p>
          </table:table-cell>
          <table:table-cell table:style-name="ce15" office:value-type="string" calcext:value-type="string">
            <text:p>3,4,5</text:p>
          </table:table-cell>
          <table:table-cell office:value-type="string" calcext:value-type="string">
            <text:p>3,4,5</text:p>
          </table:table-cell>
          <table:table-cell table:number-columns-repeated="16379"/>
        </table:table-row>
        <table:table-row table:style-name="ro20">
          <table:table-cell table:style-name="ce3" office:value-type="float" office:value="2" calcext:value-type="float">
            <text:p>2</text:p>
          </table:table-cell>
          <table:table-cell table:style-name="ce5" office:value-type="string" calcext:value-type="string">
            <text:p><text:span text:style-name="T4">Question:Consider a dataset with the following characteristics</text:span></text:p>
            <text:p/>
            <text:p><text:span text:style-name="T1">Mean: 50</text:span></text:p>
            <text:p><text:span text:style-name="T1">Median: 45</text:span></text:p>
            <text:p><text:span text:style-name="T1">Third Quartile (Q3): 60</text:span></text:p>
            <text:p><text:span text:style-name="T1">First Quartile (Q1): 40</text:span></text:p>
            <text:p><text:span text:style-name="T1">Standard Deviation: 10</text:span></text:p>
            <text:p/>
            <text:p><text:span text:style-name="T1">Determine if the value 78 is considered an outlier based on the following methods:</text:span></text:p>
            <text:p/>
            <text:p><text:span text:style-name="T1">A. 3σ rule from the mean value</text:span></text:p>
            <text:p><text:span text:style-name="T1">B. Boxplot rule using 1.5 times the Interquartile Range (IQR) </text:span></text:p>
            <text:p/>
            <text:p><text:span text:style-name="T1">Which of these methods identify the value 78 as an outlier?</text:span></text:p>
            <text:p/>
            <text:p><text:span text:style-name="T1">1.A only</text:span></text:p>
            <text:p><text:span text:style-name="T1">2.B only</text:span></text:p>
            <text:p><text:span text:style-name="T1">3.Both A and B</text:span></text:p>
            <text:p><text:span text:style-name="T1">4.Neither A nor B</text:span></text:p>
          </table:table-cell>
          <table:table-cell table:style-name="ce9" office:value-type="string" calcext:value-type="string">
            <text:p>"The 3σ rule sets an upper limit at 80 (mean + 3 * standard deviation). Since 78 falls below this limit, it does not qualify as an outlier by this method."</text:p>
            <text:p>"The boxplot rule sets an upper limit at 90 (Q3 + 1.5 * IQR). Since 78 also falls below this threshold, it is not considered an outlier by this criterion either."</text:p>
          </table:table-cell>
          <table:table-cell table:style-name="ce15" office:value-type="float" office:value="4" calcext:value-type="float">
            <text:p>4</text:p>
          </table:table-cell>
          <table:table-cell office:value-type="float" office:value="4" calcext:value-type="float">
            <text:p>4</text:p>
          </table:table-cell>
          <table:table-cell table:number-columns-repeated="16379"/>
        </table:table-row>
        <table:table-row table:style-name="ro9">
          <table:table-cell table:style-name="ce3" office:value-type="float" office:value="3" calcext:value-type="float">
            <text:p>3</text:p>
          </table:table-cell>
          <table:table-cell table:style-name="ce5" office:value-type="string" calcext:value-type="string">
            <text:p><text:span text:style-name="T4">Question</text:span><text:span text:style-name="T3">: Which one of the following outlier detection methods considers the local density around each data point?</text:span></text:p>
            <text:p/>
            <text:p><text:span text:style-name="T1">A) Chauvenet's criterion</text:span></text:p>
            <text:p><text:span text:style-name="T1">B) Mixture model</text:span></text:p>
            <text:p><text:span text:style-name="T1">C) Distance-based approach</text:span></text:p>
            <text:p><text:span text:style-name="T1">D) Local Outlier Factor (LOF)</text:span></text:p>
            <text:p/>
            <text:p/>
          </table:table-cell>
          <table:table-cell table:style-name="ce9" office:value-type="string" calcext:value-type="string">
            <text:p>Chauvenet's criterion, Gaussian mixture models, and distance-based approaches detect outliers based on rarity or separation, without considering local data clustering or density.</text:p>
            <text:p>The Local Outlier Factor (LOF) assesses the degree to which a point is an outlier by comparing its local reachability distance with that of its neighbors, thus effectively detecting outliers in areas with diverse data densities.</text:p>
          </table:table-cell>
          <table:table-cell table:style-name="ce15" office:value-type="string" calcext:value-type="string">
            <text:p>D</text:p>
          </table:table-cell>
          <table:table-cell table:style-name="ce47" office:value-type="string" calcext:value-type="string">
            <text:p>d(guess) </text:p>
          </table:table-cell>
          <table:table-cell office:value-type="string" calcext:value-type="string">
            <text:p>x</text:p>
          </table:table-cell>
          <table:table-cell table:number-columns-repeated="16378"/>
        </table:table-row>
        <table:table-row table:style-name="ro16">
          <table:table-cell table:style-name="ce3" office:value-type="float" office:value="4" calcext:value-type="float">
            <text:p>4</text:p>
          </table:table-cell>
          <table:table-cell table:style-name="ce5" office:value-type="string" calcext:value-type="string">
            <text:p><text:span text:style-name="T4">Question</text:span><text:span text:style-name="T3">: In a study investigating infant emotional awareness, researchers employ an EDA (Electro-Dermal Activity) sensor that records data at a 2 KHz frequency. This sensor data is synchronized with video recordings of the infants. After recording, child psychology experts analyze the videos to determine emotions like happiness or sadness, and this analysis is used to label the EDA data accordingly. Considering this setup, which combination of the data fetching method and ground truth labeling technique is being applied in this scenario?</text:span></text:p>
            <text:p/>
            <text:p><text:span text:style-name="T1">A) Event-based fetching and Naturalistic labeling</text:span></text:p>
            <text:p><text:span text:style-name="T1">B) Polling-based fetching and Elicitation labeling</text:span></text:p>
            <text:p><text:span text:style-name="T1">C) Polling-based fetching and Observation labeling</text:span></text:p>
            <text:p><text:span text:style-name="T1">D) Event-based fetching and Observation labeling</text:span></text:p>
            <text:p/>
          </table:table-cell>
          <table:table-cell table:style-name="ce9" office:value-type="string" calcext:value-type="string">
            <text:p>In this scenario, the EDA sensor is recording data at a consistently high frequency of 2 KHz, which aligns with the concept of polling-based fetching, where data is collected continuously at regular intervals. For ground truth labeling, the method used is Observation labeling, where experts analyze the video recordings after the fact (post-hoc) to determine the emotions of the children. This approach does not rely on real-time labeling or direct elicitation but rather on the expert analysis of observed behavior.</text:p>
          </table:table-cell>
          <table:table-cell table:style-name="ce15" office:value-type="string" calcext:value-type="string">
            <text:p>C</text:p>
          </table:table-cell>
          <table:table-cell office:value-type="string" calcext:value-type="string">
            <text:p>c</text:p>
          </table:table-cell>
          <table:table-cell table:number-columns-repeated="16379"/>
        </table:table-row>
        <table:table-row table:style-name="ro21">
          <table:table-cell table:style-name="ce2" office:value-type="float" office:value="5" calcext:value-type="float">
            <text:p>5</text:p>
          </table:table-cell>
          <table:table-cell table:style-name="ce5" office:value-type="string" calcext:value-type="string">
            <text:p>Which of the following statements accurately describes the IQR (Interquartile Range) method in outlier detection?</text:p>
            <text:p/>
            <text:p>A. IQR measures the spread of data around the mean of the dataset.</text:p>
            <text:p>B. IQR is calculated as the difference between the minimum and maximum values in the dataset.</text:p>
            <text:p>C. First quartile Q1 = the value under which 25% of data points are found when they are arranged in decreasing order.</text:p>
            <text:p>D. IQR is computed as the difference between the third quartile (Q3) and the first quartile (Q1) of the dataset.</text:p>
          </table:table-cell>
          <table:table-cell table:style-name="ce9" office:value-type="string" calcext:value-type="string">
            <text:p>Option A is incorrect because IQR doesn't measure the spread of data around the mean. It measures the spread of data around the median.</text:p>
            <text:p/>
            <text:p>Option B is incorrect because IQR is not calculated as the difference between the minimum and maximum values. It focuses on the quartiles.</text:p>
            <text:p/>
            <text:p>Option C is incorrect because first quartile Q1 = the value under which 25% of data points are found when they are arranged in increasing order.</text:p>
            <text:p/>
            <text:p>Option D is correct becuase the IQR of a set of values is calculated as the difference between the upper and lower quartiles.</text:p>
            <text:p>First quartile Q1 = the value under which 25% of data points are found when they are arranged in increasing order.</text:p>
            <text:p>Third quartile Q3 = the value under which 75% of data points are found when arranged in increasing order.</text:p>
          </table:table-cell>
          <table:table-cell table:style-name="ce16" office:value-type="string" calcext:value-type="string">
            <text:p>D</text:p>
          </table:table-cell>
          <table:table-cell table:style-name="ce13"/>
          <table:table-cell/>
          <table:table-cell office:value-type="string" calcext:value-type="string">
            <text:p>d</text:p>
          </table:table-cell>
          <table:table-cell table:number-columns-repeated="16377"/>
        </table:table-row>
        <table:table-row table:style-name="ro5">
          <table:table-cell table:style-name="ce3" office:value-type="float" office:value="6" calcext:value-type="float">
            <text:p>6</text:p>
          </table:table-cell>
          <table:table-cell table:style-name="ce5" office:value-type="string" calcext:value-type="string">
            <text:p><text:span text:style-name="T4">Question: </text:span><text:span text:style-name="T3">Which of the following statements accurately describe wearable sensors?(Select all that apply.)</text:span></text:p>
            <text:p><text:span text:style-name="T1">a) EDA: Shows greater responsiveness to thermal stimuli compared to psychological stimuli.</text:span></text:p>
            <text:p><text:span text:style-name="T1">b) PPG: When measured simultaneously with ECG at the same time, PPG demonstrates a faster peak arrival speed than ECG.</text:span></text:p>
            <text:p><text:span text:style-name="T1">c) EEG: Commonly utilized in fundamental research concerning neurological and psychiatric disorders.</text:span></text:p>
            <text:p><text:span text:style-name="T1">d) EOG: Measures the electrical potential difference at various positions on the eye.</text:span></text:p>
          </table:table-cell>
          <table:table-cell table:style-name="ce10" office:value-type="string" calcext:value-type="string">
            <text:p>The correct answer is c and d. </text:p>
            <text:p>For a, EDA is more responsive to psychological stimuli than the thermal stimuli which enables EDA a good technique to detect emotions. So it's wrong.</text:p>
            <text:p>For b, because PPG meausure the heart action while EEG measures the blood vessel which means at the same time, a same change in blood will reflect quicker in EEG rather than in PPG cause it takes time for the heart to transmit the blood. So it's wrong.</text:p>
            <text:p>For c, one of EEG's application in neurological and psychiatric disorders cause it collects data from head cells. So it's correct.</text:p>
            <text:p>For d, the principle is measure the electrical potential difference, so it's correct.</text:p>
          </table:table-cell>
          <table:table-cell table:style-name="ce17" office:value-type="string" calcext:value-type="string">
            <text:p>C,D</text:p>
          </table:table-cell>
          <table:table-cell table:style-name="ce13" office:value-type="string" calcext:value-type="string">
            <text:p>?</text:p>
          </table:table-cell>
          <table:table-cell office:value-type="string" calcext:value-type="string">
            <text:p>x</text:p>
          </table:table-cell>
          <table:table-cell table:number-columns-repeated="16378"/>
        </table:table-row>
        <table:table-row table:style-name="ro2">
          <table:table-cell table:style-name="ce3" office:value-type="float" office:value="7" calcext:value-type="float">
            <text:p>7</text:p>
          </table:table-cell>
          <table:table-cell table:style-name="ce5" office:value-type="string" calcext:value-type="string">
            <text:p>Which situation is better suited for applying a distance-based outlier detection method?</text:p>
            <text:p/>
            <text:p>A) When the data follows a single normal distribution. </text:p>
            <text:p>B) When the data can be described using K normal distributions (mixture models). </text:p>
            <text:p>C) When the data exhibits a uniform distribution. </text:p>
            <text:p>D) When the data contains missing values.</text:p>
          </table:table-cell>
          <table:table-cell table:style-name="ce19" office:value-type="string" calcext:value-type="string">
            <text:p>Distance-based outlier detection methods, such as the k-nearest neighbors (k-NN) approach or the Mahalanobis distance, are particularly useful when dealing with data that can be modeled as a mixture of multiple normal distributions (i.e., mixture models). In such cases, outliers may deviate significantly from the expected patterns represented by the mixture components. These methods calculate the distance of each data point from the distribution centers and can effectively identify outliers within the mixture.</text:p>
          </table:table-cell>
          <table:table-cell table:style-name="ce16" office:value-type="string" calcext:value-type="string">
            <text:p>B</text:p>
          </table:table-cell>
          <table:table-cell office:value-type="string" calcext:value-type="string">
            <text:p>b</text:p>
          </table:table-cell>
          <table:table-cell table:number-columns-repeated="16379"/>
        </table:table-row>
        <table:table-row table:style-name="ro2">
          <table:table-cell table:style-name="ce3" office:value-type="float" office:value="8" calcext:value-type="float">
            <text:p>8</text:p>
          </table:table-cell>
          <table:table-cell table:style-name="ce5" office:value-type="string" calcext:value-type="string">
            <text:p>Suppose we have a dataset with N data points. We apply a simple distance-based outlier detection method using parameters $f_{min}$ and $d_{min}$. If a fraction of $f_{min}$ of the points are found to be outside the distance threshold $d_{min}$, what can we infer about the remaining points?</text:p>
            <text:p/>
            <text:p>A) At least $(1−f_{min})\times N $points are close to each other.</text:p>
            <text:p>B) All points are outliers.</text:p>
            <text:p>C) The dataset contains no outliers.</text:p>
            <text:p>D) The number of close points cannot be determined.</text:p>
          </table:table-cell>
          <table:table-cell table:style-name="ce9" office:value-type="string" calcext:value-type="string">
            <text:p>The condition states that if a fraction of $f_{min}$ of the points are outside the distance threshold, then at least $(1−f_{min}) \times N$ points must be close (i.e., within the distance threshold).</text:p>
          </table:table-cell>
          <table:table-cell table:style-name="ce16" office:value-type="string" calcext:value-type="string">
            <text:p>A</text:p>
          </table:table-cell>
          <table:table-cell table:style-name="ce47" office:value-type="string" calcext:value-type="string">
            <text:p>_</text:p>
          </table:table-cell>
          <table:table-cell table:number-columns-repeated="2"/>
          <table:table-cell office:value-type="string" calcext:value-type="string">
            <text:p>x</text:p>
          </table:table-cell>
          <table:table-cell table:number-columns-repeated="16376"/>
        </table:table-row>
        <table:table-row table:style-name="ro3">
          <table:table-cell table:style-name="ce2" office:value-type="float" office:value="9" calcext:value-type="float">
            <text:p>9</text:p>
          </table:table-cell>
          <table:table-cell table:style-name="ce5" office:value-type="string" calcext:value-type="string">
            <text:p>How does the Kalman filter effectively handle noise and missing values in sensory data?</text:p>
            <text:p/>
            <text:p>A) By applying a high-pass filter to remove noise and interpolate missing values based on the median value of adjacent data points.</text:p>
            <text:p>B) By predicting the current state based on previous states and measurements, while minimizing the error covariance to handle noise and estimate missing values.</text:p>
            <text:p>C) By compressing the data to reduce noise and using pattern recognition to fill in missing values.</text:p>
            <text:p>D) By transforming sensory data into a frequency domain and filtering out frequencies that correspond to noise and missing data.</text:p>
          </table:table-cell>
          <table:table-cell table:style-name="ce9" office:value-type="string" calcext:value-type="string">
            <text:p>The Kalman filter predicts the current state of the system using a mathematical model of the system's dynamics. This model accounts for the previous state and any control inputs that might affect the current state.</text:p>
            <text:p>The filter estimates the uncertainty of its predictions and measurements (error covariance) and uses this estimation to weight its predictions and measurements. This process helps in effectively reducing the impact of noise in the data.</text:p>
          </table:table-cell>
          <table:table-cell table:style-name="ce16" office:value-type="string" calcext:value-type="string">
            <text:p>B</text:p>
          </table:table-cell>
          <table:table-cell table:style-name="ce47" office:value-type="string" calcext:value-type="string">
            <text:p>?</text:p>
          </table:table-cell>
          <table:table-cell table:number-columns-repeated="2"/>
          <table:table-cell office:value-type="string" calcext:value-type="string">
            <text:p>x</text:p>
          </table:table-cell>
          <table:table-cell table:number-columns-repeated="16376"/>
        </table:table-row>
        <table:table-row table:style-name="ro9">
          <table:table-cell table:style-name="ce3" office:value-type="float" office:value="10" calcext:value-type="float">
            <text:p>10</text:p>
          </table:table-cell>
          <table:table-cell table:style-name="ce5" office:value-type="string" calcext:value-type="string">
            <text:p>Which of the following is most commonly used to measure heart rate variability through sensor data collection?</text:p>
            <text:p/>
            <text:p>A) EDA (Electrodermal Activity)</text:p>
            <text:p>B) ECG (Electrocardiogram)</text:p>
            <text:p>C) PPG (Photoplethysmogram)</text:p>
            <text:p>D) EEG (Electroencephalogram)</text:p>
            <text:p>E) EOG (Electrooculogram)</text:p>
          </table:table-cell>
          <table:table-cell table:style-name="ce9" office:value-type="string" calcext:value-type="string">
            <text:p>ECG is widely recognized for its ability to measure the electrical activity of the heart, making it especially useful for assessing heart rate variability (HRV), among other cardiac functions. PPG is also used to measure heart rate by detecting blood volume changes in the microvascular bed of tissue, but ECG is more directly associated with heart rate variability due to its detailed capture of the electrical signals that trigger heartbeats.</text:p>
          </table:table-cell>
          <table:table-cell table:style-name="ce16" office:value-type="string" calcext:value-type="string">
            <text:p>B</text:p>
          </table:table-cell>
          <table:table-cell table:style-name="ce47" office:value-type="string" calcext:value-type="string">
            <text:p>C</text:p>
          </table:table-cell>
          <table:table-cell office:value-type="string" calcext:value-type="string">
            <text:p>x</text:p>
          </table:table-cell>
          <table:table-cell/>
          <table:table-cell office:value-type="string" calcext:value-type="string">
            <text:p>x</text:p>
          </table:table-cell>
          <table:table-cell table:number-columns-repeated="16376"/>
        </table:table-row>
        <table:table-row table:style-name="ro2">
          <table:table-cell table:style-name="ce3" office:value-type="float" office:value="11" calcext:value-type="float">
            <text:p>11</text:p>
          </table:table-cell>
          <table:table-cell table:style-name="ce5" office:value-type="string" calcext:value-type="string">
            <text:p>Which statement is correct about ground truth labeling?(choose 1)</text:p>
            <text:p>a. The Experience Sampling Method is typically conducted in a natural setting</text:p>
            <text:p>b. Elicitation means the observer will follow up and label the object in real-time.</text:p>
            <text:p>c. In a natural setting, collector ask users to follow predetermined scenarios to collect data.</text:p>
            <text:p>d. The "Observation" refers to requesting individuals to label their current state.</text:p>
          </table:table-cell>
          <table:table-cell table:style-name="ce9" office:value-type="string" calcext:value-type="string">
            <text:p>"Elicitation" involves collectors asking users to adhere to predefined scenarios in order to gather data. "Natural setting" entails prompting individuals to label their current activity. "Observation" refers to directly observing and recording the characteristics or situations of a subject. The Experience Sampling Method (ESM) involves sending messages to users prompting them to input their current state (label), and it is typically conducted in a natural setting. Therefore, option (a) is correct.</text:p>
          </table:table-cell>
          <table:table-cell table:style-name="ce16" office:value-type="string" calcext:value-type="string">
            <text:p>a</text:p>
          </table:table-cell>
          <table:table-cell office:value-type="string" calcext:value-type="string">
            <text:p>a</text:p>
          </table:table-cell>
          <table:table-cell table:number-columns-repeated="16379"/>
        </table:table-row>
        <table:table-row table:style-name="ro14">
          <table:table-cell table:style-name="ce3" office:value-type="float" office:value="12" calcext:value-type="float">
            <text:p>12</text:p>
          </table:table-cell>
          <table:table-cell table:style-name="ce5" office:value-type="string" calcext:value-type="string">
            <text:p>Which statement is incorrect about outlier? (choose 2)</text:p>
            <text:p>a. Average is more robust than median in terms of the fact that outliers would pull a median toward outliers.</text:p>
            <text:p>b. An outlier refers to data that is significantly distant from other data points</text:p>
            <text:p>c. A lower reliability of a sensor could cause outliers.</text:p>
            <text:p>d. It's always best to get rid of outliers.</text:p>
          </table:table-cell>
          <table:table-cell table:style-name="ce9" office:value-type="string" calcext:value-type="string">
            <text:p>The median is more robust than the mean in the presence of outliers. Outliers can significantly affect the mean, pulling it towards their extreme values. However, the median is less influenced by outliers since it depends only on the middle value of the dataset. Therefore, (a) is incorrect.</text:p>
            <text:p/>
            <text:p>An outlier is a data point that significantly differs from other data points in a dataset. Low reliability of a sensor means that precise measurements cannot be guaranteed, thereby diminishing confidence in the measurement results. Therefore, (b) and (c) are correct statements.</text:p>
            <text:p/>
            <text:p>It's not always best to remove outliers. While outliers can distort the distribution of data, they can also provide valuable insights or indicate important anomalies in the data. Removing outliers without proper justification or understanding of their origins can lead to biased or inaccurate analyses. Therefore, (d) is incorrect.</text:p>
            <text:p/>
          </table:table-cell>
          <table:table-cell table:style-name="ce16" office:value-type="string" calcext:value-type="string">
            <text:p>a,d</text:p>
          </table:table-cell>
          <table:table-cell office:value-type="string" calcext:value-type="string">
            <text:p>a,d</text:p>
          </table:table-cell>
          <table:table-cell table:number-columns-repeated="16379"/>
        </table:table-row>
        <table:table-row table:style-name="ro22">
          <table:table-cell table:style-name="ce3" office:value-type="float" office:value="14" calcext:value-type="float">
            <text:p>14</text:p>
          </table:table-cell>
          <table:table-cell table:style-name="ce5" office:value-type="string" calcext:value-type="string">
            <text:p>Consider the data set consisting of:</text:p>
            <text:p>{88, 23, 131, 36, 1001, 294, 391, 1, -2, 94, -99, 2, 82, 42, -11, 43} (N = 16, mean = 106)</text:p>
            <text:p>The data below the 5th percentile lies between -99 and 9.75, while the data above the 95th percentile lies between 148.6 and 1001.</text:p>
            <text:p>Which of the following is the correct result after 90% winsorization?</text:p>
            <text:p/>
            <text:p>a) {88, 23, 131, 36, 9.75, 9.75, 9.75, 148.6, 148.6, 94, 148.6, 148.6, 82, 42, 148.6, 43}</text:p>
            <text:p>b) {88, 23, 131, 36, 148.6, 294, 391, 1, -2, 94, 9.75, 2, 82, 42, -11, 43}</text:p>
            <text:p>c) {88, 23, 131, 36, 148.6, 148.6, 148.6, 9.75, 9.75, 94, 9.75, 9.75, 82, 42, 9.75, 43}</text:p>
            <text:p>d) {88, 23, 131, 36, 0, 294, 391, 1, -2, 94, 0, 2, 82, 42, -11, 43}</text:p>
          </table:table-cell>
          <table:table-cell table:style-name="ce9" office:value-type="string" calcext:value-type="string">
            <text:p> Winsorization is a method used to mitigate the impact of outliers by substituting extreme values with values closer to the rest of the data. Specifically, in a 90% winsorization, the lowest 5% of the data are replaced with the value at the 5th percentile, and the highest 5% of the data are replaced with the value at the 95th percentile.</text:p>
            <text:p> Given that the data below the 5th percentile lies between -99 and 9.75, and the data above the 95th percentile lies between 148.6 and 1001, the correct result after 90% winsorization should replace the lowest 5% of the data with 9.75 and the highest 5% with 148.6.</text:p>
            <text:p> Option 3 accurately reflects this process by substituting the appropriate values with 9.75 and 148.6, resulting in a winsorized dataset. Hence, option c) is the correct answer.</text:p>
          </table:table-cell>
          <table:table-cell table:style-name="ce16" office:value-type="string" calcext:value-type="string">
            <text:p>c</text:p>
          </table:table-cell>
          <table:table-cell table:style-name="ce47" office:value-type="string" calcext:value-type="string">
            <text:p>b</text:p>
          </table:table-cell>
          <table:table-cell office:value-type="string" calcext:value-type="string">
            <text:p>x</text:p>
          </table:table-cell>
          <table:table-cell office:value-type="string" calcext:value-type="string">
            <text:p>xx</text:p>
          </table:table-cell>
          <table:table-cell office:value-type="string" calcext:value-type="string">
            <text:p>x</text:p>
          </table:table-cell>
          <table:table-cell table:number-columns-repeated="16376"/>
        </table:table-row>
        <table:table-row table:style-name="ro23">
          <table:table-cell table:style-name="ce3" office:value-type="float" office:value="15" calcext:value-type="float">
            <text:p>15</text:p>
          </table:table-cell>
          <table:table-cell table:style-name="ce5" office:value-type="string" calcext:value-type="string">
            <text:p>Which of the following best describes the Experience Sampling Method (ESM)?</text:p>
            <text:p/>
            <text:p>A. ESM typically gives questionnaires to participants in controlled laboratory environments.</text:p>
            <text:p>B. A method used in qualitative research for participant observation</text:p>
            <text:p>C. A research approach involving random sampling of experiences in real-time</text:p>
            <text:p>D. ESM primarily relies on retrospective self-reports to gather data about individuals' experiences and behaviors.</text:p>
          </table:table-cell>
          <table:table-cell table:style-name="ce9" office:value-type="string" calcext:value-type="string">
            <text:p>Option A is incorrect because is ESM a research procedure for studying what people do, feel, and think during their daily lives.</text:p>
            <text:p/>
            <text:p>Option B is incorrect because participants need to report on their current experiences by themselves.</text:p>
            <text:p/>
            <text:p>Option C is correct because participants being prompted at random intervals to report on their current experiences</text:p>
            <text:p/>
            <text:p>Option D is incorrect because ESM involves collecting data in real-time, rather than relying on retrospective self-reports.</text:p>
            <text:p/>
            <text:p>The Experience Sampling Method (ESM): participants being prompted at random intervals to report on their current experiences involves collecting data on participants' experiences, behaviors, or thoughts in real-time as they occur in their natural environment. This method typically involves participants being prompted at random intervals to report on their current experiences, providing researchers with insights into everyday life experiences and behaviors. ESM allows researchers to capture momentary experiences and reduce recall bias that may occur with traditional retrospective self-report measures.</text:p>
            <text:p/>
          </table:table-cell>
          <table:table-cell table:style-name="ce16" office:value-type="string" calcext:value-type="string">
            <text:p>C</text:p>
          </table:table-cell>
          <table:table-cell table:style-name="ce47" table:number-columns-repeated="2"/>
          <table:table-cell office:value-type="string" calcext:value-type="string">
            <text:p>c</text:p>
          </table:table-cell>
          <table:table-cell table:number-columns-repeated="16377"/>
        </table:table-row>
        <table:table-row table:style-name="ro24">
          <table:table-cell table:style-name="ce3" office:value-type="float" office:value="16" calcext:value-type="float">
            <text:p>16</text:p>
          </table:table-cell>
          <table:table-cell table:style-name="ce5" office:value-type="string" calcext:value-type="string">
            <text:p>Which of the two following are the most likely applications of the data gathered from EDA (Electrodermal Activity) and PPG (Photoplethysmogram) sensors in wearable devices?</text:p>
            <text:p/>
            <text:p>A) Personalizing hydration reminders.</text:p>
            <text:p>B) Detecting nightmares. </text:p>
            <text:p>C) Tracking the user’s surrounding pressure levels.</text:p>
            <text:p>D) Measuring the speed of the user’s movement.</text:p>
          </table:table-cell>
          <table:table-cell table:style-name="ce10" office:value-type="string" calcext:value-type="string">
            <text:p>Correct answers: A) and B)</text:p>
            <text:p>Option A: EDA sensors can detect changes in sweat gland activity. An increase in sweating may indicate dehydration, which could be used as an indicator for an application to suggest hydration to the user. </text:p>
            <text:p>Option B: EDA readings reflect changes in sweat gland activity, which can be correlated with stress during nightmares. With PPG, one of the metrics that can be observed is BPM, which is usually tied to emotional stress.</text:p>
            <text:p/>
            <text:p/>
            <text:p>Explanations for the incorrect options:</text:p>
            <text:p>Option C: This is typically measured with barometers.</text:p>
            <text:p>Option D: These kinds of measurements typically rely on motion sensors such as accelerometers and gyroscopes.</text:p>
            <text:p/>
          </table:table-cell>
          <table:table-cell table:style-name="ce17" office:value-type="string" calcext:value-type="string">
            <text:p>A, B</text:p>
          </table:table-cell>
          <table:table-cell table:style-name="ce55" office:value-type="string" calcext:value-type="string">
            <text:p>d </text:p>
          </table:table-cell>
          <table:table-cell office:value-type="string" calcext:value-type="string">
            <text:p>x</text:p>
          </table:table-cell>
          <table:table-cell table:number-columns-repeated="16378"/>
        </table:table-row>
        <table:table-row table:style-name="ro20">
          <table:table-cell table:style-name="ce2" office:value-type="float" office:value="17" calcext:value-type="float">
            <text:p>17</text:p>
          </table:table-cell>
          <table:table-cell table:style-name="ce5" office:value-type="string" calcext:value-type="string">
            <text:p>Which of the following scenarios involving sensor readings from wearable devices is most likely to produce actual outliers that require removal or further processing?</text:p>
            <text:p/>
            <text:p>A) Spikes in EDA (measures skin conductivity) readings when a user is doing an intense physical exercise.</text:p>
            <text:p>B) Low ECG (measures heart rate) readings while a user is asleep.</text:p>
            <text:p>C) Sudden drop in PPG (measures heart rate) readings when the wearable device briefly loses contact with the user's skin.</text:p>
            <text:p>D) Consistently high SpO2 (measures oxygen level) readings of a user</text:p>
          </table:table-cell>
          <table:table-cell table:style-name="ce9" office:value-type="string" calcext:value-type="string">
            <text:p>Correct answer: C)</text:p>
            <text:p>Since the sudden drop in the measurement value is caused by mechanical failure or interference while gathering the data, this can be considered as an outlier that does not reflect the wearer's physiological state and should be removed. </text:p>
            <text:p/>
            <text:p>Explanation for the incorrect options</text:p>
            <text:p>Option A: Spikes in EDA readings can occur during intense physical activity due to increased sweat production, which is a normal physiological response and not necessarily an outlier. </text:p>
            <text:p>Option B: Lower ECG readings during sleep are expected due to the decreased heart rate as the body enters a state of rest, which can't be categorized as outliers</text:p>
            <text:p>Option D: This can be categorized as a systematic error, which can be addressed by recalibrating the device or adjusting the values based on domain knowledge</text:p>
            <text:p/>
          </table:table-cell>
          <table:table-cell table:style-name="ce16" office:value-type="string" calcext:value-type="string">
            <text:p>C</text:p>
          </table:table-cell>
          <table:table-cell office:value-type="string" calcext:value-type="string">
            <text:p>c</text:p>
          </table:table-cell>
          <table:table-cell table:number-columns-repeated="16379"/>
        </table:table-row>
        <table:table-row table:style-name="ro4">
          <table:table-cell table:style-name="ce3" office:value-type="float" office:value="18" calcext:value-type="float">
            <text:p>18</text:p>
          </table:table-cell>
          <table:table-cell table:style-name="ce5" office:value-type="string" calcext:value-type="string">
            <text:p>Which sensor technology is used to measure electrodermal activity (EDA)?</text:p>
            <text:p/>
            <text:p>A) Gyroscope</text:p>
            <text:p>B) Photo-plethysmo-gram (PPG)</text:p>
            <text:p>C) Galvanic skin response (GSR)</text:p>
            <text:p>D) Accelerometer</text:p>
          </table:table-cell>
          <table:table-cell table:style-name="ce9" office:value-type="string" calcext:value-type="string">
            <text:p>Electrodermal activity (EDA), also known as galvanic skin response (GSR), is a measure of the skin's conductivity, which changes in response to sweat gland activity. This activity is primarily controlled by the sympathetic nervous system, making EDA a useful indicator of emotional arousal. When a person experiences emotional arousal, the sympathetic branch of the autonomic nervous system becomes more active, leading to increased sweat gland activity and, consequently, higher skin conductance. This physiological basis allows EDA measurements to serve as indicators of psychological or emotional states.</text:p>
          </table:table-cell>
          <table:table-cell table:style-name="ce16" office:value-type="string" calcext:value-type="string">
            <text:p>C</text:p>
          </table:table-cell>
          <table:table-cell table:style-name="ce47" office:value-type="string" calcext:value-type="string">
            <text:p>b</text:p>
          </table:table-cell>
          <table:table-cell office:value-type="string" calcext:value-type="string">
            <text:p>x</text:p>
          </table:table-cell>
          <table:table-cell office:value-type="string" calcext:value-type="string">
            <text:p>c</text:p>
          </table:table-cell>
          <table:table-cell table:number-columns-repeated="16377"/>
        </table:table-row>
        <table:table-row table:style-name="ro11">
          <table:table-cell table:style-name="ce3" office:value-type="float" office:value="19" calcext:value-type="float">
            <text:p>19</text:p>
          </table:table-cell>
          <table:table-cell table:style-name="ce5" office:value-type="string" calcext:value-type="string">
            <text:p>According to the document, which method is described as a way to handle outliers by substituting extreme values with less extreme ones, thereby reducing the influence of potentially spurious outliers?</text:p>
            <text:p/>
            <text:p>A) Kalman Filtering</text:p>
            <text:p>B) Chauvenet's Criterion</text:p>
            <text:p>C) Winsorizing</text:p>
            <text:p>D) Local Outlier Factor</text:p>
          </table:table-cell>
          <table:table-cell table:style-name="ce9" office:value-type="string" calcext:value-type="string">
            <text:p>A) Kalman Filtering: Kalman Filtering is a recursive algorithm used for estimating the state of linear dynamic systems from a series of incomplete and noisy measurements. It's not specifically designed for handling outliers in a statistical dataset.</text:p>
            <text:p>B) Chauvenet's Criterion: Chauvenet's Criterion is a rule for identifying and removing outliers from a dataset. It determines whether a data point should be considered an outlier based on the probability of its deviation from the mean, which is not the method described in the question.</text:p>
            <text:p>C) Winsorizing is a statistical transformation method used to reduce the effect of possibly spurious outliers by substituting extreme data points with less extreme ones. This could involve replacing values below the 5th percentile and above the 95th percentile with values closer to the median, thus mitigating the impact of outliers on the dataset.</text:p>
            <text:p>D) Local Outlier Factor (LOF): LOF is an algorithm for identifying density-based local outliers, particularly in datasets with clusters. It measures the local deviation of a data point with respect to its neighbors, aiming to identify regions of similar density. </text:p>
          </table:table-cell>
          <table:table-cell table:style-name="ce16" office:value-type="string" calcext:value-type="string">
            <text:p>C</text:p>
          </table:table-cell>
          <table:table-cell office:value-type="string" calcext:value-type="string">
            <text:p>c</text:p>
          </table:table-cell>
          <table:table-cell table:number-columns-repeated="16379"/>
        </table:table-row>
        <table:table-row table:style-name="ro25">
          <table:table-cell table:style-name="ce3" office:value-type="float" office:value="20" calcext:value-type="float">
            <text:p>20</text:p>
          </table:table-cell>
          <table:table-cell table:style-name="ce5" office:value-type="string" calcext:value-type="string">
            <text:p>What would be the result of applying a 80% Winsorization to the following dataset: {10, 15, 20, 25, 30, 35, 40, 45, 50, 100}?</text:p>
            <text:p/>
            <text:p>A) {10, 15, 20, 25, 30, 35, 40, 45, 50, 50}</text:p>
            <text:p>B) {15, 15, 20, 25, 30, 35, 40, 45, 50, 50}</text:p>
            <text:p>C) {20, 20, 20, 25, 30, 35, 40, 45, 50, 50}</text:p>
            <text:p>D) {20, 20, 25, 25, 30, 35, 40, 45, 50, 50}</text:p>
          </table:table-cell>
          <table:table-cell table:style-name="ce50" office:value-type="string" calcext:value-type="string">
            <text:p> An 80% Winsorization involves replacing the lowest 10%</text:p>
            <text:p> and the highest 10% of values with the 10th and 90th percentiles</text:p>
            <text:p> respectively. In this dataset, 10% of 10 is 1, and 10% of 100 is 10. </text:p>
            <text:p>So, we replace the lowest value with the 10th percentile (20) and </text:p>
            <text:p>the highest value with the 90th percentile (50), </text:p>
            <text:p>resulting in {20, 15, 20, 25, 30, 35, 40, 45, 50, 50}.</text:p>
          </table:table-cell>
          <table:table-cell table:style-name="ce16" office:value-type="string" calcext:value-type="string">
            <text:p>C</text:p>
          </table:table-cell>
          <table:table-cell table:style-name="ce47" office:value-type="string" calcext:value-type="string">
            <text:p>b</text:p>
          </table:table-cell>
          <table:table-cell office:value-type="string" calcext:value-type="string">
            <text:p>x</text:p>
          </table:table-cell>
          <table:table-cell office:value-type="string" calcext:value-type="string">
            <text:p>b</text:p>
          </table:table-cell>
          <table:table-cell office:value-type="string" calcext:value-type="string">
            <text:p>mistake in fasit</text:p>
          </table:table-cell>
          <table:table-cell table:number-columns-repeated="16376"/>
        </table:table-row>
        <table:table-row table:style-name="ro9">
          <table:table-cell table:style-name="ce2" office:value-type="float" office:value="21" calcext:value-type="float">
            <text:p>21</text:p>
          </table:table-cell>
          <table:table-cell table:style-name="ce5" office:value-type="string" calcext:value-type="string">
            <text:p>Which ground truth labeling method would be most appropriate for accurately tracking the sleeping patterns of individuals using wearable devices?</text:p>
            <text:p/>
            <text:p> A) Elicitation through predetermined scenarios</text:p>
            <text:p>B) Natural observation through real-time sensors</text:p>
            <text:p>C) Emotion observation through facial recognition</text:p>
            <text:p>D) Experience sampling through random user prompts</text:p>
          </table:table-cell>
          <table:table-cell table:style-name="ce9" office:value-type="string" calcext:value-type="string">
            <text:p>Natural observation through real-time sensors would be the most suitable method for tracking sleeping patterns using wearable devices. This method involves directly monitoring physiological signals such as heart rate, movement, and sleep stages using sensors embedded in the wearable device. It allows for continuous and accurate tracking of sleeping patterns without relying on user input or predetermined scenarios.</text:p>
          </table:table-cell>
          <table:table-cell table:style-name="ce16" office:value-type="string" calcext:value-type="string">
            <text:p>B</text:p>
          </table:table-cell>
          <table:table-cell office:value-type="string" calcext:value-type="string">
            <text:p>b</text:p>
          </table:table-cell>
          <table:table-cell table:number-columns-repeated="16379"/>
        </table:table-row>
        <table:table-row table:style-name="ro2">
          <table:table-cell table:style-name="ce3" office:value-type="float" office:value="22" calcext:value-type="float">
            <text:p>22</text:p>
          </table:table-cell>
          <table:table-cell table:style-name="ce5" office:value-type="string" calcext:value-type="string">
            <text:p>Electrodermal Activity (EDA) is primarily used to measure:</text:p>
            <text:p>A) Heart rate variability</text:p>
            <text:p>B) Muscle tension</text:p>
            <text:p>C) Skin conductivity changes due to sweat gland activity</text:p>
            <text:p>D) Brain wave patterns</text:p>
          </table:table-cell>
          <table:table-cell table:style-name="ce40" office:value-type="string" calcext:value-type="string">
            <text:p>Correct answer: C. </text:p>
            <text:p>Electrodermal Activity (EDA) is a physiological response that measures the electrical conductance of the skin, which varies with the activity of the sweat glands.</text:p>
            <text:p>Heart rate variability is often measured using electrocardiography (ECG). Electromyography (EMG) sensors are used to measure muscle tension or activity. Brain wave patterns can be monitored using Electroencephalography (EEG).</text:p>
          </table:table-cell>
          <table:table-cell table:style-name="ce16" office:value-type="string" calcext:value-type="string">
            <text:p>C</text:p>
          </table:table-cell>
          <table:table-cell office:value-type="string" calcext:value-type="string">
            <text:p>C</text:p>
          </table:table-cell>
          <table:table-cell table:number-columns-repeated="16379"/>
        </table:table-row>
        <table:table-row table:style-name="ro20">
          <table:table-cell table:style-name="ce3" office:value-type="float" office:value="23" calcext:value-type="float">
            <text:p>23</text:p>
          </table:table-cell>
          <table:table-cell table:style-name="ce5" office:value-type="string" calcext:value-type="string">
            <text:p>How does the presence of outliers in a dataset affect the mean?</text:p>
            <text:p>A) It has no effect on the mean, making it a reliable measure in all cases.</text:p>
            <text:p>B) It causes the mean to shift towards the outliers, potentially misrepresenting the data’s central tendency.</text:p>
            <text:p>C) It makes the mean calculation computationally easier.</text:p>
            <text:p>D) It reduces the mean's value, making lower values more prevalent.</text:p>
          </table:table-cell>
          <table:table-cell table:style-name="ce9" office:value-type="string" calcext:value-type="string">
            <text:p>Correct answer: B. The mean is calculated by summing all the values in a dataset and then dividing by the number of values. This calculation method means that every value, no matter how large or small, influences the result. When there are outliers they can significantly skew the mean. This skew can lead the mean to misrepresent the central tendency of the data, giving a distorted view of what's typical or common within the dataset.</text:p>
            <text:p>A is incorrect because outliers can significantly shift the mean away from the central mass of the data, making it a less reliable measure of central tendency in distributions with outliers.</text:p>
            <text:p>C is incorrect because the process for calculating the mean (adding all the values together and then dividing by the number of values) remains the same regardless of whether outliers are present or not.</text:p>
            <text:p>D is incorrect because outliers can either increase or decrease the mean, depending on whether the outliers are significantly higher or lower than the rest of the data.</text:p>
          </table:table-cell>
          <table:table-cell table:style-name="ce16" office:value-type="string" calcext:value-type="string">
            <text:p>B</text:p>
          </table:table-cell>
          <table:table-cell office:value-type="string" calcext:value-type="string">
            <text:p>B</text:p>
          </table:table-cell>
          <table:table-cell table:number-columns-repeated="16379"/>
        </table:table-row>
        <table:table-row table:style-name="ro4">
          <table:table-cell table:style-name="ce3" office:value-type="float" office:value="24" calcext:value-type="float">
            <text:p>24</text:p>
          </table:table-cell>
          <table:table-cell table:style-name="ce5" office:value-type="string" calcext:value-type="string">
            <text:p>Suppose you need to design an experiment to understand how users interact with a new software application under specific conditions. You plan to have users perform predetermined tasks with the software within a controlled environment to obtain their particular behaviours or responses.</text:p>
            <text:p/>
            <text:p>Which of the following activity is best to represent above case study? </text:p>
            <text:p>A) Observation</text:p>
            <text:p>B) Natural</text:p>
            <text:p>C) Elicitation</text:p>
            <text:p>D) Emotion</text:p>
          </table:table-cell>
          <table:table-cell table:style-name="ce9" office:value-type="string" calcext:value-type="string">
            <text:p>In the described case study, what you want is to setup a controlled environment with predefined scenarios for the users to perform tasks using new software. This method is known as elicitation because it actively creates situations designed to draw out specific responses or interactions from the participants. Unlike naturalistic observation, where the researcher would observe and record behaviours without intervention, or natural labelling, where users report on their activities as they change, elicitation deliberately induces a certain environment or set of circumstances to gather data on how users behave under those particular conditions. Therefore the answer is C</text:p>
          </table:table-cell>
          <table:table-cell table:style-name="ce16" office:value-type="string" calcext:value-type="string">
            <text:p>C</text:p>
          </table:table-cell>
          <table:table-cell office:value-type="string" calcext:value-type="string">
            <text:p>C</text:p>
          </table:table-cell>
          <table:table-cell table:number-columns-repeated="16379"/>
        </table:table-row>
        <table:table-row table:style-name="ro14">
          <table:table-cell table:style-name="ce2" office:value-type="float" office:value="25" calcext:value-type="float">
            <text:p>25</text:p>
          </table:table-cell>
          <table:table-cell table:style-name="ce5" office:value-type="string" calcext:value-type="string">
            <text:p>Arnold is participating in a study analyzing his movements during outdoor activities using a GPS device and a step counter. However, the data collected contains some irregularities and missing values. The research team decides to use a method that can detect outliers and simultaneously impute missing data points, taking advantage of their understanding of Arnold's typical movement patterns and the reliability of the devices used. Given the scenario and the tools at hand, which method would be the most suitable for processing Arnold's movement data? </text:p>
            <text:p>A) Mean/Median/Mode imputation, because it is a straightforward technique that can replace missing data with the most frequently observed values. </text:p>
            <text:p>B) Kalman filter, because it not only detects outliers in Arnold's presence at a position and velocity but also imputes missing values using the GPS data and step counter measurements. </text:p>
            <text:p>C) Interpolation-based imputation, because it can fill in missing values based on the data points immediately before and after the gaps. </text:p>
            <text:p>D) Winsorizing, because it can adjust the extreme outliers to a specified percentile, thus limiting their impact on the analysis.</text:p>
          </table:table-cell>
          <table:table-cell table:style-name="ce9" office:value-type="string" calcext:value-type="string">
            <text:p>The correct answer is B. The Kalman filter is an advanced algorithm that excels in situations where there is a need to estimate the state of a dynamic system over time. In Arnold's case, the dynamic system is his movement through space as tracked by GPS and a step counter. The Kalman filter provides a more precise and tailored approach to cleaning and imputing the data in this context, as opposed to more general methods like mean/median/mode imputation or interpolation, which do not utilize the additional information available about the system's behavior over time. Winsorizing is not as suitable since it primarily addresses extreme values rather than missing data points and does not take advantage of the dynamic model of Arnold's movements.</text:p>
            <text:p/>
            <text:p/>
            <text:p/>
            <text:p/>
            <text:p/>
            <text:p/>
            <text:p/>
          </table:table-cell>
          <table:table-cell table:style-name="ce16" office:value-type="string" calcext:value-type="string">
            <text:p>B</text:p>
          </table:table-cell>
          <table:table-cell table:style-name="ce47" office:value-type="string" calcext:value-type="string">
            <text:p>-</text:p>
          </table:table-cell>
          <table:table-cell office:value-type="string" calcext:value-type="string">
            <text:p>x</text:p>
          </table:table-cell>
          <table:table-cell office:value-type="string" calcext:value-type="string">
            <text:p>b</text:p>
          </table:table-cell>
          <table:table-cell table:number-columns-repeated="16377"/>
        </table:table-row>
        <table:table-row table:style-name="ro23">
          <table:table-cell table:style-name="ce3" office:value-type="float" office:value="26" calcext:value-type="float">
            <text:p>26</text:p>
          </table:table-cell>
          <table:table-cell table:style-name="ce5" office:value-type="string" calcext:value-type="string">
            <text:p>In the lecture, the 3MAD (Median Absolute Deviation) and 3sigma (standard deviation) methods for outlier detection were introduced. It is known that 3MAD is generally more robust than 3sigma. Which of the following statements is correct?</text:p>
            <text:p/>
            <text:p>A) 3sigma is appropriate even if the dataset does not follow a normal distribution.</text:p>
            <text:p>B) 3sigma uses the mean to calculate the standard deviation, making it more susceptible to outliers.</text:p>
            <text:p>C) 3MAD is less robust than 3sigma because MAD is more sensitive to outliers in the data.</text:p>
            <text:p>D) 3sigma is more robust to outliers because it squares the differences from the mean, reducing the impact of large deviations compared to MAD.</text:p>
            <text:p/>
            <text:p/>
            <text:p/>
            <text:p/>
            <text:p/>
            <text:p/>
          </table:table-cell>
          <table:table-cell table:style-name="ce9" office:value-type="string" calcext:value-type="string">
            <text:p>B is true "3sigma uses the mean to calculate the standard deviation, making it more susceptible to outliers." - This statement is true. Since the mean is sensitive to outliers, and standard deviation is derived from the mean, the 3sigma method is also sensitive to outliers. This sensitivity makes it less robust compared to 3*MAD, which uses the median.</text:p>
            <text:p/>
            <text:p/>
            <text:p>A is not correct  3sigma assumes the data follows a normal distribution. If the data is not normally distributed, using 3sigma for outlier detection may not be appropriate or effective. </text:p>
            <text:p/>
            <text:p>C is incorrect because it's the opposite of the established fact that MAD is less influenced by outliers compared to the mean. MAD uses the median, which is more robust to outliers than the mean, making 3MAD more robust for outlier detection than 3sigma.</text:p>
            <text:p/>
            <text:p>D is misleading. While squaring the differences does penalize larger deviations more, it actually makes the sigma method more sensitive to outliers, not less. Outliers, which have large deviations from the mean, will have an even larger impact after being squared, making 3sigma less robust to outliers compared to 3*MAD.</text:p>
          </table:table-cell>
          <table:table-cell table:style-name="ce16" office:value-type="string" calcext:value-type="string">
            <text:p>B</text:p>
          </table:table-cell>
          <table:table-cell table:style-name="ce47" office:value-type="string" calcext:value-type="string">
            <text:p>b</text:p>
          </table:table-cell>
          <table:table-cell table:number-columns-repeated="16379"/>
        </table:table-row>
        <table:table-row table:style-name="ro26">
          <table:table-cell table:style-name="ce3" office:value-type="float" office:value="27" calcext:value-type="float">
            <text:p>27</text:p>
          </table:table-cell>
          <table:table-cell table:style-name="ce5" office:value-type="string" calcext:value-type="string">
            <text:p>Which of the following is the cheapest option to get heart rate variability?</text:p>
            <text:p>A) EOG (Electrooculogram)</text:p>
            <text:p>B) ECG (Electrocardiogram)</text:p>
            <text:p>C) EDA (Electrodermal Activity)</text:p>
            <text:p>D) PPG (Photoplethysmogram)</text:p>
            <text:p>E) EEG (Electroencephalogram)</text:p>
            <text:p/>
          </table:table-cell>
          <table:table-cell table:style-name="ce9" office:value-type="string" calcext:value-type="string">
            <text:p>Correct answer is PPG. Photoplethysmography (PPG) is a simple </text:p>
            <text:p>and low-cost optical technique that can be used to detect blood volume</text:p>
            <text:p> changes in the microvascular bed of tissue. It is widely used to </text:p>
            <text:p>measure heart rate and heart rate variability (HRV) by </text:p>
            <text:p>detecting the pulse wave that travels through the blood vessels </text:p>
            <text:p>each time the heart beats. PPG sensors are commonly found in </text:p>
            <text:p>many consumer-grade wearable devices, such as fitness trackers </text:p>
            <text:p>and smartwatches, because of their cost-effectiveness and </text:p>
            <text:p>ease of integration.</text:p>
          </table:table-cell>
          <table:table-cell table:style-name="ce16" office:value-type="string" calcext:value-type="string">
            <text:p>D</text:p>
          </table:table-cell>
          <table:table-cell table:style-name="ce47" office:value-type="string" calcext:value-type="string">
            <text:p>?</text:p>
          </table:table-cell>
          <table:table-cell table:number-columns-repeated="2"/>
          <table:table-cell office:value-type="string" calcext:value-type="string">
            <text:p>x</text:p>
          </table:table-cell>
          <table:table-cell table:number-columns-repeated="16376"/>
        </table:table-row>
        <table:table-row table:style-name="ro27">
          <table:table-cell table:style-name="ce3" office:value-type="float" office:value="28" calcext:value-type="float">
            <text:p>28</text:p>
          </table:table-cell>
          <table:table-cell table:style-name="ce5" office:value-type="string" calcext:value-type="string">
            <text:p>Alex is participating in an experiment regarding the motion recognition using biosensors in smart watches. He was told to download an app in his smart watch and the app routinely notifies him to select his current activity among sitting still, running and etc. During a day, the app randomly notifies him 6 times except at night. After notification he has to select his current activity within 3 minutes. Alex was told that this experiment will end next Friday and hence he has to wear the smart watch for 5 days.</text:p>
            <text:p/>
            <text:p>In above experience sampling method, what is the parameter the practitioners should additionally consider?</text:p>
            <text:p/>
            <text:p>A) notification schedule</text:p>
            <text:p>B) notification expiry</text:p>
            <text:p>C) inter-notification time</text:p>
            <text:p>D) study duration </text:p>
            <text:p/>
          </table:table-cell>
          <table:table-cell table:style-name="ce9" office:value-type="string" calcext:value-type="string">
            <text:p>From the above scenario, we can find </text:p>
            <text:p/>
            <text:p>notification schedule: random 6 times a day</text:p>
            <text:p>notification expiry: 3 minutes</text:p>
            <text:p>study duration: 5 days</text:p>
            <text:p/>
            <text:p>However, the practitioner didn’t consider inter-notification time, i.e. time gap between random notifications. Hence, the answer is C</text:p>
            <text:p/>
            <text:p>A) Notification schedule: This refers to the timing and frequency of notifications sent to participants. The description mentions that notifications are sent randomly six times a day, except at night, which indicates that the schedule is already a consideration</text:p>
            <text:p>B) Notification expiry: This is the window of time within which participants must respond to a notification, set at 3 minutes in the study.</text:p>
            <text:p>C) Inter-notification time: This refers to the time between consecutive notifications. Although notifications are said to be random, ensuring a minimum or maximum time between them (to avoid clustering or long gaps) is crucial for balancing data collection throughout the day and reducing participant burden.</text:p>
            <text:p>D) Study duration: The overall length of the study is mentioned as 5 days, ending next Friday. </text:p>
            <text:p>However, the practitioner didn’t consider inter-notification time, i.e. time gap between random notifications. Hence, the answer is C</text:p>
            <text:p/>
          </table:table-cell>
          <table:table-cell table:style-name="ce16" office:value-type="string" calcext:value-type="string">
            <text:p>C</text:p>
          </table:table-cell>
          <table:table-cell table:style-name="ce47" office:value-type="string" calcext:value-type="string">
            <text:p>a</text:p>
          </table:table-cell>
          <table:table-cell office:value-type="string" calcext:value-type="string">
            <text:p>x</text:p>
          </table:table-cell>
          <table:table-cell office:value-type="string" calcext:value-type="string">
            <text:p>a</text:p>
          </table:table-cell>
          <table:table-cell table:number-columns-repeated="16377"/>
        </table:table-row>
        <table:table-row table:style-name="ro22">
          <table:table-cell table:style-name="ce2" office:value-type="float" office:value="29" calcext:value-type="float">
            <text:p>29</text:p>
          </table:table-cell>
          <table:table-cell table:style-name="ce5" office:value-type="string" calcext:value-type="string">
            <text:p>Among the outlier detection options below, which one of it does not require distributional (normality) assumption?</text:p>
            <text:p/>
            <text:p>A) 3 sigma rule</text:p>
            <text:p>B) Inter Quantile Range (IQR) method</text:p>
            <text:p>C) Local Outlier Factor </text:p>
            <text:p>D) Chauvenet’s criterion</text:p>
            <text:p/>
          </table:table-cell>
          <table:table-cell table:style-name="ce9" office:value-type="string" calcext:value-type="string">
            <text:p>A) 3 sigma rule is from the fact that if X follows normal distribution with mean mu and sigma, X will fall into 3 sigma interval, mu - 3*sigma &lt;X&lt; mu + 3*sigma, with very high probability. (about 99.73%)</text:p>
            <text:p/>
            <text:p>B) IQR method is from the fact that if X follows normal distribution, 1.5*IQR is approximately 3*sigma.</text:p>
            <text:p/>
            <text:p>C) LOF identifies local density using distance between observations. Hence, it does not require normality assumption.</text:p>
            <text:p/>
            <text:p>D) Similarly to 3 sigma rule, Chauvenet’s criterion detect outliers by assuming normality of data and identifying the probabilty band that will possibly contain all N observations.</text:p>
            <text:p/>
          </table:table-cell>
          <table:table-cell table:style-name="ce16" office:value-type="string" calcext:value-type="string">
            <text:p>C</text:p>
          </table:table-cell>
          <table:table-cell office:value-type="string" calcext:value-type="string">
            <text:p>c</text:p>
          </table:table-cell>
          <table:table-cell table:number-columns-repeated="16379"/>
        </table:table-row>
        <table:table-row table:style-name="ro28">
          <table:table-cell table:style-name="ce3" office:value-type="float" office:value="30" calcext:value-type="float">
            <text:p>30</text:p>
          </table:table-cell>
          <table:table-cell table:style-name="ce5" office:value-type="string" calcext:value-type="string">
            <text:p><text:span text:style-name="T4">Which of the following statements best explains why 3*MAD is considered more robust than 3*σ?</text:span></text:p>
            <text:p/>
            <text:p><text:span text:style-name="T1">A) MAD is calculated based on the mean, which is less sensitive to outliers than the median used in σ calculation.</text:span></text:p>
            <text:p/>
            <text:p><text:span text:style-name="T1">B) MAD is more resistant to deviations from normality and works well with non-normal distributions, unlike σ, which assumes a normal distribution.</text:span></text:p>
            <text:p/>
            <text:p><text:span text:style-name="T1">C) MAD provides consistent estimates of dispersion even in the presence of outliers, while σ tends to overestimate the spread of the data in the presence of extreme values.</text:span></text:p>
            <text:p/>
            <text:p><text:span text:style-name="T1">D) MAD focuses on the median, which is less influenced by extreme values, resulting in a more robust estimate of dispersion compared to σ, which can be inflated by outliers.</text:span></text:p>
          </table:table-cell>
          <table:table-cell table:style-name="ce9" office:value-type="string" calcext:value-type="string">
            <text:p>A) MAD (Median Absolute Deviation) is calculated based on the median, not the mean. MAD measures the dispersion of a dataset by calculating the median of the absolute deviations from the median.</text:p>
            <text:p/>
            <text:p>B) This statement is partially correct. MAD is indeed more robust against deviations from normality and can work well with non-normal distributions. However, standard deviation (σ) does not necessarily assume a normal distribution; it is commonly used with various distribution types.</text:p>
            <text:p/>
            <text:p>C) While MAD does provide consistent estimates of dispersion even in the presence of outliers, this statement oversimplifies the comparison with σ. Standard deviation (σ) can also be robust to outliers under certain conditions, especially if the data follows a normal distribution or if robust methods like Winsorized standard deviation are used.</text:p>
            <text:p/>
            <text:p>D) MAD focuses on the median, which is less influenced by extreme values, resulting in a more robust estimate of dispersion compared to σ, which can be inflated by outliers.</text:p>
          </table:table-cell>
          <table:table-cell table:style-name="ce16" office:value-type="string" calcext:value-type="string">
            <text:p>D</text:p>
          </table:table-cell>
          <table:table-cell table:style-name="ce47" office:value-type="string" calcext:value-type="string">
            <text:p>b</text:p>
          </table:table-cell>
          <table:table-cell office:value-type="string" calcext:value-type="string">
            <text:p>x</text:p>
          </table:table-cell>
          <table:table-cell office:value-type="string" calcext:value-type="string">
            <text:p>b</text:p>
          </table:table-cell>
          <table:table-cell office:value-type="string" calcext:value-type="string">
            <text:p>x</text:p>
          </table:table-cell>
          <table:table-cell table:number-columns-repeated="16376"/>
        </table:table-row>
        <table:table-row table:style-name="ro29">
          <table:table-cell table:style-name="ce3" office:value-type="float" office:value="31" calcext:value-type="float">
            <text:p>31</text:p>
          </table:table-cell>
          <table:table-cell table:style-name="ce5" office:value-type="string" calcext:value-type="string">
            <text:p><text:span text:style-name="T4">Which of the following statements accurately describes the difference between PPG and ECG for heart rate monitoring?</text:span></text:p>
            <text:p/>
            <text:p><text:span text:style-name="T1">A) ECG directly measures heart activity by detecting electrical signals produced by the heart muscle.</text:span></text:p>
            <text:p/>
            <text:p><text:span text:style-name="T1">B) PPG relies on optical measurements, capturing blood flow changes via a small LED light.</text:span></text:p>
            <text:p/>
            <text:p><text:span text:style-name="T1">C) ECG is more reliable than PPG in measuring heart rate.</text:span></text:p>
            <text:p/>
            <text:p><text:span text:style-name="T1">D) PPG sensors are ideal for average or moving average measurements.</text:span></text:p>
            <text:p/>
            <text:p><text:span text:style-name="T1">E) Both A and B are correct.</text:span></text:p>
          </table:table-cell>
          <table:table-cell table:style-name="ce9" office:value-type="string" calcext:value-type="string">
            <text:p>A) ECG (Electrocardiogram) directly measures heart activity by detecting electrical signals produced by the heart muscle. It provides precise information about the heart's electrical conduction system and is commonly used in medical settings.</text:p>
            <text:p/>
            <text:p>B) PPG (Photoplethysmography) relies on optical measurements, capturing blood flow changes via a small LED light. PPG sensors typically measure changes in light absorption caused by blood volume changes, providing an indirect measurement of heart rate and blood flow.</text:p>
            <text:p/>
            <text:p>C) While ECG is often considered the standard for measuring heart rate due to its accuracy and direct measurement of cardiac electrical activity, PPG can also be reliable when used properly, especially in consumer-grade devices.</text:p>
            <text:p/>
            <text:p>D) PPG sensors can provide real-time heart rate measurements, and while they can calculate moving averages, they are not limited to this type of measurement.</text:p>
            <text:p/>
            <text:p>E) As A) and B) are correct, this option is also correct.</text:p>
          </table:table-cell>
          <table:table-cell table:style-name="ce16" office:value-type="string" calcext:value-type="string">
            <text:p>A, B, E</text:p>
          </table:table-cell>
          <table:table-cell table:style-name="ce47" office:value-type="string" calcext:value-type="string">
            <text:p>e</text:p>
          </table:table-cell>
          <table:table-cell office:value-type="string" calcext:value-type="string">
            <text:p>x</text:p>
          </table:table-cell>
          <table:table-cell office:value-type="string" calcext:value-type="string">
            <text:p>e</text:p>
          </table:table-cell>
          <table:table-cell office:value-type="string" calcext:value-type="string">
            <text:p>bruh wtf </text:p>
          </table:table-cell>
          <table:table-cell table:number-columns-repeated="16376"/>
        </table:table-row>
        <table:table-row table:style-name="ro30">
          <table:table-cell table:style-name="ce3" office:value-type="float" office:value="32" calcext:value-type="float">
            <text:p>32</text:p>
          </table:table-cell>
          <table:table-cell table:style-name="ce5" office:value-type="string" calcext:value-type="string">
            <text:p>What does the Kalman filter technique primarily address?A) Only outlier detectionB) Only missing value imputationC) Both outlier detection and missing value imputationD) Neither outlier detection nor missing value imputation</text:p>
          </table:table-cell>
          <table:table-cell table:style-name="ce9" office:value-type="string" calcext:value-type="string">
            <text:p>The Kalman filter is a sophisticated method that is used for both detecting outliers and imputing missing values, leveraging prior knowledge about the data's process and measurement models.</text:p>
            <text:p/>
          </table:table-cell>
          <table:table-cell table:style-name="ce16" office:value-type="string" calcext:value-type="string">
            <text:p>C</text:p>
          </table:table-cell>
          <table:table-cell office:value-type="string" calcext:value-type="string">
            <text:p>c</text:p>
          </table:table-cell>
          <table:table-cell table:number-columns-repeated="16379"/>
        </table:table-row>
        <table:table-row table:style-name="ro15">
          <table:table-cell table:style-name="ce2" office:value-type="float" office:value="33" calcext:value-type="float">
            <text:p>33</text:p>
          </table:table-cell>
          <table:table-cell table:style-name="ce5" office:value-type="string" calcext:value-type="string">
            <text:p>Which of the following is NOT a method for detecting outliers?</text:p>
            <text:p/>
            <text:p>A) Using Chauvenet’s criterion</text:p>
            <text:p>B) Using Gaussian Mixture Models</text:p>
            <text:p>C) Using the Least Squares Method</text:p>
            <text:p>D) Using the Local Outlier Factor</text:p>
          </table:table-cell>
          <table:table-cell table:style-name="ce9" office:value-type="string" calcext:value-type="string">
            <text:p>The Least Squares Method is primarily used for modeling relationships in regression analysis, not for detecting outliers. Chauvenet's criterion, Gaussian Mixture Models, and the Local Outlier Factor are techniques that can be used for outlier detection.</text:p>
          </table:table-cell>
          <table:table-cell table:style-name="ce16" office:value-type="string" calcext:value-type="string">
            <text:p>C</text:p>
          </table:table-cell>
          <table:table-cell office:value-type="string" calcext:value-type="string">
            <text:p>c</text:p>
          </table:table-cell>
          <table:table-cell table:number-columns-repeated="16379"/>
        </table:table-row>
        <table:table-row table:style-name="ro3">
          <table:table-cell table:style-name="ce3" office:value-type="float" office:value="34" calcext:value-type="float">
            <text:p>34</text:p>
          </table:table-cell>
          <table:table-cell table:style-name="ce5" office:value-type="string" calcext:value-type="string">
            <text:p>You are working on a project involving correct exercise form for weighted exercises (deadlift, bicep curl, etc.) and are tasked to collect data (sensor and video).</text:p>
            <text:p>You are told that not all of the participants know/use the right form during exercise. Which is the best ground truth labelling method for labelling the collected data then?</text:p>
            <text:p/>
            <text:p>A: Elicitation (using only participants that know and can execute the proper form)</text:p>
            <text:p>B: Elicitation (using all participants)</text:p>
            <text:p>C: Natural</text:p>
            <text:p>D: Observation</text:p>
          </table:table-cell>
          <table:table-cell table:style-name="ce9" office:value-type="string" calcext:value-type="string">
            <text:p>In order to collect sufficient data, you need both positive and negative samples (people with good and bad form); thus A is not valid. Since human movement can vary based on a variety of factors, someone with good form might execute a movement incorrectly because they don't feel well, thus making option B invalid. Using similar logic option C is also invalid; participants might think they have the correct form without knowing that they are doing an exercise incorrectly. Option D is correct since you can see if someone performed a movement correctly, making it the most reliable.</text:p>
          </table:table-cell>
          <table:table-cell table:style-name="ce15" office:value-type="string" calcext:value-type="string">
            <text:p>D</text:p>
          </table:table-cell>
          <table:table-cell table:style-name="ce47" office:value-type="string" calcext:value-type="string">
            <text:p>a</text:p>
          </table:table-cell>
          <table:table-cell office:value-type="string" calcext:value-type="string">
            <text:p>x</text:p>
          </table:table-cell>
          <table:table-cell office:value-type="string" calcext:value-type="string">
            <text:p>b</text:p>
          </table:table-cell>
          <table:table-cell office:value-type="string" calcext:value-type="string">
            <text:p>x</text:p>
          </table:table-cell>
          <table:table-cell table:number-columns-repeated="16376"/>
        </table:table-row>
        <table:table-row table:style-name="ro9">
          <table:table-cell table:style-name="ce3" office:value-type="float" office:value="35" calcext:value-type="float">
            <text:p>35</text:p>
          </table:table-cell>
          <table:table-cell table:style-name="ce5" office:value-type="string" calcext:value-type="string">
            <text:p>Assume you are processing some temperature data and discover that there are a couple of missing values. Which imputation strategy would work the best? Assume that the temperature data is sinusoidal.</text:p>
            <text:p/>
            <text:p>A: Mean</text:p>
            <text:p>B: Median</text:p>
            <text:p>C: Mode</text:p>
            <text:p>D: Interpolation</text:p>
          </table:table-cell>
          <table:table-cell table:style-name="ce9" office:value-type="string" calcext:value-type="string">
            <text:p>When given sinusoidal data, the mean and median imputation will produce a straight line across the middle of the sinusoidal data; although this solves the issue of missing data it doesn't do it very well. A similar problem occurs with mode imputation,except this time the straight line can occur at any point. Interpolation is the best option since it will preserve the sinusoidal shape.</text:p>
          </table:table-cell>
          <table:table-cell table:style-name="ce15" office:value-type="string" calcext:value-type="string">
            <text:p>D</text:p>
          </table:table-cell>
          <table:table-cell office:value-type="string" calcext:value-type="string">
            <text:p>d</text:p>
          </table:table-cell>
          <table:table-cell table:number-columns-repeated="16379"/>
        </table:table-row>
        <table:table-row table:style-name="ro16">
          <table:table-cell table:style-name="ce3" office:value-type="float" office:value="36" calcext:value-type="float">
            <text:p>36</text:p>
          </table:table-cell>
          <table:table-cell table:style-name="ce5" office:value-type="string" calcext:value-type="string">
            <text:p>Which of the following statements is incorrect? (Select two)</text:p>
            <text:p/>
            <text:p>1. Pseudo sensors of smartphones can be used for activity recognition.</text:p>
            <text:p>2. Showing sad videos to obtain ground truth labeling should be avoided as it may affect users' emotions.</text:p>
            <text:p>3. Users can be instructed to engage in activities such as running or walking to gather ground truth labels for activity.</text:p>
            <text:p>4. According to the Experience Sampling Method, individuals can be asked about their current emotional state to collect emotion ground truth labels.</text:p>
            <text:p>5. Self-labeling is always more accurate than labeling from observation.</text:p>
          </table:table-cell>
          <table:table-cell table:style-name="ce9" office:value-type="string" calcext:value-type="string">
            <text:p>Pseudo sensors of smartphones can indicate the type of activity based on software.</text:p>
            <text:p>For ground truth labeling, a method of showing a video of a specific emotion and then asking the user to rate the current emotion can be used. Therefore, showing sad videos to obtain ground truth labeling is not avoided.</text:p>
            <text:p>Users may be required to follow predetermined scenarios for ground truth labeling of activities.</text:p>
            <text:p>According to the Experience Sampling Method, users can be asked to randomly label a current emotion state.</text:p>
            <text:p>It cannot be said which is always more accurate: self-labeling or labeling from observation.</text:p>
            <text:p>Therefore, 2 and 5 are incorrect.</text:p>
          </table:table-cell>
          <table:table-cell table:style-name="ce53" office:value-type="date" office:date-value="2024-02-05" calcext:value-type="date">
            <text:p>2, 5</text:p>
          </table:table-cell>
          <table:table-cell office:value-type="string" calcext:value-type="string">
            <text:p>2,5</text:p>
          </table:table-cell>
          <table:table-cell table:number-columns-repeated="16379"/>
        </table:table-row>
        <table:table-row table:style-name="ro18">
          <table:table-cell table:style-name="ce2" office:value-type="float" office:value="37" calcext:value-type="float">
            <text:p>37</text:p>
          </table:table-cell>
          <table:table-cell table:style-name="ce5" office:value-type="string" calcext:value-type="string">
            <text:p>Consider the data set consisting of: {-63, -2, 14, 18, 25, 56, 75, 87, 92, 1028} (N=10)</text:p>
            <text:p/>
            <text:p>The following are the ranges of inliers after applying outlier detection to the data:</text:p>
            <text:p>- 3σ rule: [-771.9, 1037.9]</text:p>
            <text:p>- 3MAD rule: [-130.7, 221.7]</text:p>
            <text:p/>
            <text:p>With the 3σ rule, the number of inliers is (a)___. With the 3MAD rule, the number of inliers is (b)___. Based on this, 3*(c)___ is more robust than 3*(d)___.</text:p>
            <text:p/>
            <text:p>Which of the following is correct for (a), (b), (c), and (d)?</text:p>
            <text:p/>
            <text:p>1. 10, 10, MAD, σ</text:p>
            <text:p>2. 10, 9, MAD, σ</text:p>
            <text:p>3. 10, 9, σ, MAD</text:p>
            <text:p>4. 9, 9, σ, MAD</text:p>
          </table:table-cell>
          <table:table-cell table:style-name="ce9" office:value-type="string" calcext:value-type="string">
            <text:p>To solve this problem, we need to know about distribution-based outlier detection. After applying the 3σ rule, the number of inliers is 10 because all values in the data lie within the range of inliers. On the other hand, after applying the 3MAD(Median Absolute Deviation) rule, '1028' is outside the range of inliers, so the number of inliers is 9. Based on this, 3MAD is more robust than 3σ.</text:p>
          </table:table-cell>
          <table:table-cell table:style-name="ce16" office:value-type="float" office:value="2" calcext:value-type="float">
            <text:p>2</text:p>
          </table:table-cell>
          <table:table-cell office:value-type="float" office:value="2" calcext:value-type="float">
            <text:p>2</text:p>
          </table:table-cell>
          <table:table-cell table:number-columns-repeated="16379"/>
        </table:table-row>
        <table:table-row table:style-name="ro22">
          <table:table-cell table:style-name="ce3" office:value-type="float" office:value="38" calcext:value-type="float">
            <text:p>38</text:p>
          </table:table-cell>
          <table:table-cell table:style-name="ce5" office:value-type="string" calcext:value-type="string">
            <text:p>In the context of ground truth labeling for sensor data collection, what does the "Natural" method of labeling refer to?</text:p>
            <text:p/>
            <text:p>a) Predefining activities for users to perform and label accordingly.</text:p>
            <text:p>b) Asking Users to label their current activity when there is a change of activity or asking users to label their current emotion randomly.</text:p>
            <text:p>c) Observers recording and labeling a user's activity or emotion from a distance.</text:p>
            <text:p>d) Implementing automated algorithms to label sensor data outputs.</text:p>
          </table:table-cell>
          <table:table-cell table:style-name="ce9" office:value-type="string" calcext:value-type="string">
            <text:p>a) Incorrect. This describes the "Elicitation" method where users follow predetermined scenarios, not the "Natural" method which involves in-situ labeling by the users themselves.</text:p>
            <text:p>b) Correct. The "Natural" method involves in-situ labeling, which means asking people to label their current activity or emotion whenever there's a change of activity.</text:p>
            <text:p>c) Incorrect. This option describes the "Observation" method where labeling is done by an observer or through video recording with post-hoc labeling, not by the users themselves in their natural setting.</text:p>
            <text:p>d) Incorrect. The use of automated algorithms to label sensor data would not involve direct user input and hence does not align with the "Natural" method of ground truth labeling, which relies on user-generated labels.</text:p>
          </table:table-cell>
          <table:table-cell table:style-name="ce16" office:value-type="string" calcext:value-type="string">
            <text:p>b</text:p>
          </table:table-cell>
          <table:table-cell office:value-type="string" calcext:value-type="string">
            <text:p>b</text:p>
          </table:table-cell>
          <table:table-cell table:number-columns-repeated="16379"/>
        </table:table-row>
        <table:table-row table:style-name="ro18">
          <table:table-cell table:style-name="ce3" office:value-type="float" office:value="39" calcext:value-type="float">
            <text:p>39</text:p>
          </table:table-cell>
          <table:table-cell table:style-name="ce5" office:value-type="string" calcext:value-type="string">
            <text:p>In sensor data analysis, why might a researcher use the Kalman filter for outlier detection and imputation?</text:p>
            <text:p/>
            <text:p>a) To substitute extreme values with more typical ones using Winsorization.</text:p>
            <text:p>b) To assume a single distribution for attribute noise reduction.</text:p>
            <text:p>c) To employ prior knowledge of process and measurement models for data calibration.</text:p>
            <text:p>d) To automate the detection of outliers based on local density and distance factors.</text:p>
          </table:table-cell>
          <table:table-cell table:style-name="ce9" office:value-type="string" calcext:value-type="string">
            <text:p>a) Incorrect. Winsorizing modifies extreme data points to reduce the impact of outliers but does not incorporate prior knowledge about the data, which is the key aspect of the Kalman filter's approach.</text:p>
            <text:p>b) Incorrect. A single distribution assumption for attribute noise reduction is a characteristic of distribution-based outlier detection methods, not the Kalman filter which utilizes a model-based approach.</text:p>
            <text:p>c) Correct. The Kalman filter uses models of the system's process and measurement to predict and correct state estimates, which is particularly useful in sensor data calibration and addressing outliers and missing values.</text:p>
            <text:p>d) Incorrect. Automating outlier detection based on local density and distance factors refers to other methods like the local outlier factor (LOF), which are different from the Kalman filter's model-based prediction and correction approach.</text:p>
          </table:table-cell>
          <table:table-cell table:style-name="ce16" office:value-type="string" calcext:value-type="string">
            <text:p>c</text:p>
          </table:table-cell>
          <table:table-cell table:style-name="ce47" office:value-type="string" calcext:value-type="string">
            <text:p>?</text:p>
          </table:table-cell>
          <table:table-cell office:value-type="string" calcext:value-type="string">
            <text:p>x</text:p>
          </table:table-cell>
          <table:table-cell office:value-type="string" calcext:value-type="string">
            <text:p>d</text:p>
          </table:table-cell>
          <table:table-cell office:value-type="string" calcext:value-type="string">
            <text:p>x</text:p>
          </table:table-cell>
          <table:table-cell table:number-columns-repeated="16376"/>
        </table:table-row>
        <table:table-row table:style-name="ro15">
          <table:table-cell table:style-name="ce3" office:value-type="float" office:value="40" calcext:value-type="float">
            <text:p>40</text:p>
          </table:table-cell>
          <table:table-cell table:style-name="ce18" office:value-type="string" calcext:value-type="string">
            <text:p>Which one is not a method for ground truth labeling of sensor dataset?</text:p>
            <text:p/>
            <text:p>a. Eicitation: Asking users to follow predetermined scenarios</text:p>
            <text:p>b. Natural: in-situ labeling - asking people to label a current activity</text:p>
            <text:p>c. Auto Inference: Using pretrained ML models to label assign labels</text:p>
            <text:p>d. Observation: real time following or video recording with post hoc labeling</text:p>
          </table:table-cell>
          <table:table-cell table:style-name="ce9" office:value-type="string" calcext:value-type="string">
            <text:p>Auto inference is not considered as labeling. Instead, it is more of prediction and quality of predicted labels is quite questionable.</text:p>
          </table:table-cell>
          <table:table-cell table:style-name="ce16" office:value-type="string" calcext:value-type="string">
            <text:p>c</text:p>
          </table:table-cell>
          <table:table-cell office:value-type="string" calcext:value-type="string">
            <text:p>c</text:p>
          </table:table-cell>
          <table:table-cell table:number-columns-repeated="16379"/>
        </table:table-row>
        <table:table-row table:style-name="ro11">
          <table:table-cell table:style-name="ce3" office:value-type="float" office:value="41" calcext:value-type="float">
            <text:p>41</text:p>
          </table:table-cell>
          <table:table-cell table:style-name="ce18" office:value-type="string" calcext:value-type="string">
            <text:p>Which outlier detection method assumes the data to be normally distributed?</text:p>
            <text:p/>
            <text:p>a. Simple search based method</text:p>
            <text:p>b. Local outlier factor</text:p>
            <text:p>c. Chauvenet's criterion</text:p>
            <text:p>d. Isolation forest</text:p>
          </table:table-cell>
          <table:table-cell table:style-name="ce9" office:value-type="string" calcext:value-type="string">
            <text:p>Among the listed outlier detection methods, Chauvenet's criterion assumes the data to be normally distributed:</text:p>
            <text:p>a. Simple search based method - Does not typically assume a normal distribution; it could be based on various metrics that do not necessitate this assumption.</text:p>
            <text:p>b. Local outlier factor (LOF) - Does not assume normality; it works based on local density deviation of a given data point with respect to its neighbors.</text:p>
            <text:p>c. Chauvenet's criterion - Assumes data are normally distributed. This method calculates the standard deviation and mean to identify outliers, assuming the data follows a Gaussian distribution.</text:p>
            <text:p>d. Isolation forest - Does not assume any distribution as it isolates observations by randomly selecting a feature and then randomly selecting a split value between the maximum and minimum values of the selected feature.</text:p>
          </table:table-cell>
          <table:table-cell table:style-name="ce16" office:value-type="string" calcext:value-type="string">
            <text:p>c</text:p>
          </table:table-cell>
          <table:table-cell office:value-type="string" calcext:value-type="string">
            <text:p>b</text:p>
          </table:table-cell>
          <table:table-cell table:number-columns-repeated="16379"/>
        </table:table-row>
        <table:table-row table:style-name="ro3">
          <table:table-cell table:style-name="ce3" office:value-type="float" office:value="42" calcext:value-type="float">
            <text:p>42</text:p>
          </table:table-cell>
          <table:table-cell table:style-name="ce5" office:value-type="string" calcext:value-type="string">
            <text:p>Which of the following is NOT an example of Experience Sampling Method (ESM)?</text:p>
            <text:p/>
            <text:p>A) Random notification schedule with a maximum of 10 times a day.</text:p>
            <text:p>B) Hourly interval notification schedule.</text:p>
            <text:p>C) Notifications triggered by incoming calls and app use.</text:p>
            <text:p>D) Daily survey sent at a fixed time each day.</text:p>
          </table:table-cell>
          <table:table-cell table:style-name="ce9" office:value-type="string" calcext:value-type="string">
            <text:p>ESM typically employs random or interval notification schedules, triggering prompts at various times throughout the day to capture momentary experiences. These prompts can also be event-based, such as when specific actions occur (e.g., incoming calls, app use).</text:p>
            <text:p/>
            <text:p>Option D describes a daily survey sent at a fixed time each day, which does not align with the principles of ESM. In ESM, the timing of prompts is variable and often unpredictable, aiming to capture experiences as they naturally occur rather than at pre-scheduled intervals. Therefore, a daily survey sent at a fixed time each day does not fit the criteria of ESM and is not considered an example of this method.</text:p>
          </table:table-cell>
          <table:table-cell table:style-name="ce16" office:value-type="string" calcext:value-type="string">
            <text:p>D</text:p>
          </table:table-cell>
          <table:table-cell table:style-name="ce47" office:value-type="string" calcext:value-type="string">
            <text:p>c</text:p>
          </table:table-cell>
          <table:table-cell office:value-type="string" calcext:value-type="string">
            <text:p>x</text:p>
          </table:table-cell>
          <table:table-cell office:value-type="string" calcext:value-type="string">
            <text:p>c</text:p>
          </table:table-cell>
          <table:table-cell office:value-type="string" calcext:value-type="string">
            <text:p>x</text:p>
          </table:table-cell>
          <table:table-cell table:number-columns-repeated="16376"/>
        </table:table-row>
        <table:table-row table:style-name="ro2">
          <table:table-cell table:style-name="ce3" office:value-type="float" office:value="43" calcext:value-type="float">
            <text:p>43</text:p>
          </table:table-cell>
          <table:table-cell table:style-name="ce5" office:value-type="string" calcext:value-type="string">
            <text:p>Which of the following scenarios is incorrect when handling missing data through imputation methods?</text:p>
            <text:p/>
            <text:p>A) Filling missing values with the median of the observed data.</text:p>
            <text:p>B) Estimating missing values based on the trend between neighboring data points.</text:p>
            <text:p>C) Predicting missing values using a regression model trained on the available data.</text:p>
            <text:p>D) Discarding observations with missing values to maintain data integrity.</text:p>
          </table:table-cell>
          <table:table-cell table:style-name="ce9" office:value-type="string" calcext:value-type="string">
            <text:p>Imputation methods are techniques used to handle missing data by replacing them with estimated values. Options A, B, and C describe typical scenarios of imputation. Option D is incorrect because it involves removing valuable data points rather than imputing missing values. This approach can lead to biased results and reduced sample sizes, potentially compromising the validity of the analysis. Therefore, discarding observations with missing values is not considered a proper imputation method. </text:p>
          </table:table-cell>
          <table:table-cell table:style-name="ce16" office:value-type="string" calcext:value-type="string">
            <text:p>D</text:p>
          </table:table-cell>
          <table:table-cell office:value-type="string" calcext:value-type="string">
            <text:p>d</text:p>
          </table:table-cell>
          <table:table-cell table:number-columns-repeated="16379"/>
        </table:table-row>
        <table:table-row table:style-name="ro8">
          <table:table-cell table:style-name="ce3" office:value-type="float" office:value="44" calcext:value-type="float">
            <text:p>44</text:p>
          </table:table-cell>
          <table:table-cell table:style-name="ce5" office:value-type="string" calcext:value-type="string">
            <text:p>What is the primary purpose of ground truth labelling in sensor data collection? </text:p>
            <text:p>a)<text:tab/>To increase the storage capacity of sensors</text:p>
            <text:p>b)<text:tab/>To calibrate sensor accuracy</text:p>
            <text:p>c)<text:tab/>To create a reference for data analysis</text:p>
            <text:p>d)<text:tab/>To reduce the cost of sensor manufacturing</text:p>
            <text:p/>
          </table:table-cell>
          <table:table-cell table:style-name="ce9" office:value-type="string" calcext:value-type="string">
            <text:p>Ground truth labelling involves assigning known labels to data collected from sensors, providing a reference against which the data can be analyzed and the performance of sensing systems can be evaluated.</text:p>
          </table:table-cell>
          <table:table-cell table:style-name="ce16" office:value-type="string" calcext:value-type="string">
            <text:p>C</text:p>
          </table:table-cell>
          <table:table-cell office:value-type="string" calcext:value-type="string">
            <text:p>c</text:p>
          </table:table-cell>
          <table:table-cell table:number-columns-repeated="16379"/>
        </table:table-row>
        <table:table-row table:style-name="ro9">
          <table:table-cell table:style-name="ce3" office:value-type="float" office:value="45" calcext:value-type="float">
            <text:p>45</text:p>
          </table:table-cell>
          <table:table-cell table:style-name="ce5" office:value-type="string" calcext:value-type="string">
            <text:p>Considering the use of Winsorizing in data preprocessing, what is the primary goal when applying this technique to a dataset with extreme outliers? </text:p>
            <text:p>a)<text:tab/>To increase the range of data by extending extreme values. </text:p>
            <text:p>b)<text:tab/>To replace all data points with the mean to simplify analysis.</text:p>
            <text:p>c)<text:tab/>To limit extreme values to reduce their influence on the analysis.</text:p>
            <text:p>d)<text:tab/>To evenly distribute all data points across the dataset.</text:p>
            <text:p/>
          </table:table-cell>
          <table:table-cell table:style-name="ce9" office:value-type="string" calcext:value-type="string">
            <text:p>Winsorizing is a method of limiting extreme values in the dataset to reduce the effect of potentially spurious outliers. By capping extreme values to a certain percentile at both ends of the data range (e.g., the 5th and 95th percentiles), Winsorizing reduces the influence of outliers on the analysis, leading to more robust statistical estimates.</text:p>
          </table:table-cell>
          <table:table-cell table:style-name="ce16" office:value-type="string" calcext:value-type="string">
            <text:p>C</text:p>
          </table:table-cell>
          <table:table-cell office:value-type="string" calcext:value-type="string">
            <text:p>c</text:p>
          </table:table-cell>
          <table:table-cell table:number-columns-repeated="16379"/>
        </table:table-row>
        <table:table-row table:style-name="ro7">
          <table:table-cell table:style-name="ce3" office:value-type="float" office:value="46" calcext:value-type="float">
            <text:p>46</text:p>
          </table:table-cell>
          <table:table-cell table:style-name="ce5" office:value-type="string" calcext:value-type="string">
            <text:p>What does EDA (Electro-Dermal Activity) measure and why is it significant? (select one)</text:p>
            <text:p>A) The electrical conductivity of the skin to track device usage patterns.</text:p>
            <text:p>B) The skin's momentary electrical conductivity changes in response to stimuli, indicating emotional arousal.</text:p>
            <text:p>C) The ambient temperature around the device to adjust screen brightness.</text:p>
            <text:p>D) The battery life of wearable devices for efficient energy consumption.</text:p>
            <text:p/>
          </table:table-cell>
          <table:table-cell table:style-name="ce9" office:value-type="string" calcext:value-type="string">
            <text:p><text:span text:style-name="T9">EDA measures the skin's electrical conductivity, which changes momentarily in response to various stimuli.</text:span><text:span text:style-name="T10"> These changes are primarily due to the activity of the sweat glands, controlled by the sympathetic nervous system, </text:span><text:span text:style-name="T11">making EDA a valuable indicator of emotional arousal.</text:span><text:span text:style-name="T10"> This makes it a crucial measure in studies related to stress, excitement, or emotional states.</text:span></text:p>
          </table:table-cell>
          <table:table-cell table:style-name="ce16" office:value-type="string" calcext:value-type="string">
            <text:p>B</text:p>
          </table:table-cell>
          <table:table-cell office:value-type="string" calcext:value-type="string">
            <text:p>b</text:p>
          </table:table-cell>
          <table:table-cell table:number-columns-repeated="16379"/>
        </table:table-row>
        <table:table-row table:style-name="ro2">
          <table:table-cell table:style-name="ce3" office:value-type="float" office:value="47" calcext:value-type="float">
            <text:p>47</text:p>
          </table:table-cell>
          <table:table-cell table:style-name="ce5" office:value-type="string" calcext:value-type="string">
            <text:p>What is Chauvenet's criterion used for in the context of outlier detection, and what does it entail? (select one)</text:p>
            <text:p>A) Assuming data follows a single distribution to identify outliers.</text:p>
            <text:p>B) Using the k-nearest neighbors to measure the local density around a point.</text:p>
            <text:p>C) Finding a probability band centered on the mean to reasonably contain all samples.</text:p>
            <text:p>D) Substituting extreme values with less extreme values to reduce outliers' effects.</text:p>
            <text:p/>
          </table:table-cell>
          <table:table-cell table:style-name="ce9" office:value-type="string" calcext:value-type="string">
            <text:p><text:span text:style-name="T9">Chauvenet's criterion involves determining a probability band centered on the mean of a normal distribution that should reasonably contain all samples in the dataset. </text:span><text:span text:style-name="T10">It helps identify outliers by excluding data points that fall outside this band, assuming a normal distribution.</text:span></text:p>
          </table:table-cell>
          <table:table-cell table:style-name="ce16" office:value-type="string" calcext:value-type="string">
            <text:p>C</text:p>
          </table:table-cell>
          <table:table-cell office:value-type="string" calcext:value-type="string">
            <text:p>c</text:p>
          </table:table-cell>
          <table:table-cell table:number-columns-repeated="16379"/>
        </table:table-row>
        <table:table-row table:style-name="ro15">
          <table:table-cell table:style-name="ce3" office:value-type="float" office:value="48" calcext:value-type="float">
            <text:p>48</text:p>
          </table:table-cell>
          <table:table-cell table:style-name="ce5" office:value-type="string" calcext:value-type="string">
            <text:p>What could be a potential challenge when measuring physiological signals in a real-world setting?</text:p>
            <text:p>a) Limited access to advanced data analysis tools</text:p>
            <text:p>b) Difficulty in securing participants for the study</text:p>
            <text:p>c) Inability to accurately measure due to movement interference</text:p>
            <text:p>d) Lack of trained personnel to operate the measurement devices</text:p>
          </table:table-cell>
          <table:table-cell table:style-name="ce9" office:value-type="string" calcext:value-type="string">
            <text:p>Explanation: Physiological signal measurements can be affected by movement interference, making it challenging to obtain accurate data in real-world settings where participants may be moving or active.</text:p>
          </table:table-cell>
          <table:table-cell table:style-name="ce16" office:value-type="string" calcext:value-type="string">
            <text:p>C</text:p>
          </table:table-cell>
          <table:table-cell table:style-name="ce47" office:value-type="string" calcext:value-type="string">
            <text:p>d</text:p>
          </table:table-cell>
          <table:table-cell office:value-type="string" calcext:value-type="string">
            <text:p>x</text:p>
          </table:table-cell>
          <table:table-cell office:value-type="string" calcext:value-type="string">
            <text:p>c</text:p>
          </table:table-cell>
          <table:table-cell table:number-columns-repeated="16377"/>
        </table:table-row>
        <table:table-row table:style-name="ro5">
          <table:table-cell table:style-name="ce3" office:value-type="float" office:value="49" calcext:value-type="float">
            <text:p>49</text:p>
          </table:table-cell>
          <table:table-cell table:style-name="ce5" office:value-type="string" calcext:value-type="string">
            <text:p>Which of the following statements about the k-nearest neighbors is the least accurate?</text:p>
            <text:p>a) The value of k should be adjusted according to the distribution and characteristics of the data.</text:p>
            <text:p>b) A small k value can increase accuracy by making it more sensitive to the distances between data points so that it is less likely to overfit.</text:p>
            <text:p>c) A large k value can provide more generalized results, but the accuracy may decrease as the classification boundaries become smoother.</text:p>
            <text:p>d) In dense regions of data, a small k value can be chosen to give more weight to the influence of nearby neighbors, and in sparse regions, a large k value can be chosen to consider a wider area.</text:p>
          </table:table-cell>
          <table:table-cell table:style-name="ce9" office:value-type="string" calcext:value-type="string">
            <text:p>Explanation: While a small k value can be more sensitive to the local data points and potentially improve accuracy, it also makes the model more susceptible to overfitting the training data. This means the model performs well on the training data but may not generalize well to unseen data.</text:p>
          </table:table-cell>
          <table:table-cell table:style-name="ce16" office:value-type="string" calcext:value-type="string">
            <text:p>B</text:p>
          </table:table-cell>
          <table:table-cell table:style-name="ce47" office:value-type="string" calcext:value-type="string">
            <text:p>c</text:p>
          </table:table-cell>
          <table:table-cell office:value-type="string" calcext:value-type="string">
            <text:p>x</text:p>
          </table:table-cell>
          <table:table-cell office:value-type="string" calcext:value-type="string">
            <text:p>c</text:p>
          </table:table-cell>
          <table:table-cell office:value-type="string" calcext:value-type="string">
            <text:p>x</text:p>
          </table:table-cell>
          <table:table-cell table:number-columns-repeated="16376"/>
        </table:table-row>
        <table:table-row table:style-name="ro7">
          <table:table-cell table:style-name="ce3" office:value-type="float" office:value="50" calcext:value-type="float">
            <text:p>50</text:p>
          </table:table-cell>
          <table:table-cell table:style-name="ce5" office:value-type="string" calcext:value-type="string">
            <text:p><text:span text:style-name="T1">Which of the following statements is </text:span><text:span text:style-name="T2">incorrect</text:span><text:span text:style-name="T3">? (Select </text:span><text:span text:style-name="T12">two</text:span><text:span text:style-name="T13">)</text:span></text:p>
            <text:p/>
            <text:p><text:span text:style-name="T1">1. The elicit method for ground truth labeling involves recording sensor data while asking users to follow predetermined scenarios.</text:span></text:p>
            <text:p><text:span text:style-name="T1">2. Using recorded videos of the user's facial expressions is the elicit method for labeling emotion data.</text:span></text:p>
            <text:p><text:span text:style-name="T1">3. Allowing users to watch 'emotional' videos constitutes the observation method for ground truth labeling.</text:span></text:p>
            <text:p><text:span text:style-name="T1">4. Randomly asking a user to label their current emotional state is a natural setting method for labeling ground truth.</text:span></text:p>
          </table:table-cell>
          <table:table-cell table:style-name="ce9" office:value-type="string" calcext:value-type="string">
            <text:p>Option 2 mislabels an observation method as the elicit method for emotion data, while Option 3 inaccurately assigns an elicit method for emotion data as an observation method for ground truth labeling.</text:p>
          </table:table-cell>
          <table:table-cell table:style-name="ce16" office:value-type="string" calcext:value-type="string">
            <text:p>2,3</text:p>
          </table:table-cell>
          <table:table-cell office:value-type="string" calcext:value-type="string">
            <text:p>2,3</text:p>
          </table:table-cell>
          <table:table-cell table:number-columns-repeated="16379"/>
        </table:table-row>
        <table:table-row table:style-name="ro2">
          <table:table-cell table:style-name="ce3" office:value-type="float" office:value="51" calcext:value-type="float">
            <text:p>51</text:p>
          </table:table-cell>
          <table:table-cell table:style-name="ce5" office:value-type="string" calcext:value-type="string">
            <text:p><text:span text:style-name="T1">Which of the following statements is </text:span><text:span text:style-name="T2">incorrect</text:span><text:span text:style-name="T3">? (Select </text:span><text:span text:style-name="T12">one</text:span><text:span text:style-name="T13">)</text:span></text:p>
            <text:p/>
            <text:p><text:span text:style-name="T1">1. An outlier is an observation point that is distant from other observations.</text:span></text:p>
            <text:p><text:span text:style-name="T1">2. Distribution-based outlier detection methods assume a certain distribution of the data.</text:span></text:p>
            <text:p><text:span text:style-name="T1">3. Distance-based outlier detection methods only consider the distance between data points.</text:span></text:p>
            <text:p><text:span text:style-name="T1">4. Chauvenet’s criterion is a distance-based outlier detection method.</text:span></text:p>
          </table:table-cell>
          <table:table-cell table:style-name="ce9" office:value-type="string" calcext:value-type="string">
            <text:p>Chauvenet’s criterion is a Distribution-based outlier detection method</text:p>
          </table:table-cell>
          <table:table-cell table:style-name="ce16" office:value-type="float" office:value="4" calcext:value-type="float">
            <text:p>4</text:p>
          </table:table-cell>
          <table:table-cell table:style-name="ce47" office:value-type="float" office:value="4" calcext:value-type="float">
            <text:p>4</text:p>
          </table:table-cell>
          <table:table-cell table:number-columns-repeated="16379"/>
        </table:table-row>
        <table:table-row table:style-name="ro8">
          <table:table-cell table:style-name="ce3" office:value-type="float" office:value="52" calcext:value-type="float">
            <text:p>52</text:p>
          </table:table-cell>
          <table:table-cell table:style-name="ce5" office:value-type="string" calcext:value-type="string">
            <text:p>What can be measured using both PPG and ECG?</text:p>
            <text:p/>
            <text:p>a) Heart rate varaiability</text:p>
            <text:p>b) Blood pressure</text:p>
            <text:p>c) Blood oxygen saturation</text:p>
            <text:p>d) Electrical activity of the heart</text:p>
            <text:p/>
          </table:table-cell>
          <table:table-cell table:style-name="ce9" office:value-type="string" calcext:value-type="string">
            <text:p>PPG and ECG both measure heart rate. PPG measures the blood volume changes in the skin, while ECG records the electrical activity of the heart. Ultimately, both technologies are utilized to measure heart rate. Therefore, (a) is the correct answer.</text:p>
          </table:table-cell>
          <table:table-cell table:style-name="ce16" office:value-type="string" calcext:value-type="string">
            <text:p>a</text:p>
          </table:table-cell>
          <table:table-cell office:value-type="string" calcext:value-type="string">
            <text:p>a</text:p>
          </table:table-cell>
          <table:table-cell table:number-columns-repeated="16379"/>
        </table:table-row>
        <table:table-row table:style-name="ro3">
          <table:table-cell table:style-name="ce3" office:value-type="float" office:value="53" calcext:value-type="float">
            <text:p>53</text:p>
          </table:table-cell>
          <table:table-cell table:style-name="ce5" office:value-type="string" calcext:value-type="string">
            <text:p>Which of the following statements is incorrect regarding Chauvenet's criterion?</text:p>
            <text:p/>
            <text:p>a) Chauvenet's criterion is one of the statistical methods used for outlier detection.</text:p>
            <text:p>b) Chauvenet's criterion evaluates the extent to which data points deviate from the range of standard deviation.</text:p>
            <text:p>c) Chauvenet's criterion is a method for excluding the largest or smallest values from a data set.</text:p>
            <text:p>d) Chauvenet's criterion can be applied to data following a normal distribution.</text:p>
            <text:p/>
          </table:table-cell>
          <table:table-cell table:style-name="ce9" office:value-type="string" calcext:value-type="string">
            <text:p>Chauvenet's criterion employs statistical methods for outlier detection. It assesses the extent to which data deviate from the range of standard deviation and can be applied to data following a normal distribution. However, Chauvenet's criterion does not involve excluding the largest or smallest values from a data set. Instead, it evaluates the degree to which data points deviate from a criterion to identify and potentially remove outliers. Therefore, (c) is the incorrect answer.</text:p>
          </table:table-cell>
          <table:table-cell table:style-name="ce16" office:value-type="string" calcext:value-type="string">
            <text:p>c</text:p>
          </table:table-cell>
          <table:table-cell office:value-type="string" calcext:value-type="string">
            <text:p>c</text:p>
          </table:table-cell>
          <table:table-cell table:number-columns-repeated="16379"/>
        </table:table-row>
        <table:table-row table:style-name="ro16">
          <table:table-cell table:style-name="ce3" office:value-type="float" office:value="54" calcext:value-type="float">
            <text:p>54</text:p>
          </table:table-cell>
          <table:table-cell table:style-name="ce5" office:value-type="string" calcext:value-type="string">
            <text:p>What is a primary advantage of using Electrodermal Activity (EDA) sensors in wearable technology for psychological research?</text:p>
            <text:p/>
            <text:p>A) They can directly measure cognitive thoughts and processes.</text:p>
            <text:p>B) They provide a direct measure of environmental temperature.</text:p>
            <text:p>C) They can indicate emotional arousal by measuring changes in skin conductance.</text:p>
            <text:p>D) They are primarily used to measure physical activities such as walking or running.</text:p>
          </table:table-cell>
          <table:table-cell table:style-name="ce9" office:value-type="string" calcext:value-type="string">
            <text:p>Electrodermal Activity (EDA), also known as Galvanic Skin Response (GSR), measures the electrical conductance of the skin, which varies with its moisture level. This method is particularly useful in psychological research because the sweat glands are controlled by the sympathetic nervous system, and thus, changes in skin conductance can be indicators of emotional arousal or stress. Unlike cognitive thoughts (A) or measuring environmental factors (B), EDA provides insights into the autonomic physiological responses to emotional stimuli, which are not directly observable. This makes it valuable for studying the subconscious aspects of human emotion and stress responses, far beyond what is possible with measures of physical activity (D)</text:p>
          </table:table-cell>
          <table:table-cell table:style-name="ce16" office:value-type="string" calcext:value-type="string">
            <text:p>c</text:p>
          </table:table-cell>
          <table:table-cell office:value-type="string" calcext:value-type="string">
            <text:p>c</text:p>
          </table:table-cell>
          <table:table-cell table:number-columns-repeated="16379"/>
        </table:table-row>
        <table:table-row table:style-name="ro4">
          <table:table-cell table:style-name="ce3" office:value-type="float" office:value="55" calcext:value-type="float">
            <text:p>55</text:p>
          </table:table-cell>
          <table:table-cell table:style-name="ce5" office:value-type="string" calcext:value-type="string">
            <text:p>What is the preferred method for imputing missing values in a time-series dataset where the order of data points is significant, and why?</text:p>
            <text:p/>
            <text:p>A) Mean imputation, because it is the simplest method.</text:p>
            <text:p>B) Mode imputation, because it uses the most frequent value.</text:p>
            <text:p>C) Winsorizing, because it limits extreme values.</text:p>
            <text:p>D) Interpolation, because it provides more natural values by considering the temporal order of the data.</text:p>
          </table:table-cell>
          <table:table-cell table:style-name="ce9" office:value-type="string" calcext:value-type="string">
            <text:p>In time-series datasets, where the temporal order and continuity of the data points are important, interpolation is a preferred method for imputing missing values. Unlike mean or mode imputation, which might not account for the time-dependent nature of the data, interpolation uses values from neighboring data points to estimate the missing values. This method ensures that the imputed values follow the dataset's natural flow and variability over time, leading to more accurate and realistic data restoration. Winsorizing is more about limiting extreme values rather than imputing missing ones and might not be suitable for filling gaps in time-series data.</text:p>
          </table:table-cell>
          <table:table-cell table:style-name="ce16" office:value-type="string" calcext:value-type="string">
            <text:p>d</text:p>
          </table:table-cell>
          <table:table-cell office:value-type="string" calcext:value-type="string">
            <text:p>d</text:p>
          </table:table-cell>
          <table:table-cell table:number-columns-repeated="16379"/>
        </table:table-row>
        <table:table-row table:style-name="ro19" table:number-rows-repeated="1048520">
          <table:table-cell table:number-columns-repeated="16384"/>
        </table:table-row>
        <table:table-row table:style-name="ro19">
          <table:table-cell table:number-columns-repeated="16384"/>
        </table:table-row>
      </table:table>
      <table:table table:name="NQ#3 DataOps and DSP" table:style-name="ta3">
        <office:forms form:automatic-focus="false" form:apply-design-mode="false"/>
        <table:table-column table:style-name="co1" table:default-cell-style-name="Default"/>
        <table:table-column table:style-name="co10" table:default-cell-style-name="Default"/>
        <table:table-column table:style-name="co11" table:default-cell-style-name="Default"/>
        <table:table-column table:style-name="co12" table:default-cell-style-name="Default"/>
        <table:table-column table:style-name="co5" table:number-columns-repeated="16380" table:default-cell-style-name="Default"/>
        <table:table-row table:style-name="ro1">
          <table:table-cell table:style-name="ce1" office:value-type="string" calcext:value-type="string">
            <text:p>No.</text:p>
          </table:table-cell>
          <table:table-cell table:style-name="ce4" office:value-type="string" calcext:value-type="string">
            <text:p>Question</text:p>
          </table:table-cell>
          <table:table-cell table:style-name="ce4" office:value-type="string" calcext:value-type="string">
            <text:p>Explanations</text:p>
          </table:table-cell>
          <table:table-cell table:style-name="ce20" office:value-type="string" calcext:value-type="string">
            <text:p>Answer</text:p>
          </table:table-cell>
          <table:table-cell table:style-name="ce23" office:value-type="string" calcext:value-type="string">
            <text:p>My answer</text:p>
          </table:table-cell>
          <table:table-cell table:number-columns-repeated="16379"/>
        </table:table-row>
        <table:table-row table:style-name="ro7">
          <table:table-cell table:style-name="ce2" office:value-type="float" office:value="1" calcext:value-type="float">
            <text:p>1</text:p>
          </table:table-cell>
          <table:table-cell table:style-name="ce5" office:value-type="string" calcext:value-type="string">
            <text:p>What is the primary focus of data-centric AI? (select one)</text:p>
            <text:p>1. Model architecture</text:p>
            <text:p>2. Data collection and preprocessing</text:p>
            <text:p>3. Algorithm optimization</text:p>
            <text:p>4. Interpretability of AI models</text:p>
          </table:table-cell>
          <table:table-cell table:style-name="ce9" office:value-type="string" calcext:value-type="string">
            <text:p>Data-centric AI emphasizes the importance of data collection, cleaning, and preprocessing in the AI development process. While model architecture and algorithm optimization are essential components of AI development, data-centric AI recognizes that the quality and relevance of the data used to train AI models significantly impact their performance. By prioritizing data collection and preprocessing, data-centric AI aims to ensure that AI models are trained on high-quality data, leading to more accurate and reliable predictions. Therefore, correct answer is 2.</text:p>
          </table:table-cell>
          <table:table-cell table:style-name="ce15" office:value-type="float" office:value="2" calcext:value-type="float">
            <text:p>2</text:p>
          </table:table-cell>
          <table:table-cell office:value-type="float" office:value="2" calcext:value-type="float">
            <text:p>2</text:p>
          </table:table-cell>
          <table:table-cell table:number-columns-repeated="16379"/>
        </table:table-row>
        <table:table-row table:style-name="ro9">
          <table:table-cell table:style-name="ce3" office:value-type="float" office:value="2" calcext:value-type="float">
            <text:p>2</text:p>
          </table:table-cell>
          <table:table-cell table:style-name="ce5" office:value-type="string" calcext:value-type="string">
            <text:p>Which of the following is a common application of the Discrete Fourier Transform (DFT)? (select one)</text:p>
            <text:p>1. Image compression</text:p>
            <text:p>2. Speech recognition</text:p>
            <text:p>3. Data encryption</text:p>
            <text:p>4. Audio equalization</text:p>
          </table:table-cell>
          <table:table-cell table:style-name="ce9" office:value-type="string" calcext:value-type="string">
            <text:p>The Discrete Fourier Transform (DFT) is a mathematical technique used to transform signals from the time-domain into the frequency-domain. Audio equalization involves adjusting the amplitude of different frequency components in an audio signal. The DFT is commonly used in audio processing applications such as equalization to analyze and manipulate the frequency content of audio signals. Therefore, the correct answer is audio equalization.</text:p>
          </table:table-cell>
          <table:table-cell table:style-name="ce15" office:value-type="float" office:value="4" calcext:value-type="float">
            <text:p>4</text:p>
          </table:table-cell>
          <table:table-cell office:value-type="float" office:value="1" calcext:value-type="float">
            <text:p>1</text:p>
          </table:table-cell>
          <table:table-cell office:value-type="string" calcext:value-type="string">
            <text:p>x</text:p>
          </table:table-cell>
          <table:table-cell table:number-columns-repeated="16378"/>
        </table:table-row>
        <table:table-row table:style-name="ro29">
          <table:table-cell table:style-name="ce3" office:value-type="float" office:value="3" calcext:value-type="float">
            <text:p>3</text:p>
          </table:table-cell>
          <table:table-cell table:style-name="ce5" office:value-type="string" calcext:value-type="string">
            <text:p><text:span text:style-name="T1">Which method can be employed to enhance the resolution of the Discrete Fourier Transform (DFT) for a given sampling frequency f</text:span><text:span text:style-name="T14">s</text:span><text:span text:style-name="T15"> ?</text:span></text:p>
            <text:p/>
            <text:p><text:span text:style-name="T1">1) Decreasing the number of samples</text:span></text:p>
            <text:p><text:span text:style-name="T1">2) Maintaining a constant number of samples</text:span></text:p>
            <text:p><text:span text:style-name="T1">3) Increasing the number of samples</text:span></text:p>
            <text:p><text:span text:style-name="T1">4) Reducing the sampling frequency</text:span></text:p>
          </table:table-cell>
          <table:table-cell table:style-name="ce9" office:value-type="string" calcext:value-type="string">
            <text:p>Increasing the number of samples in the Discrete Fourier Transform (DFT) improves resolution by providing more data points. This allows for better frequency distinction in the resulting spectrum. Enhanced resolution is vital for accurate frequency analysis in various fields like signal processing and telecommunications. Decreasing the number of samples or reducing the sampling frequency would lead to a decrease in resolution, while maintaining a constant number of samples wouldn't improve it. Other options:</text:p>
            <text:p/>
            <text:p>1) Decreasing the number of samples: This would result in less data being available for analysis, reducing the resolution of the DFT.</text:p>
            <text:p/>
            <text:p>2) Maintaining a constant number of samples: This option would not lead to any improvement in resolution. Resolution improvement requires an increase in the number of samples.</text:p>
            <text:p/>
            <text:p>4) Reducing the sampling frequency: This action would lead to a decrease in the amount of data captured per unit time, resulting in a coarser resolution of the DFT.</text:p>
          </table:table-cell>
          <table:table-cell table:style-name="ce16" office:value-type="float" office:value="3" calcext:value-type="float">
            <text:p>3</text:p>
          </table:table-cell>
          <table:table-cell office:value-type="float" office:value="3" calcext:value-type="float">
            <text:p>3</text:p>
          </table:table-cell>
          <table:table-cell table:number-columns-repeated="16379"/>
        </table:table-row>
        <table:table-row table:style-name="ro31">
          <table:table-cell table:style-name="ce3" office:value-type="float" office:value="4" calcext:value-type="float">
            <text:p>4</text:p>
          </table:table-cell>
          <table:table-cell table:style-name="ce5" office:value-type="string" calcext:value-type="string">
            <text:p>What is a key feature of Data-Centric AI regarding the relationship between AI models and data?</text:p>
            <text:p>1) Isolation of model and data improvement processes</text:p>
            <text:p>2) Model-centric approach prioritizing algorithm sophistication</text:p>
            <text:p>3) Mutual improvement of both model and data through iteration</text:p>
            <text:p>4) Static data annotation without considering model performance</text:p>
          </table:table-cell>
          <table:table-cell table:style-name="ce9" office:value-type="string" calcext:value-type="string">
            <text:p>3) Mutual improvement of both model and data through iteration</text:p>
            <text:p>Explanation: Data-Centric AI emphasizes the iterative improvement of both models and data, recognizing that the quality of data directly impacts model performance and vice versa. This iterative process allows for continual refinement and optimization.</text:p>
          </table:table-cell>
          <table:table-cell table:style-name="ce16" office:value-type="float" office:value="3" calcext:value-type="float">
            <text:p>3</text:p>
          </table:table-cell>
          <table:table-cell office:value-type="float" office:value="1" calcext:value-type="float">
            <text:p>1</text:p>
          </table:table-cell>
          <table:table-cell office:value-type="string" calcext:value-type="string">
            <text:p>x</text:p>
          </table:table-cell>
          <table:table-cell table:number-columns-repeated="16378"/>
        </table:table-row>
        <table:table-row table:style-name="ro7">
          <table:table-cell table:style-name="ce3" office:value-type="float" office:value="6" calcext:value-type="float">
            <text:p>6</text:p>
          </table:table-cell>
          <table:table-cell table:style-name="ce5" office:value-type="string" calcext:value-type="string">
            <text:p><text:span text:style-name="T1">Given this information about a sensor signal that is sampled at its Nyquist frequency:</text:span></text:p>
            <text:p><text:span text:style-name="T4">Duration of the signal: 2 seconds</text:span></text:p>
            <text:p><text:span text:style-name="T4">Bandwidth of the signal: 10Hz</text:span></text:p>
            <text:p><text:span text:style-name="T1">What would be the </text:span><text:span text:style-name="T16">frequency range </text:span><text:span text:style-name="T17">after performing a Discrete Fourier Transform (DFT) on this signal, assuming no frequency shift operation is applied?</text:span></text:p>
            <text:p><text:span text:style-name="T1">A. [0, 9.5] Hz</text:span></text:p>
            <text:p><text:span text:style-name="T1">B. [0, 19.5] Hz</text:span></text:p>
            <text:p><text:span text:style-name="T1">C. [-10, 10] Hz</text:span></text:p>
            <text:p><text:span text:style-name="T1">D. [-9.5, 9.5] Hz</text:span></text:p>
          </table:table-cell>
          <table:table-cell table:style-name="ce9" office:value-type="string" calcext:value-type="string">
            <text:p>With a bandwidth of 10 Hz, the Nyquist frequency is 20 Hz. Sampling at the Nyquist frequency means the sampling rate is 20 Hz. The duration of the signal is 2 seconds, so the total number of samples is 20 × 2 = 40 samples.</text:p>
            <text:p/>
            <text:p>The frequency bins are equally spaced from 0 up to (but not including) the sampling frequency. The spacing between each bin is </text:p>
            <text:p>Sampling Frequency / Number of Samples = 20 Hz / 40 = 0.5Hz </text:p>
          </table:table-cell>
          <table:table-cell table:style-name="ce64" office:value-type="string" calcext:value-type="string">
            <text:p>D</text:p>
          </table:table-cell>
          <table:table-cell office:value-type="string" calcext:value-type="string">
            <text:p>c</text:p>
          </table:table-cell>
          <table:table-cell office:value-type="string" calcext:value-type="string">
            <text:p>x</text:p>
          </table:table-cell>
          <table:table-cell table:number-columns-repeated="16378"/>
        </table:table-row>
        <table:table-row table:style-name="ro17">
          <table:table-cell table:style-name="ce3" office:value-type="float" office:value="7" calcext:value-type="float">
            <text:p>7</text:p>
          </table:table-cell>
          <table:table-cell table:style-name="ce5" office:value-type="string" calcext:value-type="string">
            <text:p>In the context of IoT data science, why is addressing data quality issues crucial for developing reliable AI models?</text:p>
            <text:p/>
            <text:p>A) To ensure the physical durability of IoT devices.</text:p>
            <text:p>B) To guarantee the security of data transmission over networks.</text:p>
            <text:p>C) To enhance the visual appeal of data presentations.</text:p>
            <text:p>D) To improve the reliability and validity of the insights derived from data analytics.</text:p>
          </table:table-cell>
          <table:table-cell table:style-name="ce9" office:value-type="string" calcext:value-type="string">
            <text:p>Addressing data quality issues, like label errors and biases, directly impacts AI model accuracy, ensuring reliable predictions and insights. High-quality data underpins trustworthy IoT applications, making addressing these issues crucial for dependable outcomes, especially in high-stakes scenarios.</text:p>
          </table:table-cell>
          <table:table-cell table:style-name="ce16" office:value-type="string" calcext:value-type="string">
            <text:p>D</text:p>
          </table:table-cell>
          <table:table-cell office:value-type="string" calcext:value-type="string">
            <text:p>d</text:p>
          </table:table-cell>
          <table:table-cell table:number-columns-repeated="16379"/>
        </table:table-row>
        <table:table-row table:style-name="ro7">
          <table:table-cell table:style-name="ce3" office:value-type="float" office:value="8" calcext:value-type="float">
            <text:p>8</text:p>
          </table:table-cell>
          <table:table-cell table:style-name="ce5" office:value-type="string" calcext:value-type="string">
            <text:p>Why is it important to choose a sampling rate at least twice the highest frequency of the signal, according to the Nyquist theorem?</text:p>
            <text:p/>
            <text:p>A) To double the data storage requirements.</text:p>
            <text:p>B) To ensure signal processing uses the maximum amount of computational resources.</text:p>
            <text:p>C) To prevent aliasing, ensuring the sampled signal accurately represents the original signal without frequency distortion. (Correct Answer)</text:p>
            <text:p>D) To increase the complexity of signal processing.</text:p>
          </table:table-cell>
          <table:table-cell table:style-name="ce9" office:value-type="string" calcext:value-type="string">
            <text:p>Choosing a sampling rate at least twice the highest frequency of the signal, as per the Nyquist theorem, is critical to prevent aliasing. Aliasing can cause different signals to become indistinguishable when sampled, leading to frequency distortion and inaccurate signal representation. This principle ensures the integrity and reliability of signal processing in digital systems.</text:p>
          </table:table-cell>
          <table:table-cell table:style-name="ce16" office:value-type="string" calcext:value-type="string">
            <text:p>C</text:p>
          </table:table-cell>
          <table:table-cell office:value-type="string" calcext:value-type="string">
            <text:p>c</text:p>
          </table:table-cell>
          <table:table-cell table:number-columns-repeated="16379"/>
        </table:table-row>
        <table:table-row table:style-name="ro17">
          <table:table-cell table:style-name="ce3" office:value-type="float" office:value="10" calcext:value-type="float">
            <text:p>10</text:p>
          </table:table-cell>
          <table:table-cell table:style-name="ce5" office:value-type="string" calcext:value-type="string">
            <text:p>Which statements about DFT are incorrect?</text:p>
            <text:p>a. When we use zero padding in the time domain, resolution in the frequency domain becomes lower</text:p>
            <text:p>b. DFT changes a signal from the time domain to the frequency domain.</text:p>
            <text:p>c. As the sample size increases, delta_k becomes denser.</text:p>
            <text:p>d. If the sampling rate is doubled while keeping the time fixed, f_delta(resolution in frequency domain) remains the same.</text:p>
          </table:table-cell>
          <table:table-cell table:style-name="ce62" office:value-type="string" calcext:value-type="string">
            <text:p>Zero-padding in the time domain increases the length of the signal, resulting in a higher number of samples and frequency bins in the frequency domain. This increased number of bins provides a finer <text:span text:style-name="T20">frequency</text:span> resolution, allowing for better frequency localization. So, statement A is the right answer </text:p>
          </table:table-cell>
          <table:table-cell table:style-name="ce16" office:value-type="string" calcext:value-type="string">
            <text:p>A</text:p>
          </table:table-cell>
          <table:table-cell office:value-type="string" calcext:value-type="string">
            <text:p>d</text:p>
          </table:table-cell>
          <table:table-cell office:value-type="string" calcext:value-type="string">
            <text:p>x</text:p>
          </table:table-cell>
          <table:table-cell table:number-columns-repeated="16378"/>
        </table:table-row>
        <table:table-row table:style-name="ro8">
          <table:table-cell table:style-name="ce3" office:value-type="float" office:value="11" calcext:value-type="float">
            <text:p>11</text:p>
          </table:table-cell>
          <table:table-cell table:style-name="ce5" office:value-type="string" calcext:value-type="string">
            <text:p>Which statements about Data-Centric AI are incorrect?</text:p>
            <text:p>a. Compared to Model-Centric AI, Data-Centric AI uses different data processing methods between iterations.</text:p>
            <text:p>b. It aims at systematic improvement of data consistency (annotation/labels).</text:p>
            <text:p>c. AI works as a socio-technical system.</text:p>
            <text:p>d. AI-centeredness of ‘data work’.</text:p>
          </table:table-cell>
          <table:table-cell table:style-name="ce9" office:value-type="string" calcext:value-type="string">
            <text:p>For <text:s/>Data-Centric AI, we consider Human centeredness of ‘data work’ instead of AI,so d is incorrect.</text:p>
          </table:table-cell>
          <table:table-cell table:style-name="ce16" office:value-type="string" calcext:value-type="string">
            <text:p>d</text:p>
          </table:table-cell>
          <table:table-cell office:value-type="string" calcext:value-type="string">
            <text:p>c,d</text:p>
          </table:table-cell>
          <table:table-cell office:value-type="string" calcext:value-type="string">
            <text:p>x</text:p>
          </table:table-cell>
          <table:table-cell table:number-columns-repeated="16378"/>
        </table:table-row>
        <table:table-row table:style-name="ro18">
          <table:table-cell table:style-name="ce3" office:value-type="float" office:value="12" calcext:value-type="float">
            <text:p>12</text:p>
          </table:table-cell>
          <table:table-cell table:style-name="ce5" office:value-type="string" calcext:value-type="string">
            <text:p>Which distinguishing feature sets Data-Centric AI apart from Model-Centric AI?</text:p>
            <text:p/>
            <text:p>a) Data-Centric AI primarily focuses on model architecture modifications, while Model-Centric AI deals with hyperparameter optimization.</text:p>
            <text:p/>
            <text:p>b) Data-Centric AI analyzes data errors, modifies data through techniques like data augmentation, and assesses data quality, whereas Model-Centric AI solely focuses on model improvement using the same training data.</text:p>
            <text:p/>
            <text:p>c) Data-Centric AI and Model-Centric AI are interchangeable terms referring to different aspects of the same AI methodology.</text:p>
            <text:p/>
            <text:p>d) Data-Centric AI is solely concerned with hyperparameter optimization, while Model-Centric AI addresses data errors and inconsistencies.</text:p>
          </table:table-cell>
          <table:table-cell table:style-name="ce9" office:value-type="string" calcext:value-type="string">
            <text:p>Data-Centric AI differs from Model-Centric AI in that it not only focuses on model improvement but also analyzes data errors, modifies data to address issues such as misfit and inconsistency, and evaluates data quality through benchmarking. In contrast, Model-Centric AI primarily concentrates on hyperparameter optimization and model refinement using the same training data without directly addressing data-related issues.</text:p>
          </table:table-cell>
          <table:table-cell table:style-name="ce16" office:value-type="string" calcext:value-type="string">
            <text:p>b</text:p>
          </table:table-cell>
          <table:table-cell office:value-type="string" calcext:value-type="string">
            <text:p>b</text:p>
          </table:table-cell>
          <table:table-cell table:number-columns-repeated="16379"/>
        </table:table-row>
        <table:table-row table:style-name="ro9">
          <table:table-cell table:style-name="ce2" office:value-type="float" office:value="13" calcext:value-type="float">
            <text:p>13</text:p>
          </table:table-cell>
          <table:table-cell table:style-name="ce5" office:value-type="string" calcext:value-type="string">
            <text:p>Which statement about the spectral resolution of the Discrete Fourier Transform (DFT) is **correct**?</text:p>
            <text:p/>
            <text:p>a) Increasing the sampling frequency improves the spectral resolution.</text:p>
            <text:p>b) Zero padding increases the spectral resolution. </text:p>
            <text:p>c) Spectral resolution remains unchanged regardless of the number of samples. d) Spectral resolution depends only on the original signal’s frequency content.</text:p>
          </table:table-cell>
          <table:table-cell table:style-name="ce9" office:value-type="string" calcext:value-type="string">
            <text:p>Zero padding, which involves adding zeros to the existing samples before computing the Discrete Fourier Transform (DFT), enhances resolution by interpolating between existing data points. It allows us to achieve better frequency resolution without altering the original signal.</text:p>
          </table:table-cell>
          <table:table-cell table:style-name="ce16" office:value-type="string" calcext:value-type="string">
            <text:p>b</text:p>
          </table:table-cell>
          <table:table-cell office:value-type="string" calcext:value-type="string">
            <text:p>d</text:p>
          </table:table-cell>
          <table:table-cell office:value-type="string" calcext:value-type="string">
            <text:p>x</text:p>
          </table:table-cell>
          <table:table-cell table:number-columns-repeated="16378"/>
        </table:table-row>
        <table:table-row table:style-name="ro15">
          <table:table-cell table:style-name="ce3" office:value-type="float" office:value="14" calcext:value-type="float">
            <text:p>14</text:p>
          </table:table-cell>
          <table:table-cell table:style-name="ce5" office:value-type="string" calcext:value-type="string">
            <text:p>Which of the following is NOT one of the categories of data smells?</text:p>
            <text:p>a) Understandability Smells</text:p>
            <text:p>b) Completeness Smells</text:p>
            <text:p>c) Believability Smells</text:p>
            <text:p>d) Consistency Smells</text:p>
          </table:table-cell>
          <table:table-cell table:style-name="ce9" office:value-type="string" calcext:value-type="string">
            <text:p>Data smells are latent by definition, i.e., they represent issues that are present in the dataset and can cause problems, but are not obvious now. Data completeness should be caught at the level of data preparation, so early on in the data analysis pipeline.</text:p>
            <text:p/>
          </table:table-cell>
          <table:table-cell table:style-name="ce16" office:value-type="string" calcext:value-type="string">
            <text:p>b</text:p>
          </table:table-cell>
          <table:table-cell office:value-type="string" calcext:value-type="string">
            <text:p>a</text:p>
          </table:table-cell>
          <table:table-cell office:value-type="string" calcext:value-type="string">
            <text:p>x</text:p>
          </table:table-cell>
          <table:table-cell table:number-columns-repeated="16378"/>
        </table:table-row>
        <table:table-row table:style-name="ro22">
          <table:table-cell table:style-name="ce3" office:value-type="float" office:value="15" calcext:value-type="float">
            <text:p>15</text:p>
          </table:table-cell>
          <table:table-cell table:style-name="ce5" office:value-type="string" calcext:value-type="string">
            <text:p>What term describes the loss of high-frequency information due to inadequate sampling?</text:p>
            <text:p>a) Oversampling</text:p>
            <text:p>b) Nyquist theorem</text:p>
            <text:p>c) Frequency folding</text:p>
            <text:p>d) Aliasing</text:p>
          </table:table-cell>
          <table:table-cell table:style-name="ce9" office:value-type="string" calcext:value-type="string">
            <text:p>a) Oversampling: Oversampling involves using a higher sampling rate than necessary to capture more signal detail, which isn't the case when the sampling rate is too low.</text:p>
            <text:p>b) Nyquist theorem: The Nyquist-Shannon theorem states the minimum sampling rate required to avoid aliasing but doesn't directly explain the loss of high-frequency information due to low sampling rates.</text:p>
            <text:p>c) Frequency folding: This occurs during aliasing when higher frequencies are incorrectly represented as lower frequencies, but it doesn't directly explain the loss of high-frequency information due to low sampling rates.</text:p>
            <text:p>d) Aliasing: Aliasing happens when higher frequencies are misrepresented as lower frequencies due to low sampling rates, directly explaining the loss of high-frequency information.</text:p>
          </table:table-cell>
          <table:table-cell table:style-name="ce16" office:value-type="string" calcext:value-type="string">
            <text:p>d</text:p>
          </table:table-cell>
          <table:table-cell office:value-type="string" calcext:value-type="string">
            <text:p>d</text:p>
          </table:table-cell>
          <table:table-cell table:number-columns-repeated="16379"/>
        </table:table-row>
        <table:table-row table:style-name="ro2">
          <table:table-cell table:style-name="ce3" office:value-type="float" office:value="16" calcext:value-type="float">
            <text:p>16</text:p>
          </table:table-cell>
          <table:table-cell table:style-name="ce5" office:value-type="string" calcext:value-type="string">
            <text:p>What are the key layers in a modern data platform architecture for ensuring data quality?</text:p>
            <text:p>a). Data collection, data cleaning, data labeling, model training, and model deployment.</text:p>
            <text:p>b). Data preprocessing, feature engineering, model training, and model evaluation.</text:p>
            <text:p>c). Data ingestion, data storage, data transformation, business intelligence, and data governance.</text:p>
            <text:p>d). Data ingestion, data wrangling, data visualization, model interpretation, and model monitoring.</text:p>
          </table:table-cell>
          <table:table-cell table:style-name="ce9" office:value-type="string" calcext:value-type="string">
            <text:p>A modern data platform architecture for ensuring data quality typically consists of the following key layers: data ingestion, data storage and processing, data transformation and modeling, business intelligence and analytics, data observability (monitoring, tracking, triaging incidents), and data discovery and governance (documenting critical data assets). These layers collectively enable the management and maintenance of data quality throughout the data lifecycle.</text:p>
          </table:table-cell>
          <table:table-cell table:style-name="ce16" office:value-type="string" calcext:value-type="string">
            <text:p>c</text:p>
          </table:table-cell>
          <table:table-cell office:value-type="string" calcext:value-type="string">
            <text:p>b</text:p>
          </table:table-cell>
          <table:table-cell office:value-type="string" calcext:value-type="string">
            <text:p>x</text:p>
          </table:table-cell>
          <table:table-cell table:number-columns-repeated="16378"/>
        </table:table-row>
        <table:table-row table:style-name="ro22">
          <table:table-cell table:style-name="ce2" office:value-type="float" office:value="17" calcext:value-type="float">
            <text:p>17</text:p>
          </table:table-cell>
          <table:table-cell table:style-name="ce5" office:value-type="string" calcext:value-type="string">
            <text:p>Given the following DFT coefficients of 8 samples:</text:p>
            <text:p/>
            <text:p>Xk = [2, 0, 1, 0, 0, 0, -1, 0]</text:p>
            <text:p/>
            <text:p>After applying the FFTShift function to the DFT coefficients, what would be the resulting order of the coefficients?</text:p>
            <text:p>a). [0, 0, -1, 0, 2, 0, 1, 0]</text:p>
            <text:p>b). [0, -1, 0, 0, 2, 0, 1, 0]</text:p>
            <text:p>c). [2, 0, 1, 0, 0, -1, 0, 0]</text:p>
            <text:p>d). [0, -1, 0, 0, 0, 1, 0, 2]</text:p>
          </table:table-cell>
          <table:table-cell table:style-name="ce9" office:value-type="string" calcext:value-type="string">
            <text:p>The FFTShift function rearranges the DFT coefficients by shifting the zero-frequency (DC) component to the center of the array. For a real-valued signal, the DFT coefficients are symmetric around the DC component. In this case, the DC component is the first element (X[0] = 2), and the remaining coefficients are arranged in alternating positive and negative frequency components.</text:p>
            <text:p/>
            <text:p>After applying FFTShift, the DC component is moved to the center, and the positive and negative frequency components are arranged in a contiguous manner on either side of the DC component. The resulting order is: [negative freq. components, DC component, positive freq. components].</text:p>
            <text:p/>
            <text:p>Therefore, the correct answer is option a.</text:p>
          </table:table-cell>
          <table:table-cell table:style-name="ce16" office:value-type="string" calcext:value-type="string">
            <text:p>a</text:p>
          </table:table-cell>
          <table:table-cell office:value-type="string" calcext:value-type="string">
            <text:p>d</text:p>
          </table:table-cell>
          <table:table-cell office:value-type="string" calcext:value-type="string">
            <text:p>x</text:p>
          </table:table-cell>
          <table:table-cell table:number-columns-repeated="16378"/>
        </table:table-row>
        <table:table-row table:style-name="ro14">
          <table:table-cell table:style-name="ce3" office:value-type="float" office:value="18" calcext:value-type="float">
            <text:p>18</text:p>
          </table:table-cell>
          <table:table-cell table:style-name="ce5" office:value-type="string" calcext:value-type="string">
            <text:p>Which of the following concepts is crucial for preventing aliasing in digital signal processing?</text:p>
            <text:p/>
            <text:p>A) Nyquist sampling rate</text:p>
            <text:p>B) Discrete Fourier Transform (DFT)</text:p>
            <text:p>C) Symmetry property of DFT</text:p>
            <text:p>D) Resolution property of DFT</text:p>
          </table:table-cell>
          <table:table-cell table:style-name="ce9" office:value-type="string" calcext:value-type="string">
            <text:p><text:span text:style-name="T9">Nyquist sampling</text:span><text:span text:style-name="T10"> rate is essential for preventing aliasing in digital signal processing. It dictates that to accurately represent a continuous signal in digital form, the sampling rate must be at least twice the highest frequency present in the signal (Nyquist frequency). This ensures that there are enough samples taken per unit of time to capture the details of the signal without distortion or loss of information due to aliasing.</text:span></text:p>
            <text:p/>
            <text:p><text:span text:style-name="T8">Aliasing occurs when the sampling rate is too low, resulting in high-frequency components of the signal being incorrectly interpreted as lower frequencies. This leads to distortion and inaccuracies in the reconstructed signal.</text:span></text:p>
            <text:p/>
            <text:p><text:span text:style-name="T8">By adhering to the Nyquist sampling rate, digital systems can faithfully represent analog signals without introducing aliasing artifacts. Therefore, understanding and applying the Nyquist sampling rate is crucial for ensuring the fidelity of digital signal processing systems.</text:span></text:p>
          </table:table-cell>
          <table:table-cell table:style-name="ce16" office:value-type="string" calcext:value-type="string">
            <text:p>a</text:p>
          </table:table-cell>
          <table:table-cell office:value-type="string" calcext:value-type="string">
            <text:p>a</text:p>
          </table:table-cell>
          <table:table-cell table:number-columns-repeated="16379"/>
        </table:table-row>
        <table:table-row table:style-name="ro21">
          <table:table-cell table:style-name="ce3" office:value-type="float" office:value="19" calcext:value-type="float">
            <text:p>19</text:p>
          </table:table-cell>
          <table:table-cell table:style-name="ce5" office:value-type="string" calcext:value-type="string">
            <text:p>Which of the following is not a methodology for data quality assessment and improvement, nor a representative quality metric according to Carlo Batini et al. (2009)?</text:p>
            <text:p/>
            <text:p>A) Consistency</text:p>
            <text:p>B) Timeliness</text:p>
            <text:p>C) Sampling</text:p>
            <text:p>D) Validity</text:p>
            <text:p/>
            <text:p/>
            <text:p/>
            <text:p/>
            <text:p/>
          </table:table-cell>
          <table:table-cell table:style-name="ce9" office:value-type="string" calcext:value-type="string">
            <text:p><text:span text:style-name="T8">According to Carlo Batini et al.(2009), the listed quality metrics (Consistency, Completeness, Timeliness, Validity, Uniqueness, Accuracy) represent characteristics or dimensions used to assess the quality of data. These metrics help in understanding the strengths and weaknesses of the data for different aspects such as format consistency, absence of missing values, up-to-dateness, representation of the real world, uniqueness of values, and accuracy in reflecting true values.</text:span></text:p>
            <text:p/>
            <text:p><text:span text:style-name="T8">Option </text:span><text:span text:style-name="T11">C) Sampling</text:span><text:span text:style-name="T10"> is not a methodology for data quality assessment or improvement, nor is it a representative quality metric as outlined by Batini et al. Sampling typically refers to the process of selecting a subset of data from a larger population for analysis or evaluation. While sampling can be a technique used within some methodologies, it is not inherently a methodology itself nor a quality metric. Therefore, it is the correct choice for this question.</text:span></text:p>
          </table:table-cell>
          <table:table-cell table:style-name="ce16" office:value-type="string" calcext:value-type="string">
            <text:p>c</text:p>
          </table:table-cell>
          <table:table-cell office:value-type="string" calcext:value-type="string">
            <text:p>b</text:p>
          </table:table-cell>
          <table:table-cell office:value-type="string" calcext:value-type="string">
            <text:p>x</text:p>
          </table:table-cell>
          <table:table-cell table:number-columns-repeated="16378"/>
        </table:table-row>
        <table:table-row table:style-name="ro16">
          <table:table-cell table:style-name="ce3" office:value-type="float" office:value="20" calcext:value-type="float">
            <text:p>20</text:p>
          </table:table-cell>
          <table:table-cell table:style-name="ce5" office:value-type="string" calcext:value-type="string">
            <text:p>You are working with high-resolution digital signals and have decided to perform undersampling to improve computational efficiency. To prevent aliasing in this scenario, which of the following steps must be taken? (select one)</text:p>
            <text:p/>
            <text:p>A) Add zero padding to the data after undersampling.</text:p>
            <text:p/>
            <text:p>B) Filter out the frequencies that are higher than half of the undersampling frequency.</text:p>
            <text:p/>
            <text:p>C) Remove data points that are considered outliers.</text:p>
            <text:p/>
            <text:p>D) Eliminate all frequencies that are higher than the undersampling frequency</text:p>
            <text:p/>
          </table:table-cell>
          <table:table-cell table:style-name="ce9" office:value-type="string" calcext:value-type="string">
            <text:p>Undersampling is a process applied to high-resolution signals to enhance computational efficiency. However, this practice risks causing aliasing, where higher frequency components can distort the signal when sampled below their Nyquist rate. To avoid this, it's essential to filter out frequencies greater than half of the undersampling frequency, Therefore we should remove signals with frequencies higher than half of the undersampling frequency. </text:p>
          </table:table-cell>
          <table:table-cell table:style-name="ce16" office:value-type="string" calcext:value-type="string">
            <text:p>B</text:p>
          </table:table-cell>
          <table:table-cell office:value-type="string" calcext:value-type="string">
            <text:p>b</text:p>
          </table:table-cell>
          <table:table-cell table:number-columns-repeated="16379"/>
        </table:table-row>
        <table:table-row table:style-name="ro9">
          <table:table-cell table:style-name="ce2" office:value-type="float" office:value="21" calcext:value-type="float">
            <text:p>21</text:p>
          </table:table-cell>
          <table:table-cell table:style-name="ce24" office:value-type="string" calcext:value-type="string">
            <text:p>Which one of the following is a key characteristic that distinguishes Data-Centric AI from Model-Centric AI? (select one)</text:p>
            <text:p/>
            <text:p>A) Hyperparameter optimization of the model.</text:p>
            <text:p>B) Initial preprocessing of data.</text:p>
            <text:p>C) Iterative training to improve model performance on test data.</text:p>
            <text:p>D) Assessing and improving data quality after the initial model training</text:p>
            <text:p/>
          </table:table-cell>
          <table:table-cell table:style-name="ce9" office:value-type="string" calcext:value-type="string">
            <text:p>Data-centric AI emphasizes the continuous enhancement of data quality after the initial training of the model. This includes tasks such as systematic data fit improvement, ensuring data consistency, and fostering mutual growth through model-data iteration. In contrast, Model-Centric AI often focuses on refining the model through hyperparameter tuning using the same initial dataset.</text:p>
          </table:table-cell>
          <table:table-cell table:style-name="ce16" office:value-type="string" calcext:value-type="string">
            <text:p>D</text:p>
          </table:table-cell>
          <table:table-cell office:value-type="string" calcext:value-type="string">
            <text:p>d</text:p>
          </table:table-cell>
          <table:table-cell table:number-columns-repeated="16379"/>
        </table:table-row>
        <table:table-row table:style-name="ro8">
          <table:table-cell table:style-name="ce3" office:value-type="float" office:value="22" calcext:value-type="float">
            <text:p>22</text:p>
          </table:table-cell>
          <table:table-cell table:style-name="ce5" office:value-type="string" calcext:value-type="string">
            <text:p>In the context of IoT and data science, what does a "Data Cascade" refer to?</text:p>
            <text:p>A) A waterfall model of data processing</text:p>
            <text:p>B) A rapid increase in data volume</text:p>
            <text:p>C) Compounding events causing negative downstream effects from data issues</text:p>
            <text:p>D) The sequential flow of data through sensors</text:p>
          </table:table-cell>
          <table:table-cell table:style-name="ce9" office:value-type="string" calcext:value-type="string">
            <text:p>Data Cascades involve compounding events that cause negative downstream effects due to data issues, leading to technical debt over time. This highlights the importance of addressing data quality early in the data lifecycle.</text:p>
          </table:table-cell>
          <table:table-cell table:style-name="ce16" office:value-type="string" calcext:value-type="string">
            <text:p>C</text:p>
          </table:table-cell>
          <table:table-cell office:value-type="string" calcext:value-type="string">
            <text:p>c</text:p>
          </table:table-cell>
          <table:table-cell table:number-columns-repeated="16379"/>
        </table:table-row>
        <table:table-row table:style-name="ro17">
          <table:table-cell table:style-name="ce3" office:value-type="float" office:value="23" calcext:value-type="float">
            <text:p>23</text:p>
          </table:table-cell>
          <table:table-cell table:style-name="ce5" office:value-type="string" calcext:value-type="string">
            <text:p>In the context of DFT (Discrete Fourier Transform), what does zero padding accomplish?</text:p>
            <text:p>A) It changes the fundamental frequency of the signal</text:p>
            <text:p>B) It allows the DFT to handle signals of any length</text:p>
            <text:p>C) It increases the resolution of the DFT</text:p>
            <text:p>D) It reduces the computational complexity of the DFT</text:p>
          </table:table-cell>
          <table:table-cell table:style-name="ce9" office:value-type="string" calcext:value-type="string">
            <text:p>Zero padding involves adding zeros to the end of a signal to increase the number of samples, which can improve the resolution of the DFT by making the frequency bins closer together. This technique does not change the fundamental frequency of the signal but rather helps in providing a more detailed frequency analysis by interpolating between the original DFT bins.</text:p>
          </table:table-cell>
          <table:table-cell table:style-name="ce16" office:value-type="string" calcext:value-type="string">
            <text:p>C</text:p>
          </table:table-cell>
          <table:table-cell office:value-type="string" calcext:value-type="string">
            <text:p>b</text:p>
          </table:table-cell>
          <table:table-cell office:value-type="string" calcext:value-type="string">
            <text:p>x</text:p>
          </table:table-cell>
          <table:table-cell table:number-columns-repeated="16378"/>
        </table:table-row>
        <table:table-row table:style-name="ro4">
          <table:table-cell table:style-name="ce3" office:value-type="float" office:value="24" calcext:value-type="float">
            <text:p>24</text:p>
          </table:table-cell>
          <table:table-cell table:style-name="ce5" office:value-type="string" calcext:value-type="string">
            <text:p>Choose the correct order of Digital Signal Processing (DSP) systems. </text:p>
            <text:p>(Select one)</text:p>
            <text:p/>
            <text:p>A) Analog Filter -&gt; Digital Processing -&gt; ADC -&gt; DAC -&gt; Analog Filter</text:p>
            <text:p>B) Digital Processing -&gt; ADC -&gt; DAC -&gt; Analog Filter -&gt; Analog Filter</text:p>
            <text:p>C) ADC -&gt; Analog Filter -&gt; Digital Processing -&gt; Analog Filter -&gt; DAC</text:p>
            <text:p>D) Analog Filter -&gt; ADC -&gt; Digital Processing -&gt; DAC -&gt; Analog Filter</text:p>
          </table:table-cell>
          <table:table-cell table:style-name="ce9" office:value-type="string" calcext:value-type="string">
            <text:p>The sequence in Digital signal processing (DSP) systems is as follows: First, raw analog data is passed through an input analog filter to produce a filtered input. This filtered signal is then converted from analog to digital format using ADC. After this conversion, the digital signal undergoes digital processing. Once the processing is complete, the signal is converted back to analog format using DAC. The final step is to pass the reconstructed signal through an output analog filter for output.</text:p>
            <text:p/>
            <text:p>So the sequence is input analog filter -&gt; ADC -&gt;  Digital Processing -&gt; DAC -&gt; output analog filter.</text:p>
          </table:table-cell>
          <table:table-cell table:style-name="ce16" office:value-type="string" calcext:value-type="string">
            <text:p>D</text:p>
          </table:table-cell>
          <table:table-cell office:value-type="string" calcext:value-type="string">
            <text:p>d</text:p>
          </table:table-cell>
          <table:table-cell table:number-columns-repeated="16379"/>
        </table:table-row>
        <table:table-row table:style-name="ro4">
          <table:table-cell table:style-name="ce2" office:value-type="float" office:value="25" calcext:value-type="float">
            <text:p>25</text:p>
          </table:table-cell>
          <table:table-cell table:style-name="ce5" office:value-type="string" calcext:value-type="string">
            <text:p>Which of the following is not a component of the Dataset Development Lifecycle?</text:p>
            <text:p>(Select one)</text:p>
            <text:p/>
            <text:p>A) Maintenance</text:p>
            <text:p>B) Design</text:p>
            <text:p>C) Implementation</text:p>
            <text:p>D) Using</text:p>
            <text:p>E) Requirements Analysis</text:p>
          </table:table-cell>
          <table:table-cell table:style-name="ce9" office:value-type="string" calcext:value-type="string">
            <text:p>The components of the Dataset Development Lifecycle include Requirements Analysis, Design, Implementation, Testing, and Maintenance. "Using" refers to the stage where the developed dataset is utilized for various tasks or analyses. While it is an essential part of the overall data lifecycle, it is not specifically a component of the dataset development process. The primary focus of the Dataset Development Lifecycle is on creating, improving, and maintaining datasets, rather than on their utilization in practical applications or analyses. Therefore, "Using" is not considered a component of the Dataset Development Lifecycle.</text:p>
          </table:table-cell>
          <table:table-cell table:style-name="ce16" office:value-type="string" calcext:value-type="string">
            <text:p>D</text:p>
          </table:table-cell>
          <table:table-cell office:value-type="string" calcext:value-type="string">
            <text:p>d</text:p>
          </table:table-cell>
          <table:table-cell table:number-columns-repeated="16379"/>
        </table:table-row>
        <table:table-row table:style-name="ro2">
          <table:table-cell table:style-name="ce3" office:value-type="float" office:value="26" calcext:value-type="float">
            <text:p>26</text:p>
          </table:table-cell>
          <table:table-cell table:style-name="ce5" office:value-type="string" calcext:value-type="string">
            <text:p>Among the following representative quality metrics for data, which one does not match its original explanation? (Choose one)</text:p>
            <text:p/>
            <text:p>A) Consistency - The extent to which data correctly reflects true value</text:p>
            <text:p>B) Timeliness - The extent to which data is up-to-date</text:p>
            <text:p>C) Uniqueness - The extent to which data contains a unique value</text:p>
            <text:p>D) Completeness - The extent to which data is not missing</text:p>
          </table:table-cell>
          <table:table-cell table:style-name="ce9" office:value-type="string" calcext:value-type="string">
            <text:p>Representative quality metrics for data consist of 6 metrics which are Consistency, Completeness, Timeliness, Validity, Uniqueness and Accuracy. </text:p>
            <text:p>Among them, "Consistentcy" is a metric of the extent to which data follows same format. Hence, the answer is A. The extent to which data correctly reflects true value is measured as "Accuracy". Rest of the options match with their original explanation. Even though not in the option, "Validity" is the extent to which data represents real-world.</text:p>
          </table:table-cell>
          <table:table-cell table:style-name="ce16" office:value-type="string" calcext:value-type="string">
            <text:p>A</text:p>
          </table:table-cell>
          <table:table-cell office:value-type="string" calcext:value-type="string">
            <text:p>a</text:p>
          </table:table-cell>
          <table:table-cell table:number-columns-repeated="16379"/>
        </table:table-row>
        <table:table-row table:style-name="ro8">
          <table:table-cell table:style-name="ce3" office:value-type="float" office:value="27" calcext:value-type="float">
            <text:p>27</text:p>
          </table:table-cell>
          <table:table-cell table:style-name="ce5" office:value-type="string" calcext:value-type="string">
            <text:p>Among the following, what is the root cause for aliasing problem?</text:p>
            <text:p/>
            <text:p>A) Zero padding</text:p>
            <text:p>B) Low Resolution</text:p>
            <text:p>C) Low sampling rate</text:p>
            <text:p>D) Noisy data</text:p>
          </table:table-cell>
          <table:table-cell table:style-name="ce9" office:value-type="string" calcext:value-type="string">
            <text:p>The aliasing refers to problem where the sampling rate is too low so that the sampled signal does not properly represent the true signal. It is recommended to sample with at least twice the original signal's bandwidth (Nyquist sampling rate). Zero padding and Resolution are concepts regarding the DFT and noise of the data is not a main cause of aliasing problem. <text:s/></text:p>
          </table:table-cell>
          <table:table-cell table:style-name="ce16" office:value-type="string" calcext:value-type="string">
            <text:p>C</text:p>
          </table:table-cell>
          <table:table-cell office:value-type="string" calcext:value-type="string">
            <text:p>c</text:p>
          </table:table-cell>
          <table:table-cell table:number-columns-repeated="16379"/>
        </table:table-row>
        <table:table-row table:style-name="ro7">
          <table:table-cell table:style-name="ce3" office:value-type="float" office:value="28" calcext:value-type="float">
            <text:p>28</text:p>
          </table:table-cell>
          <table:table-cell table:style-name="ce5" office:value-type="string" calcext:value-type="string">
            <text:p>What is different between Model-Centric AI and Data-Centric AI?</text:p>
            <text:p>A) Model-Centric AI focuses on refining algorithms, while Data-Centric AI emphasizes improving data quality. </text:p>
            <text:p>B) Model-Centric AI aims to increase data volume, whereas Data-Centric AI prioritizes enhancing model complexity. </text:p>
            <text:p>C) Model-Centric AI relies solely on human-generated data, while Data-Centric AI utilizes only machine-generated data. </text:p>
            <text:p>D) Model-Centric AI is about automating data cleaning processes, and Data-Centric AI is about manual data analysis.</text:p>
          </table:table-cell>
          <table:table-cell table:style-name="ce9" office:value-type="string" calcext:value-type="string">
            <text:p>The lecture contrasts Model-Centric AI and Data-Centric AI by highlighting that Model-Centric AI focuses on refining the algorithms or models themselves, whereas Data-Centric AI emphasizes the importance of improving the quality of the data used for training these models. This distinction underlines the shift from solely enhancing algorithmic approaches to recognizing the critical role of high-quality, well-labeled, and consistent data in achieving effective AI outcomes. Therefore, option A is the correct answer</text:p>
          </table:table-cell>
          <table:table-cell table:style-name="ce16" office:value-type="string" calcext:value-type="string">
            <text:p>A</text:p>
          </table:table-cell>
          <table:table-cell office:value-type="string" calcext:value-type="string">
            <text:p>a</text:p>
          </table:table-cell>
          <table:table-cell table:number-columns-repeated="16379"/>
        </table:table-row>
        <table:table-row table:style-name="ro17">
          <table:table-cell table:style-name="ce2" office:value-type="float" office:value="29" calcext:value-type="float">
            <text:p>29</text:p>
          </table:table-cell>
          <table:table-cell table:style-name="ce5" office:value-type="string" calcext:value-type="string">
            <text:p>What is the Nyquist sampling rate in relation to a signal's bandwidth?</text:p>
            <text:p/>
            <text:p>A) Twice the signal's bandwidth for accurate signal representation.</text:p>
            <text:p>B) Equal to the signal's bandwidth to minimize data size.</text:p>
            <text:p>C) Half the signal's bandwidth to reduce processing load.</text:p>
            <text:p>D) Four times the signal's bandwidth for enhanced clarity.</text:p>
          </table:table-cell>
          <table:table-cell table:style-name="ce9" office:value-type="string" calcext:value-type="string">
            <text:p>The Nyquist sampling rate should be twice the signal's bandwidth to accurately represent the signal without aliasing.</text:p>
          </table:table-cell>
          <table:table-cell table:style-name="ce16" office:value-type="string" calcext:value-type="string">
            <text:p>A</text:p>
          </table:table-cell>
          <table:table-cell office:value-type="string" calcext:value-type="string">
            <text:p>a</text:p>
          </table:table-cell>
          <table:table-cell table:number-columns-repeated="16379"/>
        </table:table-row>
        <table:table-row table:style-name="ro4">
          <table:table-cell table:style-name="ce3" office:value-type="float" office:value="30" calcext:value-type="float">
            <text:p>30</text:p>
          </table:table-cell>
          <table:table-cell table:style-name="ce5" office:value-type="string" calcext:value-type="string">
            <text:p>Which of the following is not a correct description of Data-Centric AI?</text:p>
            <text:p/>
            <text:p>a) Data-Centric AI is an approach that emphasizes the quality and quantity of data to enhance the performance of models.</text:p>
            <text:p>b) Data-Centric AI focuses on the characteristics and quality of data rather than the model's structure or algorithms.</text:p>
            <text:p>c) Data-Centric AI aims to improve the entire AI process by focusing on data collection, preprocessing, quality management, and model evaluation.</text:p>
            <text:p>d) Data-Centric AI utilizes the same data to improve model performance.</text:p>
            <text:p/>
          </table:table-cell>
          <table:table-cell table:style-name="ce9" office:value-type="string" calcext:value-type="string">
            <text:p>Data-Centric AI aims to enhance the performance of models by prioritizing the quality and quantity of data. To improve model performance, it is essential to collect, manage, preprocess, and appropriately evaluate data. Therefore, option d) "Utilizing the same data to enhance the performance of models like Data-Centric AI" is not a description of Data-Centric AI but rather of Model-Centric AI.</text:p>
          </table:table-cell>
          <table:table-cell table:style-name="ce16" office:value-type="string" calcext:value-type="string">
            <text:p>d</text:p>
          </table:table-cell>
          <table:table-cell office:value-type="string" calcext:value-type="string">
            <text:p>d</text:p>
          </table:table-cell>
          <table:table-cell table:number-columns-repeated="16379"/>
        </table:table-row>
        <table:table-row table:style-name="ro5">
          <table:table-cell table:style-name="ce3" office:value-type="float" office:value="31" calcext:value-type="float">
            <text:p>31</text:p>
          </table:table-cell>
          <table:table-cell table:style-name="ce5" office:value-type="string" calcext:value-type="string">
            <text:p>When the bandwidth of a certain signal is fixed at 20 kHz and the signal duration is increased from 1s to 2s, which of the following statements is correct?</text:p>
            <text:p/>
            <text:p>a) Nyquist sampling rate increases.</text:p>
            <text:p>b) Nyquist sampling rate decreases.</text:p>
            <text:p>c) Frequency resolution increases.</text:p>
            <text:p>d) The amount of sampled data remains unchanged.</text:p>
            <text:p/>
          </table:table-cell>
          <table:table-cell table:style-name="ce9" office:value-type="string" calcext:value-type="string">
            <text:p>(a), (b): Since the bandwidth of the signal is fixed, increasing the duration of the signal does not change the Nyquist sampling rate. Thus, option (a) and (b)  are incorrect.</text:p>
            <text:p>(c): Since the bandwidth of the signal is fixed, increasing the duration of the signal enhances the frequency resolution. Frequency resolution is inversely proportional to the time duration; hence, increasing the duration enhances the frequency resolution. Therefore, option c) is correct.</text:p>
            <text:p>(d): The amount of sampled data doubles as the time increases from 1 second to 2 seconds. Thus, option d) is incorrect.</text:p>
            <text:p/>
          </table:table-cell>
          <table:table-cell table:style-name="ce16" office:value-type="string" calcext:value-type="string">
            <text:p>c</text:p>
          </table:table-cell>
          <table:table-cell office:value-type="string" calcext:value-type="string">
            <text:p>c</text:p>
          </table:table-cell>
          <table:table-cell table:number-columns-repeated="16379"/>
        </table:table-row>
        <table:table-row table:style-name="ro17">
          <table:table-cell table:style-name="ce3" office:value-type="float" office:value="32" calcext:value-type="float">
            <text:p>32</text:p>
          </table:table-cell>
          <table:table-cell table:style-name="ce5" office:value-type="string" calcext:value-type="string">
            <text:p>How can you increase the frequency resolution when applying the DFT on a signal? </text:p>
            <text:p/>
            <text:p>A: Increase signal duration.</text:p>
            <text:p>B: Increase sampling frequency.</text:p>
            <text:p>C: Decrease sampling frequency.</text:p>
            <text:p>D: Decrease signal duration.</text:p>
          </table:table-cell>
          <table:table-cell table:style-name="ce9" office:value-type="string" calcext:value-type="string">
            <text:p>The resolution is given by f/N (in reality a lower value means a higher resolution), where f is the sampling rate and N is the amount of samples taken; the amount of samples itself is given by f*s, where s is sample duration in seconds; so the formula simplifies down to 1/s; this means that the only thing that will increase the resolution is increasing the sample duration, hence the answer is A.</text:p>
          </table:table-cell>
          <table:table-cell table:style-name="ce16" office:value-type="string" calcext:value-type="string">
            <text:p>A</text:p>
          </table:table-cell>
          <table:table-cell office:value-type="string" calcext:value-type="string">
            <text:p>a</text:p>
          </table:table-cell>
          <table:table-cell table:number-columns-repeated="16379"/>
        </table:table-row>
        <table:table-row table:style-name="ro8">
          <table:table-cell table:style-name="ce2" office:value-type="float" office:value="33" calcext:value-type="float">
            <text:p>33</text:p>
          </table:table-cell>
          <table:table-cell table:style-name="ce5" office:value-type="string" calcext:value-type="string">
            <text:p>What is the unique characteristic of Data-Centric AI compared to Model-Centric AI?</text:p>
            <text:p>A: Data Preprocessing</text:p>
            <text:p>B: Hyperparameter Optimization</text:p>
            <text:p>C: Data Optimization</text:p>
            <text:p>D: Iterative Optimization</text:p>
          </table:table-cell>
          <table:table-cell table:style-name="ce9" office:value-type="string" calcext:value-type="string">
            <text:p>The answer is C; all of the other steps exist (and are necessary) for both Data-Centric and Model-Centric AI. In order for the model to train properly in both cases, data preprocessing must be done. In order to train the model hyperparamter and iterative optimization must be done. However, in Model-Centric AI, you only update the models, not the data.</text:p>
          </table:table-cell>
          <table:table-cell table:style-name="ce16" office:value-type="string" calcext:value-type="string">
            <text:p>C</text:p>
          </table:table-cell>
          <table:table-cell office:value-type="string" calcext:value-type="string">
            <text:p>c</text:p>
          </table:table-cell>
          <table:table-cell table:number-columns-repeated="16379"/>
        </table:table-row>
        <table:table-row table:style-name="ro2">
          <table:table-cell table:style-name="ce3" office:value-type="float" office:value="34" calcext:value-type="float">
            <text:p>34</text:p>
          </table:table-cell>
          <table:table-cell table:style-name="ce5" office:value-type="string" calcext:value-type="string">
            <text:p>What is the significance of Data-Centric AI in improving the quality of IoT data science projects?</text:p>
            <text:p>A) It focuses on the development of advanced machine learning models.</text:p>
            <text:p>B) It emphasizes the iterative improvement of data quality and model performance.</text:p>
            <text:p>C) It relies exclusively on the use of DataOps to automate the data analytics process without human intervention.</text:p>
            <text:p>D) It prioritizes the development of new AI data platforms over improving existing data quality and reliability.</text:p>
          </table:table-cell>
          <table:table-cell table:style-name="ce9" office:value-type="string" calcext:value-type="string">
            <text:p>The principles of Data-Centric AI focus on systematically improving the data fit and consistency of data, emphasizing the importance of data quality over the intricacies of model design. This approach advocates for continuous and substantive interactions between AI and domain experts, aiming to enhance both the reliability of AI predictions and the overall utility of AI in real-world applications.</text:p>
          </table:table-cell>
          <table:table-cell table:style-name="ce15" office:value-type="string" calcext:value-type="string">
            <text:p>B</text:p>
          </table:table-cell>
          <table:table-cell office:value-type="string" calcext:value-type="string">
            <text:p>b</text:p>
          </table:table-cell>
          <table:table-cell table:number-columns-repeated="16379"/>
        </table:table-row>
        <table:table-row table:style-name="ro17">
          <table:table-cell table:style-name="ce3" office:value-type="float" office:value="35" calcext:value-type="float">
            <text:p>35</text:p>
          </table:table-cell>
          <table:table-cell table:style-name="ce5" office:value-type="string" calcext:value-type="string">
            <text:p>In the context of sensor data quality for IoT applications, which of the following is NOT a common type of error?</text:p>
            <text:p>A) Outliers, which are anomalies or spikes in the data.</text:p>
            <text:p>B) Bias, described as a constant offset affecting the data.</text:p>
            <text:p>C) Encryption errors, where data is incorrectly secured or decrypted.</text:p>
            <text:p>D) Drift, where the properties of the data gradually deviate over time.</text:p>
          </table:table-cell>
          <table:table-cell table:style-name="ce9" office:value-type="string" calcext:value-type="string">
            <text:p>Encryption errors are a problem for the storage of the data as well opening privacy concerns, but they do not affect the actual quality of the data. </text:p>
          </table:table-cell>
          <table:table-cell table:style-name="ce16" office:value-type="string" calcext:value-type="string">
            <text:p>C</text:p>
          </table:table-cell>
          <table:table-cell office:value-type="string" calcext:value-type="string">
            <text:p>c</text:p>
          </table:table-cell>
          <table:table-cell table:number-columns-repeated="16379"/>
        </table:table-row>
        <table:table-row table:style-name="ro30">
          <table:table-cell table:style-name="ce3" office:value-type="float" office:value="36" calcext:value-type="float">
            <text:p>36</text:p>
          </table:table-cell>
          <table:table-cell table:style-name="ce5" office:value-type="string" calcext:value-type="string">
            <text:p>What is a not valid type of measurement error?</text:p>
            <text:p>A. Outlier</text:p>
            <text:p>B. Data cascades</text:p>
            <text:p>C. Drift</text:p>
            <text:p>D. Stuck at zero</text:p>
          </table:table-cell>
          <table:table-cell table:style-name="ce9" office:value-type="string" calcext:value-type="string">
            <text:p>Data cascades is not a kind of measurement error, rather it is the result of accumulated errors</text:p>
          </table:table-cell>
          <table:table-cell table:style-name="ce16" office:value-type="string" calcext:value-type="string">
            <text:p>B</text:p>
          </table:table-cell>
          <table:table-cell office:value-type="string" calcext:value-type="string">
            <text:p>b</text:p>
          </table:table-cell>
          <table:table-cell table:number-columns-repeated="16379"/>
        </table:table-row>
        <table:table-row table:style-name="ro9">
          <table:table-cell table:style-name="ce2" office:value-type="float" office:value="37" calcext:value-type="float">
            <text:p>37</text:p>
          </table:table-cell>
          <table:table-cell table:style-name="ce7" office:value-type="string" calcext:value-type="string">
            <text:p>What is the minimum Nyquist sampling rate required to accurately sample a signal without aliasing?</text:p>
            <text:p>A. Sampling rate should be at least twice as the highest frequency</text:p>
            <text:p>B. Sampling rate should be at least thrice as the highest frequency</text:p>
            <text:p>C. Sampling rate should be at least equal to the highest frequency</text:p>
            <text:p>D. Sampling rate can be anything, it doesn't matter"</text:p>
          </table:table-cell>
          <table:table-cell table:style-name="ce9" office:value-type="string" calcext:value-type="string">
            <text:p>According to the Nyquist sampling theorem, the sampling frequency should be at least twice the highest frequency component present in a signal.</text:p>
          </table:table-cell>
          <table:table-cell table:style-name="ce16" office:value-type="string" calcext:value-type="string">
            <text:p>A</text:p>
          </table:table-cell>
          <table:table-cell office:value-type="string" calcext:value-type="string">
            <text:p>a</text:p>
          </table:table-cell>
          <table:table-cell table:number-columns-repeated="16379"/>
        </table:table-row>
        <table:table-row table:style-name="ro2">
          <table:table-cell table:style-name="ce3" office:value-type="float" office:value="38" calcext:value-type="float">
            <text:p>38</text:p>
          </table:table-cell>
          <table:table-cell table:style-name="ce5" office:value-type="string" calcext:value-type="string">
            <text:p>Which documentation assesses whether a dataset meets its requirements and is safe to use in the data development life cycle?</text:p>
            <text:p>a) Dataset Requirements Specification</text:p>
            <text:p>b) Dataset Design Document</text:p>
            <text:p>c) Dataset Testing Report</text:p>
            <text:p>d) Dataset Maintenance Plan</text:p>
            <text:p>e) Dataset Implementation Diary</text:p>
          </table:table-cell>
          <table:table-cell table:style-name="ce9" office:value-type="string" calcext:value-type="string">
            <text:p>Dataset testing report is specifically designed to assess the necessity of the dataset and whether the dataset meets its requirements and is safe to use. It typically includes information about the testing procedures, test results, and any issues or concerns identified during the testing phase. By evaluating the dataset against predefined requirements and safety criteria, the testing report ensures the quality and reliability of the dataset before it is utilized in the data development life cycle. Therefore, the answer is c.</text:p>
          </table:table-cell>
          <table:table-cell table:style-name="ce16" office:value-type="string" calcext:value-type="string">
            <text:p>c</text:p>
          </table:table-cell>
          <table:table-cell table:style-name="ce47" office:value-type="string" calcext:value-type="string">
            <text:p>a</text:p>
          </table:table-cell>
          <table:table-cell office:value-type="string" calcext:value-type="string">
            <text:p>x</text:p>
          </table:table-cell>
          <table:table-cell table:number-columns-repeated="16378"/>
        </table:table-row>
        <table:table-row table:style-name="ro16">
          <table:table-cell table:style-name="ce3" office:value-type="float" office:value="40" calcext:value-type="float">
            <text:p>40</text:p>
          </table:table-cell>
          <table:table-cell table:style-name="ce5" office:value-type="string" calcext:value-type="string">
            <text:p>In the context of IoT data science, what best describes the concept of "Data Cascades"?</text:p>
            <text:p/>
            <text:p>a) A method of incrementally improving data quality through iterative cycles of data cleansing.</text:p>
            <text:p>b) A sequence of compounding events that lead to significant negative downstream effects from initial data issues.</text:p>
            <text:p>c) The process of systematically increasing the volume of data for better machine learning model training.</text:p>
            <text:p>d) The technique of layering data from various sources to enhance data dimensionality and richness.</text:p>
          </table:table-cell>
          <table:table-cell table:style-name="ce9" office:value-type="string" calcext:value-type="string">
            <text:p>a) Incorrect. While iterative cycles of data cleansing are important in data management, they do not specifically refer to the compounding negative effects caused by initial data issues, which is the hallmark of Data Cascades.</text:p>
            <text:p>b) Correct.</text:p>
            <text:p>c) Incorrect. Systematically increasing the volume of data for machine learning models is a practice in data collection and augmentation, but it does not address the compounding negative effects caused by initial data problems as described by Data Cascades.</text:p>
            <text:p>d) Incorrect. Layering data from various sources can enrich the data set but does not specifically refer to the negative downstream effects that result from initial data issues, which is what Data Cascades describe.</text:p>
          </table:table-cell>
          <table:table-cell table:style-name="ce16" office:value-type="string" calcext:value-type="string">
            <text:p>b</text:p>
          </table:table-cell>
          <table:table-cell office:value-type="string" calcext:value-type="string">
            <text:p>b</text:p>
          </table:table-cell>
          <table:table-cell table:number-columns-repeated="16379"/>
        </table:table-row>
        <table:table-row table:style-name="ro26">
          <table:table-cell table:style-name="ce3" office:value-type="float" office:value="41" calcext:value-type="float">
            <text:p>41</text:p>
          </table:table-cell>
          <table:table-cell table:style-name="ce5" office:value-type="string" calcext:value-type="string">
            <text:p>In Digital Signal Processing (DSP), why is the Nyquist sampling rate considered critical for accurately capturing the essence of a continuous signal?</text:p>
            <text:p/>
            <text:p>a) It is the minimum rate at which the signal must be sampled to avoid loss of information.</text:p>
            <text:p>b) It ensures the highest possible resolution in the digital representation of the signal.</text:p>
            <text:p>c) It corresponds to the maximum frequency component of the signal.</text:p>
            <text:p>d) It is the rate that guarantees the elimination of all noise from the signal.</text:p>
          </table:table-cell>
          <table:table-cell table:style-name="ce9" office:value-type="string" calcext:value-type="string">
            <text:p>a) Correct</text:p>
            <text:p>b) Incorrect. While higher sampling rates can lead to greater resolution in the digital representation of the signal, the Nyquist rate specifically addresses the minimum requirement to avoid aliasing, rather than the resolution itself.</text:p>
            <text:p>c) Incorrect. The Nyquist rate is actually twice the maximum frequency component of the signal, not equal to it. This distinction is crucial to prevent aliasing and accurately capture the signal in its digital form.</text:p>
            <text:p>d) Incorrect. The Nyquist rate is concerned with avoiding aliasing and accurately capturing the signal, not with noise elimination. Noise reduction involves different techniques and considerations beyond just the sampling rate.</text:p>
          </table:table-cell>
          <table:table-cell table:style-name="ce16" office:value-type="string" calcext:value-type="string">
            <text:p>a</text:p>
          </table:table-cell>
          <table:table-cell office:value-type="string" calcext:value-type="string">
            <text:p>a</text:p>
          </table:table-cell>
          <table:table-cell table:number-columns-repeated="16379"/>
        </table:table-row>
        <table:table-row table:style-name="ro3">
          <table:table-cell table:style-name="ce2" office:value-type="float" office:value="42" calcext:value-type="float">
            <text:p>42</text:p>
          </table:table-cell>
          <table:table-cell table:style-name="ce5" office:value-type="string" calcext:value-type="string">
            <text:p>Given the significance of Data Cascades in affecting the quality of AI systems, which preventative measure is most effective in mitigating their negative impact early in the data lifecycle?</text:p>
            <text:p>       A) Increasing the computational power allocated to data processing tasks.</text:p>
            <text:p>       B) Implementing comprehensive data quality checks and validation at each stage of data collection and processing.</text:p>
            <text:p>       C) Focusing solely on the enhancement of AI algorithms without considering data quality.</text:p>
            <text:p>       D) Prioritizing the speed of data ingestion over the accuracy and completeness of the data.</text:p>
            <text:p/>
          </table:table-cell>
          <table:table-cell table:style-name="ce58" office:value-type="string" calcext:value-type="string">
            <text:p>To mitigate the negative impact of Data Cascades, it's crucial to implement comprehensive data quality checks and validations at each stage of the data lifecycle. This approach helps identify and address data issues early, preventing them from compounding and leading to significant technical debt and negative downstream effects on AI systems.</text:p>
          </table:table-cell>
          <table:table-cell table:style-name="ce16" office:value-type="string" calcext:value-type="string">
            <text:p>B</text:p>
          </table:table-cell>
          <table:table-cell office:value-type="string" calcext:value-type="string">
            <text:p>b</text:p>
          </table:table-cell>
          <table:table-cell table:number-columns-repeated="16379"/>
        </table:table-row>
        <table:table-row table:style-name="ro9">
          <table:table-cell table:style-name="ce3" office:value-type="float" office:value="43" calcext:value-type="float">
            <text:p>43</text:p>
          </table:table-cell>
          <table:table-cell table:style-name="ce5" office:value-type="string" calcext:value-type="string">
            <text:p>In the context of Discrete Fourier Transform (DFT), why is zero padding used?</text:p>
            <text:p>A)<text:tab/>To increase the total energy of the signal.</text:p>
            <text:p>B)<text:tab/>To reduce the computation time for the Fourier transform.</text:p>
            <text:p>C)<text:tab/>To improve the frequency resolution of the DFT by simulating a longer data acquisition time.</text:p>
            <text:p>D)<text:tab/>To decrease the bandwidth of the signal for faster data transmission.</text:p>
            <text:p/>
          </table:table-cell>
          <table:table-cell table:style-name="ce9" office:value-type="string" calcext:value-type="string">
            <text:p>Zero padding is a technique used in DFT to improve the frequency resolution by simulating a longer data acquisition time. It involves adding zeros to the end of the signal, which does not alter the signal's content but increases the number of points in the DFT, thereby improving the frequency resolution.</text:p>
          </table:table-cell>
          <table:table-cell table:style-name="ce16" office:value-type="string" calcext:value-type="string">
            <text:p>C</text:p>
          </table:table-cell>
          <table:table-cell office:value-type="string" calcext:value-type="string">
            <text:p>c</text:p>
          </table:table-cell>
          <table:table-cell table:number-columns-repeated="16379"/>
        </table:table-row>
        <table:table-row table:style-name="ro2">
          <table:table-cell table:style-name="ce3" office:value-type="float" office:value="44" calcext:value-type="float">
            <text:p>44</text:p>
          </table:table-cell>
          <table:table-cell table:style-name="ce5" office:value-type="string" calcext:value-type="string">
            <text:p>In Data-Centric AI, various strategies can be implemented to address data issues at each iteration. Select the appropriate strategy that Data-Centric AI can employ from the following options:</text:p>
            <text:p/>
            <text:p>(a) Verifying the accuracy and consistency of data annotation.</text:p>
            <text:p>(b) Augmenting data to improve data fitness.</text:p>
            <text:p>(c) Assessing data quality.</text:p>
            <text:p>(d) Evaluating the effectiveness of the data in training the model.</text:p>
            <text:p>(e) All of the above.</text:p>
          </table:table-cell>
          <table:table-cell table:style-name="ce9" office:value-type="string" calcext:value-type="string">
            <text:p>To address this question, it is essential to comprehend the principles of Data-Centric AI. Data-Centric AI utilizes strategies to enhance the quality of data with each iteration. Option (a) is employed to verify errors within the data. Option (b) serves to enhance and refine the dataset. Option (c) functions as a strategy for evaluating data quality. Lastly, option (d) acts as a strategy based on data fit. Therefore, the correct answer is (e).</text:p>
          </table:table-cell>
          <table:table-cell table:style-name="ce16" office:value-type="string" calcext:value-type="string">
            <text:p>e</text:p>
          </table:table-cell>
          <table:table-cell office:value-type="string" calcext:value-type="string">
            <text:p>c</text:p>
          </table:table-cell>
          <table:table-cell table:number-columns-repeated="16379"/>
        </table:table-row>
        <table:table-row table:style-name="ro5">
          <table:table-cell table:style-name="ce3" office:value-type="float" office:value="45" calcext:value-type="float">
            <text:p>45</text:p>
          </table:table-cell>
          <table:table-cell table:style-name="ce9" office:value-type="string" calcext:value-type="string">
            <text:p><text:span text:style-name="T1">Consider a signal with a duration of 1 second and a fixed bandwidth f_b=10 kHz. Assuming the Nyquist sampling rate, if the duration of this signal is increased to 2 seconds, which of the following statements are correct? (Select two)</text:span></text:p>
            <text:p/>
            <text:p><text:span text:style-name="T1">1. The total number of samples increases.</text:span></text:p>
            <text:p><text:span text:style-name="T1">2. The Nyquist sampling rate increases.</text:span></text:p>
            <text:p><text:span text:style-name="T1">3. Δf is 1 Hz.</text:span></text:p>
            <text:p><text:span text:style-name="T1">4. The resolution increases.</text:span></text:p>
          </table:table-cell>
          <table:table-cell table:style-name="ce9" office:value-type="string" calcext:value-type="string">
            <text:p>When calculating the Nyquist sampling rate for a signal with a duration of 1 second and a fixed bandwidth of 10 kHz, it is 2*f_b, which equals 20 kHz. Also, the total number of samples is 20 kHz * 1 s = 20k, and Δf is 20 kHz / 20k = 1 Hz. Now, if the duration changes to 2 seconds, the Nyquist sampling rate remains at 20 kHz, and the total number of samples becomes 20 kHz * 2 s = 40k. Additionally, Δf becomes 20 kHz / 40k = 1/2 Hz. As the duration changes to 2 seconds, the total number of samples increases, and the resolution increases as well. On the other hand, the Nyquist sampling rate remains the same, and Δf becomes 1/2 Hz. Therefore, statements 1 and 4 are correct.</text:p>
          </table:table-cell>
          <table:table-cell table:style-name="ce53" office:value-type="date" office:date-value="2024-01-04" calcext:value-type="date">
            <text:p>1, 4</text:p>
          </table:table-cell>
          <table:table-cell office:value-type="string" calcext:value-type="string">
            <text:p>4,1</text:p>
          </table:table-cell>
          <table:table-cell table:number-columns-repeated="16379"/>
        </table:table-row>
        <table:table-row table:style-name="ro8">
          <table:table-cell table:style-name="ce3" office:value-type="float" office:value="46" calcext:value-type="float">
            <text:p>46</text:p>
          </table:table-cell>
          <table:table-cell table:style-name="ce5" office:value-type="string" calcext:value-type="string">
            <text:p>Which of the following is NOT a reason why data scientists might choose to use their own methods for data quality inspection?</text:p>
            <text:p/>
            <text:p>(A) Utilize independent understanding of data characteristics</text:p>
            <text:p>(B) Develop inspection procedures tailored to project specifics</text:p>
            <text:p>(C) Flexibly handle various data formats and structures</text:p>
            <text:p>(D) Data quality tools always provide worse results</text:p>
          </table:table-cell>
          <table:table-cell table:style-name="ce9" office:value-type="string" calcext:value-type="string">
            <text:p>(A), (B), and (C) are all valid reasons why data scientists might choose to use their own methods</text:p>
          </table:table-cell>
          <table:table-cell table:style-name="ce16" office:value-type="string" calcext:value-type="string">
            <text:p>D</text:p>
          </table:table-cell>
          <table:table-cell office:value-type="string" calcext:value-type="string">
            <text:p>d</text:p>
          </table:table-cell>
          <table:table-cell table:number-columns-repeated="16379"/>
        </table:table-row>
        <table:table-row table:style-name="ro8">
          <table:table-cell table:style-name="ce2" office:value-type="float" office:value="47" calcext:value-type="float">
            <text:p>47</text:p>
          </table:table-cell>
          <table:table-cell table:style-name="ce5" office:value-type="string" calcext:value-type="string">
            <text:p>When calculating correlation using only cos(), which information can be obtained?</text:p>
            <text:p/>
            <text:p>(A) Magnitude of correlation</text:p>
            <text:p>(B) Sign of correlation</text:p>
            <text:p>(C) Phase difference</text:p>
            <text:p>(D) (A) and (B)</text:p>
          </table:table-cell>
          <table:table-cell table:style-name="ce9" office:value-type="string" calcext:value-type="string">
            <text:p>If only cos() is used to calculate the correlation, we can obtain only the magnitude and sign of the correlation, and we cannot obtain phase information.</text:p>
          </table:table-cell>
          <table:table-cell table:style-name="ce16" office:value-type="string" calcext:value-type="string">
            <text:p>D</text:p>
          </table:table-cell>
          <table:table-cell office:value-type="string" calcext:value-type="string">
            <text:p>c</text:p>
          </table:table-cell>
          <table:table-cell office:value-type="string" calcext:value-type="string">
            <text:p>x</text:p>
          </table:table-cell>
          <table:table-cell table:number-columns-repeated="16378"/>
        </table:table-row>
        <table:table-row table:style-name="ro17">
          <table:table-cell table:style-name="ce3" office:value-type="float" office:value="48" calcext:value-type="float">
            <text:p>48</text:p>
          </table:table-cell>
          <table:table-cell table:style-name="ce5" office:value-type="string" calcext:value-type="string">
            <text:p>Which of the following sampling rates would result in aliasing given the Nyquist sampling criterion?</text:p>
            <text:p/>
            <text:p>1. A 50Hz signal sampled at 150Hz.</text:p>
            <text:p>2. A 10Hz signal sampled at 15Hz.</text:p>
            <text:p>3. A 1Hz signal sampled at 2Hz.</text:p>
            <text:p>4. An 8Hz signal sampled at 64Hz</text:p>
          </table:table-cell>
          <table:table-cell table:style-name="ce9" office:value-type="string" calcext:value-type="string">
            <text:p>Aliasing occurs when the sampling rate is too low to accurately represent the frequency content of the original signal. According to the Nyquist sampling theorem, the sampling rate must be at least twice the maximum frequency present in the signal to avoid aliasing. therefore, option 2 (A 10Hz signal sampled at 15Hz(&lt;20HZ)) is the correct answer as it violates the Nyquist criterion and would result in aliasing.</text:p>
          </table:table-cell>
          <table:table-cell table:style-name="ce16" office:value-type="float" office:value="2" calcext:value-type="float">
            <text:p>2</text:p>
          </table:table-cell>
          <table:table-cell office:value-type="float" office:value="2" calcext:value-type="float">
            <text:p>2</text:p>
          </table:table-cell>
          <table:table-cell table:number-columns-repeated="16379"/>
        </table:table-row>
        <table:table-row table:style-name="ro7">
          <table:table-cell table:style-name="ce3" office:value-type="float" office:value="49" calcext:value-type="float">
            <text:p>49</text:p>
          </table:table-cell>
          <table:table-cell table:style-name="ce5" office:value-type="string" calcext:value-type="string">
            <text:p>Which of the following best describes Data-centric AI?</text:p>
            <text:p/>
            <text:p>1. A machine-centric approach focusing on 'data work'.</text:p>
            <text:p>2. The mutual improvement of models and data through a one-shot stage.</text:p>
            <text:p>3. The systematic enhancement of data consistency.</text:p>
            <text:p>4. The systematic increase in data quantity.</text:p>
          </table:table-cell>
          <table:table-cell table:style-name="ce9" office:value-type="string" calcext:value-type="string">
            <text:p>Option 3 accurately depicts Data-centric AI by emphasizing the systematic enhancement of data consistency. Let's examine the other options. Firstly, Data-Centric AI prioritizes human-centered handling of data, making option 1 incorrect. Additionally, it entails iterative refinement of both models and data, making option 2 inaccurate. Moreover, Data-Centric AI focuses on ensuring data suitability rather than merely increasing quantity, rendering option 4 less pertinent. Therefore, option 3 remains the most fitting description of Data-centric AI.</text:p>
          </table:table-cell>
          <table:table-cell table:style-name="ce16" office:value-type="float" office:value="3" calcext:value-type="float">
            <text:p>3</text:p>
          </table:table-cell>
          <table:table-cell office:value-type="float" office:value="2" calcext:value-type="float">
            <text:p>2</text:p>
          </table:table-cell>
          <table:table-cell office:value-type="string" calcext:value-type="string">
            <text:p>x</text:p>
          </table:table-cell>
          <table:table-cell table:number-columns-repeated="16378"/>
        </table:table-row>
        <table:table-row table:style-name="ro16">
          <table:table-cell table:style-name="ce3" office:value-type="float" office:value="50" calcext:value-type="float">
            <text:p>50</text:p>
          </table:table-cell>
          <table:table-cell table:style-name="ce5" office:value-type="string" calcext:value-type="string">
            <text:p><text:span text:style-name="T1">Which statement accurately defines the Nyquist rate?</text:span></text:p>
            <text:p><text:span text:style-name="T1">A) Nyquist rate is the minimum frequency </text:span><text:span text:style-name="T18">accurately</text:span><text:span text:style-name="T19"> represented in a digital signal; aliasing occurs with frequencies below it, causing false higher-frequency components.</text:span></text:p>
            <text:p/>
            <text:p><text:span text:style-name="T1">B) Nyquist rate is the maximum frequency accurately represented in a digital signal; aliasing occurs with frequencies above it, causing false lower-frequency components.</text:span></text:p>
            <text:p/>
            <text:p><text:span text:style-name="T1">C) Nyquist rate is the average frequency of a signal; aliasing happens when the sampling rate exceeds it, leading to an incomplete signal representation.</text:span></text:p>
            <text:p/>
            <text:p><text:span text:style-name="T1">D) Nyquist rate is the frequency where aliasing occurs; it always results in signal information loss, regardless of the sampling rate.</text:span></text:p>
          </table:table-cell>
          <table:table-cell table:style-name="ce9" office:value-type="string" calcext:value-type="string">
            <text:p>This statement accurately captures the essence of the Nyquist theorem, which states that in order to accurately represent a signal digitally, the sampling rate must be at least twice the frequency of the highest frequency component in the signal. If frequencies above the Nyquist rate are present in the signal and are not properly filtered out before sampling, aliasing occurs, leading to false lower-frequency components in the digitized signal.</text:p>
          </table:table-cell>
          <table:table-cell table:style-name="ce60" office:value-type="string" calcext:value-type="string">
            <text:p>B</text:p>
          </table:table-cell>
          <table:table-cell office:value-type="string" calcext:value-type="string">
            <text:p>a</text:p>
          </table:table-cell>
          <table:table-cell office:value-type="string" calcext:value-type="string">
            <text:p>v</text:p>
          </table:table-cell>
          <table:table-cell table:number-columns-repeated="16378"/>
        </table:table-row>
        <table:table-row table:style-name="ro16">
          <table:table-cell table:style-name="ce2" office:value-type="float" office:value="52" calcext:value-type="float">
            <text:p>52</text:p>
          </table:table-cell>
          <table:table-cell table:style-name="ce5" office:value-type="string" calcext:value-type="string">
            <text:p>Considering the concept of "Data Cascades, what are they, and how do they impact AI projects? (select one)</text:p>
            <text:p/>
            <text:p>A) Data Cascades refer to the rapid increase in data volume that overwhelms storage systems, leading to data loss.</text:p>
            <text:p>B) They are the sequential processing steps in data pipelines, ensuring smooth flow and transformation of data from raw to analytics-ready forms.</text:p>
            <text:p>C) Data Cascades are compounding events causing negative downstream effects from initial data issues, resulting in technical debt over time.</text:p>
            <text:p>D) They describe a phenomenon where data quality improves exponentially as it passes through multiple stages of cleaning and preprocessing.</text:p>
            <text:p/>
          </table:table-cell>
          <table:table-cell table:style-name="ce9" office:value-type="string" calcext:value-type="string">
            <text:p><text:span text:style-name="T8">Data Cascades in the context of AI and data science refer to a series of compounding negative effects triggered by initial data quality issues. These cascading events can lead to a </text:span><text:span text:style-name="T11">deterioration in model performance, increased costs, and delays in project timelines.</text:span><text:span text:style-name="T10"> Significantly, they contribute to the accumulation of technical debt, as initial shortcuts or oversights in data handling and preprocessing become more challenging to address over time. Recognizing and mitigating data cascades early in the development cycle is crucial to maintaining the integrity and reliability of AI systems.</text:span></text:p>
          </table:table-cell>
          <table:table-cell table:style-name="ce16" office:value-type="string" calcext:value-type="string">
            <text:p>C</text:p>
          </table:table-cell>
          <table:table-cell office:value-type="string" calcext:value-type="string">
            <text:p>c</text:p>
          </table:table-cell>
          <table:table-cell office:value-type="string" calcext:value-type="string">
            <text:p>v</text:p>
          </table:table-cell>
          <table:table-cell table:number-columns-repeated="16378"/>
        </table:table-row>
        <table:table-row table:style-name="ro4">
          <table:table-cell table:style-name="ce3" office:value-type="float" office:value="53" calcext:value-type="float">
            <text:p>53</text:p>
          </table:table-cell>
          <table:table-cell table:style-name="ce5" office:value-type="string" calcext:value-type="string">
            <text:p>What is the Nyquist rate, and why is it important in the context of digital signal processing (DSP)? (select one)</text:p>
            <text:p/>
            <text:p>A) The Nyquist rate is the minimum sampling rate at which a signal can be accurately recorded, twice the highest frequency present in the signal.</text:p>
            <text:p>B) The Nyquist rate refers to the minimum bit rate required for compressing digital signals without losing quality.</text:p>
            <text:p>C) It is the rate at which power consumption of digital devices doubles with each additional processing unit.</text:p>
            <text:p>D) The Nyquist rate is the minimum sampling interval needed for digital filters to operate correctly without any input signal.</text:p>
            <text:p/>
          </table:table-cell>
          <table:table-cell table:style-name="ce9" office:value-type="string" calcext:value-type="string">
            <text:p>The Nyquist rate is fundamental in digital signal processing as it represents the minimum sampling rate required to accurately capture a signal without aliasing. Sampling at least at the Nyquist rate, which is twice the signal's highest frequency, ensures that the original signal can be fully reconstructed from its samples, preventing the loss of information and avoiding the misinterpretation of signal frequencies (aliasing).</text:p>
          </table:table-cell>
          <table:table-cell table:style-name="ce16" office:value-type="string" calcext:value-type="string">
            <text:p>A</text:p>
          </table:table-cell>
          <table:table-cell office:value-type="string" calcext:value-type="string">
            <text:p>a</text:p>
          </table:table-cell>
          <table:table-cell office:value-type="string" calcext:value-type="string">
            <text:p>v</text:p>
          </table:table-cell>
          <table:table-cell table:number-columns-repeated="16378"/>
        </table:table-row>
        <table:table-row table:style-name="ro8">
          <table:table-cell table:style-name="ce3" office:value-type="float" office:value="54" calcext:value-type="float">
            <text:p>54</text:p>
          </table:table-cell>
          <table:table-cell table:style-name="ce5" office:value-type="string" calcext:value-type="string">
            <text:p>What does adhering to the Nyquist theorem ensure when choosing a sampling rate for signal processing?</text:p>
            <text:p>A) Maximizes computational resource usage</text:p>
            <text:p>B) Prevents aliasing and accurately represents the signal</text:p>
            <text:p>C) Increases data storage requirements</text:p>
            <text:p>D) Simplifies the signal processing complexity</text:p>
            <text:p/>
          </table:table-cell>
          <table:table-cell table:style-name="ce9" office:value-type="string" calcext:value-type="string">
            <text:p>The Nyquist theorem states that to accurately sample a continuous signal without information loss, the sampling rate must be at least twice the highest frequency present in the signal. This prevents aliasing, ensuring that the sampled signal can be accurately reconstructed from its samples.</text:p>
          </table:table-cell>
          <table:table-cell table:style-name="ce16" office:value-type="string" calcext:value-type="string">
            <text:p>B</text:p>
          </table:table-cell>
          <table:table-cell office:value-type="string" calcext:value-type="string">
            <text:p>b</text:p>
          </table:table-cell>
          <table:table-cell office:value-type="string" calcext:value-type="string">
            <text:p>v</text:p>
          </table:table-cell>
          <table:table-cell table:number-columns-repeated="16378"/>
        </table:table-row>
        <table:table-row table:style-name="ro19" table:number-rows-repeated="1048524">
          <table:table-cell table:number-columns-repeated="16384"/>
        </table:table-row>
        <table:table-row table:style-name="ro19">
          <table:table-cell table:number-columns-repeated="16384"/>
        </table:table-row>
      </table:table>
      <table:table table:name="NQ#4 DSP #2" table:style-name="ta4">
        <office:forms form:automatic-focus="false" form:apply-design-mode="false"/>
        <table:table-column table:style-name="co1" table:default-cell-style-name="Default"/>
        <table:table-column table:style-name="co11" table:number-columns-repeated="2" table:default-cell-style-name="Default"/>
        <table:table-column table:style-name="co12" table:default-cell-style-name="Default"/>
        <table:table-column table:style-name="co11" table:visibility="collapse" table:number-columns-repeated="2" table:default-cell-style-name="Default"/>
        <table:table-column table:style-name="co5" table:number-columns-repeated="16378" table:default-cell-style-name="Default"/>
        <table:table-row table:style-name="ro1">
          <table:table-cell table:style-name="ce1" office:value-type="string" calcext:value-type="string">
            <text:p>No.</text:p>
          </table:table-cell>
          <table:table-cell table:style-name="ce4" office:value-type="string" calcext:value-type="string">
            <text:p>Question</text:p>
          </table:table-cell>
          <table:table-cell table:style-name="ce4" office:value-type="string" calcext:value-type="string">
            <text:p>Explanations</text:p>
          </table:table-cell>
          <table:table-cell table:style-name="ce20" office:value-type="string" calcext:value-type="string">
            <text:p>Answer</text:p>
          </table:table-cell>
          <table:table-cell table:style-name="ce34" office:value-type="string" calcext:value-type="string">
            <text:p>Revised Questions by Evaluators</text:p>
          </table:table-cell>
          <table:table-cell table:style-name="ce4" office:value-type="string" calcext:value-type="string">
            <text:p>Revised Explanations by Evaluators</text:p>
          </table:table-cell>
          <table:table-cell office:value-type="string" calcext:value-type="string">
            <text:p>MY answer</text:p>
          </table:table-cell>
          <table:table-cell table:number-columns-repeated="16377"/>
        </table:table-row>
        <table:table-row table:style-name="ro26">
          <table:table-cell table:style-name="ce2" office:value-type="float" office:value="1" calcext:value-type="float">
            <text:p>1</text:p>
          </table:table-cell>
          <table:table-cell table:style-name="ce5" office:value-type="string" calcext:value-type="string">
            <text:p><text:span text:style-name="T4">Questions</text:span><text:span text:style-name="T3">: What is the correct order of words to fill in the blank spaces?</text:span></text:p>
            <text:p/>
            <text:p><text:span text:style-name="T1">Windowing can introduce abrupt transitions at the window edges, causing a discrepancy between the ___ and ___ of the window. This mismatch results in the ___ of energy across different frequency components, characteristic of spectral leakage.</text:span></text:p>
            <text:p/>
            <text:p><text:span text:style-name="T1">A) start - end - spreading</text:span></text:p>
            <text:p/>
            <text:p><text:span text:style-name="T1">B) middle - end - enhancement</text:span></text:p>
            <text:p/>
            <text:p><text:span text:style-name="T1">C) start - middle - reduction</text:span></text:p>
            <text:p/>
            <text:p><text:span text:style-name="T1">D) start - end - concentration</text:span></text:p>
          </table:table-cell>
          <table:table-cell table:style-name="ce67" office:value-type="string" calcext:value-type="string">
            <text:p><text:s/>Windowing in signal processing multiplies a signal with a window function, which can cause abrupt transitions at the window's start and end. This discrepancy leads to spectral leakage, where energy spreads across different frequency components rather than remaining concentrated. This spreading effect is due to the abrupt changes, causing the energy to disperse into frequencies outside the main component, altering the signal's spectrum. Thus, "start" and "end" relate to window edges, and "spreading" describes the resulting dispersion of energy.</text:p>
          </table:table-cell>
          <table:table-cell table:style-name="ce69" office:value-type="string" calcext:value-type="string">
            <text:p>A</text:p>
          </table:table-cell>
          <table:table-cell table:style-name="ce35"/>
          <table:table-cell table:style-name="ce18"/>
          <table:table-cell office:value-type="string" calcext:value-type="string">
            <text:p>a</text:p>
          </table:table-cell>
          <table:table-cell table:number-columns-repeated="16377"/>
        </table:table-row>
        <table:table-row table:style-name="ro7">
          <table:table-cell table:style-name="ce3" office:value-type="float" office:value="2" calcext:value-type="float">
            <text:p>2</text:p>
          </table:table-cell>
          <table:table-cell table:style-name="ce5" office:value-type="string" calcext:value-type="string">
            <text:p>Why is a low-pass filter in the time domain preferred for real-time applications over a frequency domain filter?</text:p>
            <text:p>a) Time domain filters are simpler to implement</text:p>
            <text:p>b) Frequency domain filters introduce significant delay</text:p>
            <text:p>c) Time domain filters offer better noise reduction</text:p>
            <text:p>d) All of the above</text:p>
          </table:table-cell>
          <table:table-cell table:style-name="ce67" office:value-type="string" calcext:value-type="string">
            <text:p>Time domain filters are generally simpler to implement and require less computational resources compared to frequency domain filters.</text:p>
            <text:p>Frequency domain filters often introduce significant processing delays due to the need for Fourier transforms and inverse transforms.</text:p>
            <text:p>Time domain filters are effective in reducing noise and unwanted signal components in real-time data streams (e.g., time domain filters can adapt their parameters in real-time based on the characteristics of the input signal).</text:p>
          </table:table-cell>
          <table:table-cell table:style-name="ce69" office:value-type="string" calcext:value-type="string">
            <text:p>d</text:p>
          </table:table-cell>
          <table:table-cell table:style-name="ce18" table:number-columns-repeated="2"/>
          <table:table-cell office:value-type="string" calcext:value-type="string">
            <text:p>d</text:p>
          </table:table-cell>
          <table:table-cell table:number-columns-repeated="16377"/>
        </table:table-row>
        <table:table-row table:style-name="ro7">
          <table:table-cell table:style-name="ce3" office:value-type="float" office:value="3" calcext:value-type="float">
            <text:p>3</text:p>
          </table:table-cell>
          <table:table-cell table:style-name="ce5" office:value-type="string" calcext:value-type="string">
            <text:p>In the context of digital filters, what does the term "roll-off" refer to?</text:p>
            <text:p>A) The cutoff frequency where the filter starts attenuating frequencies.</text:p>
            <text:p>B) The rate of attenuation in the stopband region.</text:p>
            <text:p>C) The amount of ripple allowed in the stopband region.</text:p>
            <text:p>D) The slope of the filter's frequency response in the transition band.</text:p>
          </table:table-cell>
          <table:table-cell table:style-name="ce67" office:value-type="string" calcext:value-type="string">
            <text:p>Roll-off in digital filters refers to how quickly the filter attenuates frequencies beyond the passband, specifically, the steepness or slope of the filter's attenuation in the transition band between the passband and stopband. A steep roll-off means the filter more sharply reduces the amplitude of frequencies outside its passband, which is desirable in many applications for a clear distinction between filtered and attenuated frequencies.</text:p>
            <text:p/>
            <text:p>So the clear answer is D)</text:p>
          </table:table-cell>
          <table:table-cell table:style-name="ce70" office:value-type="string" calcext:value-type="string">
            <text:p>D</text:p>
          </table:table-cell>
          <table:table-cell table:style-name="ce18" table:number-columns-repeated="2"/>
          <table:table-cell office:value-type="string" calcext:value-type="string">
            <text:p>d</text:p>
          </table:table-cell>
          <table:table-cell table:number-columns-repeated="16377"/>
        </table:table-row>
        <table:table-row table:style-name="ro32">
          <table:table-cell table:style-name="ce3" office:value-type="float" office:value="4" calcext:value-type="float">
            <text:p>4</text:p>
          </table:table-cell>
          <table:table-cell table:style-name="ce5" office:value-type="string" calcext:value-type="string">
            <text:p>Which type of digital filter permits frequencies below a specific cutoff frequency to pass through unchanged while suppressing frequencies above this cutoff?</text:p>
            <text:p>a) Low-pass filter</text:p>
            <text:p>b) High-pass filter</text:p>
            <text:p>c) Band-pass filter</text:p>
            <text:p>d) Band-reject filter</text:p>
            <text:p/>
            <text:p/>
            <text:p/>
            <text:p/>
            <text:p> </text:p>
          </table:table-cell>
          <table:table-cell table:style-name="ce67" office:value-type="string" calcext:value-type="string">
            <text:p>A low-pass filter is designed to allow frequencies below a certain cutoff frequency to pass through unaffected, while attenuating frequencies above the cutoff. This means that signals with frequencies lower than the cutoff frequency will be transmitted with little or no attenuation, while signals with frequencies higher than the cutoff will be reduced in magnitude. Therefore, the correct choice is a) Low-pass filter.</text:p>
          </table:table-cell>
          <table:table-cell table:style-name="ce70" office:value-type="string" calcext:value-type="string">
            <text:p>a</text:p>
          </table:table-cell>
          <table:table-cell table:style-name="ce18"/>
          <table:table-cell table:style-name="ce5"/>
          <table:table-cell office:value-type="string" calcext:value-type="string">
            <text:p>a</text:p>
          </table:table-cell>
          <table:table-cell table:number-columns-repeated="16377"/>
        </table:table-row>
        <table:table-row table:style-name="ro3">
          <table:table-cell table:style-name="ce2" office:value-type="float" office:value="5" calcext:value-type="float">
            <text:p>5</text:p>
          </table:table-cell>
          <table:table-cell table:style-name="ce5" office:value-type="string" calcext:value-type="string">
            <text:p>How can spectral leakage be reduced when processing a signal with a digital filter?</text:p>
            <text:p/>
            <text:p>A) By increasing the signal's frequency beyond the Nyquist rate.</text:p>
            <text:p>B) By using window functions to smooth the abrupt ends of a signal before applying the Discrete Fourier Transform (DFT).</text:p>
            <text:p>C) By converting the digital signal to analog before filtering.</text:p>
            <text:p>D) By decreasing the sampling rate below the signal's highest frequency.</text:p>
          </table:table-cell>
          <table:table-cell table:style-name="ce67" office:value-type="string" calcext:value-type="string">
            <text:p>Spectral leakage, an artifact that occurs when a signal is not periodic within its sample window, can distort the signal's frequency spectrum. This distortion can be mitigated by applying window functions, such as the Hamming or Blackman window, to smooth the signal's abrupt ends before performing the DFT. This process reduces the leakage by minimizing the energy spread caused by the abrupt signal cutoff, enhancing the filter's effectiveness and the accuracy of the spectral analysis.</text:p>
          </table:table-cell>
          <table:table-cell table:style-name="ce70" office:value-type="string" calcext:value-type="string">
            <text:p>B</text:p>
          </table:table-cell>
          <table:table-cell table:style-name="ce18" table:number-columns-repeated="2"/>
          <table:table-cell office:value-type="string" calcext:value-type="string">
            <text:p>b</text:p>
          </table:table-cell>
          <table:table-cell table:number-columns-repeated="16377"/>
        </table:table-row>
        <table:table-row table:style-name="ro5">
          <table:table-cell table:style-name="ce3" office:value-type="float" office:value="6" calcext:value-type="float">
            <text:p>6</text:p>
          </table:table-cell>
          <table:table-cell table:style-name="ce5" office:value-type="string" calcext:value-type="string">
            <text:p><text:span text:style-name="T1">Which of the following scenarios is most likely to approximate the impulse response of a system? </text:span><text:span text:style-name="T2">Hint (Consider the Convolution Reverb experiment discussed in class)</text:span></text:p>
            <text:p/>
            <text:p><text:span text:style-name="T1">A. The system's response to a loud pop</text:span></text:p>
            <text:p><text:span text:style-name="T1">B. The system's response to a clap</text:span></text:p>
            <text:p><text:span text:style-name="T1">C. The system's response to a song </text:span></text:p>
            <text:p><text:span text:style-name="T1">D. Both A and B</text:span></text:p>
          </table:table-cell>
          <table:table-cell table:style-name="ce67" office:value-type="string" calcext:value-type="string">
            <text:p><text:span text:style-name="T9">Option A - The System's Response to a Loud Pop:</text:span><text:span text:style-name="T10"> A loud pop is a short, sharp sound that can somewhat mimic an impulse.</text:span></text:p>
            <text:p><text:span text:style-name="T9">Option B - The System's Response to a Clap: </text:span><text:span text:style-name="T10">Like a loud pop, a clap is also a brief and high-energy sound. It approximates an impulse.</text:span></text:p>
            <text:p><text:span text:style-name="T9">Option C - The System's Response to a Song:</text:span><text:span text:style-name="T10"> A song is a complex signal with varying frequencies, rhythms, and intensities. It bears little resemblance to an impulse, which is a singular, instantaneous event.</text:span></text:p>
            <text:p/>
            <text:p><text:span text:style-name="T8">In the context of the convolution reverb experiment, we see that a loud pop and a clap were used to characterize the building(system).</text:span></text:p>
          </table:table-cell>
          <table:table-cell table:style-name="ce70" office:value-type="string" calcext:value-type="string">
            <text:p>D</text:p>
          </table:table-cell>
          <table:table-cell table:style-name="ce18" table:number-columns-repeated="2"/>
          <table:table-cell office:value-type="string" calcext:value-type="string">
            <text:p>d</text:p>
          </table:table-cell>
          <table:table-cell table:number-columns-repeated="16377"/>
        </table:table-row>
        <table:table-row table:style-name="ro17">
          <table:table-cell table:style-name="ce3" office:value-type="float" office:value="7" calcext:value-type="float">
            <text:p>7</text:p>
          </table:table-cell>
          <table:table-cell table:style-name="ce5" office:value-type="string" calcext:value-type="string">
            <text:p>What is the main advantage of using a low-pass filter in audio applications?</text:p>
            <text:p>1. Enhancing high-frequency components</text:p>
            <text:p>2. Removing low-frequency noise</text:p>
            <text:p>3. Preserving low-frequency signals while attenuating high-frequency noise</text:p>
            <text:p>4. Attenuating low-frequency components to improve signal clarity</text:p>
          </table:table-cell>
          <table:table-cell table:style-name="ce67" office:value-type="string" calcext:value-type="string">
            <text:p>A low-pass filter is designed to attenuate or block high-frequency components of a signal while allowing low-frequency components to pass through relatively unaffected. This means that high-frequency components, such as noise or interference, are suppressed by the filter, resulting in a smoother output signal with reduced high-frequency content.</text:p>
            <text:p>Therefore, answer is 3</text:p>
          </table:table-cell>
          <table:table-cell table:style-name="ce70" office:value-type="float" office:value="3" calcext:value-type="float">
            <text:p>3</text:p>
          </table:table-cell>
          <table:table-cell table:style-name="ce18" table:number-columns-repeated="2"/>
          <table:table-cell office:value-type="float" office:value="3" calcext:value-type="float">
            <text:p>3</text:p>
          </table:table-cell>
          <table:table-cell table:number-columns-repeated="16377"/>
        </table:table-row>
        <table:table-row table:style-name="ro4">
          <table:table-cell table:style-name="ce3" office:value-type="float" office:value="8" calcext:value-type="float">
            <text:p>8</text:p>
          </table:table-cell>
          <table:table-cell table:style-name="ce5" office:value-type="string" calcext:value-type="string">
            <text:p>Which statements about 'Spectral leakage' are incorrect?(Choose 2)</text:p>
            <text:p>a. Abrupt changes at the boundaries of the window in the time domain could cause spectral leakage</text:p>
            <text:p>b. Applying hamming window can reduce spectral leakage.</text:p>
            <text:p>c. Spectral leakage never occurs when the window size is sufficiently small.</text:p>
            <text:p>d. Spectral leakage is primarily caused by a low sampling frequency.</text:p>
          </table:table-cell>
          <table:table-cell table:style-name="ce67" office:value-type="string" calcext:value-type="string">
            <text:p>Abrupt changes(Discontinuous points) in boundary could cause Spectral leakage.</text:p>
            <text:p>Since hamming window reduces the side effects of truncation by smoothing, it can reduce spectral leakage. So (a) and (b) are correct.</text:p>
            <text:p>(c) If the window size is small, truncation can occur, leading to spectral leakage.</text:p>
            <text:p>(d) Spectral leakage is not directly caused by low sampling frequency. Even at high sampling frequencies, if the signal contains frequency components that do not align well with the window boundaries, spectral leakage can still occur. Therefore, (c) and (d) are incorrect</text:p>
          </table:table-cell>
          <table:table-cell table:style-name="ce70" office:value-type="string" calcext:value-type="string">
            <text:p>C,D</text:p>
          </table:table-cell>
          <table:table-cell table:style-name="ce18" table:number-columns-repeated="2"/>
          <table:table-cell office:value-type="string" calcext:value-type="string">
            <text:p>c,d</text:p>
          </table:table-cell>
          <table:table-cell table:number-columns-repeated="16377"/>
        </table:table-row>
        <table:table-row table:style-name="ro2">
          <table:table-cell table:style-name="ce2" office:value-type="float" office:value="9" calcext:value-type="float">
            <text:p>9</text:p>
          </table:table-cell>
          <table:table-cell table:style-name="ce5" office:value-type="string" calcext:value-type="string">
            <text:p>What is the recommended approach to minimize spectral leakage when processing a signal?</text:p>
            <text:p>A) Increasing the window size to infinity to capture all frequencies accurately.</text:p>
            <text:p>B) Applying a rectangular window to make the signal more abrupt at the ends.</text:p>
            <text:p>C) Utilizing windowing functions like Hamming or Blackman to smooth the abrupt ends of the signal.</text:p>
            <text:p>D) Increasing the sampling rate to the maximum possible to avoid any leakage.</text:p>
          </table:table-cell>
          <table:table-cell table:style-name="ce68" office:value-type="string" calcext:value-type="string">
            <text:p>Spectral leakage occurs when a signal is truncated, leading to the spreading of its energy across other frequencies. To mitigate this effect, the slide recommends smoothing the abrupt ends of the signal by applying windowing functions such as Hamming or Blackman. These windows reduce the leakage by tapering the signal at its ends, rather than abruptly cutting it off, which is characteristic of a rectangular window.</text:p>
          </table:table-cell>
          <table:table-cell table:style-name="ce70" office:value-type="string" calcext:value-type="string">
            <text:p>C</text:p>
          </table:table-cell>
          <table:table-cell table:style-name="ce18"/>
          <table:table-cell table:style-name="ce37"/>
          <table:table-cell office:value-type="string" calcext:value-type="string">
            <text:p>c</text:p>
          </table:table-cell>
          <table:table-cell table:number-columns-repeated="16377"/>
        </table:table-row>
        <table:table-row table:style-name="ro3">
          <table:table-cell table:style-name="ce3" office:value-type="float" office:value="10" calcext:value-type="float">
            <text:p>10</text:p>
          </table:table-cell>
          <table:table-cell table:style-name="ce5" office:value-type="string" calcext:value-type="string">
            <text:p>The following contains concepts related to signal processing. Which of the following is incorrect? (select one)</text:p>
            <text:p>A) Window functions such as Hamming and Hanning can be utilized to reduce spectral leakage.</text:p>
            <text:p>B) In the frequency domain, the input signal and filter can create an output signal through convolution.</text:p>
            <text:p>C) Insufficient windowing size to contain the original signal can lead to spectral leakage.</text:p>
            <text:p>D) Spectral leakage can occur due to abrupt changes in the signal.</text:p>
          </table:table-cell>
          <table:table-cell table:style-name="ce10" office:value-type="string" calcext:value-type="string">
            <text:p><text:span text:style-name="T7">Window functions like Hamming and Hanning are commonly used in signal processing to reduce spectral leakage by smoothing abrupt ends of the signal.</text:span></text:p>
            <text:p><text:span text:style-name="T7">In the frequency domain, the input signal and filter can create an output signal through multiplication, not convolution.</text:span></text:p>
            <text:p><text:span text:style-name="T7">If the windowing size is not sufficient to contain the original signal, spectral leakage can occur. Abrupt changes or ends in the signal can result in spectral leakage.</text:span></text:p>
            <text:p><text:span text:style-name="T7">Therefore option B is incorrect.</text:span></text:p>
          </table:table-cell>
          <table:table-cell table:style-name="ce17" office:value-type="string" calcext:value-type="string">
            <text:p>B</text:p>
          </table:table-cell>
          <table:table-cell table:style-name="ce71" table:number-columns-repeated="2"/>
          <table:table-cell table:style-name="ce13" office:value-type="string" calcext:value-type="string">
            <text:p>d</text:p>
          </table:table-cell>
          <table:table-cell office:value-type="string" calcext:value-type="string">
            <text:p>x</text:p>
          </table:table-cell>
          <table:table-cell table:number-columns-repeated="16376"/>
        </table:table-row>
        <table:table-row table:style-name="ro3">
          <table:table-cell table:style-name="ce3" office:value-type="float" office:value="11" calcext:value-type="float">
            <text:p>11</text:p>
          </table:table-cell>
          <table:table-cell table:style-name="ce5" office:value-type="string" calcext:value-type="string">
            <text:p>Suppose you are analyzing a noisy time-series ECG dataset. Upon transforming the data to the frequency domain, you notice several peaks located at 10 Hz, 40 Hz, 2 Hz, and 0.2 Hz. If your main goal is to isolate the heart rate signal (assuming that the typical human heart rate lies between 60 and 180 bpm), which filter would be the optimum choice, and what should the associated cutoff frequency(ies) be?</text:p>
            <text:p>A. Band Stop Filter, 8 Hz to 12 Hz</text:p>
            <text:p>B. High Pass Filter, 35Hz</text:p>
            <text:p>C. Band Pass Filter, 0.5Hz to 4Hz</text:p>
            <text:p>D. Low Pass Filter, 4Hz</text:p>
          </table:table-cell>
          <table:table-cell table:style-name="ce10" office:value-type="string" calcext:value-type="string">
            <text:p>The correct answer is C. This choice is optimal because it covers the frequency range that corresponds to the typical human heart rate, which, when converted to Hertz, is 1 Hz to 3 Hz. By selecting a Band Pass Filter with a range from 0.5Hz to 4Hz, we ensure that the heart rate signals are effectively isolated from the noises happening at 10 Hz, 40 Hz, and 0.2 Hz. This range not only captures the relevant heart rate frequencies but also provides a margin to account for potential outliers. </text:p>
          </table:table-cell>
          <table:table-cell table:style-name="ce17" office:value-type="string" calcext:value-type="string">
            <text:p>C</text:p>
          </table:table-cell>
          <table:table-cell table:style-name="ce71" table:number-columns-repeated="2"/>
          <table:table-cell table:style-name="ce13" office:value-type="string" calcext:value-type="string">
            <text:p>b</text:p>
          </table:table-cell>
          <table:table-cell office:value-type="string" calcext:value-type="string">
            <text:p>x</text:p>
          </table:table-cell>
          <table:table-cell table:number-columns-repeated="16376"/>
        </table:table-row>
        <table:table-row table:style-name="ro4">
          <table:table-cell table:style-name="ce2" office:value-type="float" office:value="13" calcext:value-type="float">
            <text:p>13</text:p>
          </table:table-cell>
          <table:table-cell table:style-name="ce5" office:value-type="string" calcext:value-type="string">
            <text:p>What is the most appropriate method to decrease passband ripple in an FIR filter?</text:p>
            <text:p/>
            <text:p>A. Apply zero-padding to enhance frequency resolution.</text:p>
            <text:p>B. Decrease the filter order to reduce the kernel length.</text:p>
            <text:p>C. Apply a windowing technique to smooth out the impulse response.</text:p>
            <text:p>D. Narrow the frequency band to widen the filter's stopband.</text:p>
            <text:p/>
            <text:p/>
          </table:table-cell>
          <table:table-cell table:style-name="ce10" office:value-type="string" calcext:value-type="string">
            <text:p>To reduce passband ripple in an FIR filter, the most effective strategy is utilizing a windowing technique (C). Windowing smooths out the filter's impulse response, reducing side lobes and effectively diminishing ripple in both the passband and stopband. On the other hand, zero-padding (A) mainly enhances frequency resolution in spectral analysis without directly affecting the ripple. Decreasing the filter order (B) might simplify the filter but can increase ripple due to less precise control over the filter's frequency response. Narrowing the frequency band (D) does not directly influence passband ripple.</text:p>
          </table:table-cell>
          <table:table-cell table:style-name="ce17" office:value-type="string" calcext:value-type="string">
            <text:p>C</text:p>
          </table:table-cell>
          <table:table-cell table:style-name="ce71" table:number-columns-repeated="2"/>
          <table:table-cell table:style-name="ce13" office:value-type="string" calcext:value-type="string">
            <text:p>a</text:p>
          </table:table-cell>
          <table:table-cell office:value-type="string" calcext:value-type="string">
            <text:p>x</text:p>
          </table:table-cell>
          <table:table-cell table:number-columns-repeated="16376"/>
        </table:table-row>
        <table:table-row table:style-name="ro21">
          <table:table-cell table:style-name="ce3" office:value-type="float" office:value="15" calcext:value-type="float">
            <text:p>15</text:p>
          </table:table-cell>
          <table:table-cell table:style-name="ce5" office:value-type="string" calcext:value-type="string">
            <text:p>Spectral leakage occurs during the spectral analysis of signals when:</text:p>
            <text:p/>
            <text:p/>
            <text:p>A) The signal is perfectly windowed with no abrupt changes at the edges, resulting in a highly accurate spectral representation.</text:p>
            <text:p/>
            <text:p>B) A signal is windowed, causing energy to spread out from the main frequency component to the sidelobes, thereby reducing spectral resolution.</text:p>
            <text:p/>
            <text:p>C) The frequency components of a signal are below 10 Hz, which is considered as "curiosity" 1/f noise and does not contribute to spectral leakage.</text:p>
            <text:p/>
            <text:p>D) The signal undergoes a filtering process with an ideal low-pass filter, which eliminates all frequency components above a certain cutoff frequency without affecting the spectral resolution.</text:p>
          </table:table-cell>
          <table:table-cell table:style-name="ce9" office:value-type="string" calcext:value-type="string">
            <text:p>Spectral leakage is a phenomenon that occurs when a signal is windowed, leading to the spreading of energy from the (mainlobe to the sidelobes. This effect reduces the spectral resolution because energy that should be concentrated in the main frequency band leaks into other frequencies. It is prompting the use of various windowing techniques to minimize the leakage and preserve as much spectral accuracy as possible.</text:p>
          </table:table-cell>
          <table:table-cell table:style-name="ce16" office:value-type="string" calcext:value-type="string">
            <text:p>B</text:p>
          </table:table-cell>
          <table:table-cell table:style-name="ce36"/>
          <table:table-cell table:style-name="ce38"/>
          <table:table-cell office:value-type="string" calcext:value-type="string">
            <text:p>b</text:p>
          </table:table-cell>
          <table:table-cell table:number-columns-repeated="16377"/>
        </table:table-row>
        <table:table-row table:style-name="ro8">
          <table:table-cell table:style-name="ce2" office:value-type="float" office:value="17" calcext:value-type="float">
            <text:p>17</text:p>
          </table:table-cell>
          <table:table-cell table:style-name="ce5" office:value-type="string" calcext:value-type="string">
            <text:p>Increasing the order (N) of a Butterworth filter results in what?</text:p>
            <text:p/>
            <text:p>A) Reduced selectivity</text:p>
            <text:p>B) Decreased cutoff frequency</text:p>
            <text:p>C) Steeper transition band</text:p>
            <text:p>D) Simplified design</text:p>
          </table:table-cell>
          <table:table-cell table:style-name="ce10" office:value-type="string" calcext:value-type="string">
            <text:p/>
            <text:p>Increasing the order of a Butterworth filter makes its transition from passband to stopband steeper, allowing for a clearer distinction between allowed and blocked frequencies. This improves the filter's precision in separating desired signals from noise.</text:p>
          </table:table-cell>
          <table:table-cell table:style-name="ce17" office:value-type="string" calcext:value-type="string">
            <text:p>C</text:p>
          </table:table-cell>
          <table:table-cell table:style-name="ce71" table:number-columns-repeated="2"/>
          <table:table-cell table:style-name="ce13" office:value-type="string" calcext:value-type="string">
            <text:p>c(guess)</text:p>
          </table:table-cell>
          <table:table-cell office:value-type="string" calcext:value-type="string">
            <text:p>z</text:p>
          </table:table-cell>
          <table:table-cell table:number-columns-repeated="16376"/>
        </table:table-row>
        <table:table-row table:style-name="ro4">
          <table:table-cell table:style-name="ce3" office:value-type="float" office:value="18" calcext:value-type="float">
            <text:p>18</text:p>
          </table:table-cell>
          <table:table-cell table:style-name="ce5" office:value-type="string" calcext:value-type="string">
            <text:p><text:span text:style-name="T1">Choose one explanation regarding spectral leakage that is </text:span><text:span text:style-name="T2">incorrect</text:span><text:span text:style-name="T3">:</text:span></text:p>
            <text:p/>
            <text:p><text:span text:style-name="T1">A) Spectral leakage occurs due to inappropriate window size </text:span></text:p>
            <text:p><text:span text:style-name="T1">when sampling from the original signal.</text:span></text:p>
            <text:p><text:span text:style-name="T1">B) Spectral leakage can happen when the correlation between a signal and itself with time lag is too high.</text:span></text:p>
            <text:p><text:span text:style-name="T1">C) Spectral leakage can be reduced by smoothing the abrupt ends of the windowed signal.</text:span></text:p>
            <text:p><text:span text:style-name="T1">D) Spectral leakage refers to the problem where energy leaks out from the main lobe to the sidelobes after DFT.</text:span></text:p>
          </table:table-cell>
          <table:table-cell table:style-name="ce10" office:value-type="string" calcext:value-type="string">
            <text:p>A, C, D are all correct explanations about spectral leakage. The main reason for spectral leakage is the inappropriate window size during sampling which in turn leads to energy leaking out from the mainlobe to the sidelobes after DFT. One way to reduce this is to smooth out the abrupt ends of the windowed signal. B says that high autocorrelation leads to spectral leakage which is not the case.</text:p>
          </table:table-cell>
          <table:table-cell table:style-name="ce17" office:value-type="string" calcext:value-type="string">
            <text:p>B</text:p>
          </table:table-cell>
          <table:table-cell table:style-name="ce71" table:number-columns-repeated="2"/>
          <table:table-cell table:style-name="ce13" office:value-type="string" calcext:value-type="string">
            <text:p>d</text:p>
          </table:table-cell>
          <table:table-cell office:value-type="string" calcext:value-type="string">
            <text:p>x</text:p>
          </table:table-cell>
          <table:table-cell table:number-columns-repeated="16376"/>
        </table:table-row>
        <table:table-row table:style-name="ro30">
          <table:table-cell table:style-name="ce3" office:value-type="float" office:value="19" calcext:value-type="float">
            <text:p>19</text:p>
          </table:table-cell>
          <table:table-cell table:style-name="ce32" office:value-type="string" calcext:value-type="string">
            <text:p><text:span text:style-name="T1">Which one is a property of the Butterworth filter?</text:span></text:p>
            <text:p><text:span text:style-name="T1">A. Passband is designed to be maximally high</text:span></text:p>
            <text:p><text:span text:style-name="T1">B. Designed to mimic </text:span><text:span text:style-name="T5">an ideal </text:span><text:span text:style-name="T6">low pass filter for large N</text:span></text:p>
            <text:p><text:span text:style-name="T1">C. Is a high-pass filter</text:span></text:p>
            <text:p><text:span text:style-name="T1">D. Works by moving average</text:span></text:p>
          </table:table-cell>
          <table:table-cell table:style-name="ce9" office:value-type="string" calcext:value-type="string">
            <text:p>B is the correct answer according to the slides. For large N, the function behaves like an ideal low pass filter. The others are wrong.</text:p>
          </table:table-cell>
          <table:table-cell table:style-name="ce16" office:value-type="string" calcext:value-type="string">
            <text:p>B</text:p>
          </table:table-cell>
          <table:table-cell table:style-name="ce5" table:number-columns-repeated="2"/>
          <table:table-cell office:value-type="string" calcext:value-type="string">
            <text:p>b</text:p>
          </table:table-cell>
          <table:table-cell table:number-columns-repeated="16377"/>
        </table:table-row>
        <table:table-row table:style-name="ro2">
          <table:table-cell table:style-name="ce3" office:value-type="float" office:value="20" calcext:value-type="float">
            <text:p>20</text:p>
          </table:table-cell>
          <table:table-cell table:style-name="ce5" office:value-type="string" calcext:value-type="string">
            <text:p><text:span text:style-name="T1">Which of the following statements about spectral leakage is </text:span><text:span text:style-name="T2">incorrect</text:span><text:span text:style-name="T3">? (Select </text:span><text:span text:style-name="T12">One</text:span><text:span text:style-name="T13">)</text:span></text:p>
            <text:p/>
            <text:p><text:span text:style-name="T1">1. Spectral leakage always occurs when using a window on sensor data.</text:span></text:p>
            <text:p><text:span text:style-name="T1">2. Spectral leakage is caused by any abrupt change at the edge of a window of sensor data.</text:span></text:p>
            <text:p><text:span text:style-name="T1">3. Spectral leakage reduces spectral resolution.</text:span></text:p>
            <text:p><text:span text:style-name="T1">4. The Hamming window helps reduce spectral leakage by smoothing abrupt truncation.</text:span></text:p>
          </table:table-cell>
          <table:table-cell table:style-name="ce9" office:value-type="string" calcext:value-type="string">
            <text:p>Spectral leakage occurs when signals analyzed with a slightly truncated window don't align with the assumed periodicity. This mismatch causes discontinuities at window edges, spreading signal energy into neighboring frequency bins and distorting the spectrum. Spectral leakage isn't inherent but rather arises from specific conditions, not always occurring when using windows. Therefore, option 1 is incorrect as spectral leakage is contingent on the signal's alignment with the analysis window.</text:p>
          </table:table-cell>
          <table:table-cell table:style-name="ce16" office:value-type="float" office:value="1" calcext:value-type="float">
            <text:p>1</text:p>
          </table:table-cell>
          <table:table-cell table:style-name="ce18" table:number-columns-repeated="2"/>
          <table:table-cell office:value-type="float" office:value="1" calcext:value-type="float">
            <text:p>1</text:p>
          </table:table-cell>
          <table:table-cell table:number-columns-repeated="16377"/>
        </table:table-row>
        <table:table-row table:style-name="ro26">
          <table:table-cell table:style-name="ce3" office:value-type="float" office:value="22" calcext:value-type="float">
            <text:p>22</text:p>
          </table:table-cell>
          <table:table-cell table:style-name="ce5" office:value-type="string" calcext:value-type="string">
            <text:p>Question: For the discrete signal x[n] with values {2,1,3}, compute the autocorrelation of the signal rₓ[1], which represents the autocorrelation at a lag (or shift) of 1.</text:p>
            <text:p/>
            <text:p>A) 14</text:p>
            <text:p>B) 8</text:p>
            <text:p>C) 5</text:p>
            <text:p>D) 6</text:p>
            <text:p/>
          </table:table-cell>
          <table:table-cell table:style-name="ce9" office:value-type="string" calcext:value-type="string">
            <text:p>Autocorrelation quantifies the similarity between a signal and its own shifted version at various lags, shedding light on patterns inherent to the signal, such as periodicity. For a discrete signal x[n], the autocorrelation at a specific lag k, symbolized as rₓ[k], is calculated by summing the product of the signal values with their values at the k-lagged positions. For a lag of 1, this calculation is as follows:</text:p>
            <text:p/>
            <text:p>rₓ[1] = x[0]*x[1] + x[1]*x[2]</text:p>
            <text:p/>
            <text:p>Applying this to x[n] = {2,1,3}:</text:p>
            <text:p/>
            <text:p>rₓ[1] = (2 * 1) + (1 * 3) = 2 + 3 = 5</text:p>
            <text:p/>
            <text:p/>
          </table:table-cell>
          <table:table-cell table:style-name="ce16" office:value-type="string" calcext:value-type="string">
            <text:p>C</text:p>
          </table:table-cell>
          <table:table-cell table:style-name="ce18" table:number-columns-repeated="2"/>
          <table:table-cell office:value-type="string" calcext:value-type="string">
            <text:p>_</text:p>
          </table:table-cell>
          <table:table-cell office:value-type="string" calcext:value-type="string">
            <text:p>x</text:p>
          </table:table-cell>
          <table:table-cell table:number-columns-repeated="16376"/>
        </table:table-row>
        <table:table-row table:style-name="ro3">
          <table:table-cell table:style-name="ce3" office:value-type="float" office:value="23" calcext:value-type="float">
            <text:p>23</text:p>
          </table:table-cell>
          <table:table-cell table:style-name="ce5" office:value-type="string" calcext:value-type="string">
            <text:p>In digital filter design, what describes the impulse response function h(n) in the context of linear digital filters?</text:p>
            <text:p/>
            <text:p>a) The function that represents the filter's frequency response to an input signal.</text:p>
            <text:p>b) The sequence of numbers generated by the filter as an output when the input is an impulse signal.</text:p>
            <text:p>c) The process of converting the time-domain signal into its frequency-domain representation.</text:p>
            <text:p>d) The formula used to calculate the filter's cut-off frequency in low-pass filters.</text:p>
          </table:table-cell>
          <table:table-cell table:style-name="ce9" office:value-type="string" calcext:value-type="string">
            <text:p>a) Incorrect. The impulse response function describes the time-domain response of a filter to an impulse input, not the frequency response.</text:p>
            <text:p>b) Correct.</text:p>
            <text:p>c) Incorrect. The process of converting a time-domain signal into its frequency-domain representation is known as Fourier Transform, not the impulse response function.</text:p>
            <text:p>d) Incorrect. The cut-off frequency in low-pass filters is related to the filter's design and specifications, not directly to the impulse response function h(n)</text:p>
          </table:table-cell>
          <table:table-cell table:style-name="ce16" office:value-type="string" calcext:value-type="string">
            <text:p>b</text:p>
          </table:table-cell>
          <table:table-cell table:style-name="ce5"/>
          <table:table-cell table:style-name="ce18"/>
          <table:table-cell office:value-type="string" calcext:value-type="string">
            <text:p>d</text:p>
          </table:table-cell>
          <table:table-cell office:value-type="string" calcext:value-type="string">
            <text:p>x</text:p>
          </table:table-cell>
          <table:table-cell table:number-columns-repeated="16376"/>
        </table:table-row>
        <table:table-row table:style-name="ro14">
          <table:table-cell table:style-name="ce3" office:value-type="float" office:value="24" calcext:value-type="float">
            <text:p>24</text:p>
          </table:table-cell>
          <table:table-cell table:style-name="ce5" office:value-type="string" calcext:value-type="string">
            <text:p>What is spectral leakage, and how can it be reduced in spectral analysis?</text:p>
            <text:p/>
            <text:p>a) Spectral leakage refers to the leakage of signal energy into adjacent frequency bins, causing distortion in spectral analysis. It can be reduced by applying window functions to taper the signal, such as the Hamming or Hanning window.</text:p>
            <text:p/>
            <text:p>b) Spectral leakage refers to the loss of signal power during spectral analysis. It can be reduced by increasing the length of the signal to improve frequency resolution.</text:p>
            <text:p/>
            <text:p>c) Spectral leakage is the occurrence of aliasing in spectral analysis. It can be reduced by decreasing the sampling rate of the signal.</text:p>
            <text:p/>
            <text:p>d) Spectral leakage is the distortion of signal shape due to impedance mismatch. It can be reduced by increasing the number of frequency bins used in spectral analysis.</text:p>
          </table:table-cell>
          <table:table-cell table:style-name="ce9" office:value-type="string" calcext:value-type="string">
            <text:p>a) is correct because it accurately defines spectral leakage as the leakage of signal energy into adjacent frequency bins, leading to distortion in spectral analysis</text:p>
          </table:table-cell>
          <table:table-cell table:style-name="ce50" office:value-type="string" calcext:value-type="string">
            <text:p>a</text:p>
          </table:table-cell>
          <table:table-cell table:style-name="ce5" table:number-columns-repeated="2"/>
          <table:table-cell office:value-type="string" calcext:value-type="string">
            <text:p>a</text:p>
          </table:table-cell>
          <table:table-cell table:number-columns-repeated="16377"/>
        </table:table-row>
        <table:table-row table:style-name="ro2">
          <table:table-cell table:style-name="ce2" office:value-type="float" office:value="25" calcext:value-type="float">
            <text:p>25</text:p>
          </table:table-cell>
          <table:table-cell table:style-name="ce5" office:value-type="string" calcext:value-type="string">
            <text:p>What does the term 'ripple' refer to in the context of filter design? </text:p>
            <text:p>A)        A constant high-frequency oscillation that filters aim to remove. </text:p>
            <text:p>B)        The variation in amplitude within the passband or stopband of a filter. </text:p>
            <text:p>C)        The desired frequency range that a filter allows to pass through. </text:p>
            <text:p>D)        The length of the filter's impulse response.</text:p>
            <text:p/>
          </table:table-cell>
          <table:table-cell table:style-name="ce9" office:value-type="string" calcext:value-type="string">
            <text:p>Ripple in filter design refers to the variations or fluctuations in amplitude observed within the passband or stopband of a filter. It is an important factor to consider in the filter design process, as excessive ripple may adversely affect the filter's performance in certain applications</text:p>
          </table:table-cell>
          <table:table-cell table:style-name="ce16" office:value-type="string" calcext:value-type="string">
            <text:p>B</text:p>
          </table:table-cell>
          <table:table-cell table:style-name="ce18" table:number-columns-repeated="2"/>
          <table:table-cell office:value-type="string" calcext:value-type="string">
            <text:p>b</text:p>
          </table:table-cell>
          <table:table-cell table:number-columns-repeated="16377"/>
        </table:table-row>
        <table:table-row table:style-name="ro19" table:number-rows-repeated="1048553">
          <table:table-cell table:number-columns-repeated="16384"/>
        </table:table-row>
        <table:table-row table:style-name="ro19">
          <table:table-cell table:number-columns-repeated="16384"/>
        </table:table-row>
      </table:table>
      <table:table table:name="NQ#5 Feature Extracton" table:style-name="ta5">
        <office:forms form:automatic-focus="false" form:apply-design-mode="false"/>
        <table:table-column table:style-name="co1" table:default-cell-style-name="Default"/>
        <table:table-column table:style-name="co11" table:number-columns-repeated="2" table:default-cell-style-name="Default"/>
        <table:table-column table:style-name="co12" table:default-cell-style-name="Default"/>
        <table:table-column table:style-name="co5" table:number-columns-repeated="16380" table:default-cell-style-name="Default"/>
        <table:table-row table:style-name="ro1">
          <table:table-cell table:style-name="ce1" office:value-type="string" calcext:value-type="string">
            <text:p>No.</text:p>
          </table:table-cell>
          <table:table-cell table:style-name="ce4" office:value-type="string" calcext:value-type="string">
            <text:p>Question</text:p>
          </table:table-cell>
          <table:table-cell table:style-name="ce4" office:value-type="string" calcext:value-type="string">
            <text:p>Explanations</text:p>
          </table:table-cell>
          <table:table-cell table:style-name="ce20" office:value-type="string" calcext:value-type="string">
            <text:p>Answer</text:p>
          </table:table-cell>
          <table:table-cell office:value-type="string" calcext:value-type="string">
            <text:p>MY ANSWER</text:p>
          </table:table-cell>
          <table:table-cell table:number-columns-repeated="16379"/>
        </table:table-row>
        <table:table-row table:style-name="ro4">
          <table:table-cell table:style-name="ce2" office:value-type="float" office:value="1" calcext:value-type="float">
            <text:p>1</text:p>
          </table:table-cell>
          <table:table-cell table:style-name="ce5" office:value-type="string" calcext:value-type="string">
            <text:p>Which of the following best describes the impact of using overlapped windowing as opposed to distinct windowing?</text:p>
            <text:p/>
            <text:p>A) Overlapped windowing significantly reduces the computational complexity of feature extraction.</text:p>
            <text:p>B) Overlapped windowing can lead to overfitting due to the high similarity between features generated from adjacent windows.</text:p>
            <text:p>C) Overlapped windowing eliminates the need for selecting a window size parameter (λ).</text:p>
            <text:p>D) Overlapped windowing is only useful for numerical data and cannot be applied to categorical data.</text:p>
          </table:table-cell>
          <table:table-cell table:style-name="ce62" office:value-type="string" calcext:value-type="string">
            <text:p><text:span text:style-name="T21">Overlapped windowing involves choosing how much windows should overlap, typically to ensure sufficient data coverage and to capture relevant information across windows. However, it also cautions that overly high overlap can lead to features being too similar, potentially causing overfitting because of the limited variation among the generated features. This concept is discussed in the context of handling numerical data in the time domain, where overlapping windows are utilized to create features from sensory </text:span><text:span text:style-name="T22">d.</text:span><text:span text:style-name="T20">ata</text:span>​.</text:p>
            <text:p/>
            <text:p>So the answer is B</text:p>
          </table:table-cell>
          <table:table-cell table:style-name="ce15" office:value-type="string" calcext:value-type="string">
            <text:p>B</text:p>
          </table:table-cell>
          <table:table-cell office:value-type="string" calcext:value-type="string">
            <text:p>b</text:p>
          </table:table-cell>
          <table:table-cell table:number-columns-repeated="16379"/>
        </table:table-row>
        <table:table-row table:style-name="ro5">
          <table:table-cell table:style-name="ce3" office:value-type="float" office:value="2" calcext:value-type="float">
            <text:p>2</text:p>
          </table:table-cell>
          <table:table-cell table:style-name="ce5" office:value-type="string" calcext:value-type="string">
            <text:p><text:span text:style-name="T4">Question</text:span><text:span text:style-name="T3">: Fill in the blanks with the correct options:</text:span></text:p>
            <text:p/>
            <text:p><text:span text:style-name="T1">Length is an example of (1)____ data because it can be (2)____ and measured. When variables like length are analyzed using Overlapped Windowing, applying too large a window size can lead to a (3)____ problem.</text:span></text:p>
            <text:p/>
            <text:p><text:span text:style-name="T1">Options:</text:span></text:p>
            <text:p><text:span text:style-name="T1">A. (1) Numerical, (2) Continuous, (3) Overfitting</text:span></text:p>
            <text:p><text:span text:style-name="T1">B. (1) Categorical, (2) Discrete, (3) Underfitting</text:span></text:p>
            <text:p><text:span text:style-name="T1">C. (1) Numerical, (2) Discrete, (3) Overfitting</text:span></text:p>
            <text:p><text:span text:style-name="T1">D. (1) Categorical, (2) Continuous, (3) Overfitting</text:span></text:p>
            <text:p><text:span text:style-name="T1">E. (1) Numerical, (2) Continuous, (3) Underfitting</text:span></text:p>
          </table:table-cell>
          <table:table-cell table:style-name="ce9" office:value-type="string" calcext:value-type="string">
            <text:p>Length is a numerical data type because it quantifies an amount. It's continuous as it can represent any value within a range, not just integers. When analyzing such data with Overlapped Windowing, choosing too large a window size can lead to overfitting. Overfitting occurs since features become too similar (limited variation)</text:p>
            <text:p/>
          </table:table-cell>
          <table:table-cell table:style-name="ce15" office:value-type="string" calcext:value-type="string">
            <text:p>A</text:p>
          </table:table-cell>
          <table:table-cell office:value-type="string" calcext:value-type="string">
            <text:p>a</text:p>
          </table:table-cell>
          <table:table-cell table:number-columns-repeated="16379"/>
        </table:table-row>
        <table:table-row table:style-name="ro17">
          <table:table-cell table:style-name="ce3" office:value-type="float" office:value="3" calcext:value-type="float">
            <text:p>3</text:p>
          </table:table-cell>
          <table:table-cell table:style-name="ce5" office:value-type="string" calcext:value-type="string">
            <text:p>What is the number of windows generated when applying a sliding window technique with a total time window of 12s, a window size of 4s, and an overlap of 50%?</text:p>
            <text:p>A) 3 windows</text:p>
            <text:p>B) 4 windows</text:p>
            <text:p>C) 5 windows</text:p>
            <text:p>D) 6 windows</text:p>
          </table:table-cell>
          <table:table-cell table:style-name="ce9" office:value-type="string" calcext:value-type="string">
            <text:p>First, let's calculate the number of windows without overlap: (Total time window) / (Window size) = 12s / 4s = 3 windows. Now, since there's a 50% overlap, each window will overlap with the next one by 2s (half of the window size). So, in total, we'll have 5 windows: the 3 distinct windows plus two overlapping windows.</text:p>
          </table:table-cell>
          <table:table-cell table:style-name="ce16" office:value-type="string" calcext:value-type="string">
            <text:p>C</text:p>
          </table:table-cell>
          <table:table-cell office:value-type="string" calcext:value-type="string">
            <text:p>c</text:p>
          </table:table-cell>
          <table:table-cell table:number-columns-repeated="16379"/>
        </table:table-row>
        <table:table-row table:style-name="ro18">
          <table:table-cell table:style-name="ce3" office:value-type="float" office:value="4" calcext:value-type="float">
            <text:p>4</text:p>
          </table:table-cell>
          <table:table-cell table:style-name="ce5" office:value-type="string" calcext:value-type="string">
            <text:p>1. The temperatures in degrees Celsius recorded in a city over a week.</text:p>
            <text:p>2. The brands of smartphones used by a group of students.</text:p>
            <text:p>3. The ratings of a new movie as 'poor', 'average', 'good', and 'excellent'.</text:p>
            <text:p>4. The ages of participants in a survey.</text:p>
            <text:p/>
            <text:p>Choose the correct type of data for each set:</text:p>
            <text:p/>
            <text:p>A. 1 - Numerical, 2 - Categorical, 3 - Ordinal, 4 - Numerical</text:p>
            <text:p>B. 1 - Ordinal, 2 - Numerical, 3 - Categorical, 4 - Categorical</text:p>
            <text:p>C. 1 - Categorical, 2 - Ordinal, 3 - Numerical, 4 - Ordinal</text:p>
            <text:p>D. 1 - Ordinal, 2 - Categorical, 3 - Numerical, 4 - Numerical"</text:p>
          </table:table-cell>
          <table:table-cell table:style-name="ce9" office:value-type="string" calcext:value-type="string">
            <text:p>Temperatures are numerical as they are continuous measurements.</text:p>
            <text:p>Smartphone brands are categorical as they represent different groups.</text:p>
            <text:p>Movie ratings are ordinal as they convey an order of preference or quality.</text:p>
            <text:p>Ages are numerical as they are discrete measurements.</text:p>
          </table:table-cell>
          <table:table-cell table:style-name="ce16" office:value-type="string" calcext:value-type="string">
            <text:p>A</text:p>
          </table:table-cell>
          <table:table-cell office:value-type="string" calcext:value-type="string">
            <text:p>a</text:p>
          </table:table-cell>
          <table:table-cell table:number-columns-repeated="16379"/>
        </table:table-row>
        <table:table-row table:style-name="ro33">
          <table:table-cell table:style-name="ce2" office:value-type="float" office:value="5" calcext:value-type="float">
            <text:p>5</text:p>
          </table:table-cell>
          <table:table-cell table:style-name="ce5" office:value-type="string" calcext:value-type="string">
            <text:p>Which of the statement is incorrect about the frequency domain features?(plz select one)</text:p>
            <text:p>A. We can use this technique to catogory patterns of machine operations.</text:p>
            <text:p>B. We can identifying walking patterns from accelerometer data.</text:p>
            <text:p>C. The principle is to measure similarity between k-th sinusoidal basis functions and the original time series.</text:p>
            <text:p>D. X(k) corresponds to frequency F(k) = fs / (k * N)</text:p>
          </table:table-cell>
          <table:table-cell table:style-name="ce9" office:value-type="string" calcext:value-type="string">
            <text:p>A and B are real life situations can use time frequency signal to extract features. C is correct. D is wrong cause F(k) = fs*k/N,k stands for how many periods in the samples.</text:p>
          </table:table-cell>
          <table:table-cell table:style-name="ce16" office:value-type="string" calcext:value-type="string">
            <text:p>D</text:p>
          </table:table-cell>
          <table:table-cell office:value-type="string" calcext:value-type="string">
            <text:p>d</text:p>
          </table:table-cell>
          <table:table-cell table:number-columns-repeated="16379"/>
        </table:table-row>
        <table:table-row table:style-name="ro5">
          <table:table-cell table:style-name="ce3" office:value-type="float" office:value="6" calcext:value-type="float">
            <text:p>6</text:p>
          </table:table-cell>
          <table:table-cell table:style-name="ce5" office:value-type="string" calcext:value-type="string">
            <text:p>What advantage does an overlapped time window approach offer over a distinct time window approach?</text:p>
            <text:p>1. Reduced memory usage due to smaller data segments</text:p>
            <text:p>2. Faster processing speed</text:p>
            <text:p>3. Improved temporal resolution by capturing more frequent updates</text:p>
            <text:p>4. Simpler implementation without the need for boundary management</text:p>
          </table:table-cell>
          <table:table-cell table:style-name="ce9" office:value-type="string" calcext:value-type="string">
            <text:p>Option 1, 2 are the advantages of distinct time window over overlapped time window.</text:p>
            <text:p>Managing the overlapping boundaries and coordinating the processing of overlapping windows can add complexity to the implementation compared to distinct time window so option 4 is incorrect.</text:p>
            <text:p>In an overlapped time window approach, consecutive windows typically overlap with each other, meaning that each data point is included in multiple windows. This overlapping allows for more frequent updates and a finer-grained analysis of the data. As a result, the temporal resolution, or the ability to capture changes in the data over time, is enhanced. Therefore, option 3 is correct</text:p>
          </table:table-cell>
          <table:table-cell table:style-name="ce16" office:value-type="float" office:value="3" calcext:value-type="float">
            <text:p>3</text:p>
          </table:table-cell>
          <table:table-cell office:value-type="float" office:value="3" calcext:value-type="float">
            <text:p>3</text:p>
          </table:table-cell>
          <table:table-cell table:number-columns-repeated="16379"/>
        </table:table-row>
        <table:table-row table:style-name="ro5">
          <table:table-cell table:style-name="ce3" office:value-type="float" office:value="8" calcext:value-type="float">
            <text:p>8</text:p>
          </table:table-cell>
          <table:table-cell table:style-name="ce5" office:value-type="string" calcext:value-type="string">
            <text:p>Which of the following pairs does not correctly correspond data with its type?</text:p>
            <text:p>a. Discrete data: The number of children</text:p>
            <text:p>b. Continuous data: Weight</text:p>
            <text:p>c. Nominal data: Hair color</text:p>
            <text:p>d. Ordinal data: Gender</text:p>
          </table:table-cell>
          <table:table-cell table:style-name="ce9" office:value-type="string" calcext:value-type="string">
            <text:p>a. Discrete data consists of integer values and is measured in a distinct form. The number of children is an integer value and corresponds to discrete data.</text:p>
            <text:p>b. Continuous data takes on values over an infinite range and is measured in decimal form. Weight corresponds to continuous data.</text:p>
            <text:p>c. Nominal data represents categories without any order or ranking. Hair color corresponds to nominal data.</text:p>
            <text:p>d. Ordinal data refers to data with categories that have a specific order or ranking. However, gender is treated as nominal data. Nominal data represents categories without any order or ranking</text:p>
            <text:p/>
          </table:table-cell>
          <table:table-cell table:style-name="ce16" office:value-type="string" calcext:value-type="string">
            <text:p>D</text:p>
          </table:table-cell>
          <table:table-cell office:value-type="string" calcext:value-type="string">
            <text:p>d</text:p>
          </table:table-cell>
          <table:table-cell table:number-columns-repeated="16379"/>
        </table:table-row>
        <table:table-row table:style-name="ro28">
          <table:table-cell table:style-name="ce2" office:value-type="float" office:value="9" calcext:value-type="float">
            <text:p>9</text:p>
          </table:table-cell>
          <table:table-cell table:style-name="ce5" office:value-type="string" calcext:value-type="string">
            <text:p>In a survey conducted to understand people's coffee drinking habits, respondents were asked to state their age, how many cups of coffee they drink per day, their favorite type of coffee, and to rank their preference for coffee on a scale from 1 to 5 (with 5 being the highest preference). Which of the following correctly classifies the types of data collected?</text:p>
            <text:p>A) Age - Continuous Data, Cups of Coffee per Day - Discrete Data, Favorite Type of Coffee - Nominal Data, Preference for Coffee - Ordinal Data</text:p>
            <text:p/>
            <text:p>B) Age - Nominal Data, Cups of Coffee per Day - Continuous Data, Favorite Type of Coffee - Ordinal Data, Preference for Coffee - Categorical Data</text:p>
            <text:p/>
            <text:p>C) Age - Ordinal Data, Cups of Coffee per Day - Nominal Data, Favorite Type of Coffee - Discrete Data, Preference for Coffee - Continuous Data</text:p>
            <text:p/>
            <text:p>D) Age - Categorical Data, Cups of Coffee per Day - Quantitative Data, Favorite Type of Coffee - Continuous Data, Preference for Coffee - Nominal Data</text:p>
            <text:p/>
          </table:table-cell>
          <table:table-cell table:style-name="ce62" office:value-type="string" calcext:value-type="string">
            <text:p>The correct answer is A</text:p>
            <text:p/>
            <text:p>- Age is a continuous variable because it can take on any value within a range.</text:p>
            <text:p>- The number of cups of coffee per day is discrete because it counts the number of cups, which are whole numbers.</text:p>
            <text:p>- The favorite type of coffee is nominal data because it categorizes the coffee types without any order.</text:p>
            <text:p>- The preference ranking for coffee is ordinal data because it expresses an order of preference without specifying the exact differences between ranks.</text:p>
            <text:p/>
          </table:table-cell>
          <table:table-cell table:style-name="ce16" office:value-type="string" calcext:value-type="string">
            <text:p>A</text:p>
          </table:table-cell>
          <table:table-cell office:value-type="string" calcext:value-type="string">
            <text:p>a</text:p>
          </table:table-cell>
          <table:table-cell table:number-columns-repeated="16379"/>
        </table:table-row>
        <table:table-row table:style-name="ro9">
          <table:table-cell table:style-name="ce3" office:value-type="float" office:value="10" calcext:value-type="float">
            <text:p>10</text:p>
          </table:table-cell>
          <table:table-cell table:style-name="ce5" office:value-type="string" calcext:value-type="string">
            <text:p>In the context of time-domain feature engineering, choosing the overlap ratio impacts the model's performance due to:</text:p>
            <text:p/>
            <text:p>A) Enhanced feature detail but higher compute cost</text:p>
            <text:p>B) Simplified model at the cost of missing detail</text:p>
            <text:p>C) No impact on computational resources</text:p>
            <text:p>D) Improved compute efficiency with potential underfitting</text:p>
          </table:table-cell>
          <table:table-cell table:style-name="ce9" office:value-type="string" calcext:value-type="string">
            <text:p>The choice of overlap ratio is crucial as it influences the level of detail captured in features and the computational resources required. A higher overlap can capture more nuanced patterns, beneficial for the model's performance but at the expense of increased computational demands.</text:p>
          </table:table-cell>
          <table:table-cell table:style-name="ce16" office:value-type="string" calcext:value-type="string">
            <text:p>A</text:p>
          </table:table-cell>
          <table:table-cell office:value-type="string" calcext:value-type="string">
            <text:p>a</text:p>
          </table:table-cell>
          <table:table-cell table:number-columns-repeated="16379"/>
        </table:table-row>
        <table:table-row table:style-name="ro3">
          <table:table-cell table:style-name="ce3" office:value-type="float" office:value="11" calcext:value-type="float">
            <text:p>11</text:p>
          </table:table-cell>
          <table:table-cell table:style-name="ce5" office:value-type="string" calcext:value-type="string">
            <text:p>Question: Regarding the window size parameter (λ) in feature engineering from sensory data, which of the following statements is correct? (select one) </text:p>
            <text:p/>
            <text:p>A) A large window size invariably increases model variation and prevents overfitting. </text:p>
            <text:p>B) It directly measures the noise level in sensor data. </text:p>
            <text:p>C) It exclusively controls the amount of overlap between data windows in a time series. </text:p>
            <text:p>D) It specifies the length of data segments for summarizing features.</text:p>
          </table:table-cell>
          <table:table-cell table:style-name="ce9" office:value-type="string" calcext:value-type="string">
            <text:p>The window size parameter in feature engineering, denoted by λ, determines the length of data segments over which features are summarized, capturing essential temporal characteristics within those intervals (D). It does not directly measure noise (B). It does not solely control window overlap—overlap is related to overlap ratio rather than size (C). Contrary to statement (A), an overly large window size can actually lead to features being too similar (limited variation) and may result in overfitting, as it might not capture the necessary detail needed for the model to generalize well to new, unseen data.</text:p>
          </table:table-cell>
          <table:table-cell table:style-name="ce16" office:value-type="string" calcext:value-type="string">
            <text:p>D</text:p>
          </table:table-cell>
          <table:table-cell office:value-type="string" calcext:value-type="string">
            <text:p>d</text:p>
          </table:table-cell>
          <table:table-cell table:number-columns-repeated="16379"/>
        </table:table-row>
        <table:table-row table:style-name="ro5">
          <table:table-cell table:style-name="ce3" office:value-type="float" office:value="12" calcext:value-type="float">
            <text:p>12</text:p>
          </table:table-cell>
          <table:table-cell table:style-name="ce5" office:value-type="string" calcext:value-type="string">
            <text:p>What is the significance of overlapping windows in the context of feature engineering from sensory data?</text:p>
            <text:p>A) Overlapping windows are primarily used to reduce the computational complexity of the feature engineering process.</text:p>
            <text:p>B) Overlapping windows increase the size of the dataset by duplicating data points, thereby improving the accuracy of machine learning models.</text:p>
            <text:p>C) Overlapping windows aim to capture more detailed information between data segments, potentially improving feature variability and model performance.</text:p>
            <text:p>D) Overlapping windows are used to correct errors in the data collection process, ensuring that missing data points are accurately imputed.</text:p>
          </table:table-cell>
          <table:table-cell table:style-name="ce9" office:value-type="string" calcext:value-type="string">
            <text:p>windows allow us to capture more nuanced patterns in the data by allowing for partial overlap between consecutive windows, which can enhance the model's ability to detect subtle features in sensory data and ensure that no data at the edges of a data segment goes missing</text:p>
          </table:table-cell>
          <table:table-cell table:style-name="ce16" office:value-type="string" calcext:value-type="string">
            <text:p>C</text:p>
          </table:table-cell>
          <table:table-cell office:value-type="string" calcext:value-type="string">
            <text:p>c</text:p>
          </table:table-cell>
          <table:table-cell table:number-columns-repeated="16379"/>
        </table:table-row>
        <table:table-row table:style-name="ro16">
          <table:table-cell table:style-name="ce2" office:value-type="float" office:value="13" calcext:value-type="float">
            <text:p>13</text:p>
          </table:table-cell>
          <table:table-cell table:style-name="ce5" office:value-type="string" calcext:value-type="string">
            <text:p>In the context of feature engineering from sensory data, why is it important to extract features like mean, standard deviation, and window size from time-domain data?</text:p>
            <text:p/>
            <text:p>A) To increase the computational complexity of the data analysis process.</text:p>
            <text:p>B) To directly use the raw sensory data for machine learning models without any preprocessing.</text:p>
            <text:p>C) To capture the underlying patterns and characteristics of the data, facilitating more accurate and efficient predictions by machine learning models.</text:p>
            <text:p>D) To ensure that all features are nominal, thus simplifying the machine learning model.</text:p>
            <text:p/>
          </table:table-cell>
          <table:table-cell table:style-name="ce9" office:value-type="string" calcext:value-type="string">
            <text:p>Extracting features such as mean, standard deviation, and specifying the window size from time-domain data is crucial for understanding the underlying patterns and variability in sensory data. These features help summarize the data's central tendency and variability over specified intervals, providing meaningful insights that can significantly enhance the accuracy and efficiency of predictions made by machine learning models. This process is essential for transforming raw sensory data into a format that can be effectively utilized for analysis and decision-making</text:p>
          </table:table-cell>
          <table:table-cell table:style-name="ce16" office:value-type="string" calcext:value-type="string">
            <text:p>C</text:p>
          </table:table-cell>
          <table:table-cell office:value-type="string" calcext:value-type="string">
            <text:p>c</text:p>
          </table:table-cell>
          <table:table-cell table:number-columns-repeated="16379"/>
        </table:table-row>
        <table:table-row table:style-name="ro3">
          <table:table-cell table:style-name="ce3" office:value-type="float" office:value="16" calcext:value-type="float">
            <text:p>16</text:p>
          </table:table-cell>
          <table:table-cell table:style-name="ce5" office:value-type="string" calcext:value-type="string">
            <text:p>Which of the following statements about data features is incorrect? (Select One)</text:p>
            <text:p/>
            <text:p>1. A feature is an individual measurable property or characteristic of a phenomenon being observed.</text:p>
            <text:p>2. The Fourier Transform summarizes the values in the frequency domain.</text:p>
            <text:p>3. The Fourier Transform decomposes signals using sinusoidal functions.</text:p>
            <text:p>4. Repetitive patterns are not observed in the frequency domain.</text:p>
            <text:p/>
          </table:table-cell>
          <table:table-cell table:style-name="ce9" office:value-type="string" calcext:value-type="string">
            <text:p>The Fourier Transform reveals frequency components of a signal, including repetitive patterns. Option 4 contradicts the fundamental principle of Fourier analysis, which identifies repetitive patterns as distinct frequencies in the frequency domain. Therefore, option 4 is incorrect concerning data features and Fourier Transform properties.</text:p>
          </table:table-cell>
          <table:table-cell table:style-name="ce16" office:value-type="float" office:value="4" calcext:value-type="float">
            <text:p>4</text:p>
          </table:table-cell>
          <table:table-cell office:value-type="float" office:value="4" calcext:value-type="float">
            <text:p>4</text:p>
          </table:table-cell>
          <table:table-cell table:number-columns-repeated="16379"/>
        </table:table-row>
        <table:table-row table:style-name="ro5">
          <table:table-cell table:style-name="ce2" office:value-type="float" office:value="17" calcext:value-type="float">
            <text:p>17</text:p>
          </table:table-cell>
          <table:table-cell table:style-name="ce5" office:value-type="string" calcext:value-type="string">
            <text:p>Which of the following statements about overlapping windows is incorrect? (Select One)</text:p>
            <text:p/>
            <text:p>A. Too high overlap ratios can cause overfitting issues.</text:p>
            <text:p>B. In situations with limited data, considering a higher overlap percentage might be beneficial.</text:p>
            <text:p>C. Using overlapping windows can avoid data duplication.</text:p>
            <text:p>D. Compared to distinct windows, overlapping windows have the advantage of preserving data at the boundaries.</text:p>
          </table:table-cell>
          <table:table-cell table:style-name="ce9" office:value-type="string" calcext:value-type="string">
            <text:p>(A) points out that excessive overlap increases the overlap between data points, which can create a tendency to over-adapt to certain patterns or noise during analysis or modeling. (B) suggests that in situations where data is limited, a high overlap ratio can maximize data utilization and increase the accuracy of your analysis. (C) incorrectly suggests that using overlapping windows can prevent data duplication. Overlapping windows maintain the continuity of information and enable sophisticated analysis through overlapping data points. (D) emphasizes that overlapping windows can better preserve the boundaries of the data compared to distinct windows.</text:p>
          </table:table-cell>
          <table:table-cell table:style-name="ce16" office:value-type="string" calcext:value-type="string">
            <text:p>C</text:p>
          </table:table-cell>
          <table:table-cell office:value-type="string" calcext:value-type="string">
            <text:p>c</text:p>
          </table:table-cell>
          <table:table-cell table:number-columns-repeated="16379"/>
        </table:table-row>
        <table:table-row table:style-name="ro29">
          <table:table-cell table:style-name="ce3" office:value-type="float" office:value="19" calcext:value-type="float">
            <text:p>19</text:p>
          </table:table-cell>
          <table:table-cell table:style-name="ce5" office:value-type="string" calcext:value-type="string">
            <text:p>Question: Which of the following best classifies the types of data according to their categories and characteristics?</text:p>
            <text:p>A) Temperature readings and color preference are both examples of nominal data because they can be categorized without a natural order.</text:p>
            <text:p>B) Counting the number of students in a class represents discrete data, while measuring their average height represents continuous data.</text:p>
            <text:p>C) Gender is an example of ordinal data because it can be naturally ranked or ordered.</text:p>
            <text:p>D) The frequency of an activity, such as how often someone exercises, falls under continuous data because it is measurable and has infinite possibilities.</text:p>
          </table:table-cell>
          <table:table-cell table:style-name="ce9" office:value-type="string" calcext:value-type="string">
            <text:p>Correct Answer: B) Counting the number of students in a class represents discrete data while measuring their average height represents continuous data.</text:p>
            <text:p/>
            <text:p>Option A: Temperature readings are continuous data because the temperature can vary in a continuous range and can be measured precisely. Colour preference, while it is nominal data because it categorizes colours without a natural order, cannot be paired with temperature readings as they are different types of data.</text:p>
            <text:p>Option C: Gender is an example of nominal data, not ordinal data. Nominal data includes categories without a natural order or ranking, and gender categories typically do not have a rank order associated with them.</text:p>
            <text:p>Option D: The frequency of an activity is not continuous data but rather ordinal data if the frequency is expressed in categories such as "Never, Rarely, Sometimes, Usually, Always." If the frequency were measured in exact counts or measurements (e.g., number of times exercised per week), it could be considered discrete data. However it does not represent continuous data since frequency categories do not have an infinite range of values.</text:p>
          </table:table-cell>
          <table:table-cell table:style-name="ce16" office:value-type="string" calcext:value-type="string">
            <text:p>B</text:p>
          </table:table-cell>
          <table:table-cell office:value-type="string" calcext:value-type="string">
            <text:p>b</text:p>
          </table:table-cell>
          <table:table-cell table:number-columns-repeated="16379"/>
        </table:table-row>
        <table:table-row table:style-name="ro5">
          <table:table-cell table:style-name="ce3" office:value-type="float" office:value="20" calcext:value-type="float">
            <text:p>20</text:p>
          </table:table-cell>
          <table:table-cell table:style-name="ce5" office:value-type="string" calcext:value-type="string">
            <text:p>To develop a stress detection model at home, some data were collected. Among the collected data, temperature is (a)____ data, income level (Low, Middle, Upper) is (b)_____ data, gender is (c)____ data, and the number of siblings is (d)____ data.</text:p>
            <text:p/>
            <text:p>Which of the following is correct for (a), (b), (c), and (d)?</text:p>
            <text:p/>
            <text:p>1. discrete, continuous, nominal, ordinal</text:p>
            <text:p>2. nominal, discrete, ordinal, continuous</text:p>
            <text:p>3. ordinal, nominal, discrete, continuous</text:p>
            <text:p>4. continuous, nominal, ordinal, discrete</text:p>
            <text:p>5. continuous, ordinal, nominal, discrete</text:p>
          </table:table-cell>
          <table:table-cell table:style-name="ce9" office:value-type="string" calcext:value-type="string">
            <text:p>To solve this quiz, we need to understand the types of data. Temperature is continuous data because we can measure it. Income level is ordinal data since we can order it from low to high (Low &lt; Middle &lt; Upper). Gender is nominal data because it represents categories without inherent order or rank. The number of siblings is discrete data because we can count it as distinct, separate values. Therefore, the correct answer is option 5.</text:p>
          </table:table-cell>
          <table:table-cell table:style-name="ce16" office:value-type="float" office:value="5" calcext:value-type="float">
            <text:p>5</text:p>
          </table:table-cell>
          <table:table-cell office:value-type="float" office:value="5" calcext:value-type="float">
            <text:p>5</text:p>
          </table:table-cell>
          <table:table-cell table:number-columns-repeated="16379"/>
        </table:table-row>
        <table:table-row table:style-name="ro3">
          <table:table-cell table:style-name="ce2" office:value-type="float" office:value="21" calcext:value-type="float">
            <text:p>21</text:p>
          </table:table-cell>
          <table:table-cell table:style-name="ce24" office:value-type="string" calcext:value-type="string">
            <text:p><text:span text:style-name="T1">Select one option which correctly set the hierarchy within the types of data. Here, A: {B,C} implies that A incldues B and C.</text:span></text:p>
            <text:p/>
            <text:p><text:span text:style-name="T1">A) Numerical data: {Continuous data, Nominal data} and Quantitative data: {Discrete data, Ordinal data}</text:span></text:p>
            <text:p><text:span text:style-name="T1">B) Qualitative data: {Categorical data, Discrete data} and Continuous data: {Numerical data, Ordinal data}</text:span></text:p>
            <text:p><text:span text:style-name="T1">C) Quantitative data: {Continuous data, Discrete data} and Categorical data: {Nominal data, Ordinal data}</text:span></text:p>
            <text:p><text:span text:style-name="T1">D) Nomial data: {Ordinal data, Qualtitative data} and Numerical data: {Continuous data, Quantitative data}</text:span></text:p>
          </table:table-cell>
          <table:table-cell table:style-name="ce10" office:value-type="string" calcext:value-type="string">
            <text:p><text:span text:style-name="T23">Numeical data</text:span><text:span text:style-name="T24"> which is equivalent to </text:span><text:span text:style-name="T25">Quantitative data</text:span><text:span text:style-name="T24"> includes </text:span><text:span text:style-name="T25">Continuous data </text:span><text:span text:style-name="T24">(which you can measure continuously) and </text:span><text:span text:style-name="T25">Discrete data </text:span><text:span text:style-name="T24">(which you can count). Also, </text:span><text:span text:style-name="T25">Categorical data</text:span><text:span text:style-name="T24"> which is equivalent to </text:span><text:span text:style-name="T25">Qualitative data </text:span><text:span text:style-name="T24">includes </text:span><text:span text:style-name="T25">Nomial data</text:span><text:span text:style-name="T24"> (which you can brand) and </text:span><text:span text:style-name="T25">Ordinal data </text:span><text:span text:style-name="T24">(which you can rank). Hence, the correct answer is C.</text:span></text:p>
          </table:table-cell>
          <table:table-cell table:style-name="ce17" office:value-type="string" calcext:value-type="string">
            <text:p>C</text:p>
          </table:table-cell>
          <table:table-cell table:number-columns-repeated="16380"/>
        </table:table-row>
        <table:table-row table:style-name="ro11">
          <table:table-cell table:style-name="ce3" office:value-type="float" office:value="23" calcext:value-type="float">
            <text:p>23</text:p>
          </table:table-cell>
          <table:table-cell table:style-name="ce5" office:value-type="string" calcext:value-type="string">
            <text:p/>
            <text:p>Question: What is the primary purpose of using dummy coding, such as OneHotEncoding, when dealing with nominal values in data preprocessing for machine learning models?</text:p>
            <text:p/>
            <text:p>A) To transform nominal values into a format that can be directly used in regression models, allowing the model to interpret each unique nominal value as a separate feature.</text:p>
            <text:p>B) To increase the dimensionality of the dataset exponentially, thereby enhancing the computational complexity of model training.</text:p>
            <text:p>C) To normalize the distribution of nominal variables so that they have a mean of 0 and a standard deviation of 1.</text:p>
            <text:p>D) To reduce the importance of nominal variables in the dataset by converting them into binary variables that are less informative than the original values.</text:p>
          </table:table-cell>
          <table:table-cell table:style-name="ce9" office:value-type="string" calcext:value-type="string">
            <text:p>Explanation: Dummy coding, or OneHotEncoding, is a technique used to convert nominal (categorical) variables into a binary matrix representation. This process involves creating a new binary (dummy) variable for each level of the categorical variable. In the context of machine learning, this is particularly useful because it allows models to treat each category as a separate entity or feature. This transformation is crucial for models that can only interpret numerical input, such as linear regression, where the presence or absence of a category is indicated by 1 or 0, respectively. Thus, dummy coding enables the inclusion of nominal values as distinct features in the model, facilitating the analysis of data that includes categorical variables.</text:p>
          </table:table-cell>
          <table:table-cell table:style-name="ce16" office:value-type="string" calcext:value-type="string">
            <text:p>A</text:p>
          </table:table-cell>
          <table:table-cell office:value-type="string" calcext:value-type="string">
            <text:p>a</text:p>
          </table:table-cell>
          <table:table-cell table:number-columns-repeated="16379"/>
        </table:table-row>
        <table:table-row table:style-name="ro34">
          <table:table-cell table:style-name="ce3" office:value-type="float" office:value="24" calcext:value-type="float">
            <text:p>24</text:p>
          </table:table-cell>
          <table:table-cell table:style-name="ce5" office:value-type="string" calcext:value-type="string">
            <text:p>What is the one wrong example of feature extraction from the frequency domain of sensory data?</text:p>
            <text:p>1) Get Highest amplitude frequency </text:p>
            <text:p>2) Frequency-weighted signal average</text:p>
            <text:p>3) Power spectrum entropy </text:p>
            <text:p>4) Counting the number of data points in the frequency domain</text:p>
          </table:table-cell>
          <table:table-cell table:style-name="ce9" office:value-type="string" calcext:value-type="string">
            <text:p>Getting the highest amplitude frequency involves identifying the frequency component with the maximum amplitude in the frequency domain, which is a common approach in signal processing to find the dominant frequency.</text:p>
            <text:p/>
            <text:p>Frequency-weighted signal average is a method where each frequency component is weighted by its amplitude before calculating the average, providing a feature that gives more importance to frequencies with higher amplitudes.</text:p>
            <text:p/>
            <text:p>Power spectrum entropy involves calculating the entropy of the power spectrum, which is a measure of the distribution of power among different frequency components and can provide insights into the complexity or predictability of the signal.</text:p>
            <text:p/>
            <text:p>However, 4) Counting the number of data points in the frequency domain is not a meaningful feature extraction method from the frequency domain. The number of data points is simply a function of the length of the time-domain signal and the parameters of the Fourier transform, and it does not provide insightful information about the characteristics of the signal in the frequency domain.</text:p>
          </table:table-cell>
          <table:table-cell table:style-name="ce16"/>
          <table:table-cell office:value-type="float" office:value="4" calcext:value-type="float">
            <text:p>4</text:p>
          </table:table-cell>
          <table:table-cell office:value-type="string" calcext:value-type="string">
            <text:p>v</text:p>
          </table:table-cell>
          <table:table-cell table:number-columns-repeated="16378"/>
        </table:table-row>
        <table:table-row table:style-name="ro19" table:number-rows-repeated="1048555">
          <table:table-cell table:number-columns-repeated="16384"/>
        </table:table-row>
        <table:table-row table:style-name="ro19">
          <table:table-cell table:number-columns-repeated="16384"/>
        </table:table-row>
      </table:table>
      <table:table table:name="NQ#6 Feature Extraction and Bas" table:style-name="ta6">
        <office:forms form:automatic-focus="false" form:apply-design-mode="false"/>
        <table:table-column table:style-name="co1" table:default-cell-style-name="Default"/>
        <table:table-column table:style-name="co11" table:number-columns-repeated="2" table:default-cell-style-name="Default"/>
        <table:table-column table:style-name="co12" table:default-cell-style-name="Default"/>
        <table:table-column table:style-name="co5" table:number-columns-repeated="16380" table:default-cell-style-name="Default"/>
        <table:table-row table:style-name="ro1">
          <table:table-cell table:style-name="ce1" office:value-type="string" calcext:value-type="string">
            <text:p>No.</text:p>
          </table:table-cell>
          <table:table-cell table:style-name="ce4" office:value-type="string" calcext:value-type="string">
            <text:p>Question</text:p>
          </table:table-cell>
          <table:table-cell table:style-name="ce4" office:value-type="string" calcext:value-type="string">
            <text:p>Explanations</text:p>
          </table:table-cell>
          <table:table-cell table:style-name="ce20" office:value-type="string" calcext:value-type="string">
            <text:p>Answer</text:p>
          </table:table-cell>
          <table:table-cell office:value-type="string" calcext:value-type="string">
            <text:p>MY ANSWER</text:p>
          </table:table-cell>
          <table:table-cell table:number-columns-repeated="16379"/>
        </table:table-row>
        <table:table-row table:style-name="ro16">
          <table:table-cell table:style-name="ce2" office:value-type="float" office:value="1" calcext:value-type="float">
            <text:p>1</text:p>
          </table:table-cell>
          <table:table-cell table:style-name="ce9" office:value-type="string" calcext:value-type="string">
            <text:p>Which of the following statements best describes a limitation of using DBSCAN for clustering GPS coordinates in mobility data processing?</text:p>
            <text:p/>
            <text:p>A) DBSCAN clusters GPS coordinates based on temporal characteristics, which may lead to long traces instead of distinct visiting/staying points.</text:p>
            <text:p>B) DBSCAN does not require defining a distance metric, which can result in inaccurate clustering of GPS coordinates.</text:p>
            <text:p>C) DBSCAN ignores spatial characteristics, leading to clusters forming only in buildings rather than streets.</text:p>
            <text:p>D) DBSCAN does not consider temporal characteristics, resulting in clusters resembling long traces instead of distinct visiting/staying points.</text:p>
          </table:table-cell>
          <table:table-cell table:style-name="ce9" office:value-type="string" calcext:value-type="string">
            <text:p>Answer: D) DBSCAN does not consider temporal characteristics, resulting in clusters resembling long traces instead of distinct visiting/staying points.</text:p>
            <text:p/>
            <text:p>Explanation: The limitation described in the context is that DBSCAN ignores temporal characteristics, leading to clusters that resemble long traces rather than representing distinct visiting or staying points. This can affect the accuracy of identifying semantically meaningful places in mobility data processing.</text:p>
          </table:table-cell>
          <table:table-cell table:style-name="ce15" office:value-type="string" calcext:value-type="string">
            <text:p>D</text:p>
          </table:table-cell>
          <table:table-cell office:value-type="string" calcext:value-type="string">
            <text:p>d</text:p>
          </table:table-cell>
          <table:table-cell table:number-columns-repeated="16379"/>
        </table:table-row>
        <table:table-row table:style-name="ro35">
          <table:table-cell table:style-name="ce3" office:value-type="float" office:value="2" calcext:value-type="float">
            <text:p>2</text:p>
          </table:table-cell>
          <table:table-cell table:style-name="ce9" office:value-type="string" calcext:value-type="string">
            <text:p>Which approach is suggested for approximately calculating the duration of a particular state within a time window, considering the complexity of accounting for various temporal overlap cases?</text:p>
            <text:p>A) Analyzing all four cases of temporal overlap (inner, outer, left-overlap, right-overlap) within the time window to determine the exact duration.</text:p>
            <text:p>B) Re-sampling the label state data at a small time interval and utilizing forward-filling to approximate the duration.</text:p>
            <text:p>C) Estimating the duration by averaging the start and finish times of the state within the time window.</text:p>
            <text:p>D) Applying a sliding window technique to capture the state transitions and calculate the exact duration within each window.</text:p>
          </table:table-cell>
          <table:table-cell table:style-name="ce10" office:value-type="string" calcext:value-type="string">
            <text:p>Answer: B) Re-sampling the label state data at a small time interval and utilizing forward-filling to approximate the duration.</text:p>
            <text:p>Explanation: The suggested approach involves re-sampling the label state data at a small time interval and using forward-filling to approximate the duration, which simplifies the calculation process. This method provides an approximate duration by multiplying the number of items by the unit time, offering a less cumbersome alternative to considering all cases of temporal overlap.</text:p>
          </table:table-cell>
          <table:table-cell table:style-name="ce21" office:value-type="string" calcext:value-type="string">
            <text:p>B</text:p>
          </table:table-cell>
          <table:table-cell table:style-name="ce13" office:value-type="string" calcext:value-type="string">
            <text:p>B(GUESS)</text:p>
          </table:table-cell>
          <table:table-cell office:value-type="string" calcext:value-type="string">
            <text:p>x</text:p>
          </table:table-cell>
          <table:table-cell table:number-columns-repeated="16378"/>
        </table:table-row>
        <table:table-row table:style-name="ro22">
          <table:table-cell table:style-name="ce3" office:value-type="float" office:value="3" calcext:value-type="float">
            <text:p>3</text:p>
          </table:table-cell>
          <table:table-cell table:style-name="ce9" office:value-type="string" calcext:value-type="string">
            <text:p>Question: Which of the following reasons best explains why density-based clustering algorithms, such as DBSCAN, might not perform well in certain situations?</text:p>
            <text:p/>
            <text:p>A) They require a fixed number of clusters to be specified in advance.</text:p>
            <text:p>B) They perform exceptionally well in identifying clusters of non-uniform shapes and sizes, making them too flexible for most practical applications.</text:p>
            <text:p>C) They cannot effectively handle noise and outliers in the dataset, leading to many points being misclassified.</text:p>
            <text:p>D) They struggle with datasets where clusters have significantly varying densities, as the algorithm uses a global set of parameters (epsilon and minPts) that may not be suitable for all density variations.</text:p>
          </table:table-cell>
          <table:table-cell table:style-name="ce9" office:value-type="string" calcext:value-type="string">
            <text:p>Explanation: Density-based clustering algorithms, like DBSCAN, define clusters based on areas of high density separated by areas of low density. While they are advantageous for their ability to find clusters of arbitrary shapes and for their robustness to outliers, they can struggle in datasets where clusters have significantly varying densities. This is because the algorithm uses a single set of parameters (epsilon and minPts) to determine the neighborhood size and the minimum number of points required to form a dense region, respectively. These parameters are global and may not fit well with all clusters if their density varies widely across the dataset, leading to potential issues in accurately identifying all clusters.</text:p>
          </table:table-cell>
          <table:table-cell table:style-name="ce16" office:value-type="string" calcext:value-type="string">
            <text:p>D</text:p>
          </table:table-cell>
          <table:table-cell office:value-type="string" calcext:value-type="string">
            <text:p>D</text:p>
          </table:table-cell>
          <table:table-cell table:number-columns-repeated="16379"/>
        </table:table-row>
        <table:table-row table:style-name="ro7">
          <table:table-cell table:style-name="ce3" office:value-type="float" office:value="4" calcext:value-type="float">
            <text:p>4</text:p>
          </table:table-cell>
          <table:table-cell table:style-name="ce9" office:value-type="string" calcext:value-type="string">
            <text:p>In the context of a confusion matrix, what does the metric 'Accuracy' fail to reflect effectively in cases of class imbalance?</text:p>
            <text:p>A) The model's performance in identifying positive cases.</text:p>
            <text:p>B) The model's performance in identifying negative cases.</text:p>
            <text:p>C) The balance between the model's sensitivity and specificity.</text:p>
            <text:p>D) The distribution of the actual classes in the dataset.</text:p>
          </table:table-cell>
          <table:table-cell table:style-name="ce9" office:value-type="string" calcext:value-type="string">
            <text:p>Correct Answer: D</text:p>
            <text:p>Explanation: Accuracy ((tp + tn) / (tp + tn + fp + fn)) measures the proportion of true results among the total number of cases examined. However, in situations where there is a significant class imbalance, accuracy can be misleading. This is because it may reflect the dominance of the larger class in the dataset rather than the model's ability to correctly classify instances of the less represented class.</text:p>
          </table:table-cell>
          <table:table-cell table:style-name="ce16" office:value-type="string" calcext:value-type="string">
            <text:p>D</text:p>
          </table:table-cell>
          <table:table-cell office:value-type="string" calcext:value-type="string">
            <text:p>D</text:p>
          </table:table-cell>
          <table:table-cell table:number-columns-repeated="16379"/>
        </table:table-row>
        <table:table-row table:style-name="ro2">
          <table:table-cell table:style-name="ce3" office:value-type="float" office:value="5" calcext:value-type="float">
            <text:p>5</text:p>
          </table:table-cell>
          <table:table-cell table:style-name="ce9" office:value-type="string" calcext:value-type="string">
            <text:p>How are nominal values typically handled in machine learning algorithms?</text:p>
            <text:p>1. They are ignored, as machine learning algorithms only work with numerical data.</text:p>
            <text:p>2. They are converted into ordinal values to facilitate feature selection.</text:p>
            <text:p>3. They are encoded using dummy variables to represent categorical information.</text:p>
            <text:p>4. They are transformed into continuous variables for easier mathematical manipulation.</text:p>
          </table:table-cell>
          <table:table-cell table:style-name="ce9" office:value-type="string" calcext:value-type="string">
            <text:p>Numeric values can be readily used for machine</text:p>
            <text:p>learning, but “nominal” values cannot be used</text:p>
            <text:p>directly. Dummy variable is a variable that can assume</text:p>
            <text:p>either one of two values (usually 1 and 0),</text:p>
            <text:p>where 1 represents the existence of a certain</text:p>
            <text:p>condition and 0 indicates that the condition</text:p>
            <text:p>does not hold. By this methods, nominal values can be used in machine learning algorithms. Therefore, the correct answer is 3 </text:p>
          </table:table-cell>
          <table:table-cell table:style-name="ce16" office:value-type="float" office:value="3" calcext:value-type="float">
            <text:p>3</text:p>
          </table:table-cell>
          <table:table-cell office:value-type="float" office:value="3" calcext:value-type="float">
            <text:p>3</text:p>
          </table:table-cell>
          <table:table-cell table:number-columns-repeated="16379"/>
        </table:table-row>
        <table:table-row table:style-name="ro3">
          <table:table-cell table:style-name="ce3" office:value-type="float" office:value="6" calcext:value-type="float">
            <text:p>6</text:p>
          </table:table-cell>
          <table:table-cell table:style-name="ce9" office:value-type="string" calcext:value-type="string">
            <text:p>How can you make your model less overfit to the training data?</text:p>
            <text:p>1. Decrease the amount of training data to reduce model complexity.</text:p>
            <text:p>2. Increase the number of hidden layers in the neural network architecture.</text:p>
            <text:p>3. Apply regularization to selecting only useful features.</text:p>
            <text:p>4. Decrease the learning rate to slow down the training process.</text:p>
          </table:table-cell>
          <table:table-cell table:style-name="ce10" office:value-type="string" calcext:value-type="string">
            <text:p>Options 1 and 2. are incorrect because reducing the amount of training data or increasing the model complexity typically exacerbates overfitting rather than reducing it.</text:p>
            <text:p>Option 4 is incorrect because decreasing the learning rate may slow down the training process but does not directly address overfitting.</text:p>
            <text:p>Regularization try to eliminate factors that do not impact the prediction outcomes by grading features based on importance. For example, mathematical calculations apply a penalty value to features with minimal impact. Therefore, option 3 is correct answer.</text:p>
          </table:table-cell>
          <table:table-cell table:style-name="ce17" office:value-type="float" office:value="3" calcext:value-type="float">
            <text:p>3</text:p>
          </table:table-cell>
          <table:table-cell table:style-name="ce13" office:value-type="float" office:value="1" calcext:value-type="float">
            <text:p>1</text:p>
          </table:table-cell>
          <table:table-cell office:value-type="string" calcext:value-type="string">
            <text:p>X</text:p>
          </table:table-cell>
          <table:table-cell table:number-columns-repeated="16378"/>
        </table:table-row>
        <table:table-row table:style-name="ro2">
          <table:table-cell table:style-name="ce3" office:value-type="float" office:value="7" calcext:value-type="float">
            <text:p>7</text:p>
          </table:table-cell>
          <table:table-cell table:style-name="ce9" office:value-type="string" calcext:value-type="string">
            <text:p>What is the most suitable distance metric to use for a dataset consisting of GPS coordinates?</text:p>
            <text:p>A. Euclidean Distance</text:p>
            <text:p>B. Manhattan Distance</text:p>
            <text:p>C. Haversine Distance</text:p>
            <text:p>D. Cosine Similarity</text:p>
          </table:table-cell>
          <table:table-cell table:style-name="ce9" office:value-type="string" calcext:value-type="string">
            <text:p>The Haversine Distance is the most appropriate for measuring distances between points on the Earth's surface, represented by GPS coordinates (latitude and longitude). It accounts for the spherical shape of the Earth and provides the shortest distance between two points on the globe. Euclidean and Manhattan distances are more suited for flat Cartesian coordinates, and Cosine Similarity is typically used for measuring similarity in orientations or in text data, not for physical distances on a sphere.</text:p>
          </table:table-cell>
          <table:table-cell table:style-name="ce16" office:value-type="string" calcext:value-type="string">
            <text:p>C</text:p>
          </table:table-cell>
          <table:table-cell office:value-type="string" calcext:value-type="string">
            <text:p>C</text:p>
          </table:table-cell>
          <table:table-cell table:number-columns-repeated="16379"/>
        </table:table-row>
        <table:table-row table:style-name="ro18">
          <table:table-cell table:style-name="ce3" office:value-type="float" office:value="8" calcext:value-type="float">
            <text:p>8</text:p>
          </table:table-cell>
          <table:table-cell table:style-name="ce9" office:value-type="string" calcext:value-type="string">
            <text:p><text:span text:style-name="T1">In adapting k-fold cross-validation for time-series datasets, how should the dataset be partitioned and the validation folds be selected to accurately reflect </text:span><text:span text:style-name="T2">temporal dependencies?</text:span></text:p>
            <text:p/>
            <text:p><text:span text:style-name="T1">A. Shuffle the data and select random folds for validation to ensure randomness in data selection.</text:span></text:p>
            <text:p><text:span text:style-name="T1">B. Partition the dataset into k consecutive folds without shuffling and select initial folds for validation, disregarding the time order.</text:span></text:p>
            <text:p><text:span text:style-name="T1">C. Partition the dataset into k consecutive folds according to time order and select folds with later timestamps for validation.</text:span></text:p>
            <text:p><text:span text:style-name="T1">D. Use stratified sampling for creating folds, ensuring a uniform distribution of the output variable across all folds, irrespective of the time order.</text:span></text:p>
            <text:p/>
            <text:p/>
          </table:table-cell>
          <table:table-cell table:style-name="ce9" office:value-type="string" calcext:value-type="string">
            <text:p>For time-series data, it's essential to respect the sequential nature and temporal dependencies within the data. Therefore, the dataset should be divided into k consecutive folds following the time order. Importantly, the folds selected for validation should have later timestamps than those used for training, ensuring that the validation process mimics the real-world scenario where predictions are made for future events, based on past data.</text:p>
          </table:table-cell>
          <table:table-cell table:style-name="ce16" office:value-type="string" calcext:value-type="string">
            <text:p>C</text:p>
          </table:table-cell>
          <table:table-cell office:value-type="string" calcext:value-type="string">
            <text:p>B</text:p>
          </table:table-cell>
          <table:table-cell table:number-columns-repeated="16379"/>
        </table:table-row>
        <table:table-row table:style-name="ro26">
          <table:table-cell table:style-name="ce3" office:value-type="float" office:value="10" calcext:value-type="float">
            <text:p>10</text:p>
          </table:table-cell>
          <table:table-cell table:style-name="ce9" office:value-type="string" calcext:value-type="string">
            <text:p>Question: In machine learning, what comprehensive strategy effectively addresses imbalanced datasets to improve model performance across classes? (select one)</text:p>
            <text:p>A) Increasing training data volume without specific focus on class distribution.</text:p>
            <text:p>B) Integrating data-level adjustments, algorithmic enhancements, and tailored evaluation metrics, such as rebalancing techniques, cost-sensitive learning, and precision-recall analysis.</text:p>
            <text:p>C) Limiting the model to linear algorithms to simplify the decision boundary in imbalanced scenarios.</text:p>
            <text:p>D) Applying standard normalization techniques to all features as a primary strategy for imbalance correction.</text:p>
            <text:p/>
          </table:table-cell>
          <table:table-cell table:style-name="ce9" office:value-type="string" calcext:value-type="string">
            <text:p><text:span text:style-name="T8">Addressing imbalanced datasets effectively necessitates a holistic strategy encompassing data preparation, algorithm optimization, and appropriate evaluation methods. </text:span><text:span text:style-name="T11">This includes rebalancing the dataset through techniques like oversampling or undersampling, incorporating algorithmic modifications such as cost-sensitive learning to weigh classes differently, and employing evaluation metrics like AUC-ROC or precision-recall curves </text:span><text:span text:style-name="T10">that provide a nuanced understanding of model performance across different classes. Such a comprehensive approach ensures that the model is robust, fair, and performs well across both majority and minority classes.</text:span></text:p>
          </table:table-cell>
          <table:table-cell table:style-name="ce16" office:value-type="string" calcext:value-type="string">
            <text:p>B</text:p>
          </table:table-cell>
          <table:table-cell office:value-type="string" calcext:value-type="string">
            <text:p>B</text:p>
          </table:table-cell>
          <table:table-cell table:number-columns-repeated="16379"/>
        </table:table-row>
        <table:table-row table:style-name="ro5">
          <table:table-cell table:style-name="ce3" office:value-type="float" office:value="11" calcext:value-type="float">
            <text:p>11</text:p>
          </table:table-cell>
          <table:table-cell table:style-name="ce9" office:value-type="string" calcext:value-type="string">
            <text:p>Which of the following descriptions is incorrect?</text:p>
            <text:p>a. When converting nominal data with k classes into dummy variables, the minimum degrees of freedom is 2k.</text:p>
            <text:p>b. Numerical values can be converted into categorical data for feature extraction.</text:p>
            <text:p>c. GPS coordinates in mobility data can be used for feature extraction through various clustering techniques.</text:p>
            <text:p>d. The DBSCAN algorithm is an example of density-based clustering.</text:p>
            <text:p/>
          </table:table-cell>
          <table:table-cell table:style-name="ce9" office:value-type="string" calcext:value-type="string">
            <text:p><text:span text:style-name="T9">a. When converting nominal data with k levels into dummy variables, one level is used as the reference category, allowing for k - 1 degrees of freedom.</text:span></text:p>
            <text:p><text:span text:style-name="T8">b. Numerical values can also be categorized. For example, we can categorize a temperature as low, medium, and high.</text:span></text:p>
            <text:p><text:span text:style-name="T8">c. Clustering of GPS coordinate data involves identifying clusters using various methods based on defined distance metrics, which can be used for feature extraction.</text:span></text:p>
            <text:p><text:span text:style-name="T8">d. The DBSCAN algorithm is a density-based clustering technique that considers epsilon and min_points.</text:span></text:p>
          </table:table-cell>
          <table:table-cell table:style-name="ce16" office:value-type="string" calcext:value-type="string">
            <text:p>A</text:p>
          </table:table-cell>
          <table:table-cell office:value-type="string" calcext:value-type="string">
            <text:p>A</text:p>
          </table:table-cell>
          <table:table-cell table:number-columns-repeated="16379"/>
        </table:table-row>
        <table:table-row table:style-name="ro16">
          <table:table-cell table:style-name="ce3" office:value-type="float" office:value="12" calcext:value-type="float">
            <text:p>12</text:p>
          </table:table-cell>
          <table:table-cell table:style-name="ce9" office:value-type="string" calcext:value-type="string">
            <text:p>To reduce overfitting, which of the following is incorrect?</text:p>
            <text:p>a. Early stopping: Stopping training before the model learns too much from the training data.</text:p>
            <text:p>b. Pruning in decision tree: Reducing the complexity of the model.</text:p>
            <text:p>c. Repeated reuse of the same training data.</text:p>
            <text:p>d. Regularization: Selecting only useful features.</text:p>
            <text:p/>
            <text:p/>
          </table:table-cell>
          <table:table-cell table:style-name="ce9" office:value-type="string" calcext:value-type="string">
            <text:p><text:span text:style-name="T8">a. Stopping training before the model learns too much from the training data is an effective method to prevent overfitting.</text:span></text:p>
            <text:p><text:span text:style-name="T8">b. Pruning in decision trees is a technique used to reduce the complexity of the model by reducing the depth of the tree or removing unnecessary branches, thereby improving the model's generalization performance.</text:span></text:p>
            <text:p><text:span text:style-name="T9">c. Using the same data repeatedly for training can lead to overfitting. In such cases, the model may perform well on the training data but struggle to generalize to new data.</text:span></text:p>
            <text:p><text:span text:style-name="T8">d. Regularization is a technique to simplify the model by selecting only useful features, thereby preventing overfitting.</text:span></text:p>
          </table:table-cell>
          <table:table-cell table:style-name="ce16" office:value-type="string" calcext:value-type="string">
            <text:p>C</text:p>
          </table:table-cell>
          <table:table-cell office:value-type="string" calcext:value-type="string">
            <text:p>C</text:p>
          </table:table-cell>
          <table:table-cell table:number-columns-repeated="16379"/>
        </table:table-row>
        <table:table-row table:style-name="ro4">
          <table:table-cell table:style-name="ce3" office:value-type="float" office:value="13" calcext:value-type="float">
            <text:p>13</text:p>
          </table:table-cell>
          <table:table-cell table:style-name="ce9" office:value-type="string" calcext:value-type="string">
            <text:p><text:span text:style-name="T4">Question: </text:span><text:span text:style-name="T3">Choose the correct word to fill in the blanks.</text:span></text:p>
            <text:p><text:span text:style-name="T1">When class information is used for selection, feature selection is a part of ___ methods. </text:span></text:p>
            <text:p><text:span text:style-name="T1">Dimension reduction techniques like PCA and Auto-encoders are categorized under ___ methods. </text:span></text:p>
            <text:p><text:span text:style-name="T1">Dropouts and early stopping in neural networks are examples of ___ methods.</text:span></text:p>
            <text:p/>
            <text:p><text:span text:style-name="T1">A. supervised - unsupervised - regularization</text:span></text:p>
            <text:p><text:span text:style-name="T1">B. unsupervised - unsupervised - regularization</text:span></text:p>
            <text:p><text:span text:style-name="T1">C. unsupervised - supervised - dimension reduction</text:span></text:p>
            <text:p><text:span text:style-name="T1">D. supervised - unsupervised - dimension reduction</text:span></text:p>
          </table:table-cell>
          <table:table-cell table:style-name="ce9" office:value-type="string" calcext:value-type="string">
            <text:p>The correct answer is A. supervised - unsupervised - regularization. This is because feature selection often involves supervised methods where the relevance of features is determined based on their relationship with the output variable. Dimension reduction techniques like PCA (Principal Component Analysis) and auto-encoders are typically unsupervised, as they reduce data dimensions without relying on output labels. Finally, techniques like dropouts and early stopping are regularization methods used to prevent neural networks from overfitting to the training data.</text:p>
          </table:table-cell>
          <table:table-cell table:style-name="ce16" office:value-type="string" calcext:value-type="string">
            <text:p>A</text:p>
          </table:table-cell>
          <table:table-cell office:value-type="string" calcext:value-type="string">
            <text:p>A</text:p>
          </table:table-cell>
          <table:table-cell table:number-columns-repeated="16379"/>
        </table:table-row>
        <table:table-row table:style-name="ro26">
          <table:table-cell table:style-name="ce3" office:value-type="float" office:value="14" calcext:value-type="float">
            <text:p>14</text:p>
          </table:table-cell>
          <table:table-cell table:style-name="ce9" office:value-type="string" calcext:value-type="string">
            <text:p><text:span text:style-name="T4">Question</text:span><text:span text:style-name="T3">: Select the option where the term and its description are correctly matched </text:span></text:p>
            <text:p><text:span text:style-name="T1">A. Early stopping: by reducing the complexity of the classifiers to avoid learning from noisy data (e.g., pruning)</text:span></text:p>
            <text:p><text:span text:style-name="T1">B. Network reduction: by selecting only useful (generalizable) features</text:span></text:p>
            <text:p><text:span text:style-name="T1">C. Expansion of the training data: by stopping training before it’s optimized too much to the training data</text:span></text:p>
            <text:p><text:span text:style-name="T1">D. Feature selection and regularization: by increasing training dataset size, including data augmentation (e.g., random noise addition)</text:span></text:p>
            <text:p><text:span text:style-name="T1">E. K-fold cross-validation: The data is divided randomly into K parts, and each part is held out in turn and the learning scheme trained on the remaining K-1 parts</text:span></text:p>
          </table:table-cell>
          <table:table-cell table:style-name="ce9" office:value-type="string" calcext:value-type="string">
            <text:p>The correct answer is E: K-fold cross-validation. This technique involves dividing the data randomly into k segments. In each round of cross-validation, one segment is reserved for testing the model, while the remaining k-1 segments are used for training. This process is repeated k times, with each segment serving as the test set once. This method is highly effective for assessing the model's performance and its ability to generalize to unseen data. It ensures that every data point is used for both training and testing, providing a comprehensive evaluation of the model's performance.</text:p>
          </table:table-cell>
          <table:table-cell table:style-name="ce16" office:value-type="string" calcext:value-type="string">
            <text:p>E</text:p>
          </table:table-cell>
          <table:table-cell office:value-type="string" calcext:value-type="string">
            <text:p>E</text:p>
          </table:table-cell>
          <table:table-cell table:number-columns-repeated="16379"/>
        </table:table-row>
        <table:table-row table:style-name="ro4">
          <table:table-cell table:style-name="ce3" office:value-type="float" office:value="15" calcext:value-type="float">
            <text:p>15</text:p>
          </table:table-cell>
          <table:table-cell table:style-name="ce9" office:value-type="string" calcext:value-type="string">
            <text:p>Which of the following statements is correct about dummy coding for handling categorical data in feature engineering?</text:p>
            <text:p/>
            <text:p>A. Dummy coding allows for k degrees of freedom, where k is the number of categories.</text:p>
            <text:p>B. Dummy coding uses k features in the representation, where k is the number of categories.</text:p>
            <text:p>C. Dummy coding removes the extra degree of freedom by using only k-1 features in the representation, where k is the number of categories.</text:p>
            <text:p>D. Dummy coding is the same as one-hot encoding and uses k features for k categories.</text:p>
          </table:table-cell>
          <table:table-cell table:style-name="ce9" office:value-type="string" calcext:value-type="string">
            <text:p>Dummy coding removes the extra degree of freedom by using only k–1 features in the representation. This is in contrast to one-hot encoding, which allows for k degrees of freedom, where k is the number of categories.</text:p>
          </table:table-cell>
          <table:table-cell table:style-name="ce16" office:value-type="string" calcext:value-type="string">
            <text:p>C</text:p>
          </table:table-cell>
          <table:table-cell office:value-type="string" calcext:value-type="string">
            <text:p>C</text:p>
          </table:table-cell>
          <table:table-cell table:number-columns-repeated="16379"/>
        </table:table-row>
        <table:table-row table:style-name="ro3">
          <table:table-cell table:style-name="ce3" office:value-type="float" office:value="16" calcext:value-type="float">
            <text:p>16</text:p>
          </table:table-cell>
          <table:table-cell table:style-name="ce9" office:value-type="string" calcext:value-type="string">
            <text:p>What is the correct way to perform cross-validation when feature selection is involved?</text:p>
            <text:p/>
            <text:p>A. Perform feature selection on the entire dataset, then apply cross-validation.</text:p>
            <text:p>B. Within each cross-validation fold, perform feature selection using only the training data for that fold, excluding the test data.</text:p>
            <text:p>C. Perform feature selection on the test data of each cross-validation fold.</text:p>
            <text:p>D. Perform feature selection on the training data of one fold and apply it to all other folds.</text:p>
          </table:table-cell>
          <table:table-cell table:style-name="ce9" office:value-type="string" calcext:value-type="string">
            <text:p>The correct approach is to perform feature selection within each cross-validation fold, using only the training data for that fold and excluding the test data. This ensures that the test data remains unseen during the feature selection step, correctly mimicking the application of the classifier to an independent test set. Choice A involves performing feature selection on the entire dataset, including the test data, which violates the principle of cross-validation. Choices C and D are incorrect because feature selection should not be performed on the test data or using data from other folds.</text:p>
          </table:table-cell>
          <table:table-cell table:style-name="ce16" office:value-type="string" calcext:value-type="string">
            <text:p>B</text:p>
          </table:table-cell>
          <table:table-cell office:value-type="string" calcext:value-type="string">
            <text:p>b</text:p>
          </table:table-cell>
          <table:table-cell table:number-columns-repeated="16379"/>
        </table:table-row>
        <table:table-row table:style-name="ro22">
          <table:table-cell table:style-name="ce3" office:value-type="float" office:value="17" calcext:value-type="float">
            <text:p>17</text:p>
          </table:table-cell>
          <table:table-cell table:style-name="ce9" office:value-type="string" calcext:value-type="string">
            <text:p>When processing mobility data, such as GPS coordinates from a smartphone, which method is identified as an effective approach for generating meaningful features for machine learning models?</text:p>
            <text:p/>
            <text:p>A) Calculating the straight-line distance between each pair of consecutive GPS coordinates to determine speed.</text:p>
            <text:p>B) Using the latitude and longitude as direct inputs to the model without any preprocessing.</text:p>
            <text:p>C) Clustering GPS coordinates to identify semantically meaningful places, such as home or work, using algorithms like DBSCAN.</text:p>
            <text:p>D) Applying a Fourier transform to the time series of GPS coordinates to extract frequency-based features.</text:p>
          </table:table-cell>
          <table:table-cell table:style-name="ce9" office:value-type="string" calcext:value-type="string">
            <text:p>The lecture highlights the importance of identifying semantically meaningful places from GPS data for feature generation in mobility data processing. This is achieved by clustering GPS coordinates, which helps in discovering frequently visited or stayed locations. The use of a clustering algorithm, such as DBSCAN, is specifically mentioned as an approach to handle this task. Clustering allows for the transformation of raw GPS coordinates into meaningful categorical data, such as the identification of places like "home" or "work," which can significantly enhance the interpretability and effectiveness of machine learning models. This approach goes beyond simply using raw coordinates or attempting to directly calculate features such as speed or distance traveled, instead providing a layer of semantic understanding to the mobility patterns of individuals.</text:p>
          </table:table-cell>
          <table:table-cell table:style-name="ce16" office:value-type="string" calcext:value-type="string">
            <text:p>C</text:p>
          </table:table-cell>
          <table:table-cell office:value-type="string" calcext:value-type="string">
            <text:p>c</text:p>
          </table:table-cell>
          <table:table-cell table:number-columns-repeated="16379"/>
        </table:table-row>
        <table:table-row table:style-name="ro2">
          <table:table-cell table:style-name="ce3" office:value-type="float" office:value="18" calcext:value-type="float">
            <text:p>18</text:p>
          </table:table-cell>
          <table:table-cell table:style-name="ce9" office:value-type="string" calcext:value-type="string">
            <text:p>Why is stratified K-fold cross-validation preferred over standard K-fold for uneven class distributions?</text:p>
            <text:p/>
            <text:p>A) It reduces computation by needing fewer folds.</text:p>
            <text:p>B) It keeps the class proportions consistent across folds, matching the overall dataset.</text:p>
            <text:p>C) It focuses only on the minority class to estimate model sensitivity better.</text:p>
            <text:p>D) It boosts model accuracy by balancing classes during evaluation.</text:p>
          </table:table-cell>
          <table:table-cell table:style-name="ce9" office:value-type="string" calcext:value-type="string">
            <text:p>Stratified K-fold cross-validation is chosen for datasets with uneven class distributions because it ensures each fold has the same class ratio as the entire dataset, preserving class balance across all folds. This approach provides a more accurate performance assessment by avoiding bias that might occur if some folds had significantly different class proportions than others.</text:p>
          </table:table-cell>
          <table:table-cell table:style-name="ce16" office:value-type="string" calcext:value-type="string">
            <text:p>B</text:p>
          </table:table-cell>
          <table:table-cell office:value-type="string" calcext:value-type="string">
            <text:p>b</text:p>
          </table:table-cell>
          <table:table-cell table:number-columns-repeated="16379"/>
        </table:table-row>
        <table:table-row table:style-name="ro9">
          <table:table-cell table:style-name="ce3" office:value-type="float" office:value="19" calcext:value-type="float">
            <text:p>19</text:p>
          </table:table-cell>
          <table:table-cell table:style-name="ce9" office:value-type="string" calcext:value-type="string">
            <text:p>How to dummy code a record with the category "Standing" given the four categories "On Table", "Washing Hands", "Standing", "Driving", assuming that the first category is dropped?</text:p>
            <text:p/>
            <text:p>a) (0, 0, 1, 0)</text:p>
            <text:p>b) (0, 0, 0)</text:p>
            <text:p>c) (0, 1, 0, 0)</text:p>
            <text:p>d) (0, 1, 0)</text:p>
          </table:table-cell>
          <table:table-cell table:style-name="ce9" office:value-type="string" calcext:value-type="string">
            <text:p>Dummy coding uses k - 1 variables and usually treats the first category as the baseline (the intercept in a linear model). Therefore, the mapping is as follows:</text:p>
            <text:p>On Table = (0, 0, 0) -&gt; intercept</text:p>
            <text:p>Washing Hands = (1, 0, 0)</text:p>
            <text:p>Standing = (0, 1, 0)</text:p>
            <text:p>Driving = (0, 0, 1)</text:p>
          </table:table-cell>
          <table:table-cell table:style-name="ce16" office:value-type="string" calcext:value-type="string">
            <text:p>d)</text:p>
          </table:table-cell>
          <table:table-cell office:value-type="string" calcext:value-type="string">
            <text:p>d</text:p>
          </table:table-cell>
          <table:table-cell table:number-columns-repeated="16379"/>
        </table:table-row>
        <table:table-row table:style-name="ro18">
          <table:table-cell table:style-name="ce3" office:value-type="float" office:value="20" calcext:value-type="float">
            <text:p>20</text:p>
          </table:table-cell>
          <table:table-cell table:style-name="ce9" office:value-type="string" calcext:value-type="string">
            <text:p><text:span text:style-name="T1">What is the primary purpose of using </text:span><text:span text:style-name="T2">stratified</text:span><text:span text:style-name="T3"> k-fold cross-validation?</text:span></text:p>
            <text:p/>
            <text:p><text:span text:style-name="T1">a) To ensure that each fold has approximately the same proportion of different categories or classes.</text:span></text:p>
            <text:p><text:span text:style-name="T1">b) To randomly partition the dataset into k equal-sized folds.</text:span></text:p>
            <text:p><text:span text:style-name="T1">c) To minimize the computational complexity of the cross-validation process.</text:span></text:p>
            <text:p><text:span text:style-name="T1">d) To validate the data without considering its distribution.</text:span></text:p>
          </table:table-cell>
          <table:table-cell table:style-name="ce9" office:value-type="string" calcext:value-type="string">
            <text:p>The correct answer is a) To ensure that each fold has approximately the same proportion of different categories or classes. Stratified k-fold cross-validation is specifically designed to address the issue of class imbalance in the dataset. By ensuring that each fold maintains a similar distribution of classes as the original dataset, this method provides more accurate and representative estimates of model performance, particularly in scenarios where certain classes are underrepresented. This approach is crucial for ensuring that the model is trained and evaluated on a balanced representation of the data, leading to more reliable generalization to unseen samples. Options b), c), and d) are incorrect because they do not capture the primary purpose of stratified k-fold cross-validation, which is to address class imbalances and ensure fair evaluation of the model across different classes or categories.</text:p>
          </table:table-cell>
          <table:table-cell table:style-name="ce16" office:value-type="string" calcext:value-type="string">
            <text:p>a)</text:p>
          </table:table-cell>
          <table:table-cell office:value-type="string" calcext:value-type="string">
            <text:p>a</text:p>
          </table:table-cell>
          <table:table-cell table:number-columns-repeated="16379"/>
        </table:table-row>
        <table:table-row table:style-name="ro11">
          <table:table-cell table:style-name="ce3" office:value-type="float" office:value="21" calcext:value-type="float">
            <text:p>21</text:p>
          </table:table-cell>
          <table:table-cell table:style-name="ce9" office:value-type="string" calcext:value-type="string">
            <text:p><text:span text:style-name="T1">Which statements about dummy coding are true? </text:span><text:span text:style-name="T2">(Select Two)</text:span></text:p>
            <text:p><text:span text:style-name="T1">a) Dummy coding is a method used to represent categorical variables in numerical form, commonly employed in regression analysis for efficient inclusion of categorical variables.</text:span></text:p>
            <text:p/>
            <text:p><text:span text:style-name="T1">b) Dummy coding assigns arbitrary numerical values to categorical variables, potentially introducing bias and inaccuracies in statistical analysis.</text:span></text:p>
            <text:p/>
            <text:p><text:span text:style-name="T1">c) In dummy coding, binary variables known as dummy variables are created for each category within a categorical variable, preserving categorical information for regression modeling.</text:span></text:p>
            <text:p/>
            <text:p><text:span text:style-name="T1">d) Dummy coding is primarily utilized for imputing missing values in datasets, ensuring data integrity and completeness.</text:span></text:p>
          </table:table-cell>
          <table:table-cell table:style-name="ce9" office:value-type="string" calcext:value-type="string">
            <text:p>Dummy coding is a method utilized in regression analysis to transform categorical variables into numerical form. It involves creating binary variables, known as dummy variables, for each category within the categorical variable. These dummy variables retain the categorical information while allowing for efficient inclusion in regression models. Thus, dummy coding enables the representation of categorical variables in regression analysis, facilitating the examination of their effects on the outcome variable.</text:p>
          </table:table-cell>
          <table:table-cell table:style-name="ce16" office:value-type="string" calcext:value-type="string">
            <text:p>a), c)</text:p>
          </table:table-cell>
          <table:table-cell office:value-type="string" calcext:value-type="string">
            <text:p>a,c</text:p>
          </table:table-cell>
          <table:table-cell table:number-columns-repeated="16379"/>
        </table:table-row>
        <table:table-row table:style-name="ro34">
          <table:table-cell table:style-name="ce3" office:value-type="float" office:value="22" calcext:value-type="float">
            <text:p>22</text:p>
          </table:table-cell>
          <table:table-cell table:style-name="ce9" office:value-type="string" calcext:value-type="string">
            <text:p>Which statements accurately describe overfitting in machine learning? (select TWO)</text:p>
            <text:p/>
            <text:p>a) Overfitting arises when a model performs exceptionally well on the training dataset but fails to generalize effectively to new, unseen data, leading to poor performance in real-world scenarios due to an overly complex model.</text:p>
            <text:p/>
            <text:p>b) Overfitting occurs when a model is too simplistic and cannot capture the complexity of the underlying patterns present in the data, resulting in underperformance across both training and testing datasets.</text:p>
            <text:p/>
            <text:p>c) Overfitting is characterized by a model fitting the noise or random fluctuations in the training data rather than the true underlying relationship, causing it to make erroneous predictions when presented with new data.</text:p>
            <text:p/>
            <text:p>d) Overfitting denotes a scenario where a model achieves consistent and equally high performance on both the training and testing datasets, demonstrating robustness and reliability in its predictions across different datasets and scenarios.</text:p>
          </table:table-cell>
          <table:table-cell table:style-name="ce78" office:value-type="string" calcext:value-type="string">
            <text:p>Overfitting occurs when a model becomes overly complex and captures noise or random fluctuations in the training data rather than the true underlying patterns. As a result, it performs very well on the training data but fails to generalize to new, unseen data. This discrepancy between the performance on the training dataset and the performance on new data is a hallmark of overfitting, indicating that the model has not learned meaningful relationships but rather has memorized the training data. Therefore, the answers are option a) and c).</text:p>
            <text:p/>
            <text:p/>
          </table:table-cell>
          <table:table-cell table:style-name="ce16" office:value-type="string" calcext:value-type="string">
            <text:p>a), c)</text:p>
          </table:table-cell>
          <table:table-cell office:value-type="string" calcext:value-type="string">
            <text:p>a,c</text:p>
          </table:table-cell>
          <table:table-cell table:number-columns-repeated="16379"/>
        </table:table-row>
        <table:table-row table:style-name="ro26">
          <table:table-cell table:style-name="ce3" office:value-type="float" office:value="24" calcext:value-type="float">
            <text:p>24</text:p>
          </table:table-cell>
          <table:table-cell table:style-name="ce9" office:value-type="string" calcext:value-type="string">
            <text:p><text:span text:style-name="T1">In the context of machine learning model evaluation, why is it important to consider the class distribution of the dataset, and how can imbalanced datasets impact the performance metrics?</text:span></text:p>
            <text:p/>
            <text:p><text:span text:style-name="T1">A) Imbalanced datasets can always lead to overfitting, making the model less generalizable to unseen data.</text:span></text:p>
            <text:p><text:span text:style-name="T1">B) Imbalanced class distribution can bias performance metrics, leading to misleadingly high or low scores for certain classes.</text:span></text:p>
            <text:p><text:span text:style-name="T1">C) Balanced datasets require less computational resources for model training and evaluation.</text:span></text:p>
            <text:p><text:span text:style-name="T1">D) The class distribution does not affect model performance or the interpretation of performance metrics.</text:span></text:p>
          </table:table-cell>
          <table:table-cell table:style-name="ce9" office:value-type="string" calcext:value-type="string">
            <text:p>Imbalanced class distribution in a dataset can significantly bias the performance metrics of a machine learning model. For instance, in a dataset with a high imbalance ratio (where one class significantly outnumbers the other), conventional metrics such as accuracy can become misleading. A model might predict only the majority class and still achieve high accuracy, overlooking the minority class's predictive performance. This issue necessitates the use of techniques like SMOTE for rebalancing the dataset or alternative metrics such as AUC-ROC or AUC-PR that are less sensitive to class imbalance. These approaches help ensure a more accurate evaluation of the model's ability to generalize and perform across all classes, making them critical considerations in model evaluation processes.</text:p>
          </table:table-cell>
          <table:table-cell table:style-name="ce16" office:value-type="string" calcext:value-type="string">
            <text:p>B</text:p>
          </table:table-cell>
          <table:table-cell office:value-type="string" calcext:value-type="string">
            <text:p>b</text:p>
          </table:table-cell>
          <table:table-cell table:number-columns-repeated="16379"/>
        </table:table-row>
        <table:table-row table:style-name="ro26">
          <table:table-cell table:style-name="ce3" office:value-type="float" office:value="25" calcext:value-type="float">
            <text:p>25</text:p>
          </table:table-cell>
          <table:table-cell table:style-name="ce9" office:value-type="string" calcext:value-type="string">
            <text:p>Which of the following statements about the feature selection process in machine learning models is NOT correct?</text:p>
            <text:p/>
            <text:p>A) In filter methods, important features are selected based on the general characteristics of the training data.</text:p>
            <text:p>B) Wrapper methods involve a process of selecting subsets of features and evaluating iteratively the performance of each model.</text:p>
            <text:p>C) Correlation-based feature selection (CFS) selects important features solely based on the inter-correlation among features.</text:p>
            <text:p>D) Information gain measures the mutual information between individual features and the class to assess the importance of features.</text:p>
          </table:table-cell>
          <table:table-cell table:style-name="ce10" office:value-type="string" calcext:value-type="string">
            <text:p>A) describes the filter method for feature selection. Filter methods use the general characteristics of the training data, independently of the learning algorithm, to evaluate the importance of features. B) describes the wrapper method for feature selection. It selects a subset of features and then iteratively tests the performance of each model. D) correctly explains the use of information gain for evaluating the importance of features. C) provides an incorrect description of Correlation-based Feature Selection (CFS). CFS considers not only the level of inter-correlation among them but also the usefulness of individual features for predicting the class. </text:p>
          </table:table-cell>
          <table:table-cell table:style-name="ce17" office:value-type="string" calcext:value-type="string">
            <text:p>C</text:p>
          </table:table-cell>
          <table:table-cell table:style-name="ce13" office:value-type="string" calcext:value-type="string">
            <text:p>a</text:p>
          </table:table-cell>
          <table:table-cell office:value-type="string" calcext:value-type="string">
            <text:p>x</text:p>
          </table:table-cell>
          <table:table-cell table:number-columns-repeated="16378"/>
        </table:table-row>
        <table:table-row table:style-name="ro16">
          <table:table-cell table:style-name="ce3" office:value-type="float" office:value="26" calcext:value-type="float">
            <text:p>26</text:p>
          </table:table-cell>
          <table:table-cell table:style-name="ce9" office:value-type="string" calcext:value-type="string">
            <text:p>Choose the data splitting method that is NOT appropriate for model evaluation.</text:p>
            <text:p/>
            <text:p>A) Using 80% of the dataset for training and the remaining 20% for validation.</text:p>
            <text:p>B) Randomly dividing the data into k parts and training the learning algorithm on the remaining parts after sequentially excluding each part.</text:p>
            <text:p>C) Sequentially excluding each instance in the dataset and training the learning algorithm on the remaining instances.</text:p>
            <text:p>D) Conducting random sampling with replacement across the entire dataset to create both the training and validation datasets, allowing duplicates in each sampling process.</text:p>
          </table:table-cell>
          <table:table-cell table:style-name="ce9" office:value-type="string" calcext:value-type="string">
            <text:p>A) describes Hold-out validation, a traditional method widely used to assess a model's generalization performance. B) refers to K-fold cross-validation, where the dataset is randomly divided into k parts. For each part, the model is trained on k-1 parts and validated on the remaining one. C) points to Leave-One-Out Cross-Validation, an extreme form of K-fold cross-validation where k equals the number of instances in the dataset. D) suggests Simple Random Sampling. If random sampling is performed while allowing duplicates, there might be data leakage between the training and validation datasets, potentially leading to biased model evaluation.</text:p>
          </table:table-cell>
          <table:table-cell table:style-name="ce16" office:value-type="string" calcext:value-type="string">
            <text:p>D</text:p>
          </table:table-cell>
          <table:table-cell office:value-type="string" calcext:value-type="string">
            <text:p>d</text:p>
          </table:table-cell>
          <table:table-cell table:number-columns-repeated="16379"/>
        </table:table-row>
        <table:table-row table:style-name="ro36">
          <table:table-cell table:style-name="ce3" office:value-type="float" office:value="27" calcext:value-type="float">
            <text:p>27</text:p>
          </table:table-cell>
          <table:table-cell table:style-name="ce9" office:value-type="string" calcext:value-type="string">
            <text:p><text:span text:style-name="T1">Please select the wrong statement below(only one):</text:span></text:p>
            <text:p><text:span text:style-name="T1">A. The difference between one-hot coding and dummy coding is dummy coding removes one feature compared to one-hot coding.</text:span></text:p>
            <text:p><text:span text:style-name="T1">B. For mixed data in the time domain, We can make categories from the numerical values.</text:span></text:p>
            <text:p><text:span text:style-name="T1">C. For GPS coordinates, we should use Euclidean distance instead of Haversine distance.</text:span></text:p>
            <text:p><text:span text:style-name="T1">D. For the DBSCAN algorithm, epsilon is the radius of one point to its neighbor area, and MinPts is the least points(including itself) in one core point's neighbor area.</text:span></text:p>
          </table:table-cell>
          <table:table-cell table:style-name="ce9" office:value-type="string" calcext:value-type="string">
            <text:p>For GPS coordinates, we should use Haversine distance cause it takes into the Earth's tilt angle into consideration.</text:p>
            <text:p> </text:p>
          </table:table-cell>
          <table:table-cell table:style-name="ce16" office:value-type="string" calcext:value-type="string">
            <text:p>C</text:p>
          </table:table-cell>
          <table:table-cell office:value-type="string" calcext:value-type="string">
            <text:p>c</text:p>
          </table:table-cell>
          <table:table-cell table:number-columns-repeated="16379"/>
        </table:table-row>
        <table:table-row table:style-name="ro37">
          <table:table-cell table:style-name="ce3" office:value-type="float" office:value="28" calcext:value-type="float">
            <text:p>28</text:p>
          </table:table-cell>
          <table:table-cell table:style-name="ce9" office:value-type="string" calcext:value-type="string">
            <text:p>Which of the following statements regarding regularization/shrinkage is incorrect?</text:p>
            <text:p>A) Regularization/shrinkage involves fitting a model involving all p predictors, but the estimated coefficients are shrunken toward zero.</text:p>
            <text:p>B) The shrinkage effect, also known as regularization, helps reduce variance in the model.</text:p>
            <text:p>C) Regularization methods always estimate all coefficients to be exactly zero for some predictors.</text:p>
            <text:p>D) Shrinkage methods can also perform variable selection by setting some coefficients to zero.</text:p>
          </table:table-cell>
          <table:table-cell table:style-name="ce10" office:value-type="string" calcext:value-type="string">
            <text:p>A) Regularization/shrinkage involves fitting a model with all predictors, but the estimated coefficients are shrunken toward zero to prevent overfitting. </text:p>
            <text:p>B) The shrinkage effect helps reduce variance in the model, preventing the model from capturing noise in the data. </text:p>
            <text:p>D) Shrinkage methods, such as Lasso regularization, perform variable selection by setting some coefficients to zero. This effectively removes those predictors from the model, leading to a simpler and more interpretable model.</text:p>
            <text:p>C) Regularization methods, such as Lasso and Ridge regression, penalize the coefficients to be close to zero, but not necessarily exactly zero. Therefore, the answer is c).</text:p>
          </table:table-cell>
          <table:table-cell table:style-name="ce17" office:value-type="string" calcext:value-type="string">
            <text:p>C</text:p>
          </table:table-cell>
          <table:table-cell table:style-name="ce13" office:value-type="string" calcext:value-type="string">
            <text:p>b(guess)</text:p>
          </table:table-cell>
          <table:table-cell office:value-type="string" calcext:value-type="string">
            <text:p>x</text:p>
          </table:table-cell>
          <table:table-cell table:number-columns-repeated="16378"/>
        </table:table-row>
        <table:table-row table:style-name="ro3">
          <table:table-cell table:style-name="ce3" office:value-type="float" office:value="29" calcext:value-type="float">
            <text:p>29</text:p>
          </table:table-cell>
          <table:table-cell table:style-name="ce9" office:value-type="string" calcext:value-type="string">
            <text:p><text:span text:style-name="T1">When clustering with GPS coordinates, what is the reason we use Haversine distance instead of the commonly used Euclidean distance?</text:span></text:p>
            <text:p/>
            <text:p><text:span text:style-name="T1">A. GPS coordinates have categorical information which can not be measured with Euclidean distance.</text:span></text:p>
            <text:p><text:span text:style-name="T1">B. It is common for GPS coordinates to have missing values which makes it hard to use Euclidean distance.</text:span></text:p>
            <text:p><text:span text:style-name="T1">C. Haversine distance can make use of temporal information while Euclidean distance can not.</text:span></text:p>
            <text:p><text:span text:style-name="T1">D. GPS coordinates include longitudes and latitudes which give the coordinates on the surface of a sphere. </text:span></text:p>
          </table:table-cell>
          <table:table-cell table:style-name="ce9" office:value-type="string" calcext:value-type="string">
            <text:p>The reason we use Haversine distance when measuring distance between two GPS coordiantes is because longitude and latitude give coordinate information of a point on the surface of sphere. Hence, we should use Haversine distance which measures distance between two points on the surface of sphere. If we use Euclidean distance which measures distance between points in the Euclidean space, the result can be very misleading. The statements from rest of the options are not true.</text:p>
          </table:table-cell>
          <table:table-cell table:style-name="ce16" office:value-type="string" calcext:value-type="string">
            <text:p>D</text:p>
          </table:table-cell>
          <table:table-cell office:value-type="string" calcext:value-type="string">
            <text:p>d</text:p>
          </table:table-cell>
          <table:table-cell table:number-columns-repeated="16379"/>
        </table:table-row>
        <table:table-row table:style-name="ro4">
          <table:table-cell table:style-name="ce3" office:value-type="float" office:value="30" calcext:value-type="float">
            <text:p>30</text:p>
          </table:table-cell>
          <table:table-cell table:style-name="ce9" office:value-type="string" calcext:value-type="string">
            <text:p>Choose the statement which is incorrect regarding the dimension reduction technique.</text:p>
            <text:p/>
            <text:p>A. Principal Component Analysis is one of the commonly used dimension reduction techniques.</text:p>
            <text:p>B. Dimension reduction refers to method of projecting the p predictors to M-dimensional subspace, where M &lt; p.</text:p>
            <text:p>C. Dimension reduction techniques give enhanced interpretability of features. </text:p>
            <text:p>D. Autoencoder can perform non-linear dimension reduction.</text:p>
            <text:p/>
          </table:table-cell>
          <table:table-cell table:style-name="ce9" office:value-type="string" calcext:value-type="string">
            <text:p>One of the drawbacks of dimension reduction techniques is that it is hard to interpret the features after dimension reduction since they are linear or even nonliear combinations of original features. Hence, the answer is C. The other statements are all correct.</text:p>
          </table:table-cell>
          <table:table-cell table:style-name="ce16" office:value-type="string" calcext:value-type="string">
            <text:p>C</text:p>
          </table:table-cell>
          <table:table-cell office:value-type="string" calcext:value-type="string">
            <text:p>c</text:p>
          </table:table-cell>
          <table:table-cell table:number-columns-repeated="16379"/>
        </table:table-row>
        <table:table-row table:style-name="ro20">
          <table:table-cell table:style-name="ce3" office:value-type="float" office:value="31" calcext:value-type="float">
            <text:p>31</text:p>
          </table:table-cell>
          <table:table-cell table:style-name="ce9" office:value-type="string" calcext:value-type="string">
            <text:p><text:span text:style-name="T1">When </text:span><text:span text:style-name="T2">handling categorical data</text:span><text:span text:style-name="T3">, we should consider applying the right algorithm or strategies to properly process the data. Which of the following methods is the correct strategy? (Choose 1)</text:span></text:p>
            <text:p/>
            <text:p><text:span text:style-name="T1">A. Fill in missing data with the interpolation method.</text:span></text:p>
            <text:p><text:span text:style-name="T1">B. Directly apply a low pass filter so that we eliminate high-frequency jitters. </text:span></text:p>
            <text:p><text:span text:style-name="T1">C. Apply one-hot encoding so we can perform linear regression on the data.</text:span></text:p>
            <text:p><text:span text:style-name="T1">D. Normalize the data using the MinMaxScaler function.</text:span></text:p>
            <text:p/>
          </table:table-cell>
          <table:table-cell table:style-name="ce9" office:value-type="string" calcext:value-type="string">
            <text:p>The correct answer is C. By applying one-hot encoding, we essentially convert the categorical data into numerical data, which can then be processed similarly to typical numerical data (for instance, linear regression).</text:p>
            <text:p/>
            <text:p>Explanation for the wrong options:</text:p>
            <text:p>Option A is incorrect because interpolating categorical data is not possible. However, filling in missing data with forward or backward fill methods is still possible, albeit with careful consideration.</text:p>
            <text:p>Option B is incorrect because filtering can only be applied to numerical data. However, if we map the labels to arbitrary numerical values on a one-to-one basis, performing LPF should be possible.</text:p>
            <text:p>Option D is incorrect for a similar reason to Option B. However, proceeding with normalization after performing a one-to-one mapping is still problematic because, after scaling, the numerical data will not correspond to the initial mapping.</text:p>
            <text:p/>
          </table:table-cell>
          <table:table-cell table:style-name="ce16" office:value-type="string" calcext:value-type="string">
            <text:p>C</text:p>
          </table:table-cell>
          <table:table-cell office:value-type="string" calcext:value-type="string">
            <text:p>c</text:p>
          </table:table-cell>
          <table:table-cell table:number-columns-repeated="16379"/>
        </table:table-row>
        <table:table-row table:style-name="ro13">
          <table:table-cell table:style-name="ce3" office:value-type="float" office:value="34" calcext:value-type="float">
            <text:p>34</text:p>
          </table:table-cell>
          <table:table-cell table:style-name="ce9" office:value-type="string" calcext:value-type="string">
            <text:p>8. Which one is NOT correct as a way to solve overfitting?</text:p>
            <text:p/>
            <text:p>a) Early stopping</text:p>
            <text:p>b) Increasing network complexity</text:p>
            <text:p>c) Feature selection and regularization</text:p>
            <text:p>d) Expansion of training data</text:p>
            <text:p/>
          </table:table-cell>
          <table:table-cell table:style-name="ce9" office:value-type="string" calcext:value-type="string">
            <text:p>Answer:b</text:p>
            <text:p>Overfitting occurs when a model becomes too specific to the training data and fails to generalize well to new data. Different techniques are used to tackle this problem.</text:p>
            <text:p>a) Early stopping: This method involves stopping the training process before the model overfits the training data too much, thus preventing overfitting effectively.</text:p>
            <text:p>b) Increasing network complexity: Making the model more complex often worsens overfitting rather than alleviating it. Therefore, it's not an effective method for dealing with overfitting.</text:p>
            <text:p>c) Feature selection and regularization: These techniques help reduce model complexity and prevent overfitting by focusing on important features and constraining weights.</text:p>
            <text:p>d) Expansion of training data: Providing the model with more diverse examples can help improve its ability to generalize to new data and mitigate overfitting.</text:p>
            <text:p>Hence, increasing network complexity (b) is not an effective method for dealing with overfitting.</text:p>
            <text:p/>
          </table:table-cell>
          <table:table-cell table:style-name="ce16" office:value-type="string" calcext:value-type="string">
            <text:p>b</text:p>
          </table:table-cell>
          <table:table-cell office:value-type="string" calcext:value-type="string">
            <text:p>b</text:p>
          </table:table-cell>
          <table:table-cell table:number-columns-repeated="16379"/>
        </table:table-row>
        <table:table-row table:style-name="ro26">
          <table:table-cell table:style-name="ce3" office:value-type="float" office:value="35" calcext:value-type="float">
            <text:p>35</text:p>
          </table:table-cell>
          <table:table-cell table:style-name="ce9" office:value-type="string" calcext:value-type="string">
            <text:p><text:span text:style-name="T1">Question: In the context of correlation-based feature selection (CFS) for model prediction, which type of feature is most desirable for effective model performance? (</text:span><text:span text:style-name="T2">select one</text:span><text:span text:style-name="T3">)</text:span></text:p>
            <text:p/>
            <text:p><text:span text:style-name="T1">A) A feature with high correlation with other features but low correlation with the class label.</text:span></text:p>
            <text:p/>
            <text:p><text:span text:style-name="T1">B) A feature with a low correlation with both other features and the class label.</text:span></text:p>
            <text:p/>
            <text:p><text:span text:style-name="T1">C) A feature with a high correlation with both other features and the class label.</text:span></text:p>
            <text:p/>
            <text:p><text:span text:style-name="T1">D) A feature with low correlation with other features but high correlation with the class label.</text:span></text:p>
          </table:table-cell>
          <table:table-cell table:style-name="ce9" office:value-type="string" calcext:value-type="string">
            <text:p>Explanation: Correlation-based Feature Selection (CFS) focuses on selecting feature subsets that are highly correlated with the class label while maintaining low inter-correlation among themselves. This approach aims to reduce redundancy and enhance the predictive power of the model. A feature that exhibits low correlation with other features avoids redundancy, and a feature that exhibits high correlation with the class label ensures its relevance and contribution to accurate model prediction. Therefore, option D is the correct choice.</text:p>
          </table:table-cell>
          <table:table-cell table:style-name="ce16" office:value-type="string" calcext:value-type="string">
            <text:p>D</text:p>
          </table:table-cell>
          <table:table-cell office:value-type="string" calcext:value-type="string">
            <text:p>d</text:p>
          </table:table-cell>
          <table:table-cell table:number-columns-repeated="16379"/>
        </table:table-row>
        <table:table-row table:style-name="ro18">
          <table:table-cell table:style-name="ce3" office:value-type="float" office:value="36" calcext:value-type="float">
            <text:p>36</text:p>
          </table:table-cell>
          <table:table-cell table:style-name="ce9" office:value-type="string" calcext:value-type="string">
            <text:p><text:span text:style-name="T1">Question: Regarding the use of categorical features in data analysis tasks, which of the following statements is </text:span><text:span text:style-name="T2">not </text:span><text:span text:style-name="T3">accurate? (</text:span><text:span text:style-name="T2">select one</text:span><text:span text:style-name="T3">)</text:span></text:p>
            <text:p/>
            <text:p><text:span text:style-name="T1">A) Nominal data cannot be readily used for machine learning.</text:span></text:p>
            <text:p/>
            <text:p><text:span text:style-name="T1">B) To represent a nominal feature with k labels in numeric form, at least k one-hot vectors are required, with each vector indicating the presence of a class with a 1 and the absence with a 0.</text:span></text:p>
            <text:p/>
            <text:p><text:span text:style-name="T1">C) Nominal features can be converted into numeric values through OneHotEncoding, where each category is represented by a unique dummy variable.</text:span></text:p>
            <text:p/>
            <text:p><text:span text:style-name="T1">D) Numeric values can be readily used for machine learning.</text:span></text:p>
          </table:table-cell>
          <table:table-cell table:style-name="ce9" office:value-type="string" calcext:value-type="string">
            <text:p>- Option A acknowledges the need to convert nominal data for machine learning, typically achieved through OneHotEncoding. Option C elaborates on this conversion, where each nominal category is represented uniquely. Option D underscores the direct applicability of numeric values in machine learning.</text:p>
            <text:p>- Option B is incorrect as it misstates the number of one-hot vectors needed. For a nominal feature with k labels, only k-1 vectors are necessary due to the k-1 degrees of freedom principle. For instance, with labels A, B, and C, two vectors are sufficient: [1, 0] for A, [0, 1] for B, and [0, 0] for C.</text:p>
          </table:table-cell>
          <table:table-cell table:style-name="ce16" office:value-type="string" calcext:value-type="string">
            <text:p>B</text:p>
          </table:table-cell>
          <table:table-cell office:value-type="string" calcext:value-type="string">
            <text:p>b</text:p>
          </table:table-cell>
          <table:table-cell table:number-columns-repeated="16379"/>
        </table:table-row>
        <table:table-row table:style-name="ro9">
          <table:table-cell table:style-name="ce3" office:value-type="float" office:value="37" calcext:value-type="float">
            <text:p>37</text:p>
          </table:table-cell>
          <table:table-cell table:style-name="ce9" office:value-type="string" calcext:value-type="string">
            <text:p>What is the primary purpose of feature selection in machine learning models?</text:p>
            <text:p>A) To increase the number of features for better model accuracy</text:p>
            <text:p>B) To identify a subset of the most relevant features to improve model performance</text:p>
            <text:p>C) To transform the features into a higher dimensional space</text:p>
            <text:p>D) To ensure all features have equal variance</text:p>
          </table:table-cell>
          <table:table-cell table:style-name="ce9" office:value-type="string" calcext:value-type="string">
            <text:p>Feature selection reduces the complexity of the model by eliminating irrelevant or less significant features. This enhances the model's performance by focusing on features that have more predictive power.</text:p>
          </table:table-cell>
          <table:table-cell table:style-name="ce16" office:value-type="string" calcext:value-type="string">
            <text:p>B</text:p>
          </table:table-cell>
          <table:table-cell office:value-type="string" calcext:value-type="string">
            <text:p>b</text:p>
          </table:table-cell>
          <table:table-cell table:number-columns-repeated="16379"/>
        </table:table-row>
        <table:table-row table:style-name="ro8">
          <table:table-cell table:style-name="ce3" office:value-type="float" office:value="38" calcext:value-type="float">
            <text:p>38</text:p>
          </table:table-cell>
          <table:table-cell table:style-name="ce9" office:value-type="string" calcext:value-type="string">
            <text:p>What does cross-validation help achieve?</text:p>
            <text:p>A) It increases the speed of training the model</text:p>
            <text:p>B) It ensures that every feature is used for training and testing</text:p>
            <text:p>C) It helps in assessing how the model will generalize to an independent dataset</text:p>
            <text:p>D) It creates more data points for training the model</text:p>
          </table:table-cell>
          <table:table-cell table:style-name="ce9" office:value-type="string" calcext:value-type="string">
            <text:p>cross-validation involves partitioning the data into subsets, training the model on some subsets (training set) and testing it on the remaining subsets (validation set), thereby providing a reliable estimate of the model's performance on unseen data.</text:p>
          </table:table-cell>
          <table:table-cell table:style-name="ce16" office:value-type="string" calcext:value-type="string">
            <text:p>C</text:p>
          </table:table-cell>
          <table:table-cell office:value-type="string" calcext:value-type="string">
            <text:p>c</text:p>
          </table:table-cell>
          <table:table-cell table:number-columns-repeated="16379"/>
        </table:table-row>
        <table:table-row table:style-name="ro5">
          <table:table-cell table:style-name="ce3" office:value-type="float" office:value="40" calcext:value-type="float">
            <text:p>40</text:p>
          </table:table-cell>
          <table:table-cell table:style-name="ce9" office:value-type="string" calcext:value-type="string">
            <text:p>Which technique is NOT effective for reducing overfitting in machine learning models?</text:p>
            <text:p/>
            <text:p>A) Early stopping</text:p>
            <text:p>B) Increasing the complexity of classifiers</text:p>
            <text:p>C) Utilizing a well-balanced and representative training dataset</text:p>
            <text:p>D) Conducting rigorous feature selection to remove noisy and irrelevant features</text:p>
          </table:table-cell>
          <table:table-cell table:style-name="ce9" office:value-type="string" calcext:value-type="string">
            <text:p>Increasing the complexity of classifiers B) exacerbates overfitting by allowing models to memorize noise. Effective techniques for reducing overfitting include: A) Early stopping, which halts training before overfitting; C) Using a representative training dataset to prevent memorizing noise; and D) Conducting rigorous feature selection to focus on important features.</text:p>
            <text:p/>
            <text:p/>
            <text:p/>
            <text:p/>
            <text:p/>
            <text:p/>
          </table:table-cell>
          <table:table-cell table:style-name="ce16" office:value-type="string" calcext:value-type="string">
            <text:p>B</text:p>
          </table:table-cell>
          <table:table-cell office:value-type="string" calcext:value-type="string">
            <text:p>b</text:p>
          </table:table-cell>
          <table:table-cell table:number-columns-repeated="16379"/>
        </table:table-row>
        <table:table-row table:style-name="ro19" table:number-rows-repeated="1048539">
          <table:table-cell table:number-columns-repeated="16384"/>
        </table:table-row>
        <table:table-row table:style-name="ro19">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ce style:name="Arial" svg:font-family="Arial"/>
    <style:font-face style:name="Calibri" svg:font-family="Calibri"/>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Roboto" svg:font-family="Roboto"/>
    <style:font-face style:name="Söhne" svg:font-family="Söhn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Adwaita Sans'" style:font-family-generic-asian="system" style:font-pitch-asian="variable" style:font-size-asian="12pt" style:language-asian="zh" style:country-asian="CN" style:font-family-complex="'Nimbus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currency-style style:name="N130P0" style:volatile="true">
      <number:currency-symbol/>
      <number:number number:decimal-places="0" number:min-decimal-places="0" number:min-integer-digits="1" number:grouping="true"/>
      <number:text> _)</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_)</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_)</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_)</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loext:blank-width-char=")">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loext:blank-width-char=")">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51P2" style:volatile="true">
      <number:text loext:blank-width-char="("> </number:text>
      <number:fill-character> </number:fill-character>
      <number:text>- _)</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currency-style style:name="N15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5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text loext:blank-width-char="("> </number:text>
      <number:currency-symbol/>
      <number:fill-character> </number:fill-character>
      <number:text>- _)</number:text>
    </number:currency-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currency-style style:name="N16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6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63">
      <number:text loext:blank-width-char="("> </number:text>
      <number:text-content/>
      <number:text loext:blank-width-char=")">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number:date-style style:name="N168">
      <number:month/>
      <number:text>, </number:text>
      <number:day/>
    </number:date-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Sheets">
      <loext:theme-colors loext:name="Sheets">
        <loext:color loext:name="dark1" loext:color="#000000"/>
        <loext:color loext:name="light1" loext:color="#ffffff"/>
        <loext:color loext:name="dark2" loext:color="#000000"/>
        <loext:color loext:name="light2" loext:color="#ffffff"/>
        <loext:color loext:name="accent1" loext:color="#4285f4"/>
        <loext:color loext:name="accent2" loext:color="#ea4335"/>
        <loext:color loext:name="accent3" loext:color="#fbbc04"/>
        <loext:color loext:name="accent4" loext:color="#34a853"/>
        <loext:color loext:name="accent5" loext:color="#ff6d01"/>
        <loext:color loext:name="accent6" loext:color="#46bdc6"/>
        <loext:color loext:name="hyperlink" loext:color="#1155cc"/>
        <loext:color loext:name="followed-hyperlink" loext:color="#1155cc"/>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75in" fo:margin-bottom="0.75in" fo:margin-left="0.7in" fo:margin-right="0.7in" style:print-page-order="ltr" style:first-page-number="continue" style:scale-to-X="1" style:table-centering="horizontal" style:writing-mode="lr-tb" style:print="charts drawings grid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11.6929in" fo:page-height="8.2681in" style:num-format="1" style:print-orientation="landscape" fo:margin-top="0.75in" fo:margin-bottom="0.75in" fo:margin-left="0.25in" fo:margin-right="0.25in" style:print-page-order="ltr" style:first-page-number="continue" style:scale-to-X="1" style:table-centering="horizontal" style:writing-mode="lr-tb" style:print="charts drawings grid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6">
      <style:page-layout-properties fo:page-width="11in" fo:page-height="8.5in" style:num-format="1" style:print-orientation="landscape" fo:margin-top="0.75in" fo:margin-bottom="0.75in" fo:margin-left="0.7in" fo:margin-right="0.7in" style:print-page-order="ltr" style:first-page-number="continue" style:scale-to-X="1" style:table-centering="horizontal" style:writing-mode="lr-tb" style:print="charts drawings grid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7">
      <style:page-layout-properties fo:page-width="11.6929in" fo:page-height="16.5354in" style:num-format="1" style:print-orientation="portrait" fo:margin-top="0.75in" fo:margin-bottom="0.75in" fo:margin-left="0.25in" fo:margin-right="0.25in" style:print-page-order="ttb" style:first-page-number="continue" style:scale-to="100%" style:table-centering="horizontal" style:writing-mode="lr-tb" style:print="charts drawings grid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5">00/00/0000</text:date>, <text:time style:data-style-name="N2" text:time-value="12:35:42.38284576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NQ_23_5_20_Feature_20_Extracton" style:display-name="PageStyle_NQ#5 Feature Extracton" style:page-layout-name="Mpm3">
      <style:header style:display="false"/>
      <style:header-left style:display="false"/>
      <style:header-first style:display="false"/>
      <style:footer style:display="false"/>
      <style:footer-left style:display="false"/>
      <style:footer-first style:display="false"/>
    </style:master-page>
    <style:master-page style:name="PageStyle_5f_NQ_23_4_20_DSP_20__23_2" style:display-name="PageStyle_NQ#4 DSP #2" style:page-layout-name="Mpm4">
      <style:header style:display="false"/>
      <style:header-left style:display="false"/>
      <style:header-first style:display="false"/>
      <style:footer style:display="false"/>
      <style:footer-left style:display="false"/>
      <style:footer-first style:display="false"/>
    </style:master-page>
    <style:master-page style:name="PageStyle_5f_NQ_23_6_20_Feature_20_Extraction_20_and_20_Bas" style:display-name="PageStyle_NQ#6 Feature Extraction and Bas" style:page-layout-name="Mpm5">
      <style:header style:display="false"/>
      <style:header-left style:display="false"/>
      <style:header-first style:display="false"/>
      <style:footer style:display="false"/>
      <style:footer-left style:display="false"/>
      <style:footer-first style:display="false"/>
    </style:master-page>
    <style:master-page style:name="PageStyle_5f_NQ_23_1_20_Overview_20_and_20_Applications" style:display-name="PageStyle_NQ#1 Overview and Applications" style:page-layout-name="Mpm6">
      <style:header style:display="false"/>
      <style:header-left style:display="false"/>
      <style:header-first style:display="false"/>
      <style:footer style:display="false"/>
      <style:footer-left style:display="false"/>
      <style:footer-first style:display="false"/>
    </style:master-page>
    <style:master-page style:name="PageStyle_5f_NQ_23_3_20_DataOps_20_and_20_DSP" style:display-name="PageStyle_NQ#3 DataOps and DSP" style:page-layout-name="Mpm4">
      <style:header style:display="false"/>
      <style:header-left style:display="false"/>
      <style:header-first style:display="false"/>
      <style:footer style:display="false"/>
      <style:footer-left style:display="false"/>
      <style:footer-first style:display="false"/>
    </style:master-page>
    <style:master-page style:name="PageStyle_5f_NQ_23_2_20_Data_20_Colletion_20__26__20_Engineeri" style:display-name="PageStyle_NQ#2 Data Colletion &amp; Engineeri" style:page-layout-name="Mpm7">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04-15T20:13:39.856794406</dc:date>
    <meta:editing-duration>PT22H34M49S</meta:editing-duration>
    <meta:editing-cycles>7</meta:editing-cycles>
    <meta:generator>LibreOffice/25.2.2.2$Linux_X86_64 LibreOffice_project/520$Build-2</meta:generator>
    <meta:document-statistic meta:table-count="6" meta:cell-count="1228" meta:object-count="0"/>
  </office:meta>
</office:document-meta>
</file>